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2701in"/>
    </style:style>
    <style:style style:name="co6" style:family="table-column">
      <style:table-column-properties fo:break-before="auto" style:column-width="1.1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zs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1" office:value-type="date" office:date-value="2019-12-31" calcext:value-type="date">
            <text:p>31/12/1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</table:table-row>
      </table:table>
      <table:table table:name="prems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Wo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8.20604524144799E-092" calcext:value-type="float">
            <text:p>8.20604524144799E-92</text:p>
          </table:table-cell>
          <table:table-cell office:value-type="float" office:value="0.0000120585150153575" calcext:value-type="float">
            <text:p>1.20585150153575E-05</text:p>
          </table:table-cell>
          <table:table-cell office:value-type="float" office:value="3.16436833811157E-125" calcext:value-type="float">
            <text:p>3.16436833811157E-125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0000134955577649482" calcext:value-type="float">
            <text:p>1.34955577649482E-05</text:p>
          </table:table-cell>
          <table:table-cell office:value-type="float" office:value="7.64591325099167E-079" calcext:value-type="float">
            <text:p>7.64591325099167E-79</text:p>
          </table:table-cell>
          <table:table-cell office:value-type="float" office:value="2.38392072802515E-065" calcext:value-type="float">
            <text:p>2.38392072802515E-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234637686667802" calcext:value-type="float">
            <text:p>0.002346376866678</text:p>
          </table:table-cell>
          <table:table-cell office:value-type="float" office:value="0.00235305140133057" calcext:value-type="float">
            <text:p>0.002353051401331</text:p>
          </table:table-cell>
          <table:table-cell office:value-type="float" office:value="0.0037750242688087" calcext:value-type="float">
            <text:p>0.003775024268809</text:p>
          </table:table-cell>
          <table:table-cell office:value-type="float" office:value="0.00108472744704349" calcext:value-type="float">
            <text:p>0.001084727447043</text:p>
          </table:table-cell>
          <table:table-cell office:value-type="float" office:value="0.00958997760169556" calcext:value-type="float">
            <text:p>0.009589977601696</text:p>
          </table:table-cell>
          <table:table-cell office:value-type="float" office:value="0.00285873692480132" calcext:value-type="float">
            <text:p>0.002858736924801</text:p>
          </table:table-cell>
          <table:table-cell office:value-type="float" office:value="0.0102608799345348" calcext:value-type="float">
            <text:p>0.010260879934535</text:p>
          </table:table-cell>
          <table:table-cell office:value-type="float" office:value="0.00602571323952647" calcext:value-type="float">
            <text:p>0.006025713239526</text:p>
          </table:table-cell>
          <table:table-cell office:value-type="float" office:value="0.00229545617009057" calcext:value-type="float">
            <text:p>0.002295456170091</text:p>
          </table:table-cell>
          <table:table-cell office:value-type="float" office:value="0.00000000288568404219122" calcext:value-type="float">
            <text:p>2.88568404219122E-09</text:p>
          </table:table-cell>
          <table:table-cell office:value-type="float" office:value="1.4368204770459E-018" calcext:value-type="float">
            <text:p>1.4368204770459E-18</text:p>
          </table:table-cell>
          <table:table-cell office:value-type="float" office:value="2.79780317050874E-053" calcext:value-type="float">
            <text:p>2.79780317050874E-53</text:p>
          </table:table-cell>
          <table:table-cell office:value-type="float" office:value="0.00000495800769991485" calcext:value-type="float">
            <text:p>4.95800769991485E-06</text:p>
          </table:table-cell>
          <table:table-cell office:value-type="float" office:value="3.77718082671442E-102" calcext:value-type="float">
            <text:p>3.77718082671442E-1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419396692088287" calcext:value-type="float">
            <text:p>0.004193966920883</text:p>
          </table:table-cell>
          <table:table-cell office:value-type="float" office:value="0.332899090823331" calcext:value-type="float">
            <text:p>0.332899090823331</text:p>
          </table:table-cell>
          <table:table-cell office:value-type="float" office:value="0.400800527170328" calcext:value-type="float">
            <text:p>0.400800527170328</text:p>
          </table:table-cell>
          <table:table-cell office:value-type="float" office:value="0.228912721766781" calcext:value-type="float">
            <text:p>0.228912721766781</text:p>
          </table:table-cell>
          <table:table-cell office:value-type="float" office:value="0.23084514043285" calcext:value-type="float">
            <text:p>0.23084514043285</text:p>
          </table:table-cell>
          <table:table-cell office:value-type="float" office:value="0.224455616888285" calcext:value-type="float">
            <text:p>0.224455616888285</text:p>
          </table:table-cell>
          <table:table-cell office:value-type="float" office:value="0.255702499797976" calcext:value-type="float">
            <text:p>0.255702499797976</text:p>
          </table:table-cell>
          <table:table-cell office:value-type="float" office:value="0.203790597171377" calcext:value-type="float">
            <text:p>0.203790597171377</text:p>
          </table:table-cell>
          <table:table-cell office:value-type="float" office:value="0.1151327839343" calcext:value-type="float">
            <text:p>0.1151327839343</text:p>
          </table:table-cell>
          <table:table-cell office:value-type="float" office:value="0.0278858890666993" calcext:value-type="float">
            <text:p>0.027885889066699</text:p>
          </table:table-cell>
          <table:table-cell office:value-type="float" office:value="0.00267965636454666" calcext:value-type="float">
            <text:p>0.002679656364547</text:p>
          </table:table-cell>
          <table:table-cell office:value-type="float" office:value="0.00000834699601569499" calcext:value-type="float">
            <text:p>8.34699601569499E-06</text:p>
          </table:table-cell>
          <table:table-cell office:value-type="float" office:value="0.00000285972822398043" calcext:value-type="float">
            <text:p>2.85972822398043E-06</text:p>
          </table:table-cell>
          <table:table-cell office:value-type="float" office:value="1.8892612209825E-031" calcext:value-type="float">
            <text:p>1.8892612209825E-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2469083890404" calcext:value-type="float">
            <text:p>0.00824690838904</text:p>
          </table:table-cell>
          <table:table-cell office:value-type="float" office:value="0.270136106136897" calcext:value-type="float">
            <text:p>0.270136106136897</text:p>
          </table:table-cell>
          <table:table-cell office:value-type="float" office:value="0.785627382407425" calcext:value-type="float">
            <text:p>0.785627382407425</text:p>
          </table:table-cell>
          <table:table-cell office:value-type="float" office:value="0.747737641738319" calcext:value-type="float">
            <text:p>0.747737641738319</text:p>
          </table:table-cell>
          <table:table-cell office:value-type="float" office:value="0.675086797192766" calcext:value-type="float">
            <text:p>0.675086797192766</text:p>
          </table:table-cell>
          <table:table-cell office:value-type="float" office:value="0.778020941036619" calcext:value-type="float">
            <text:p>0.778020941036619</text:p>
          </table:table-cell>
          <table:table-cell office:value-type="float" office:value="0.600696740830557" calcext:value-type="float">
            <text:p>0.600696740830557</text:p>
          </table:table-cell>
          <table:table-cell office:value-type="float" office:value="0.486346755787591" calcext:value-type="float">
            <text:p>0.486346755787591</text:p>
          </table:table-cell>
          <table:table-cell office:value-type="float" office:value="0.357252749598572" calcext:value-type="float">
            <text:p>0.357252749598572</text:p>
          </table:table-cell>
          <table:table-cell office:value-type="float" office:value="0.08377895757274" calcext:value-type="float">
            <text:p>0.08377895757274</text:p>
          </table:table-cell>
          <table:table-cell office:value-type="float" office:value="0.0110880681968962" calcext:value-type="float">
            <text:p>0.011088068196896</text:p>
          </table:table-cell>
          <table:table-cell office:value-type="float" office:value="0.00000986113406685426" calcext:value-type="float">
            <text:p>9.86113406685426E-06</text:p>
          </table:table-cell>
          <table:table-cell office:value-type="float" office:value="0.0000132609387026297" calcext:value-type="float">
            <text:p>1.32609387026297E-05</text:p>
          </table:table-cell>
          <table:table-cell office:value-type="float" office:value="0.00000374318048013413" calcext:value-type="float">
            <text:p>3.74318048013413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5329031119607" calcext:value-type="float">
            <text:p>0.010532903111961</text:p>
          </table:table-cell>
          <table:table-cell office:value-type="float" office:value="0.235803406504991" calcext:value-type="float">
            <text:p>0.235803406504991</text:p>
          </table:table-cell>
          <table:table-cell office:value-type="float" office:value="0.742500294561635" calcext:value-type="float">
            <text:p>0.742500294561635</text:p>
          </table:table-cell>
          <table:table-cell office:value-type="float" office:value="1.24173695975403" calcext:value-type="float">
            <text:p>1.24173695975403</text:p>
          </table:table-cell>
          <table:table-cell office:value-type="float" office:value="0.961181125342761" calcext:value-type="float">
            <text:p>0.961181125342761</text:p>
          </table:table-cell>
          <table:table-cell office:value-type="float" office:value="0.981598516729223" calcext:value-type="float">
            <text:p>0.981598516729223</text:p>
          </table:table-cell>
          <table:table-cell office:value-type="float" office:value="0.927331258943185" calcext:value-type="float">
            <text:p>0.927331258943185</text:p>
          </table:table-cell>
          <table:table-cell office:value-type="float" office:value="0.657249104616042" calcext:value-type="float">
            <text:p>0.657249104616042</text:p>
          </table:table-cell>
          <table:table-cell office:value-type="float" office:value="0.519758118700765" calcext:value-type="float">
            <text:p>0.519758118700765</text:p>
          </table:table-cell>
          <table:table-cell office:value-type="float" office:value="0.122567288518861" calcext:value-type="float">
            <text:p>0.122567288518861</text:p>
          </table:table-cell>
          <table:table-cell office:value-type="float" office:value="0.0146876892320735" calcext:value-type="float">
            <text:p>0.014687689232074</text:p>
          </table:table-cell>
          <table:table-cell office:value-type="float" office:value="0.0000160674627209247" calcext:value-type="float">
            <text:p>1.60674627209247E-05</text:p>
          </table:table-cell>
          <table:table-cell office:value-type="float" office:value="0.0000101182607649525" calcext:value-type="float">
            <text:p>1.01182607649525E-05</text:p>
          </table:table-cell>
          <table:table-cell office:value-type="float" office:value="0.00000301442534314934" calcext:value-type="float">
            <text:p>3.01442534314934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9098412191769" calcext:value-type="float">
            <text:p>0.012909841219177</text:p>
          </table:table-cell>
          <table:table-cell office:value-type="float" office:value="0.137847132806482" calcext:value-type="float">
            <text:p>0.137847132806482</text:p>
          </table:table-cell>
          <table:table-cell office:value-type="float" office:value="0.556538901080477" calcext:value-type="float">
            <text:p>0.556538901080477</text:p>
          </table:table-cell>
          <table:table-cell office:value-type="float" office:value="0.911284029174369" calcext:value-type="float">
            <text:p>0.911284029174369</text:p>
          </table:table-cell>
          <table:table-cell office:value-type="float" office:value="1.29004037983862" calcext:value-type="float">
            <text:p>1.29004037983862</text:p>
          </table:table-cell>
          <table:table-cell office:value-type="float" office:value="1.18338294578071" calcext:value-type="float">
            <text:p>1.18338294578071</text:p>
          </table:table-cell>
          <table:table-cell office:value-type="float" office:value="1.08448071498363" calcext:value-type="float">
            <text:p>1.08448071498363</text:p>
          </table:table-cell>
          <table:table-cell office:value-type="float" office:value="0.895063449271314" calcext:value-type="float">
            <text:p>0.895063449271314</text:p>
          </table:table-cell>
          <table:table-cell office:value-type="float" office:value="0.519405392484426" calcext:value-type="float">
            <text:p>0.519405392484426</text:p>
          </table:table-cell>
          <table:table-cell office:value-type="float" office:value="0.154685000875161" calcext:value-type="float">
            <text:p>0.154685000875161</text:p>
          </table:table-cell>
          <table:table-cell office:value-type="float" office:value="0.0148770986360317" calcext:value-type="float">
            <text:p>0.014877098636032</text:p>
          </table:table-cell>
          <table:table-cell office:value-type="float" office:value="0.0000163795562861678" calcext:value-type="float">
            <text:p>1.63795562861678E-05</text:p>
          </table:table-cell>
          <table:table-cell office:value-type="float" office:value="0.00000410100850711255" calcext:value-type="float">
            <text:p>4.10100850711255E-06</text:p>
          </table:table-cell>
          <table:table-cell office:value-type="float" office:value="0.00000349478980213195" calcext:value-type="float">
            <text:p>3.49478980213195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3041485514881" calcext:value-type="float">
            <text:p>0.008304148551488</text:p>
          </table:table-cell>
          <table:table-cell office:value-type="float" office:value="0.287593625313679" calcext:value-type="float">
            <text:p>0.287593625313679</text:p>
          </table:table-cell>
          <table:table-cell office:value-type="float" office:value="0.482898655285444" calcext:value-type="float">
            <text:p>0.482898655285444</text:p>
          </table:table-cell>
          <table:table-cell office:value-type="float" office:value="0.895299736990179" calcext:value-type="float">
            <text:p>0.895299736990179</text:p>
          </table:table-cell>
          <table:table-cell office:value-type="float" office:value="1.03707305356991" calcext:value-type="float">
            <text:p>1.03707305356991</text:p>
          </table:table-cell>
          <table:table-cell office:value-type="float" office:value="1.49897010736862" calcext:value-type="float">
            <text:p>1.49897010736862</text:p>
          </table:table-cell>
          <table:table-cell office:value-type="float" office:value="1.49124062952704" calcext:value-type="float">
            <text:p>1.49124062952704</text:p>
          </table:table-cell>
          <table:table-cell office:value-type="float" office:value="1.04322050899634" calcext:value-type="float">
            <text:p>1.04322050899634</text:p>
          </table:table-cell>
          <table:table-cell office:value-type="float" office:value="0.730763012505557" calcext:value-type="float">
            <text:p>0.730763012505557</text:p>
          </table:table-cell>
          <table:table-cell office:value-type="float" office:value="0.148416234756598" calcext:value-type="float">
            <text:p>0.148416234756598</text:p>
          </table:table-cell>
          <table:table-cell office:value-type="float" office:value="0.0110284103563738" calcext:value-type="float">
            <text:p>0.011028410356374</text:p>
          </table:table-cell>
          <table:table-cell office:value-type="float" office:value="0.0000122988529792325" calcext:value-type="float">
            <text:p>1.22988529792325E-05</text:p>
          </table:table-cell>
          <table:table-cell office:value-type="float" office:value="0.00000913512833417088" calcext:value-type="float">
            <text:p>9.13512833417088E-06</text:p>
          </table:table-cell>
          <table:table-cell office:value-type="float" office:value="0.00000602097415838912" calcext:value-type="float">
            <text:p>6.02097415838912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95959108257619" calcext:value-type="float">
            <text:p>0.009595910825762</text:p>
          </table:table-cell>
          <table:table-cell office:value-type="float" office:value="0.183675534047669" calcext:value-type="float">
            <text:p>0.183675534047669</text:p>
          </table:table-cell>
          <table:table-cell office:value-type="float" office:value="0.581232335298527" calcext:value-type="float">
            <text:p>0.581232335298527</text:p>
          </table:table-cell>
          <table:table-cell office:value-type="float" office:value="0.905483337045401" calcext:value-type="float">
            <text:p>0.905483337045401</text:p>
          </table:table-cell>
          <table:table-cell office:value-type="float" office:value="1.15530787138204" calcext:value-type="float">
            <text:p>1.15530787138204</text:p>
          </table:table-cell>
          <table:table-cell office:value-type="float" office:value="1.29323773137253" calcext:value-type="float">
            <text:p>1.29323773137253</text:p>
          </table:table-cell>
          <table:table-cell office:value-type="float" office:value="1.62019871739807" calcext:value-type="float">
            <text:p>1.62019871739807</text:p>
          </table:table-cell>
          <table:table-cell office:value-type="float" office:value="1.31602805801742" calcext:value-type="float">
            <text:p>1.31602805801742</text:p>
          </table:table-cell>
          <table:table-cell office:value-type="float" office:value="0.909980699177495" calcext:value-type="float">
            <text:p>0.909980699177495</text:p>
          </table:table-cell>
          <table:table-cell office:value-type="float" office:value="0.161141250492278" calcext:value-type="float">
            <text:p>0.161141250492278</text:p>
          </table:table-cell>
          <table:table-cell office:value-type="float" office:value="0.0165365367000024" calcext:value-type="float">
            <text:p>0.016536536700002</text:p>
          </table:table-cell>
          <table:table-cell office:value-type="float" office:value="0.0000143626161051225" calcext:value-type="float">
            <text:p>1.43626161051225E-05</text:p>
          </table:table-cell>
          <table:table-cell office:value-type="float" office:value="0.000010272156668633" calcext:value-type="float">
            <text:p>1.0272156668633E-05</text:p>
          </table:table-cell>
          <table:table-cell office:value-type="float" office:value="0.0000129503893416799" calcext:value-type="float">
            <text:p>1.29503893416799E-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94270467393" calcext:value-type="float">
            <text:p>0.01294270467393</text:p>
          </table:table-cell>
          <table:table-cell office:value-type="float" office:value="0.232095045277046" calcext:value-type="float">
            <text:p>0.232095045277046</text:p>
          </table:table-cell>
          <table:table-cell office:value-type="float" office:value="0.400460900925588" calcext:value-type="float">
            <text:p>0.400460900925588</text:p>
          </table:table-cell>
          <table:table-cell office:value-type="float" office:value="0.688101275235761" calcext:value-type="float">
            <text:p>0.688101275235761</text:p>
          </table:table-cell>
          <table:table-cell office:value-type="float" office:value="0.95436779054611" calcext:value-type="float">
            <text:p>0.95436779054611</text:p>
          </table:table-cell>
          <table:table-cell office:value-type="float" office:value="1.09750717978983" calcext:value-type="float">
            <text:p>1.09750717978983</text:p>
          </table:table-cell>
          <table:table-cell office:value-type="float" office:value="1.16109099216911" calcext:value-type="float">
            <text:p>1.16109099216911</text:p>
          </table:table-cell>
          <table:table-cell office:value-type="float" office:value="1.14556194880822" calcext:value-type="float">
            <text:p>1.14556194880822</text:p>
          </table:table-cell>
          <table:table-cell office:value-type="float" office:value="0.70989351890781" calcext:value-type="float">
            <text:p>0.70989351890781</text:p>
          </table:table-cell>
          <table:table-cell office:value-type="float" office:value="0.184374800854103" calcext:value-type="float">
            <text:p>0.184374800854103</text:p>
          </table:table-cell>
          <table:table-cell office:value-type="float" office:value="0.0133150350581751" calcext:value-type="float">
            <text:p>0.013315035058175</text:p>
          </table:table-cell>
          <table:table-cell office:value-type="float" office:value="0.0000162810370309725" calcext:value-type="float">
            <text:p>1.62810370309725E-05</text:p>
          </table:table-cell>
          <table:table-cell office:value-type="float" office:value="0.0000108243610478748" calcext:value-type="float">
            <text:p>1.08243610478748E-05</text:p>
          </table:table-cell>
          <table:table-cell office:value-type="float" office:value="0.00000609172338735697" calcext:value-type="float">
            <text:p>6.09172338735697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2110232975079" calcext:value-type="float">
            <text:p>0.013211023297508</text:p>
          </table:table-cell>
          <table:table-cell office:value-type="float" office:value="0.163887120775361" calcext:value-type="float">
            <text:p>0.163887120775361</text:p>
          </table:table-cell>
          <table:table-cell office:value-type="float" office:value="0.314677736555098" calcext:value-type="float">
            <text:p>0.314677736555098</text:p>
          </table:table-cell>
          <table:table-cell office:value-type="float" office:value="0.65447148775429" calcext:value-type="float">
            <text:p>0.65447148775429</text:p>
          </table:table-cell>
          <table:table-cell office:value-type="float" office:value="0.825257908350941" calcext:value-type="float">
            <text:p>0.825257908350941</text:p>
          </table:table-cell>
          <table:table-cell office:value-type="float" office:value="0.898895525725294" calcext:value-type="float">
            <text:p>0.898895525725294</text:p>
          </table:table-cell>
          <table:table-cell office:value-type="float" office:value="1.24471314110433" calcext:value-type="float">
            <text:p>1.24471314110433</text:p>
          </table:table-cell>
          <table:table-cell office:value-type="float" office:value="1.2137139919736" calcext:value-type="float">
            <text:p>1.2137139919736</text:p>
          </table:table-cell>
          <table:table-cell office:value-type="float" office:value="0.887084327163547" calcext:value-type="float">
            <text:p>0.887084327163547</text:p>
          </table:table-cell>
          <table:table-cell office:value-type="float" office:value="0.219662794587206" calcext:value-type="float">
            <text:p>0.219662794587206</text:p>
          </table:table-cell>
          <table:table-cell office:value-type="float" office:value="0.0150224602595867" calcext:value-type="float">
            <text:p>0.015022460259587</text:p>
          </table:table-cell>
          <table:table-cell office:value-type="float" office:value="0.0000118079721296951" calcext:value-type="float">
            <text:p>1.18079721296951E-05</text:p>
          </table:table-cell>
          <table:table-cell office:value-type="float" office:value="0.0000118226645434458" calcext:value-type="float">
            <text:p>1.18226645434458E-05</text:p>
          </table:table-cell>
          <table:table-cell office:value-type="float" office:value="0.0000101613164687284" calcext:value-type="float">
            <text:p>1.01613164687284E-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7022923475049" calcext:value-type="float">
            <text:p>0.010702292347505</text:p>
          </table:table-cell>
          <table:table-cell office:value-type="float" office:value="0.0579023220803346" calcext:value-type="float">
            <text:p>0.057902322080335</text:p>
          </table:table-cell>
          <table:table-cell office:value-type="float" office:value="0.111474448494343" calcext:value-type="float">
            <text:p>0.111474448494343</text:p>
          </table:table-cell>
          <table:table-cell office:value-type="float" office:value="0.203629603799641" calcext:value-type="float">
            <text:p>0.203629603799641</text:p>
          </table:table-cell>
          <table:table-cell office:value-type="float" office:value="0.306266999796656" calcext:value-type="float">
            <text:p>0.306266999796656</text:p>
          </table:table-cell>
          <table:table-cell office:value-type="float" office:value="0.302057971809059" calcext:value-type="float">
            <text:p>0.302057971809059</text:p>
          </table:table-cell>
          <table:table-cell office:value-type="float" office:value="0.394876973110153" calcext:value-type="float">
            <text:p>0.394876973110153</text:p>
          </table:table-cell>
          <table:table-cell office:value-type="float" office:value="0.314896725242522" calcext:value-type="float">
            <text:p>0.314896725242522</text:p>
          </table:table-cell>
          <table:table-cell office:value-type="float" office:value="0.280865369878429" calcext:value-type="float">
            <text:p>0.280865369878429</text:p>
          </table:table-cell>
          <table:table-cell office:value-type="float" office:value="0.0897041528760839" calcext:value-type="float">
            <text:p>0.089704152876084</text:p>
          </table:table-cell>
          <table:table-cell office:value-type="float" office:value="0.00745060498652753" calcext:value-type="float">
            <text:p>0.007450604986528</text:p>
          </table:table-cell>
          <table:table-cell office:value-type="float" office:value="0.0000134978303537199" calcext:value-type="float">
            <text:p>1.34978303537199E-05</text:p>
          </table:table-cell>
          <table:table-cell office:value-type="float" office:value="0.00000658739925151983" calcext:value-type="float">
            <text:p>6.58739925151983E-06</text:p>
          </table:table-cell>
          <table:table-cell office:value-type="float" office:value="0.00000665716755912865" calcext:value-type="float">
            <text:p>6.65716755912865E-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53245188526355" calcext:value-type="float">
            <text:p>0.001532451885264</text:p>
          </table:table-cell>
          <table:table-cell office:value-type="float" office:value="0.00333028382899214" calcext:value-type="float">
            <text:p>0.003330283828992</text:p>
          </table:table-cell>
          <table:table-cell office:value-type="float" office:value="0.0187935182204246" calcext:value-type="float">
            <text:p>0.018793518220425</text:p>
          </table:table-cell>
          <table:table-cell office:value-type="float" office:value="0.0332663141921729" calcext:value-type="float">
            <text:p>0.033266314192173</text:p>
          </table:table-cell>
          <table:table-cell office:value-type="float" office:value="0.0396411228031399" calcext:value-type="float">
            <text:p>0.03964112280314</text:p>
          </table:table-cell>
          <table:table-cell office:value-type="float" office:value="0.0490032699681538" calcext:value-type="float">
            <text:p>0.049003269968154</text:p>
          </table:table-cell>
          <table:table-cell office:value-type="float" office:value="0.05418302248625" calcext:value-type="float">
            <text:p>0.05418302248625</text:p>
          </table:table-cell>
          <table:table-cell office:value-type="float" office:value="0.0534843705890027" calcext:value-type="float">
            <text:p>0.053484370589003</text:p>
          </table:table-cell>
          <table:table-cell office:value-type="float" office:value="0.0393141819896172" calcext:value-type="float">
            <text:p>0.039314181989617</text:p>
          </table:table-cell>
          <table:table-cell office:value-type="float" office:value="0.0154894755689843" calcext:value-type="float">
            <text:p>0.015489475568984</text:p>
          </table:table-cell>
          <table:table-cell office:value-type="float" office:value="0.00108401290292592" calcext:value-type="float">
            <text:p>0.001084012902926</text:p>
          </table:table-cell>
          <table:table-cell office:value-type="float" office:value="0.0000203019580125905" calcext:value-type="float">
            <text:p>2.03019580125905E-05</text:p>
          </table:table-cell>
          <table:table-cell office:value-type="float" office:value="0.00000826102155746138" calcext:value-type="float">
            <text:p>8.26102155746138E-06</text:p>
          </table:table-cell>
          <table:table-cell office:value-type="float" office:value="0.0000148398182163668" calcext:value-type="float">
            <text:p>1.48398182163668E-05</text:p>
          </table:table-cell>
        </table:table-row>
        <table:table-row table:style-name="ro1">
          <table:table-cell office:value-type="float" office:value="0.00000760299521145736" calcext:value-type="float">
            <text:p>7.60299521145736E-06</text:p>
          </table:table-cell>
          <table:table-cell office:value-type="float" office:value="0.00000336326753855134" calcext:value-type="float">
            <text:p>3.36326753855134E-06</text:p>
          </table:table-cell>
          <table:table-cell office:value-type="float" office:value="0.00000764855295622674" calcext:value-type="float">
            <text:p>7.64855295622674E-06</text:p>
          </table:table-cell>
          <table:table-cell office:value-type="float" office:value="0.0000227621532264405" calcext:value-type="float">
            <text:p>2.27621532264405E-05</text:p>
          </table:table-cell>
          <table:table-cell office:value-type="float" office:value="0.0000314933351214398" calcext:value-type="float">
            <text:p>3.14933351214398E-05</text:p>
          </table:table-cell>
          <table:table-cell office:value-type="float" office:value="0.0000789308410220945" calcext:value-type="float">
            <text:p>7.89308410220945E-05</text:p>
          </table:table-cell>
          <table:table-cell office:value-type="float" office:value="0.0000724212841810556" calcext:value-type="float">
            <text:p>7.24212841810556E-05</text:p>
          </table:table-cell>
          <table:table-cell office:value-type="float" office:value="0.0000291748202958044" calcext:value-type="float">
            <text:p>2.91748202958044E-05</text:p>
          </table:table-cell>
          <table:table-cell office:value-type="float" office:value="0.0000661873731914089" calcext:value-type="float">
            <text:p>6.61873731914089E-05</text:p>
          </table:table-cell>
          <table:table-cell office:value-type="float" office:value="0.0000595693237614859" calcext:value-type="float">
            <text:p>5.95693237614859E-05</text:p>
          </table:table-cell>
          <table:table-cell office:value-type="float" office:value="0.0000770713499676886" calcext:value-type="float">
            <text:p>7.70713499676886E-05</text:p>
          </table:table-cell>
          <table:table-cell office:value-type="float" office:value="0.0000530687747550547" calcext:value-type="float">
            <text:p>5.30687747550547E-05</text:p>
          </table:table-cell>
          <table:table-cell office:value-type="float" office:value="0.0000466030116729831" calcext:value-type="float">
            <text:p>4.66030116729831E-05</text:p>
          </table:table-cell>
          <table:table-cell office:value-type="float" office:value="0.0000141633235369618" calcext:value-type="float">
            <text:p>1.41633235369618E-05</text:p>
          </table:table-cell>
          <table:table-cell office:value-type="float" office:value="0.0000249066205094463" calcext:value-type="float">
            <text:p>2.49066205094463E-05</text:p>
          </table:table-cell>
          <table:table-cell office:value-type="float" office:value="0.0000119109037525741" calcext:value-type="float">
            <text:p>1.19109037525741E-05</text:p>
          </table:table-cell>
        </table:table-row>
        <table:table-row table:style-name="ro1">
          <table:table-cell office:value-type="float" office:value="5.78863840280149E-055" calcext:value-type="float">
            <text:p>5.78863840280149E-55</text:p>
          </table:table-cell>
          <table:table-cell office:value-type="float" office:value="7.88785149416723E-042" calcext:value-type="float">
            <text:p>7.88785149416723E-42</text:p>
          </table:table-cell>
          <table:table-cell office:value-type="float" office:value="0.00000254830412385497" calcext:value-type="float">
            <text:p>2.54830412385497E-06</text:p>
          </table:table-cell>
          <table:table-cell office:value-type="float" office:value="0.0000260648190953352" calcext:value-type="float">
            <text:p>2.60648190953352E-05</text:p>
          </table:table-cell>
          <table:table-cell office:value-type="float" office:value="0.0000168036205292059" calcext:value-type="float">
            <text:p>1.68036205292059E-05</text:p>
          </table:table-cell>
          <table:table-cell office:value-type="float" office:value="0.0000212446738801606" calcext:value-type="float">
            <text:p>2.12446738801606E-05</text:p>
          </table:table-cell>
          <table:table-cell office:value-type="float" office:value="0.0000357267602914169" calcext:value-type="float">
            <text:p>3.57267602914169E-05</text:p>
          </table:table-cell>
          <table:table-cell office:value-type="float" office:value="0.00004023770328994" calcext:value-type="float">
            <text:p>4.023770328994E-05</text:p>
          </table:table-cell>
          <table:table-cell office:value-type="float" office:value="0.0000356401934838515" calcext:value-type="float">
            <text:p>3.56401934838515E-05</text:p>
          </table:table-cell>
          <table:table-cell office:value-type="float" office:value="0.0000309769252220888" calcext:value-type="float">
            <text:p>3.09769252220888E-05</text:p>
          </table:table-cell>
          <table:table-cell office:value-type="float" office:value="0.0000213053382126404" calcext:value-type="float">
            <text:p>2.13053382126404E-05</text:p>
          </table:table-cell>
          <table:table-cell office:value-type="float" office:value="0.0000449709413682317" calcext:value-type="float">
            <text:p>4.49709413682317E-05</text:p>
          </table:table-cell>
          <table:table-cell office:value-type="float" office:value="0.0000261368372879117" calcext:value-type="float">
            <text:p>2.61368372879117E-05</text:p>
          </table:table-cell>
          <table:table-cell office:value-type="float" office:value="0.0000168266203450558" calcext:value-type="float">
            <text:p>1.68266203450558E-05</text:p>
          </table:table-cell>
          <table:table-cell office:value-type="float" office:value="0.0000166514322038967" calcext:value-type="float">
            <text:p>1.66514322038967E-05</text:p>
          </table:table-cell>
          <table:table-cell office:value-type="float" office:value="0.0000260822813286115" calcext:value-type="float">
            <text:p>2.60822813286115E-05</text:p>
          </table:table-cell>
        </table:table-row>
        <table:table-row table:style-name="ro1">
          <table:table-cell office:value-type="float" office:value="2.3572127101662E-141" calcext:value-type="float">
            <text:p>2.3572127101662E-141</text:p>
          </table:table-cell>
          <table:table-cell office:value-type="float" office:value="9.06871674094152E-097" calcext:value-type="float">
            <text:p>9.06871674094152E-97</text:p>
          </table:table-cell>
          <table:table-cell office:value-type="float" office:value="1.18637122150631E-089" calcext:value-type="float">
            <text:p>1.18637122150631E-89</text:p>
          </table:table-cell>
          <table:table-cell office:value-type="float" office:value="9.39934076423345E-022" calcext:value-type="float">
            <text:p>9.39934076423345E-22</text:p>
          </table:table-cell>
          <table:table-cell office:value-type="float" office:value="0.0000466000451729006" calcext:value-type="float">
            <text:p>4.66000451729006E-05</text:p>
          </table:table-cell>
          <table:table-cell office:value-type="float" office:value="0.000046966401121415" calcext:value-type="float">
            <text:p>4.6966401121415E-05</text:p>
          </table:table-cell>
          <table:table-cell office:value-type="float" office:value="0.0000469316082196987" calcext:value-type="float">
            <text:p>4.69316082196987E-05</text:p>
          </table:table-cell>
          <table:table-cell office:value-type="float" office:value="0.0000842184043793238" calcext:value-type="float">
            <text:p>8.42184043793238E-05</text:p>
          </table:table-cell>
          <table:table-cell office:value-type="float" office:value="0.0000277788167870324" calcext:value-type="float">
            <text:p>2.77788167870324E-05</text:p>
          </table:table-cell>
          <table:table-cell office:value-type="float" office:value="0.0000103294377711226" calcext:value-type="float">
            <text:p>1.03294377711226E-05</text:p>
          </table:table-cell>
          <table:table-cell office:value-type="float" office:value="0.0000106803617525547" calcext:value-type="float">
            <text:p>1.06803617525547E-05</text:p>
          </table:table-cell>
          <table:table-cell office:value-type="float" office:value="7.26341826022827E-075" calcext:value-type="float">
            <text:p>7.26341826022827E-75</text:p>
          </table:table-cell>
          <table:table-cell office:value-type="float" office:value="1.1007397129367E-065" calcext:value-type="float">
            <text:p>1.1007397129367E-65</text:p>
          </table:table-cell>
          <table:table-cell office:value-type="float" office:value="0.0000102831671225411" calcext:value-type="float">
            <text:p>1.02831671225411E-05</text:p>
          </table:table-cell>
          <table:table-cell office:value-type="float" office:value="5.16902993520797E-049" calcext:value-type="float">
            <text:p>5.16902993520797E-49</text:p>
          </table:table-cell>
          <table:table-cell office:value-type="float" office:value="8.28040508722867E-043" calcext:value-type="float">
            <text:p>8.28040508722867E-4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0.321887877119691" calcext:value-type="float">
            <text:p>0.321887877119691</text:p>
          </table:table-cell>
          <table:table-cell office:value-type="float" office:value="0.0432824880563439" calcext:value-type="float">
            <text:p>0.043282488056344</text:p>
          </table:table-cell>
          <table:table-cell office:value-type="float" office:value="0.00788883101353276" calcext:value-type="float">
            <text:p>0.007888831013533</text:p>
          </table:table-cell>
          <table:table-cell office:value-type="float" office:value="0.00810984386323621" calcext:value-type="float">
            <text:p>0.008109843863236</text:p>
          </table:table-cell>
          <table:table-cell office:value-type="float" office:value="0.00534013608766712" calcext:value-type="float">
            <text:p>0.005340136087667</text:p>
          </table:table-cell>
          <table:table-cell office:value-type="float" office:value="0.0218134526722048" calcext:value-type="float">
            <text:p>0.021813452672205</text:p>
          </table:table-cell>
          <table:table-cell office:value-type="float" office:value="0.0402009789902559" calcext:value-type="float">
            <text:p>0.040200978990256</text:p>
          </table:table-cell>
          <table:table-cell office:value-type="float" office:value="0.030011788932236" calcext:value-type="float">
            <text:p>0.030011788932236</text:p>
          </table:table-cell>
          <table:table-cell office:value-type="float" office:value="0.0140906494103844" calcext:value-type="float">
            <text:p>0.014090649410384</text:p>
          </table:table-cell>
          <table:table-cell office:value-type="float" office:value="0.0166935256414037" calcext:value-type="float">
            <text:p>0.016693525641404</text:p>
          </table:table-cell>
          <table:table-cell office:value-type="float" office:value="0.00949877371493394" calcext:value-type="float">
            <text:p>0.009498773714934</text:p>
          </table:table-cell>
          <table:table-cell office:value-type="float" office:value="0.00743207417853516" calcext:value-type="float">
            <text:p>0.007432074178535</text:p>
          </table:table-cell>
          <table:table-cell office:value-type="float" office:value="0.00128306611465592" calcext:value-type="float">
            <text:p>0.001283066114656</text:p>
          </table:table-cell>
          <table:table-cell office:value-type="float" office:value="0.000779061287962322" calcext:value-type="float">
            <text:p>0.000779061287962</text:p>
          </table:table-cell>
          <table:table-cell office:value-type="float" office:value="8.23615918134452E-066" calcext:value-type="float">
            <text:p>8.23615918134452E-66</text:p>
          </table:table-cell>
          <table:table-cell office:value-type="float" office:value="6.3793108544985E-120" calcext:value-type="float">
            <text:p>6.3793108544985E-120</text:p>
          </table:table-cell>
        </table:table-row>
        <table:table-row table:style-name="ro1">
          <table:table-cell office:value-type="float" office:value="0.0541590978309754" calcext:value-type="float">
            <text:p>0.054159097830975</text:p>
          </table:table-cell>
          <table:table-cell office:value-type="float" office:value="4.79648352202292" calcext:value-type="float">
            <text:p>4.79648352202292</text:p>
          </table:table-cell>
          <table:table-cell office:value-type="float" office:value="0.235263857564148" calcext:value-type="float">
            <text:p>0.235263857564148</text:p>
          </table:table-cell>
          <table:table-cell office:value-type="float" office:value="0.028988770710451" calcext:value-type="float">
            <text:p>0.028988770710451</text:p>
          </table:table-cell>
          <table:table-cell office:value-type="float" office:value="0.0177283945132641" calcext:value-type="float">
            <text:p>0.017728394513264</text:p>
          </table:table-cell>
          <table:table-cell office:value-type="float" office:value="0.0683561352376605" calcext:value-type="float">
            <text:p>0.068356135237661</text:p>
          </table:table-cell>
          <table:table-cell office:value-type="float" office:value="0.105257953641408" calcext:value-type="float">
            <text:p>0.105257953641408</text:p>
          </table:table-cell>
          <table:table-cell office:value-type="float" office:value="0.116132112299566" calcext:value-type="float">
            <text:p>0.116132112299566</text:p>
          </table:table-cell>
          <table:table-cell office:value-type="float" office:value="0.0960718808606279" calcext:value-type="float">
            <text:p>0.096071880860628</text:p>
          </table:table-cell>
          <table:table-cell office:value-type="float" office:value="0.0680598238229205" calcext:value-type="float">
            <text:p>0.068059823822921</text:p>
          </table:table-cell>
          <table:table-cell office:value-type="float" office:value="0.0565519903233138" calcext:value-type="float">
            <text:p>0.056551990323314</text:p>
          </table:table-cell>
          <table:table-cell office:value-type="float" office:value="0.0205651644460801" calcext:value-type="float">
            <text:p>0.02056516444608</text:p>
          </table:table-cell>
          <table:table-cell office:value-type="float" office:value="0.00581267924773928" calcext:value-type="float">
            <text:p>0.005812679247739</text:p>
          </table:table-cell>
          <table:table-cell office:value-type="float" office:value="0.00126488495482119" calcext:value-type="float">
            <text:p>0.001264884954821</text:p>
          </table:table-cell>
          <table:table-cell office:value-type="float" office:value="0.000349830569163905" calcext:value-type="float">
            <text:p>0.000349830569164</text:p>
          </table:table-cell>
          <table:table-cell office:value-type="float" office:value="8.13407463483743E-039" calcext:value-type="float">
            <text:p>8.13407463483743E-39</text:p>
          </table:table-cell>
        </table:table-row>
        <table:table-row table:style-name="ro1">
          <table:table-cell office:value-type="float" office:value="0.000456817346580687" calcext:value-type="float">
            <text:p>0.000456817346581</text:p>
          </table:table-cell>
          <table:table-cell office:value-type="float" office:value="0.913365606521877" calcext:value-type="float">
            <text:p>0.913365606521877</text:p>
          </table:table-cell>
          <table:table-cell office:value-type="float" office:value="4.68276163767054" calcext:value-type="float">
            <text:p>4.68276163767054</text:p>
          </table:table-cell>
          <table:table-cell office:value-type="float" office:value="0.161303862521098" calcext:value-type="float">
            <text:p>0.161303862521098</text:p>
          </table:table-cell>
          <table:table-cell office:value-type="float" office:value="0.0103844707999041" calcext:value-type="float">
            <text:p>0.010384470799904</text:p>
          </table:table-cell>
          <table:table-cell office:value-type="float" office:value="0.0478885331420625" calcext:value-type="float">
            <text:p>0.047888533142063</text:p>
          </table:table-cell>
          <table:table-cell office:value-type="float" office:value="0.0572829593683838" calcext:value-type="float">
            <text:p>0.057282959368384</text:p>
          </table:table-cell>
          <table:table-cell office:value-type="float" office:value="0.106114994530227" calcext:value-type="float">
            <text:p>0.106114994530227</text:p>
          </table:table-cell>
          <table:table-cell office:value-type="float" office:value="0.0949361095085558" calcext:value-type="float">
            <text:p>0.094936109508556</text:p>
          </table:table-cell>
          <table:table-cell office:value-type="float" office:value="0.0740313897530959" calcext:value-type="float">
            <text:p>0.074031389753096</text:p>
          </table:table-cell>
          <table:table-cell office:value-type="float" office:value="0.0513306477585201" calcext:value-type="float">
            <text:p>0.05133064775852</text:p>
          </table:table-cell>
          <table:table-cell office:value-type="float" office:value="0.0302460063241237" calcext:value-type="float">
            <text:p>0.030246006324124</text:p>
          </table:table-cell>
          <table:table-cell office:value-type="float" office:value="0.00573841333215357" calcext:value-type="float">
            <text:p>0.005738413332154</text:p>
          </table:table-cell>
          <table:table-cell office:value-type="float" office:value="0.000643921910811589" calcext:value-type="float">
            <text:p>0.000643921910812</text:p>
          </table:table-cell>
          <table:table-cell office:value-type="float" office:value="4.96431054897272E-025" calcext:value-type="float">
            <text:p>4.96431054897272E-25</text:p>
          </table:table-cell>
          <table:table-cell office:value-type="float" office:value="0.000182956066979559" calcext:value-type="float">
            <text:p>0.00018295606698</text:p>
          </table:table-cell>
        </table:table-row>
        <table:table-row table:style-name="ro1">
          <table:table-cell office:value-type="float" office:value="0.00260073721730076" calcext:value-type="float">
            <text:p>0.002600737217301</text:p>
          </table:table-cell>
          <table:table-cell office:value-type="float" office:value="0.0435888377035568" calcext:value-type="float">
            <text:p>0.043588837703557</text:p>
          </table:table-cell>
          <table:table-cell office:value-type="float" office:value="1.61646078710173" calcext:value-type="float">
            <text:p>1.61646078710173</text:p>
          </table:table-cell>
          <table:table-cell office:value-type="float" office:value="6.16940570058729" calcext:value-type="float">
            <text:p>6.16940570058729</text:p>
          </table:table-cell>
          <table:table-cell office:value-type="float" office:value="0.0456572990833825" calcext:value-type="float">
            <text:p>0.045657299083383</text:p>
          </table:table-cell>
          <table:table-cell office:value-type="float" office:value="0.0590475135863967" calcext:value-type="float">
            <text:p>0.059047513586397</text:p>
          </table:table-cell>
          <table:table-cell office:value-type="float" office:value="0.0778708774215301" calcext:value-type="float">
            <text:p>0.07787087742153</text:p>
          </table:table-cell>
          <table:table-cell office:value-type="float" office:value="0.12781676631316" calcext:value-type="float">
            <text:p>0.12781676631316</text:p>
          </table:table-cell>
          <table:table-cell office:value-type="float" office:value="0.0917359856933853" calcext:value-type="float">
            <text:p>0.091735985693385</text:p>
          </table:table-cell>
          <table:table-cell office:value-type="float" office:value="0.107408066857259" calcext:value-type="float">
            <text:p>0.107408066857259</text:p>
          </table:table-cell>
          <table:table-cell office:value-type="float" office:value="0.058436451953432" calcext:value-type="float">
            <text:p>0.058436451953432</text:p>
          </table:table-cell>
          <table:table-cell office:value-type="float" office:value="0.0407015469946498" calcext:value-type="float">
            <text:p>0.04070154699465</text:p>
          </table:table-cell>
          <table:table-cell office:value-type="float" office:value="0.00668995376468234" calcext:value-type="float">
            <text:p>0.006689953764682</text:p>
          </table:table-cell>
          <table:table-cell office:value-type="float" office:value="0.000953794111538681" calcext:value-type="float">
            <text:p>0.000953794111539</text:p>
          </table:table-cell>
          <table:table-cell office:value-type="float" office:value="6.25357692330875E-033" calcext:value-type="float">
            <text:p>6.25357692330875E-33</text:p>
          </table:table-cell>
          <table:table-cell office:value-type="float" office:value="1.71636386880499E-070" calcext:value-type="float">
            <text:p>1.71636386880499E-70</text:p>
          </table:table-cell>
        </table:table-row>
        <table:table-row table:style-name="ro1">
          <table:table-cell office:value-type="float" office:value="0.00717781612387724" calcext:value-type="float">
            <text:p>0.007177816123877</text:p>
          </table:table-cell>
          <table:table-cell office:value-type="float" office:value="0.0141752034213238" calcext:value-type="float">
            <text:p>0.014175203421324</text:p>
          </table:table-cell>
          <table:table-cell office:value-type="float" office:value="0.00514636104827" calcext:value-type="float">
            <text:p>0.00514636104827</text:p>
          </table:table-cell>
          <table:table-cell office:value-type="float" office:value="0.466951942709123" calcext:value-type="float">
            <text:p>0.466951942709123</text:p>
          </table:table-cell>
          <table:table-cell office:value-type="float" office:value="0.218204663053262" calcext:value-type="float">
            <text:p>0.218204663053262</text:p>
          </table:table-cell>
          <table:table-cell office:value-type="float" office:value="0.029279957854493" calcext:value-type="float">
            <text:p>0.029279957854493</text:p>
          </table:table-cell>
          <table:table-cell office:value-type="float" office:value="0.0216388273302135" calcext:value-type="float">
            <text:p>0.021638827330214</text:p>
          </table:table-cell>
          <table:table-cell office:value-type="float" office:value="0.0291329092704571" calcext:value-type="float">
            <text:p>0.029132909270457</text:p>
          </table:table-cell>
          <table:table-cell office:value-type="float" office:value="0.0171487241022819" calcext:value-type="float">
            <text:p>0.017148724102282</text:p>
          </table:table-cell>
          <table:table-cell office:value-type="float" office:value="0.0211190160302562" calcext:value-type="float">
            <text:p>0.021119016030256</text:p>
          </table:table-cell>
          <table:table-cell office:value-type="float" office:value="0.0113689940448201" calcext:value-type="float">
            <text:p>0.01136899404482</text:p>
          </table:table-cell>
          <table:table-cell office:value-type="float" office:value="0.00902626499167943" calcext:value-type="float">
            <text:p>0.009026264991679</text:p>
          </table:table-cell>
          <table:table-cell office:value-type="float" office:value="0.000629793192721004" calcext:value-type="float">
            <text:p>0.000629793192721</text:p>
          </table:table-cell>
          <table:table-cell office:value-type="float" office:value="0.00115328848517511" calcext:value-type="float">
            <text:p>0.001153288485175</text:p>
          </table:table-cell>
          <table:table-cell office:value-type="float" office:value="0.000177275467407751" calcext:value-type="float">
            <text:p>0.000177275467408</text:p>
          </table:table-cell>
          <table:table-cell office:value-type="float" office:value="1.22028187153376E-047" calcext:value-type="float">
            <text:p>1.22028187153376E-47</text:p>
          </table:table-cell>
        </table:table-row>
        <table:table-row table:style-name="ro1">
          <table:table-cell office:value-type="float" office:value="0.00703901558535645" calcext:value-type="float">
            <text:p>0.007039015585356</text:p>
          </table:table-cell>
          <table:table-cell office:value-type="float" office:value="0.0952649412735108" calcext:value-type="float">
            <text:p>0.095264941273511</text:p>
          </table:table-cell>
          <table:table-cell office:value-type="float" office:value="0.0268718964295701" calcext:value-type="float">
            <text:p>0.02687189642957</text:p>
          </table:table-cell>
          <table:table-cell office:value-type="float" office:value="0.150998709789611" calcext:value-type="float">
            <text:p>0.150998709789611</text:p>
          </table:table-cell>
          <table:table-cell office:value-type="float" office:value="0.162182159959663" calcext:value-type="float">
            <text:p>0.162182159959663</text:p>
          </table:table-cell>
          <table:table-cell office:value-type="float" office:value="0.120560358718005" calcext:value-type="float">
            <text:p>0.120560358718005</text:p>
          </table:table-cell>
          <table:table-cell office:value-type="float" office:value="0.0237483895559878" calcext:value-type="float">
            <text:p>0.023748389555988</text:p>
          </table:table-cell>
          <table:table-cell office:value-type="float" office:value="0.0353011016893427" calcext:value-type="float">
            <text:p>0.035301101689343</text:p>
          </table:table-cell>
          <table:table-cell office:value-type="float" office:value="0.0377637245863992" calcext:value-type="float">
            <text:p>0.037763724586399</text:p>
          </table:table-cell>
          <table:table-cell office:value-type="float" office:value="0.0332327771180043" calcext:value-type="float">
            <text:p>0.033232777118004</text:p>
          </table:table-cell>
          <table:table-cell office:value-type="float" office:value="0.00869665914789686" calcext:value-type="float">
            <text:p>0.008696659147897</text:p>
          </table:table-cell>
          <table:table-cell office:value-type="float" office:value="0.0158900089657094" calcext:value-type="float">
            <text:p>0.015890008965709</text:p>
          </table:table-cell>
          <table:table-cell office:value-type="float" office:value="0.00439540376081203" calcext:value-type="float">
            <text:p>0.004395403760812</text:p>
          </table:table-cell>
          <table:table-cell office:value-type="float" office:value="0.00225923230108258" calcext:value-type="float">
            <text:p>0.002259232301083</text:p>
          </table:table-cell>
          <table:table-cell office:value-type="float" office:value="0.000463987196588508" calcext:value-type="float">
            <text:p>0.000463987196589</text:p>
          </table:table-cell>
          <table:table-cell office:value-type="float" office:value="0.00128795430341708" calcext:value-type="float">
            <text:p>0.001287954303417</text:p>
          </table:table-cell>
        </table:table-row>
        <table:table-row table:style-name="ro1">
          <table:table-cell office:value-type="float" office:value="0.0141618873990615" calcext:value-type="float">
            <text:p>0.014161887399062</text:p>
          </table:table-cell>
          <table:table-cell office:value-type="float" office:value="0.375870288961782" calcext:value-type="float">
            <text:p>0.375870288961782</text:p>
          </table:table-cell>
          <table:table-cell office:value-type="float" office:value="0.222457645934386" calcext:value-type="float">
            <text:p>0.222457645934386</text:p>
          </table:table-cell>
          <table:table-cell office:value-type="float" office:value="0.154950314915378" calcext:value-type="float">
            <text:p>0.154950314915378</text:p>
          </table:table-cell>
          <table:table-cell office:value-type="float" office:value="0.0326030436315298" calcext:value-type="float">
            <text:p>0.03260304363153</text:p>
          </table:table-cell>
          <table:table-cell office:value-type="float" office:value="0.0743326445699252" calcext:value-type="float">
            <text:p>0.074332644569925</text:p>
          </table:table-cell>
          <table:table-cell office:value-type="float" office:value="0.0766947566329835" calcext:value-type="float">
            <text:p>0.076694756632984</text:p>
          </table:table-cell>
          <table:table-cell office:value-type="float" office:value="0.0601262178341029" calcext:value-type="float">
            <text:p>0.060126217834103</text:p>
          </table:table-cell>
          <table:table-cell office:value-type="float" office:value="0.0585025816925839" calcext:value-type="float">
            <text:p>0.058502581692584</text:p>
          </table:table-cell>
          <table:table-cell office:value-type="float" office:value="0.0306171091550893" calcext:value-type="float">
            <text:p>0.030617109155089</text:p>
          </table:table-cell>
          <table:table-cell office:value-type="float" office:value="0.024964897762146" calcext:value-type="float">
            <text:p>0.024964897762146</text:p>
          </table:table-cell>
          <table:table-cell office:value-type="float" office:value="0.0042508913303017" calcext:value-type="float">
            <text:p>0.004250891330302</text:p>
          </table:table-cell>
          <table:table-cell office:value-type="float" office:value="0.00605791123978616" calcext:value-type="float">
            <text:p>0.006057911239786</text:p>
          </table:table-cell>
          <table:table-cell office:value-type="float" office:value="0.000427062737733664" calcext:value-type="float">
            <text:p>0.000427062737734</text:p>
          </table:table-cell>
          <table:table-cell office:value-type="float" office:value="1.65870253644666E-048" calcext:value-type="float">
            <text:p>1.65870253644666E-48</text:p>
          </table:table-cell>
          <table:table-cell office:value-type="float" office:value="3.11837740222676E-055" calcext:value-type="float">
            <text:p>3.11837740222676E-55</text:p>
          </table:table-cell>
        </table:table-row>
        <table:table-row table:style-name="ro1">
          <table:table-cell office:value-type="float" office:value="0.0241542394341161" calcext:value-type="float">
            <text:p>0.024154239434116</text:p>
          </table:table-cell>
          <table:table-cell office:value-type="float" office:value="0.259035360361176" calcext:value-type="float">
            <text:p>0.259035360361176</text:p>
          </table:table-cell>
          <table:table-cell office:value-type="float" office:value="0.169162074897021" calcext:value-type="float">
            <text:p>0.169162074897021</text:p>
          </table:table-cell>
          <table:table-cell office:value-type="float" office:value="0.0943403882374293" calcext:value-type="float">
            <text:p>0.094340388237429</text:p>
          </table:table-cell>
          <table:table-cell office:value-type="float" office:value="0.0140599726960435" calcext:value-type="float">
            <text:p>0.014059972696044</text:p>
          </table:table-cell>
          <table:table-cell office:value-type="float" office:value="0.053700035141666" calcext:value-type="float">
            <text:p>0.053700035141666</text:p>
          </table:table-cell>
          <table:table-cell office:value-type="float" office:value="0.0856086346006302" calcext:value-type="float">
            <text:p>0.08560863460063</text:p>
          </table:table-cell>
          <table:table-cell office:value-type="float" office:value="0.072717153810997" calcext:value-type="float">
            <text:p>0.072717153810997</text:p>
          </table:table-cell>
          <table:table-cell office:value-type="float" office:value="0.0718852038915206" calcext:value-type="float">
            <text:p>0.071885203891521</text:p>
          </table:table-cell>
          <table:table-cell office:value-type="float" office:value="0.0346056033572135" calcext:value-type="float">
            <text:p>0.034605603357214</text:p>
          </table:table-cell>
          <table:table-cell office:value-type="float" office:value="0.00510484131948706" calcext:value-type="float">
            <text:p>0.005104841319487</text:p>
          </table:table-cell>
          <table:table-cell office:value-type="float" office:value="0.0132680781200971" calcext:value-type="float">
            <text:p>0.013268078120097</text:p>
          </table:table-cell>
          <table:table-cell office:value-type="float" office:value="0.000685643484006117" calcext:value-type="float">
            <text:p>0.000685643484006</text:p>
          </table:table-cell>
          <table:table-cell office:value-type="float" office:value="0.00204424377723007" calcext:value-type="float">
            <text:p>0.00204424377723</text:p>
          </table:table-cell>
          <table:table-cell office:value-type="float" office:value="1.85061696365202E-123" calcext:value-type="float">
            <text:p>1.85061696365202E-123</text:p>
          </table:table-cell>
          <table:table-cell office:value-type="float" office:value="9.72182280345796E-067" calcext:value-type="float">
            <text:p>9.72182280345796E-67</text:p>
          </table:table-cell>
        </table:table-row>
        <table:table-row table:style-name="ro1">
          <table:table-cell office:value-type="float" office:value="0.00782570240073922" calcext:value-type="float">
            <text:p>0.007825702400739</text:p>
          </table:table-cell>
          <table:table-cell office:value-type="float" office:value="0.127244523884983" calcext:value-type="float">
            <text:p>0.127244523884983</text:p>
          </table:table-cell>
          <table:table-cell office:value-type="float" office:value="0.0904452359589392" calcext:value-type="float">
            <text:p>0.090445235958939</text:p>
          </table:table-cell>
          <table:table-cell office:value-type="float" office:value="0.397729903112914" calcext:value-type="float">
            <text:p>0.397729903112914</text:p>
          </table:table-cell>
          <table:table-cell office:value-type="float" office:value="0.00624352358190379" calcext:value-type="float">
            <text:p>0.006243523581904</text:p>
          </table:table-cell>
          <table:table-cell office:value-type="float" office:value="0.0242167767412254" calcext:value-type="float">
            <text:p>0.024216776741225</text:p>
          </table:table-cell>
          <table:table-cell office:value-type="float" office:value="0.0269580721857032" calcext:value-type="float">
            <text:p>0.026958072185703</text:p>
          </table:table-cell>
          <table:table-cell office:value-type="float" office:value="0.041166161172868" calcext:value-type="float">
            <text:p>0.041166161172868</text:p>
          </table:table-cell>
          <table:table-cell office:value-type="float" office:value="0.0792548085148971" calcext:value-type="float">
            <text:p>0.079254808514897</text:p>
          </table:table-cell>
          <table:table-cell office:value-type="float" office:value="0.028435562568017" calcext:value-type="float">
            <text:p>0.028435562568017</text:p>
          </table:table-cell>
          <table:table-cell office:value-type="float" office:value="0.0317381829478321" calcext:value-type="float">
            <text:p>0.031738182947832</text:p>
          </table:table-cell>
          <table:table-cell office:value-type="float" office:value="0.00990527805439743" calcext:value-type="float">
            <text:p>0.009905278054397</text:p>
          </table:table-cell>
          <table:table-cell office:value-type="float" office:value="0.0064198693996731" calcext:value-type="float">
            <text:p>0.006419869399673</text:p>
          </table:table-cell>
          <table:table-cell office:value-type="float" office:value="0.000465311251629334" calcext:value-type="float">
            <text:p>0.000465311251629</text:p>
          </table:table-cell>
          <table:table-cell office:value-type="float" office:value="4.82512451261712E-068" calcext:value-type="float">
            <text:p>4.82512451261712E-68</text:p>
          </table:table-cell>
          <table:table-cell office:value-type="float" office:value="2.40746015828079E-092" calcext:value-type="float">
            <text:p>2.40746015828079E-92</text:p>
          </table:table-cell>
        </table:table-row>
        <table:table-row table:style-name="ro1">
          <table:table-cell office:value-type="float" office:value="0.0656631509665153" calcext:value-type="float">
            <text:p>0.065663150966515</text:p>
          </table:table-cell>
          <table:table-cell office:value-type="float" office:value="0.285461342408627" calcext:value-type="float">
            <text:p>0.285461342408627</text:p>
          </table:table-cell>
          <table:table-cell office:value-type="float" office:value="0.165576601154865" calcext:value-type="float">
            <text:p>0.165576601154865</text:p>
          </table:table-cell>
          <table:table-cell office:value-type="float" office:value="0.644189801118134" calcext:value-type="float">
            <text:p>0.644189801118134</text:p>
          </table:table-cell>
          <table:table-cell office:value-type="float" office:value="0.00453645115700705" calcext:value-type="float">
            <text:p>0.004536451157007</text:p>
          </table:table-cell>
          <table:table-cell office:value-type="float" office:value="0.0302899090397322" calcext:value-type="float">
            <text:p>0.030289909039732</text:p>
          </table:table-cell>
          <table:table-cell office:value-type="float" office:value="0.0662535261616517" calcext:value-type="float">
            <text:p>0.066253526161652</text:p>
          </table:table-cell>
          <table:table-cell office:value-type="float" office:value="0.0646684827750368" calcext:value-type="float">
            <text:p>0.064668482775037</text:p>
          </table:table-cell>
          <table:table-cell office:value-type="float" office:value="0.0541845328894613" calcext:value-type="float">
            <text:p>0.054184532889461</text:p>
          </table:table-cell>
          <table:table-cell office:value-type="float" office:value="0.0327773536745132" calcext:value-type="float">
            <text:p>0.032777353674513</text:p>
          </table:table-cell>
          <table:table-cell office:value-type="float" office:value="0.0403256681440792" calcext:value-type="float">
            <text:p>0.040325668144079</text:p>
          </table:table-cell>
          <table:table-cell office:value-type="float" office:value="0.0206711230075236" calcext:value-type="float">
            <text:p>0.020671123007524</text:p>
          </table:table-cell>
          <table:table-cell office:value-type="float" office:value="0.00390463947244211" calcext:value-type="float">
            <text:p>0.003904639472442</text:p>
          </table:table-cell>
          <table:table-cell office:value-type="float" office:value="0.00165435410398678" calcext:value-type="float">
            <text:p>0.001654354103987</text:p>
          </table:table-cell>
          <table:table-cell office:value-type="float" office:value="6.22668715181056E-134" calcext:value-type="float">
            <text:p>6.22668715181056E-134</text:p>
          </table:table-cell>
          <table:table-cell office:value-type="float" office:value="3.28025550539347E-072" calcext:value-type="float">
            <text:p>3.28025550539347E-72</text:p>
          </table:table-cell>
        </table:table-row>
        <table:table-row table:style-name="ro1">
          <table:table-cell office:value-type="float" office:value="0.0173148933071435" calcext:value-type="float">
            <text:p>0.017314893307144</text:p>
          </table:table-cell>
          <table:table-cell office:value-type="float" office:value="0.463522772960415" calcext:value-type="float">
            <text:p>0.463522772960415</text:p>
          </table:table-cell>
          <table:table-cell office:value-type="float" office:value="0.520602217826523" calcext:value-type="float">
            <text:p>0.520602217826523</text:p>
          </table:table-cell>
          <table:table-cell office:value-type="float" office:value="0.605106659365883" calcext:value-type="float">
            <text:p>0.605106659365883</text:p>
          </table:table-cell>
          <table:table-cell office:value-type="float" office:value="0.00461322331212408" calcext:value-type="float">
            <text:p>0.004613223312124</text:p>
          </table:table-cell>
          <table:table-cell office:value-type="float" office:value="0.0154350217557738" calcext:value-type="float">
            <text:p>0.015435021755774</text:p>
          </table:table-cell>
          <table:table-cell office:value-type="float" office:value="0.0485862628878328" calcext:value-type="float">
            <text:p>0.048586262887833</text:p>
          </table:table-cell>
          <table:table-cell office:value-type="float" office:value="0.0539052267725037" calcext:value-type="float">
            <text:p>0.053905226772504</text:p>
          </table:table-cell>
          <table:table-cell office:value-type="float" office:value="0.0606045534326741" calcext:value-type="float">
            <text:p>0.060604553432674</text:p>
          </table:table-cell>
          <table:table-cell office:value-type="float" office:value="0.0832966864543031" calcext:value-type="float">
            <text:p>0.083296686454303</text:p>
          </table:table-cell>
          <table:table-cell office:value-type="float" office:value="0.0422283343099729" calcext:value-type="float">
            <text:p>0.042228334309973</text:p>
          </table:table-cell>
          <table:table-cell office:value-type="float" office:value="0.0249594071847351" calcext:value-type="float">
            <text:p>0.024959407184735</text:p>
          </table:table-cell>
          <table:table-cell office:value-type="float" office:value="0.00551578534740242" calcext:value-type="float">
            <text:p>0.005515785347402</text:p>
          </table:table-cell>
          <table:table-cell office:value-type="float" office:value="8.83701112639837E-024" calcext:value-type="float">
            <text:p>8.83701112639837E-24</text:p>
          </table:table-cell>
          <table:table-cell office:value-type="float" office:value="1.24120994707498E-117" calcext:value-type="float">
            <text:p>1.24120994707498E-117</text:p>
          </table:table-cell>
          <table:table-cell office:value-type="float" office:value="5.65419157628015E-078" calcext:value-type="float">
            <text:p>5.65419157628015E-78</text:p>
          </table:table-cell>
        </table:table-row>
        <table:table-row table:style-name="ro1">
          <table:table-cell office:value-type="float" office:value="0.0616158596288114" calcext:value-type="float">
            <text:p>0.061615859628811</text:p>
          </table:table-cell>
          <table:table-cell office:value-type="float" office:value="0.507277386034093" calcext:value-type="float">
            <text:p>0.507277386034093</text:p>
          </table:table-cell>
          <table:table-cell office:value-type="float" office:value="0.394386831430119" calcext:value-type="float">
            <text:p>0.394386831430119</text:p>
          </table:table-cell>
          <table:table-cell office:value-type="float" office:value="0.487516894548227" calcext:value-type="float">
            <text:p>0.487516894548227</text:p>
          </table:table-cell>
          <table:table-cell office:value-type="float" office:value="0.00593751089869454" calcext:value-type="float">
            <text:p>0.005937510898695</text:p>
          </table:table-cell>
          <table:table-cell office:value-type="float" office:value="0.0663122780165352" calcext:value-type="float">
            <text:p>0.066312278016535</text:p>
          </table:table-cell>
          <table:table-cell office:value-type="float" office:value="0.029010758480838" calcext:value-type="float">
            <text:p>0.029010758480838</text:p>
          </table:table-cell>
          <table:table-cell office:value-type="float" office:value="0.0546110714709043" calcext:value-type="float">
            <text:p>0.054611071470904</text:p>
          </table:table-cell>
          <table:table-cell office:value-type="float" office:value="0.0620772423836753" calcext:value-type="float">
            <text:p>0.062077242383675</text:p>
          </table:table-cell>
          <table:table-cell office:value-type="float" office:value="0.0452160071224087" calcext:value-type="float">
            <text:p>0.045216007122409</text:p>
          </table:table-cell>
          <table:table-cell office:value-type="float" office:value="0.0392719395193766" calcext:value-type="float">
            <text:p>0.039271939519377</text:p>
          </table:table-cell>
          <table:table-cell office:value-type="float" office:value="0.0478334315953661" calcext:value-type="float">
            <text:p>0.047833431595366</text:p>
          </table:table-cell>
          <table:table-cell office:value-type="float" office:value="0.0114007086835902" calcext:value-type="float">
            <text:p>0.01140070868359</text:p>
          </table:table-cell>
          <table:table-cell office:value-type="float" office:value="1.15126528604701E-031" calcext:value-type="float">
            <text:p>1.15126528604701E-31</text:p>
          </table:table-cell>
          <table:table-cell office:value-type="float" office:value="0.000784119127377619" calcext:value-type="float">
            <text:p>0.000784119127378</text:p>
          </table:table-cell>
          <table:table-cell office:value-type="float" office:value="0.000764103083244932" calcext:value-type="float">
            <text:p>0.000764103083245</text:p>
          </table:table-cell>
        </table:table-row>
        <table:table-row table:style-name="ro1">
          <table:table-cell office:value-type="float" office:value="0.0363996215679518" calcext:value-type="float">
            <text:p>0.036399621567952</text:p>
          </table:table-cell>
          <table:table-cell office:value-type="float" office:value="0.0726971711538294" calcext:value-type="float">
            <text:p>0.072697171153829</text:p>
          </table:table-cell>
          <table:table-cell office:value-type="float" office:value="0.0342007690386905" calcext:value-type="float">
            <text:p>0.034200769038691</text:p>
          </table:table-cell>
          <table:table-cell office:value-type="float" office:value="0.170381984494551" calcext:value-type="float">
            <text:p>0.170381984494551</text:p>
          </table:table-cell>
          <table:table-cell office:value-type="float" office:value="0.0114249700585944" calcext:value-type="float">
            <text:p>0.011424970058594</text:p>
          </table:table-cell>
          <table:table-cell office:value-type="float" office:value="0.00174080602149397" calcext:value-type="float">
            <text:p>0.001740806021494</text:p>
          </table:table-cell>
          <table:table-cell office:value-type="float" office:value="0.0173101322028434" calcext:value-type="float">
            <text:p>0.017310132202843</text:p>
          </table:table-cell>
          <table:table-cell office:value-type="float" office:value="0.0519649926102673" calcext:value-type="float">
            <text:p>0.051964992610267</text:p>
          </table:table-cell>
          <table:table-cell office:value-type="float" office:value="0.0107421776843853" calcext:value-type="float">
            <text:p>0.010742177684385</text:p>
          </table:table-cell>
          <table:table-cell office:value-type="float" office:value="0.0171179544176085" calcext:value-type="float">
            <text:p>0.017117954417609</text:p>
          </table:table-cell>
          <table:table-cell office:value-type="float" office:value="0.0135084040989857" calcext:value-type="float">
            <text:p>0.013508404098986</text:p>
          </table:table-cell>
          <table:table-cell office:value-type="float" office:value="0.00740823159429322" calcext:value-type="float">
            <text:p>0.007408231594293</text:p>
          </table:table-cell>
          <table:table-cell office:value-type="float" office:value="0.0223407969126073" calcext:value-type="float">
            <text:p>0.022340796912607</text:p>
          </table:table-cell>
          <table:table-cell office:value-type="float" office:value="0.0110751800146762" calcext:value-type="float">
            <text:p>0.011075180014676</text:p>
          </table:table-cell>
          <table:table-cell office:value-type="float" office:value="4.42719653750522E-067" calcext:value-type="float">
            <text:p>4.42719653750522E-67</text:p>
          </table:table-cell>
          <table:table-cell office:value-type="float" office:value="2.1223754554349E-037" calcext:value-type="float">
            <text:p>2.1223754554349E-37</text:p>
          </table:table-cell>
        </table:table-row>
        <table:table-row table:style-name="ro1">
          <table:table-cell office:value-type="float" office:value="0.00167924286365077" calcext:value-type="float">
            <text:p>0.001679242863651</text:p>
          </table:table-cell>
          <table:table-cell office:value-type="float" office:value="0.0247001777922562" calcext:value-type="float">
            <text:p>0.024700177792256</text:p>
          </table:table-cell>
          <table:table-cell office:value-type="float" office:value="0.00937447697869941" calcext:value-type="float">
            <text:p>0.009374476978699</text:p>
          </table:table-cell>
          <table:table-cell office:value-type="float" office:value="6.73278987351875E-032" calcext:value-type="float">
            <text:p>6.73278987351875E-32</text:p>
          </table:table-cell>
          <table:table-cell office:value-type="float" office:value="0.00180956462152509" calcext:value-type="float">
            <text:p>0.001809564621525</text:p>
          </table:table-cell>
          <table:table-cell office:value-type="float" office:value="0.00180266642807526" calcext:value-type="float">
            <text:p>0.001802666428075</text:p>
          </table:table-cell>
          <table:table-cell office:value-type="float" office:value="0.0118642183700981" calcext:value-type="float">
            <text:p>0.011864218370098</text:p>
          </table:table-cell>
          <table:table-cell office:value-type="float" office:value="0.00528678707230987" calcext:value-type="float">
            <text:p>0.00528678707231</text:p>
          </table:table-cell>
          <table:table-cell office:value-type="float" office:value="0.00526965183021451" calcext:value-type="float">
            <text:p>0.005269651830215</text:p>
          </table:table-cell>
          <table:table-cell office:value-type="float" office:value="0.00850673190864193" calcext:value-type="float">
            <text:p>0.008506731908642</text:p>
          </table:table-cell>
          <table:table-cell office:value-type="float" office:value="0.00193771354047125" calcext:value-type="float">
            <text:p>0.001937713540471</text:p>
          </table:table-cell>
          <table:table-cell office:value-type="float" office:value="0.0151513497077075" calcext:value-type="float">
            <text:p>0.015151349707708</text:p>
          </table:table-cell>
          <table:table-cell office:value-type="float" office:value="0.00809413673620699" calcext:value-type="float">
            <text:p>0.008094136736207</text:p>
          </table:table-cell>
          <table:table-cell office:value-type="float" office:value="0.0173378163394006" calcext:value-type="float">
            <text:p>0.017337816339401</text:p>
          </table:table-cell>
          <table:table-cell office:value-type="float" office:value="0.0111249084035202" calcext:value-type="float">
            <text:p>0.01112490840352</text:p>
          </table:table-cell>
          <table:table-cell office:value-type="float" office:value="3.45719456883152E-126" calcext:value-type="float">
            <text:p>3.45719456883152E-126</text:p>
          </table:table-cell>
        </table:table-row>
        <table:table-row table:style-name="ro1">
          <table:table-cell office:value-type="float" office:value="1.28089536856862E-028" calcext:value-type="float">
            <text:p>1.28089536856862E-28</text:p>
          </table:table-cell>
          <table:table-cell office:value-type="float" office:value="5.14562428096916E-026" calcext:value-type="float">
            <text:p>5.14562428096916E-26</text:p>
          </table:table-cell>
          <table:table-cell office:value-type="float" office:value="1.94069415307716E-040" calcext:value-type="float">
            <text:p>1.94069415307716E-40</text:p>
          </table:table-cell>
          <table:table-cell office:value-type="float" office:value="0.00765597258171249" calcext:value-type="float">
            <text:p>0.007655972581712</text:p>
          </table:table-cell>
          <table:table-cell office:value-type="float" office:value="2.63752495876266E-022" calcext:value-type="float">
            <text:p>2.63752495876266E-22</text:p>
          </table:table-cell>
          <table:table-cell office:value-type="float" office:value="1.70068021944354E-024" calcext:value-type="float">
            <text:p>1.70068021944354E-24</text:p>
          </table:table-cell>
          <table:table-cell office:value-type="float" office:value="1.26202108238422E-026" calcext:value-type="float">
            <text:p>1.26202108238422E-26</text:p>
          </table:table-cell>
          <table:table-cell office:value-type="float" office:value="0.00764727291373167" calcext:value-type="float">
            <text:p>0.007647272913732</text:p>
          </table:table-cell>
          <table:table-cell office:value-type="float" office:value="0.0078709933073414" calcext:value-type="float">
            <text:p>0.007870993307341</text:p>
          </table:table-cell>
          <table:table-cell office:value-type="float" office:value="0.0212112763717594" calcext:value-type="float">
            <text:p>0.021211276371759</text:p>
          </table:table-cell>
          <table:table-cell office:value-type="float" office:value="0.0353038086115454" calcext:value-type="float">
            <text:p>0.035303808611545</text:p>
          </table:table-cell>
          <table:table-cell office:value-type="float" office:value="0.0214952134283544" calcext:value-type="float">
            <text:p>0.021495213428354</text:p>
          </table:table-cell>
          <table:table-cell office:value-type="float" office:value="0.00774686832330216" calcext:value-type="float">
            <text:p>0.007746868323302</text:p>
          </table:table-cell>
          <table:table-cell office:value-type="float" office:value="0.00801400803903126" calcext:value-type="float">
            <text:p>0.008014008039031</text:p>
          </table:table-cell>
          <table:table-cell office:value-type="float" office:value="0.00791291137268066" calcext:value-type="float">
            <text:p>0.007912911372681</text:p>
          </table:table-cell>
          <table:table-cell office:value-type="float" office:value="0.0213827082308361" calcext:value-type="float">
            <text:p>0.021382708230836</text:p>
          </table:table-cell>
        </table:table-row>
        <table:table-row table:style-name="ro1">
          <table:table-cell office:value-type="float" office:value="2.81657653146623E-094" calcext:value-type="float">
            <text:p>2.81657653146623E-94</text:p>
          </table:table-cell>
          <table:table-cell office:value-type="float" office:value="0.0212463283331524" calcext:value-type="float">
            <text:p>0.021246328333152</text:p>
          </table:table-cell>
          <table:table-cell office:value-type="float" office:value="8.50290281639651E-042" calcext:value-type="float">
            <text:p>8.50290281639651E-42</text:p>
          </table:table-cell>
          <table:table-cell office:value-type="float" office:value="0.0213746203944989" calcext:value-type="float">
            <text:p>0.021374620394499</text:p>
          </table:table-cell>
          <table:table-cell office:value-type="float" office:value="4.90085471613923E-036" calcext:value-type="float">
            <text:p>4.90085471613923E-36</text:p>
          </table:table-cell>
          <table:table-cell office:value-type="float" office:value="0.00760402509262011" calcext:value-type="float">
            <text:p>0.00760402509262</text:p>
          </table:table-cell>
          <table:table-cell office:value-type="float" office:value="9.79282854099873E-069" calcext:value-type="float">
            <text:p>9.79282854099873E-69</text:p>
          </table:table-cell>
          <table:table-cell office:value-type="float" office:value="2.23712793857144E-060" calcext:value-type="float">
            <text:p>2.23712793857144E-60</text:p>
          </table:table-cell>
          <table:table-cell office:value-type="float" office:value="1.44023826086272E-048" calcext:value-type="float">
            <text:p>1.44023826086272E-48</text:p>
          </table:table-cell>
          <table:table-cell office:value-type="float" office:value="8.57919516806482E-060" calcext:value-type="float">
            <text:p>8.57919516806482E-60</text:p>
          </table:table-cell>
          <table:table-cell office:value-type="float" office:value="4.70431513665872E-042" calcext:value-type="float">
            <text:p>4.70431513665872E-42</text:p>
          </table:table-cell>
          <table:table-cell office:value-type="float" office:value="1.60164882456924E-046" calcext:value-type="float">
            <text:p>1.60164882456924E-46</text:p>
          </table:table-cell>
          <table:table-cell office:value-type="float" office:value="2.21154568041745E-083" calcext:value-type="float">
            <text:p>2.21154568041745E-83</text:p>
          </table:table-cell>
          <table:table-cell office:value-type="float" office:value="8.85928849710668E-107" calcext:value-type="float">
            <text:p>8.85928849710668E-107</text:p>
          </table:table-cell>
          <table:table-cell office:value-type="float" office:value="1.02043420503913E-080" calcext:value-type="float">
            <text:p>1.02043420503913E-80</text:p>
          </table:table-cell>
          <table:table-cell office:value-type="float" office:value="6.61416936852229E-113" calcext:value-type="float">
            <text:p>6.61416936852229E-1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0.683594976424851" calcext:value-type="float">
            <text:p>0.683594976424851</text:p>
          </table:table-cell>
          <table:table-cell office:value-type="float" office:value="0.41192778148011" calcext:value-type="float">
            <text:p>0.41192778148011</text:p>
          </table:table-cell>
          <table:table-cell office:value-type="float" office:value="0.199162918885552" calcext:value-type="float">
            <text:p>0.199162918885552</text:p>
          </table:table-cell>
          <table:table-cell office:value-type="float" office:value="0.0884998449392214" calcext:value-type="float">
            <text:p>0.088499844939221</text:p>
          </table:table-cell>
          <table:table-cell office:value-type="float" office:value="0.133026100002843" calcext:value-type="float">
            <text:p>0.133026100002843</text:p>
          </table:table-cell>
          <table:table-cell office:value-type="float" office:value="0.277522879593747" calcext:value-type="float">
            <text:p>0.277522879593747</text:p>
          </table:table-cell>
          <table:table-cell office:value-type="float" office:value="0.474857905362702" calcext:value-type="float">
            <text:p>0.474857905362702</text:p>
          </table:table-cell>
          <table:table-cell office:value-type="float" office:value="0.500591211994382" calcext:value-type="float">
            <text:p>0.500591211994382</text:p>
          </table:table-cell>
          <table:table-cell office:value-type="float" office:value="0.264712038354938" calcext:value-type="float">
            <text:p>0.264712038354938</text:p>
          </table:table-cell>
          <table:table-cell office:value-type="float" office:value="0.0701673083918195" calcext:value-type="float">
            <text:p>0.07016730839182</text:p>
          </table:table-cell>
          <table:table-cell office:value-type="float" office:value="0.0614492013580797" calcext:value-type="float">
            <text:p>0.06144920135808</text:p>
          </table:table-cell>
          <table:table-cell office:value-type="float" office:value="0.0396640275921439" calcext:value-type="float">
            <text:p>0.039664027592144</text:p>
          </table:table-cell>
          <table:table-cell office:value-type="float" office:value="0.0354503042498439" calcext:value-type="float">
            <text:p>0.035450304249844</text:p>
          </table:table-cell>
          <table:table-cell office:value-type="float" office:value="0.0138305140328763" calcext:value-type="float">
            <text:p>0.013830514032876</text:p>
          </table:table-cell>
          <table:table-cell office:value-type="float" office:value="0.00517350598969211" calcext:value-type="float">
            <text:p>0.005173505989692</text:p>
          </table:table-cell>
          <table:table-cell office:value-type="float" office:value="0.0114677393267055" calcext:value-type="float">
            <text:p>0.011467739326706</text:p>
          </table:table-cell>
        </table:table-row>
        <table:table-row table:style-name="ro1">
          <table:table-cell office:value-type="float" office:value="0.222807508823995" calcext:value-type="float">
            <text:p>0.222807508823995</text:p>
          </table:table-cell>
          <table:table-cell office:value-type="float" office:value="0.799990264972612" calcext:value-type="float">
            <text:p>0.799990264972612</text:p>
          </table:table-cell>
          <table:table-cell office:value-type="float" office:value="0.326961509898947" calcext:value-type="float">
            <text:p>0.326961509898947</text:p>
          </table:table-cell>
          <table:table-cell office:value-type="float" office:value="0.110397139676418" calcext:value-type="float">
            <text:p>0.110397139676418</text:p>
          </table:table-cell>
          <table:table-cell office:value-type="float" office:value="0.0402997255741065" calcext:value-type="float">
            <text:p>0.040299725574107</text:p>
          </table:table-cell>
          <table:table-cell office:value-type="float" office:value="0.129766213316688" calcext:value-type="float">
            <text:p>0.129766213316688</text:p>
          </table:table-cell>
          <table:table-cell office:value-type="float" office:value="0.343575750893602" calcext:value-type="float">
            <text:p>0.343575750893602</text:p>
          </table:table-cell>
          <table:table-cell office:value-type="float" office:value="0.443905131001479" calcext:value-type="float">
            <text:p>0.443905131001479</text:p>
          </table:table-cell>
          <table:table-cell office:value-type="float" office:value="0.408396181836561" calcext:value-type="float">
            <text:p>0.408396181836561</text:p>
          </table:table-cell>
          <table:table-cell office:value-type="float" office:value="0.131811242814466" calcext:value-type="float">
            <text:p>0.131811242814466</text:p>
          </table:table-cell>
          <table:table-cell office:value-type="float" office:value="0.0461665403442638" calcext:value-type="float">
            <text:p>0.046166540344264</text:p>
          </table:table-cell>
          <table:table-cell office:value-type="float" office:value="0.0368983990972768" calcext:value-type="float">
            <text:p>0.036898399097277</text:p>
          </table:table-cell>
          <table:table-cell office:value-type="float" office:value="0.0202738803767149" calcext:value-type="float">
            <text:p>0.020273880376715</text:p>
          </table:table-cell>
          <table:table-cell office:value-type="float" office:value="0.0112138836977554" calcext:value-type="float">
            <text:p>0.011213883697755</text:p>
          </table:table-cell>
          <table:table-cell office:value-type="float" office:value="0.00517598780142657" calcext:value-type="float">
            <text:p>0.005175987801427</text:p>
          </table:table-cell>
          <table:table-cell office:value-type="float" office:value="0.00894253060335335" calcext:value-type="float">
            <text:p>0.008942530603353</text:p>
          </table:table-cell>
        </table:table-row>
        <table:table-row table:style-name="ro1">
          <table:table-cell office:value-type="float" office:value="0.102608959718631" calcext:value-type="float">
            <text:p>0.102608959718631</text:p>
          </table:table-cell>
          <table:table-cell office:value-type="float" office:value="0.318082681718696" calcext:value-type="float">
            <text:p>0.318082681718696</text:p>
          </table:table-cell>
          <table:table-cell office:value-type="float" office:value="1.06639951843661" calcext:value-type="float">
            <text:p>1.06639951843661</text:p>
          </table:table-cell>
          <table:table-cell office:value-type="float" office:value="0.274856225943264" calcext:value-type="float">
            <text:p>0.274856225943264</text:p>
          </table:table-cell>
          <table:table-cell office:value-type="float" office:value="0.0525273410573269" calcext:value-type="float">
            <text:p>0.052527341057327</text:p>
          </table:table-cell>
          <table:table-cell office:value-type="float" office:value="0.0337104894176573" calcext:value-type="float">
            <text:p>0.033710489417657</text:p>
          </table:table-cell>
          <table:table-cell office:value-type="float" office:value="0.102280953657544" calcext:value-type="float">
            <text:p>0.102280953657544</text:p>
          </table:table-cell>
          <table:table-cell office:value-type="float" office:value="0.28368991248206" calcext:value-type="float">
            <text:p>0.28368991248206</text:p>
          </table:table-cell>
          <table:table-cell office:value-type="float" office:value="0.426384775774846" calcext:value-type="float">
            <text:p>0.426384775774846</text:p>
          </table:table-cell>
          <table:table-cell office:value-type="float" office:value="0.194493777391293" calcext:value-type="float">
            <text:p>0.194493777391293</text:p>
          </table:table-cell>
          <table:table-cell office:value-type="float" office:value="0.0770728432725924" calcext:value-type="float">
            <text:p>0.077072843272592</text:p>
          </table:table-cell>
          <table:table-cell office:value-type="float" office:value="0.0209345225608676" calcext:value-type="float">
            <text:p>0.020934522560868</text:p>
          </table:table-cell>
          <table:table-cell office:value-type="float" office:value="0.00996377958070864" calcext:value-type="float">
            <text:p>0.009963779580709</text:p>
          </table:table-cell>
          <table:table-cell office:value-type="float" office:value="0.0101510570429252" calcext:value-type="float">
            <text:p>0.010151057042925</text:p>
          </table:table-cell>
          <table:table-cell office:value-type="float" office:value="0.0111821311715387" calcext:value-type="float">
            <text:p>0.011182131171539</text:p>
          </table:table-cell>
          <table:table-cell office:value-type="float" office:value="0.00911045561012205" calcext:value-type="float">
            <text:p>0.009110455610122</text:p>
          </table:table-cell>
        </table:table-row>
        <table:table-row table:style-name="ro1">
          <table:table-cell office:value-type="float" office:value="0.0510162743808211" calcext:value-type="float">
            <text:p>0.051016274380821</text:p>
          </table:table-cell>
          <table:table-cell office:value-type="float" office:value="0.104170713807275" calcext:value-type="float">
            <text:p>0.104170713807275</text:p>
          </table:table-cell>
          <table:table-cell office:value-type="float" office:value="0.320881730779974" calcext:value-type="float">
            <text:p>0.320881730779974</text:p>
          </table:table-cell>
          <table:table-cell office:value-type="float" office:value="0.98808760182812" calcext:value-type="float">
            <text:p>0.98808760182812</text:p>
          </table:table-cell>
          <table:table-cell office:value-type="float" office:value="0.182349837487874" calcext:value-type="float">
            <text:p>0.182349837487874</text:p>
          </table:table-cell>
          <table:table-cell office:value-type="float" office:value="0.0435064511725359" calcext:value-type="float">
            <text:p>0.043506451172536</text:p>
          </table:table-cell>
          <table:table-cell office:value-type="float" office:value="0.0259509412878386" calcext:value-type="float">
            <text:p>0.025950941287839</text:p>
          </table:table-cell>
          <table:table-cell office:value-type="float" office:value="0.136009852136256" calcext:value-type="float">
            <text:p>0.136009852136256</text:p>
          </table:table-cell>
          <table:table-cell office:value-type="float" office:value="0.310027738999181" calcext:value-type="float">
            <text:p>0.310027738999181</text:p>
          </table:table-cell>
          <table:table-cell office:value-type="float" office:value="0.388100968896374" calcext:value-type="float">
            <text:p>0.388100968896374</text:p>
          </table:table-cell>
          <table:table-cell office:value-type="float" office:value="0.212438123393493" calcext:value-type="float">
            <text:p>0.212438123393493</text:p>
          </table:table-cell>
          <table:table-cell office:value-type="float" office:value="0.0494945517971828" calcext:value-type="float">
            <text:p>0.049494551797183</text:p>
          </table:table-cell>
          <table:table-cell office:value-type="float" office:value="0.014590158649938" calcext:value-type="float">
            <text:p>0.014590158649938</text:p>
          </table:table-cell>
          <table:table-cell office:value-type="float" office:value="0.00899771709715821" calcext:value-type="float">
            <text:p>0.008997717097158</text:p>
          </table:table-cell>
          <table:table-cell office:value-type="float" office:value="0.00526032079135575" calcext:value-type="float">
            <text:p>0.005260320791356</text:p>
          </table:table-cell>
          <table:table-cell office:value-type="float" office:value="0.00714880724144817" calcext:value-type="float">
            <text:p>0.007148807241448</text:p>
          </table:table-cell>
        </table:table-row>
        <table:table-row table:style-name="ro1">
          <table:table-cell office:value-type="float" office:value="0.102501164876456" calcext:value-type="float">
            <text:p>0.102501164876456</text:p>
          </table:table-cell>
          <table:table-cell office:value-type="float" office:value="0.0715465450839417" calcext:value-type="float">
            <text:p>0.071546545083942</text:p>
          </table:table-cell>
          <table:table-cell office:value-type="float" office:value="0.0873549893352769" calcext:value-type="float">
            <text:p>0.087354989335277</text:p>
          </table:table-cell>
          <table:table-cell office:value-type="float" office:value="0.3804429899011" calcext:value-type="float">
            <text:p>0.3804429899011</text:p>
          </table:table-cell>
          <table:table-cell office:value-type="float" office:value="1.13854298209105" calcext:value-type="float">
            <text:p>1.13854298209105</text:p>
          </table:table-cell>
          <table:table-cell office:value-type="float" office:value="0.225183369847308" calcext:value-type="float">
            <text:p>0.225183369847308</text:p>
          </table:table-cell>
          <table:table-cell office:value-type="float" office:value="0.0475923852903883" calcext:value-type="float">
            <text:p>0.047592385290388</text:p>
          </table:table-cell>
          <table:table-cell office:value-type="float" office:value="0.0192958976075041" calcext:value-type="float">
            <text:p>0.019295897607504</text:p>
          </table:table-cell>
          <table:table-cell office:value-type="float" office:value="0.121496780431648" calcext:value-type="float">
            <text:p>0.121496780431648</text:p>
          </table:table-cell>
          <table:table-cell office:value-type="float" office:value="0.409287612809907" calcext:value-type="float">
            <text:p>0.409287612809907</text:p>
          </table:table-cell>
          <table:table-cell office:value-type="float" office:value="0.296612689334595" calcext:value-type="float">
            <text:p>0.296612689334595</text:p>
          </table:table-cell>
          <table:table-cell office:value-type="float" office:value="0.134412280537558" calcext:value-type="float">
            <text:p>0.134412280537558</text:p>
          </table:table-cell>
          <table:table-cell office:value-type="float" office:value="0.0270662002286281" calcext:value-type="float">
            <text:p>0.027066200228628</text:p>
          </table:table-cell>
          <table:table-cell office:value-type="float" office:value="0.00501265271561532" calcext:value-type="float">
            <text:p>0.005012652715615</text:p>
          </table:table-cell>
          <table:table-cell office:value-type="float" office:value="0.00635870614160263" calcext:value-type="float">
            <text:p>0.006358706141603</text:p>
          </table:table-cell>
          <table:table-cell office:value-type="float" office:value="0.00902173172425879" calcext:value-type="float">
            <text:p>0.009021731724259</text:p>
          </table:table-cell>
        </table:table-row>
        <table:table-row table:style-name="ro1">
          <table:table-cell office:value-type="float" office:value="0.317652829341656" calcext:value-type="float">
            <text:p>0.317652829341656</text:p>
          </table:table-cell>
          <table:table-cell office:value-type="float" office:value="0.124840611505796" calcext:value-type="float">
            <text:p>0.124840611505796</text:p>
          </table:table-cell>
          <table:table-cell office:value-type="float" office:value="0.046200320939263" calcext:value-type="float">
            <text:p>0.046200320939263</text:p>
          </table:table-cell>
          <table:table-cell office:value-type="float" office:value="0.0940278174364033" calcext:value-type="float">
            <text:p>0.094027817436403</text:p>
          </table:table-cell>
          <table:table-cell office:value-type="float" office:value="0.274160433898002" calcext:value-type="float">
            <text:p>0.274160433898002</text:p>
          </table:table-cell>
          <table:table-cell office:value-type="float" office:value="1.0216633912382" calcext:value-type="float">
            <text:p>1.0216633912382</text:p>
          </table:table-cell>
          <table:table-cell office:value-type="float" office:value="0.209400753744126" calcext:value-type="float">
            <text:p>0.209400753744126</text:p>
          </table:table-cell>
          <table:table-cell office:value-type="float" office:value="0.03080997967892" calcext:value-type="float">
            <text:p>0.03080997967892</text:p>
          </table:table-cell>
          <table:table-cell office:value-type="float" office:value="0.0201091017586041" calcext:value-type="float">
            <text:p>0.020109101758604</text:p>
          </table:table-cell>
          <table:table-cell office:value-type="float" office:value="0.105693771569466" calcext:value-type="float">
            <text:p>0.105693771569466</text:p>
          </table:table-cell>
          <table:table-cell office:value-type="float" office:value="0.270413235102581" calcext:value-type="float">
            <text:p>0.270413235102581</text:p>
          </table:table-cell>
          <table:table-cell office:value-type="float" office:value="0.192746426797723" calcext:value-type="float">
            <text:p>0.192746426797723</text:p>
          </table:table-cell>
          <table:table-cell office:value-type="float" office:value="0.0816211293062949" calcext:value-type="float">
            <text:p>0.081621129306295</text:p>
          </table:table-cell>
          <table:table-cell office:value-type="float" office:value="0.0189219124775106" calcext:value-type="float">
            <text:p>0.018921912477511</text:p>
          </table:table-cell>
          <table:table-cell office:value-type="float" office:value="0.00336322271459257" calcext:value-type="float">
            <text:p>0.003363222714593</text:p>
          </table:table-cell>
          <table:table-cell office:value-type="float" office:value="0.0128761732707881" calcext:value-type="float">
            <text:p>0.012876173270788</text:p>
          </table:table-cell>
        </table:table-row>
        <table:table-row table:style-name="ro1">
          <table:table-cell office:value-type="float" office:value="0.568287412424686" calcext:value-type="float">
            <text:p>0.568287412424686</text:p>
          </table:table-cell>
          <table:table-cell office:value-type="float" office:value="0.552121529097104" calcext:value-type="float">
            <text:p>0.552121529097104</text:p>
          </table:table-cell>
          <table:table-cell office:value-type="float" office:value="0.241448469519986" calcext:value-type="float">
            <text:p>0.241448469519986</text:p>
          </table:table-cell>
          <table:table-cell office:value-type="float" office:value="0.0495922405913208" calcext:value-type="float">
            <text:p>0.049592240591321</text:p>
          </table:table-cell>
          <table:table-cell office:value-type="float" office:value="0.075820157546289" calcext:value-type="float">
            <text:p>0.075820157546289</text:p>
          </table:table-cell>
          <table:table-cell office:value-type="float" office:value="0.246167982826673" calcext:value-type="float">
            <text:p>0.246167982826673</text:p>
          </table:table-cell>
          <table:table-cell office:value-type="float" office:value="1.0770669332639" calcext:value-type="float">
            <text:p>1.0770669332639</text:p>
          </table:table-cell>
          <table:table-cell office:value-type="float" office:value="0.250530248240103" calcext:value-type="float">
            <text:p>0.250530248240103</text:p>
          </table:table-cell>
          <table:table-cell office:value-type="float" office:value="0.0798668436571905" calcext:value-type="float">
            <text:p>0.079866843657191</text:p>
          </table:table-cell>
          <table:table-cell office:value-type="float" office:value="0.0229717482603487" calcext:value-type="float">
            <text:p>0.022971748260349</text:p>
          </table:table-cell>
          <table:table-cell office:value-type="float" office:value="0.0545405526375656" calcext:value-type="float">
            <text:p>0.054540552637566</text:p>
          </table:table-cell>
          <table:table-cell office:value-type="float" office:value="0.109004717263213" calcext:value-type="float">
            <text:p>0.109004717263213</text:p>
          </table:table-cell>
          <table:table-cell office:value-type="float" office:value="0.112586364280974" calcext:value-type="float">
            <text:p>0.112586364280974</text:p>
          </table:table-cell>
          <table:table-cell office:value-type="float" office:value="0.0231757721403814" calcext:value-type="float">
            <text:p>0.023175772140381</text:p>
          </table:table-cell>
          <table:table-cell office:value-type="float" office:value="0.0113321183800646" calcext:value-type="float">
            <text:p>0.011332118380065</text:p>
          </table:table-cell>
          <table:table-cell office:value-type="float" office:value="0.00995918464697066" calcext:value-type="float">
            <text:p>0.009959184646971</text:p>
          </table:table-cell>
        </table:table-row>
        <table:table-row table:style-name="ro1">
          <table:table-cell office:value-type="float" office:value="0.584846145136539" calcext:value-type="float">
            <text:p>0.584846145136539</text:p>
          </table:table-cell>
          <table:table-cell office:value-type="float" office:value="0.850231973149201" calcext:value-type="float">
            <text:p>0.850231973149201</text:p>
          </table:table-cell>
          <table:table-cell office:value-type="float" office:value="0.662086831586665" calcext:value-type="float">
            <text:p>0.662086831586665</text:p>
          </table:table-cell>
          <table:table-cell office:value-type="float" office:value="0.2488114560056" calcext:value-type="float">
            <text:p>0.2488114560056</text:p>
          </table:table-cell>
          <table:table-cell office:value-type="float" office:value="0.0341851609056981" calcext:value-type="float">
            <text:p>0.034185160905698</text:p>
          </table:table-cell>
          <table:table-cell office:value-type="float" office:value="0.0428325326172682" calcext:value-type="float">
            <text:p>0.042832532617268</text:p>
          </table:table-cell>
          <table:table-cell office:value-type="float" office:value="0.199829203088622" calcext:value-type="float">
            <text:p>0.199829203088622</text:p>
          </table:table-cell>
          <table:table-cell office:value-type="float" office:value="1.16493611492071" calcext:value-type="float">
            <text:p>1.16493611492071</text:p>
          </table:table-cell>
          <table:table-cell office:value-type="float" office:value="0.222015504981089" calcext:value-type="float">
            <text:p>0.222015504981089</text:p>
          </table:table-cell>
          <table:table-cell office:value-type="float" office:value="0.0486865422139067" calcext:value-type="float">
            <text:p>0.048686542213907</text:p>
          </table:table-cell>
          <table:table-cell office:value-type="float" office:value="0.0261665350579185" calcext:value-type="float">
            <text:p>0.026166535057919</text:p>
          </table:table-cell>
          <table:table-cell office:value-type="float" office:value="0.0248098643929181" calcext:value-type="float">
            <text:p>0.024809864392918</text:p>
          </table:table-cell>
          <table:table-cell office:value-type="float" office:value="0.0595387921182464" calcext:value-type="float">
            <text:p>0.059538792118246</text:p>
          </table:table-cell>
          <table:table-cell office:value-type="float" office:value="0.0367602826753755" calcext:value-type="float">
            <text:p>0.036760282675376</text:p>
          </table:table-cell>
          <table:table-cell office:value-type="float" office:value="0.0159157844030589" calcext:value-type="float">
            <text:p>0.015915784403059</text:p>
          </table:table-cell>
          <table:table-cell office:value-type="float" office:value="0.00706499188867692" calcext:value-type="float">
            <text:p>0.007064991888677</text:p>
          </table:table-cell>
        </table:table-row>
        <table:table-row table:style-name="ro1">
          <table:table-cell office:value-type="float" office:value="0.226427833644384" calcext:value-type="float">
            <text:p>0.226427833644384</text:p>
          </table:table-cell>
          <table:table-cell office:value-type="float" office:value="0.481487966862328" calcext:value-type="float">
            <text:p>0.481487966862328</text:p>
          </table:table-cell>
          <table:table-cell office:value-type="float" office:value="0.613552366373087" calcext:value-type="float">
            <text:p>0.613552366373087</text:p>
          </table:table-cell>
          <table:table-cell office:value-type="float" office:value="0.406555658272165" calcext:value-type="float">
            <text:p>0.406555658272165</text:p>
          </table:table-cell>
          <table:table-cell office:value-type="float" office:value="0.102687837474922" calcext:value-type="float">
            <text:p>0.102687837474922</text:p>
          </table:table-cell>
          <table:table-cell office:value-type="float" office:value="0.0293896588690072" calcext:value-type="float">
            <text:p>0.029389658869007</text:p>
          </table:table-cell>
          <table:table-cell office:value-type="float" office:value="0.0691332498301999" calcext:value-type="float">
            <text:p>0.0691332498302</text:p>
          </table:table-cell>
          <table:table-cell office:value-type="float" office:value="0.162863741175136" calcext:value-type="float">
            <text:p>0.162863741175136</text:p>
          </table:table-cell>
          <table:table-cell office:value-type="float" office:value="0.761542781990209" calcext:value-type="float">
            <text:p>0.761542781990209</text:p>
          </table:table-cell>
          <table:table-cell office:value-type="float" office:value="0.139490501967792" calcext:value-type="float">
            <text:p>0.139490501967792</text:p>
          </table:table-cell>
          <table:table-cell office:value-type="float" office:value="0.0400910996840417" calcext:value-type="float">
            <text:p>0.040091099684042</text:p>
          </table:table-cell>
          <table:table-cell office:value-type="float" office:value="0.00844210950353675" calcext:value-type="float">
            <text:p>0.008442109503537</text:p>
          </table:table-cell>
          <table:table-cell office:value-type="float" office:value="0.0239981029253058" calcext:value-type="float">
            <text:p>0.023998102925306</text:p>
          </table:table-cell>
          <table:table-cell office:value-type="float" office:value="0.0269845658870002" calcext:value-type="float">
            <text:p>0.026984565887</text:p>
          </table:table-cell>
          <table:table-cell office:value-type="float" office:value="0.0114139976949239" calcext:value-type="float">
            <text:p>0.011413997694924</text:p>
          </table:table-cell>
          <table:table-cell office:value-type="float" office:value="0.011011308154451" calcext:value-type="float">
            <text:p>0.011011308154451</text:p>
          </table:table-cell>
        </table:table-row>
        <table:table-row table:style-name="ro1">
          <table:table-cell office:value-type="float" office:value="0.100621202810863" calcext:value-type="float">
            <text:p>0.100621202810863</text:p>
          </table:table-cell>
          <table:table-cell office:value-type="float" office:value="0.237405451331988" calcext:value-type="float">
            <text:p>0.237405451331988</text:p>
          </table:table-cell>
          <table:table-cell office:value-type="float" office:value="0.380946454275057" calcext:value-type="float">
            <text:p>0.380946454275057</text:p>
          </table:table-cell>
          <table:table-cell office:value-type="float" office:value="0.561362358026189" calcext:value-type="float">
            <text:p>0.561362358026189</text:p>
          </table:table-cell>
          <table:table-cell office:value-type="float" office:value="0.326222512075761" calcext:value-type="float">
            <text:p>0.326222512075761</text:p>
          </table:table-cell>
          <table:table-cell office:value-type="float" office:value="0.0875779715433506" calcext:value-type="float">
            <text:p>0.087577971543351</text:p>
          </table:table-cell>
          <table:table-cell office:value-type="float" office:value="0.0262747248751215" calcext:value-type="float">
            <text:p>0.026274724875122</text:p>
          </table:table-cell>
          <table:table-cell office:value-type="float" office:value="0.0689080536107123" calcext:value-type="float">
            <text:p>0.068908053610712</text:p>
          </table:table-cell>
          <table:table-cell office:value-type="float" office:value="0.146746556354565" calcext:value-type="float">
            <text:p>0.146746556354565</text:p>
          </table:table-cell>
          <table:table-cell office:value-type="float" office:value="0.709877667863472" calcext:value-type="float">
            <text:p>0.709877667863472</text:p>
          </table:table-cell>
          <table:table-cell office:value-type="float" office:value="0.146458634461305" calcext:value-type="float">
            <text:p>0.146458634461305</text:p>
          </table:table-cell>
          <table:table-cell office:value-type="float" office:value="0.0314722728131475" calcext:value-type="float">
            <text:p>0.031472272813148</text:p>
          </table:table-cell>
          <table:table-cell office:value-type="float" office:value="0.0123397451088151" calcext:value-type="float">
            <text:p>0.012339745108815</text:p>
          </table:table-cell>
          <table:table-cell office:value-type="float" office:value="0.00948099022116774" calcext:value-type="float">
            <text:p>0.009480990221168</text:p>
          </table:table-cell>
          <table:table-cell office:value-type="float" office:value="0.00928692683091043" calcext:value-type="float">
            <text:p>0.00928692683091</text:p>
          </table:table-cell>
          <table:table-cell office:value-type="float" office:value="0.0258152119157809" calcext:value-type="float">
            <text:p>0.025815211915781</text:p>
          </table:table-cell>
        </table:table-row>
        <table:table-row table:style-name="ro1">
          <table:table-cell office:value-type="float" office:value="0.146439934580236" calcext:value-type="float">
            <text:p>0.146439934580236</text:p>
          </table:table-cell>
          <table:table-cell office:value-type="float" office:value="0.133794876559838" calcext:value-type="float">
            <text:p>0.133794876559838</text:p>
          </table:table-cell>
          <table:table-cell office:value-type="float" office:value="0.258146400258005" calcext:value-type="float">
            <text:p>0.258146400258005</text:p>
          </table:table-cell>
          <table:table-cell office:value-type="float" office:value="0.359571154818897" calcext:value-type="float">
            <text:p>0.359571154818897</text:p>
          </table:table-cell>
          <table:table-cell office:value-type="float" office:value="0.370007439523171" calcext:value-type="float">
            <text:p>0.370007439523171</text:p>
          </table:table-cell>
          <table:table-cell office:value-type="float" office:value="0.224292408338602" calcext:value-type="float">
            <text:p>0.224292408338602</text:p>
          </table:table-cell>
          <table:table-cell office:value-type="float" office:value="0.0812582150337635" calcext:value-type="float">
            <text:p>0.081258215033764</text:p>
          </table:table-cell>
          <table:table-cell office:value-type="float" office:value="0.0355828492147571" calcext:value-type="float">
            <text:p>0.035582849214757</text:p>
          </table:table-cell>
          <table:table-cell office:value-type="float" office:value="0.0767610010384901" calcext:value-type="float">
            <text:p>0.07676100103849</text:p>
          </table:table-cell>
          <table:table-cell office:value-type="float" office:value="0.171039888326636" calcext:value-type="float">
            <text:p>0.171039888326636</text:p>
          </table:table-cell>
          <table:table-cell office:value-type="float" office:value="0.650070470890505" calcext:value-type="float">
            <text:p>0.650070470890505</text:p>
          </table:table-cell>
          <table:table-cell office:value-type="float" office:value="0.129056108884652" calcext:value-type="float">
            <text:p>0.129056108884652</text:p>
          </table:table-cell>
          <table:table-cell office:value-type="float" office:value="0.0223838112067162" calcext:value-type="float">
            <text:p>0.022383811206716</text:p>
          </table:table-cell>
          <table:table-cell office:value-type="float" office:value="0.00695945410413042" calcext:value-type="float">
            <text:p>0.00695945410413</text:p>
          </table:table-cell>
          <table:table-cell office:value-type="float" office:value="0.00808838477789327" calcext:value-type="float">
            <text:p>0.008088384777893</text:p>
          </table:table-cell>
          <table:table-cell office:value-type="float" office:value="0.0340166512854795" calcext:value-type="float">
            <text:p>0.03401665128548</text:p>
          </table:table-cell>
        </table:table-row>
        <table:table-row table:style-name="ro1">
          <table:table-cell office:value-type="float" office:value="0.31636644220738" calcext:value-type="float">
            <text:p>0.31636644220738</text:p>
          </table:table-cell>
          <table:table-cell office:value-type="float" office:value="0.329458884621001" calcext:value-type="float">
            <text:p>0.329458884621001</text:p>
          </table:table-cell>
          <table:table-cell office:value-type="float" office:value="0.22402208908288" calcext:value-type="float">
            <text:p>0.22402208908288</text:p>
          </table:table-cell>
          <table:table-cell office:value-type="float" office:value="0.315232342175799" calcext:value-type="float">
            <text:p>0.315232342175799</text:p>
          </table:table-cell>
          <table:table-cell office:value-type="float" office:value="0.32706445654742" calcext:value-type="float">
            <text:p>0.32706445654742</text:p>
          </table:table-cell>
          <table:table-cell office:value-type="float" office:value="0.426242659816522" calcext:value-type="float">
            <text:p>0.426242659816522</text:p>
          </table:table-cell>
          <table:table-cell office:value-type="float" office:value="0.321359169707694" calcext:value-type="float">
            <text:p>0.321359169707694</text:p>
          </table:table-cell>
          <table:table-cell office:value-type="float" office:value="0.0865620891476033" calcext:value-type="float">
            <text:p>0.086562089147603</text:p>
          </table:table-cell>
          <table:table-cell office:value-type="float" office:value="0.0508609235983026" calcext:value-type="float">
            <text:p>0.050860923598303</text:p>
          </table:table-cell>
          <table:table-cell office:value-type="float" office:value="0.152122267176964" calcext:value-type="float">
            <text:p>0.152122267176964</text:p>
          </table:table-cell>
          <table:table-cell office:value-type="float" office:value="0.249417532767812" calcext:value-type="float">
            <text:p>0.249417532767812</text:p>
          </table:table-cell>
          <table:table-cell office:value-type="float" office:value="0.856998669900138" calcext:value-type="float">
            <text:p>0.856998669900138</text:p>
          </table:table-cell>
          <table:table-cell office:value-type="float" office:value="0.162248151115761" calcext:value-type="float">
            <text:p>0.162248151115761</text:p>
          </table:table-cell>
          <table:table-cell office:value-type="float" office:value="0.0510487562704736" calcext:value-type="float">
            <text:p>0.051048756270474</text:p>
          </table:table-cell>
          <table:table-cell office:value-type="float" office:value="0.00800910041214207" calcext:value-type="float">
            <text:p>0.008009100412142</text:p>
          </table:table-cell>
          <table:table-cell office:value-type="float" office:value="0.0362498118231461" calcext:value-type="float">
            <text:p>0.036249811823146</text:p>
          </table:table-cell>
        </table:table-row>
        <table:table-row table:style-name="ro1">
          <table:table-cell office:value-type="float" office:value="0.419838623047698" calcext:value-type="float">
            <text:p>0.419838623047698</text:p>
          </table:table-cell>
          <table:table-cell office:value-type="float" office:value="0.375579536257404" calcext:value-type="float">
            <text:p>0.375579536257404</text:p>
          </table:table-cell>
          <table:table-cell office:value-type="float" office:value="0.250381863447223" calcext:value-type="float">
            <text:p>0.250381863447223</text:p>
          </table:table-cell>
          <table:table-cell office:value-type="float" office:value="0.227817095459873" calcext:value-type="float">
            <text:p>0.227817095459873</text:p>
          </table:table-cell>
          <table:table-cell office:value-type="float" office:value="0.188902579221801" calcext:value-type="float">
            <text:p>0.188902579221801</text:p>
          </table:table-cell>
          <table:table-cell office:value-type="float" office:value="0.299795109291306" calcext:value-type="float">
            <text:p>0.299795109291306</text:p>
          </table:table-cell>
          <table:table-cell office:value-type="float" office:value="0.432681513380614" calcext:value-type="float">
            <text:p>0.432681513380614</text:p>
          </table:table-cell>
          <table:table-cell office:value-type="float" office:value="0.275433033569442" calcext:value-type="float">
            <text:p>0.275433033569442</text:p>
          </table:table-cell>
          <table:table-cell office:value-type="float" office:value="0.123855403759495" calcext:value-type="float">
            <text:p>0.123855403759495</text:p>
          </table:table-cell>
          <table:table-cell office:value-type="float" office:value="0.0637302889019035" calcext:value-type="float">
            <text:p>0.063730288901904</text:p>
          </table:table-cell>
          <table:table-cell office:value-type="float" office:value="0.113729287585331" calcext:value-type="float">
            <text:p>0.113729287585331</text:p>
          </table:table-cell>
          <table:table-cell office:value-type="float" office:value="0.270524495856902" calcext:value-type="float">
            <text:p>0.270524495856902</text:p>
          </table:table-cell>
          <table:table-cell office:value-type="float" office:value="0.88969776010202" calcext:value-type="float">
            <text:p>0.88969776010202</text:p>
          </table:table-cell>
          <table:table-cell office:value-type="float" office:value="0.154486106555758" calcext:value-type="float">
            <text:p>0.154486106555758</text:p>
          </table:table-cell>
          <table:table-cell office:value-type="float" office:value="0.0320267862899879" calcext:value-type="float">
            <text:p>0.032026786289988</text:p>
          </table:table-cell>
          <table:table-cell office:value-type="float" office:value="0.0132042347712135" calcext:value-type="float">
            <text:p>0.013204234771214</text:p>
          </table:table-cell>
        </table:table-row>
        <table:table-row table:style-name="ro1">
          <table:table-cell office:value-type="float" office:value="0.292589814023254" calcext:value-type="float">
            <text:p>0.292589814023254</text:p>
          </table:table-cell>
          <table:table-cell office:value-type="float" office:value="0.431776734498125" calcext:value-type="float">
            <text:p>0.431776734498125</text:p>
          </table:table-cell>
          <table:table-cell office:value-type="float" office:value="0.383681015770062" calcext:value-type="float">
            <text:p>0.383681015770062</text:p>
          </table:table-cell>
          <table:table-cell office:value-type="float" office:value="0.202031025608804" calcext:value-type="float">
            <text:p>0.202031025608804</text:p>
          </table:table-cell>
          <table:table-cell office:value-type="float" office:value="0.142427962935568" calcext:value-type="float">
            <text:p>0.142427962935568</text:p>
          </table:table-cell>
          <table:table-cell office:value-type="float" office:value="0.188692520112822" calcext:value-type="float">
            <text:p>0.188692520112822</text:p>
          </table:table-cell>
          <table:table-cell office:value-type="float" office:value="0.357173297547358" calcext:value-type="float">
            <text:p>0.357173297547358</text:p>
          </table:table-cell>
          <table:table-cell office:value-type="float" office:value="0.42341338676218" calcext:value-type="float">
            <text:p>0.42341338676218</text:p>
          </table:table-cell>
          <table:table-cell office:value-type="float" office:value="0.330616121925638" calcext:value-type="float">
            <text:p>0.330616121925638</text:p>
          </table:table-cell>
          <table:table-cell office:value-type="float" office:value="0.101266662825706" calcext:value-type="float">
            <text:p>0.101266662825706</text:p>
          </table:table-cell>
          <table:table-cell office:value-type="float" office:value="0.0876363072961301" calcext:value-type="float">
            <text:p>0.08763630729613</text:p>
          </table:table-cell>
          <table:table-cell office:value-type="float" office:value="0.152740305340732" calcext:value-type="float">
            <text:p>0.152740305340732</text:p>
          </table:table-cell>
          <table:table-cell office:value-type="float" office:value="0.217532418423975" calcext:value-type="float">
            <text:p>0.217532418423975</text:p>
          </table:table-cell>
          <table:table-cell office:value-type="float" office:value="0.864646109808312" calcext:value-type="float">
            <text:p>0.864646109808312</text:p>
          </table:table-cell>
          <table:table-cell office:value-type="float" office:value="0.103360138059697" calcext:value-type="float">
            <text:p>0.103360138059697</text:p>
          </table:table-cell>
          <table:table-cell office:value-type="float" office:value="0.0223312875746304" calcext:value-type="float">
            <text:p>0.02233128757463</text:p>
          </table:table-cell>
        </table:table-row>
        <table:table-row table:style-name="ro1">
          <table:table-cell office:value-type="float" office:value="0.119758291789776" calcext:value-type="float">
            <text:p>0.119758291789776</text:p>
          </table:table-cell>
          <table:table-cell office:value-type="float" office:value="0.354940101414671" calcext:value-type="float">
            <text:p>0.354940101414671</text:p>
          </table:table-cell>
          <table:table-cell office:value-type="float" office:value="0.341826465654779" calcext:value-type="float">
            <text:p>0.341826465654779</text:p>
          </table:table-cell>
          <table:table-cell office:value-type="float" office:value="0.250790907708631" calcext:value-type="float">
            <text:p>0.250790907708631</text:p>
          </table:table-cell>
          <table:table-cell office:value-type="float" office:value="0.0588215771782281" calcext:value-type="float">
            <text:p>0.058821577178228</text:p>
          </table:table-cell>
          <table:table-cell office:value-type="float" office:value="0.13394820939769" calcext:value-type="float">
            <text:p>0.13394820939769</text:p>
          </table:table-cell>
          <table:table-cell office:value-type="float" office:value="0.122411570512841" calcext:value-type="float">
            <text:p>0.122411570512841</text:p>
          </table:table-cell>
          <table:table-cell office:value-type="float" office:value="0.283014858050343" calcext:value-type="float">
            <text:p>0.283014858050343</text:p>
          </table:table-cell>
          <table:table-cell office:value-type="float" office:value="0.288359984816055" calcext:value-type="float">
            <text:p>0.288359984816055</text:p>
          </table:table-cell>
          <table:table-cell office:value-type="float" office:value="0.209835251324729" calcext:value-type="float">
            <text:p>0.209835251324729</text:p>
          </table:table-cell>
          <table:table-cell office:value-type="float" office:value="0.117993979791993" calcext:value-type="float">
            <text:p>0.117993979791993</text:p>
          </table:table-cell>
          <table:table-cell office:value-type="float" office:value="0.0591237789492817" calcext:value-type="float">
            <text:p>0.059123778949282</text:p>
          </table:table-cell>
          <table:table-cell office:value-type="float" office:value="0.13066118639941" calcext:value-type="float">
            <text:p>0.13066118639941</text:p>
          </table:table-cell>
          <table:table-cell office:value-type="float" office:value="0.150640675654565" calcext:value-type="float">
            <text:p>0.150640675654565</text:p>
          </table:table-cell>
          <table:table-cell office:value-type="float" office:value="0.492118583076148" calcext:value-type="float">
            <text:p>0.492118583076148</text:p>
          </table:table-cell>
          <table:table-cell office:value-type="float" office:value="0.106396660554541" calcext:value-type="float">
            <text:p>0.106396660554541</text:p>
          </table:table-cell>
        </table:table-row>
        <table:table-row table:style-name="ro1">
          <table:table-cell office:value-type="float" office:value="0.226225475835605" calcext:value-type="float">
            <text:p>0.226225475835605</text:p>
          </table:table-cell>
          <table:table-cell office:value-type="float" office:value="0.291339205459867" calcext:value-type="float">
            <text:p>0.291339205459867</text:p>
          </table:table-cell>
          <table:table-cell office:value-type="float" office:value="0.45425477612412" calcext:value-type="float">
            <text:p>0.45425477612412</text:p>
          </table:table-cell>
          <table:table-cell office:value-type="float" office:value="0.376897181247919" calcext:value-type="float">
            <text:p>0.376897181247919</text:p>
          </table:table-cell>
          <table:table-cell office:value-type="float" office:value="0.102409035697492" calcext:value-type="float">
            <text:p>0.102409035697492</text:p>
          </table:table-cell>
          <table:table-cell office:value-type="float" office:value="0.0963649433540964" calcext:value-type="float">
            <text:p>0.096364943354096</text:p>
          </table:table-cell>
          <table:table-cell office:value-type="float" office:value="0.122161245918362" calcext:value-type="float">
            <text:p>0.122161245918362</text:p>
          </table:table-cell>
          <table:table-cell office:value-type="float" office:value="0.241891256347487" calcext:value-type="float">
            <text:p>0.241891256347487</text:p>
          </table:table-cell>
          <table:table-cell office:value-type="float" office:value="0.300200963731405" calcext:value-type="float">
            <text:p>0.300200963731405</text:p>
          </table:table-cell>
          <table:table-cell office:value-type="float" office:value="0.330998782404442" calcext:value-type="float">
            <text:p>0.330998782404442</text:p>
          </table:table-cell>
          <table:table-cell office:value-type="float" office:value="0.377674373621438" calcext:value-type="float">
            <text:p>0.377674373621438</text:p>
          </table:table-cell>
          <table:table-cell office:value-type="float" office:value="0.164078845184593" calcext:value-type="float">
            <text:p>0.164078845184593</text:p>
          </table:table-cell>
          <table:table-cell office:value-type="float" office:value="0.0688055430361773" calcext:value-type="float">
            <text:p>0.068805543036177</text:p>
          </table:table-cell>
          <table:table-cell office:value-type="float" office:value="0.102085325854994" calcext:value-type="float">
            <text:p>0.102085325854994</text:p>
          </table:table-cell>
          <table:table-cell office:value-type="float" office:value="0.088454459305544" calcext:value-type="float">
            <text:p>0.088454459305544</text:p>
          </table:table-cell>
          <table:table-cell office:value-type="float" office:value="0.334516148843412" calcext:value-type="float">
            <text:p>0.3345161488434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0.577436798135317" calcext:value-type="float">
            <text:p>0.577436798135317</text:p>
          </table:table-cell>
          <table:table-cell office:value-type="float" office:value="0.219936486345118" calcext:value-type="float">
            <text:p>0.219936486345118</text:p>
          </table:table-cell>
          <table:table-cell office:value-type="float" office:value="0.100956049713572" calcext:value-type="float">
            <text:p>0.100956049713572</text:p>
          </table:table-cell>
          <table:table-cell office:value-type="float" office:value="0.0874301933372244" calcext:value-type="float">
            <text:p>0.087430193337224</text:p>
          </table:table-cell>
          <table:table-cell office:value-type="float" office:value="0.176628490612448" calcext:value-type="float">
            <text:p>0.176628490612448</text:p>
          </table:table-cell>
          <table:table-cell office:value-type="float" office:value="0.290359348421881" calcext:value-type="float">
            <text:p>0.290359348421881</text:p>
          </table:table-cell>
          <table:table-cell office:value-type="float" office:value="0.417555161385774" calcext:value-type="float">
            <text:p>0.417555161385774</text:p>
          </table:table-cell>
          <table:table-cell office:value-type="float" office:value="0.393729968940362" calcext:value-type="float">
            <text:p>0.393729968940362</text:p>
          </table:table-cell>
          <table:table-cell office:value-type="float" office:value="0.211815632003897" calcext:value-type="float">
            <text:p>0.211815632003897</text:p>
          </table:table-cell>
          <table:table-cell office:value-type="float" office:value="0.150394084197297" calcext:value-type="float">
            <text:p>0.150394084197297</text:p>
          </table:table-cell>
          <table:table-cell office:value-type="float" office:value="0.182292313219877" calcext:value-type="float">
            <text:p>0.182292313219877</text:p>
          </table:table-cell>
          <table:table-cell office:value-type="float" office:value="0.20803497910586" calcext:value-type="float">
            <text:p>0.20803497910586</text:p>
          </table:table-cell>
          <table:table-cell office:value-type="float" office:value="0.167774769445664" calcext:value-type="float">
            <text:p>0.167774769445664</text:p>
          </table:table-cell>
          <table:table-cell office:value-type="float" office:value="0.151704023912975" calcext:value-type="float">
            <text:p>0.151704023912975</text:p>
          </table:table-cell>
          <table:table-cell office:value-type="float" office:value="0.0779494604563461" calcext:value-type="float">
            <text:p>0.077949460456346</text:p>
          </table:table-cell>
          <table:table-cell office:value-type="float" office:value="0.0364349251545406" calcext:value-type="float">
            <text:p>0.036434925154541</text:p>
          </table:table-cell>
        </table:table-row>
        <table:table-row table:style-name="ro1">
          <table:table-cell office:value-type="float" office:value="0.239477204714639" calcext:value-type="float">
            <text:p>0.239477204714639</text:p>
          </table:table-cell>
          <table:table-cell office:value-type="float" office:value="0.793653404927479" calcext:value-type="float">
            <text:p>0.793653404927479</text:p>
          </table:table-cell>
          <table:table-cell office:value-type="float" office:value="0.260906577628879" calcext:value-type="float">
            <text:p>0.260906577628879</text:p>
          </table:table-cell>
          <table:table-cell office:value-type="float" office:value="0.0848477149283387" calcext:value-type="float">
            <text:p>0.084847714928339</text:p>
          </table:table-cell>
          <table:table-cell office:value-type="float" office:value="0.0858743168112718" calcext:value-type="float">
            <text:p>0.085874316811272</text:p>
          </table:table-cell>
          <table:table-cell office:value-type="float" office:value="0.183449453440105" calcext:value-type="float">
            <text:p>0.183449453440105</text:p>
          </table:table-cell>
          <table:table-cell office:value-type="float" office:value="0.278701773428911" calcext:value-type="float">
            <text:p>0.278701773428911</text:p>
          </table:table-cell>
          <table:table-cell office:value-type="float" office:value="0.340196991719354" calcext:value-type="float">
            <text:p>0.340196991719354</text:p>
          </table:table-cell>
          <table:table-cell office:value-type="float" office:value="0.2286339518819" calcext:value-type="float">
            <text:p>0.2286339518819</text:p>
          </table:table-cell>
          <table:table-cell office:value-type="float" office:value="0.110115609538506" calcext:value-type="float">
            <text:p>0.110115609538506</text:p>
          </table:table-cell>
          <table:table-cell office:value-type="float" office:value="0.0884258189536698" calcext:value-type="float">
            <text:p>0.08842581895367</text:p>
          </table:table-cell>
          <table:table-cell office:value-type="float" office:value="0.125245547535978" calcext:value-type="float">
            <text:p>0.125245547535978</text:p>
          </table:table-cell>
          <table:table-cell office:value-type="float" office:value="0.141314516210991" calcext:value-type="float">
            <text:p>0.141314516210991</text:p>
          </table:table-cell>
          <table:table-cell office:value-type="float" office:value="0.110813153568281" calcext:value-type="float">
            <text:p>0.110813153568281</text:p>
          </table:table-cell>
          <table:table-cell office:value-type="float" office:value="0.0430509480296172" calcext:value-type="float">
            <text:p>0.043050948029617</text:p>
          </table:table-cell>
          <table:table-cell office:value-type="float" office:value="0.0315829790253464" calcext:value-type="float">
            <text:p>0.031582979025346</text:p>
          </table:table-cell>
        </table:table-row>
        <table:table-row table:style-name="ro1">
          <table:table-cell office:value-type="float" office:value="0.069210865768939" calcext:value-type="float">
            <text:p>0.069210865768939</text:p>
          </table:table-cell>
          <table:table-cell office:value-type="float" office:value="0.32375238988087" calcext:value-type="float">
            <text:p>0.32375238988087</text:p>
          </table:table-cell>
          <table:table-cell office:value-type="float" office:value="1.02724103225317" calcext:value-type="float">
            <text:p>1.02724103225317</text:p>
          </table:table-cell>
          <table:table-cell office:value-type="float" office:value="0.188238891836038" calcext:value-type="float">
            <text:p>0.188238891836038</text:p>
          </table:table-cell>
          <table:table-cell office:value-type="float" office:value="0.148788273232614" calcext:value-type="float">
            <text:p>0.148788273232614</text:p>
          </table:table-cell>
          <table:table-cell office:value-type="float" office:value="0.135446312038523" calcext:value-type="float">
            <text:p>0.135446312038523</text:p>
          </table:table-cell>
          <table:table-cell office:value-type="float" office:value="0.194559677007631" calcext:value-type="float">
            <text:p>0.194559677007631</text:p>
          </table:table-cell>
          <table:table-cell office:value-type="float" office:value="0.255643991250192" calcext:value-type="float">
            <text:p>0.255643991250192</text:p>
          </table:table-cell>
          <table:table-cell office:value-type="float" office:value="0.234539527517397" calcext:value-type="float">
            <text:p>0.234539527517397</text:p>
          </table:table-cell>
          <table:table-cell office:value-type="float" office:value="0.149359348885165" calcext:value-type="float">
            <text:p>0.149359348885165</text:p>
          </table:table-cell>
          <table:table-cell office:value-type="float" office:value="0.0984024952701463" calcext:value-type="float">
            <text:p>0.098402495270146</text:p>
          </table:table-cell>
          <table:table-cell office:value-type="float" office:value="0.0836418400905414" calcext:value-type="float">
            <text:p>0.083641840090541</text:p>
          </table:table-cell>
          <table:table-cell office:value-type="float" office:value="0.0713093922292615" calcext:value-type="float">
            <text:p>0.071309392229262</text:p>
          </table:table-cell>
          <table:table-cell office:value-type="float" office:value="0.0775120060674679" calcext:value-type="float">
            <text:p>0.077512006067468</text:p>
          </table:table-cell>
          <table:table-cell office:value-type="float" office:value="0.0450804629642262" calcext:value-type="float">
            <text:p>0.045080462964226</text:p>
          </table:table-cell>
          <table:table-cell office:value-type="float" office:value="0.0385409309192232" calcext:value-type="float">
            <text:p>0.038540930919223</text:p>
          </table:table-cell>
        </table:table-row>
        <table:table-row table:style-name="ro1">
          <table:table-cell office:value-type="float" office:value="0.0443024495106985" calcext:value-type="float">
            <text:p>0.044302449510699</text:p>
          </table:table-cell>
          <table:table-cell office:value-type="float" office:value="0.122706432958834" calcext:value-type="float">
            <text:p>0.122706432958834</text:p>
          </table:table-cell>
          <table:table-cell office:value-type="float" office:value="0.512153375724444" calcext:value-type="float">
            <text:p>0.512153375724444</text:p>
          </table:table-cell>
          <table:table-cell office:value-type="float" office:value="1.80068309929424" calcext:value-type="float">
            <text:p>1.80068309929424</text:p>
          </table:table-cell>
          <table:table-cell office:value-type="float" office:value="0.520956026266284" calcext:value-type="float">
            <text:p>0.520956026266284</text:p>
          </table:table-cell>
          <table:table-cell office:value-type="float" office:value="0.262285293571677" calcext:value-type="float">
            <text:p>0.262285293571677</text:p>
          </table:table-cell>
          <table:table-cell office:value-type="float" office:value="0.20669802784303" calcext:value-type="float">
            <text:p>0.20669802784303</text:p>
          </table:table-cell>
          <table:table-cell office:value-type="float" office:value="0.271944419064435" calcext:value-type="float">
            <text:p>0.271944419064435</text:p>
          </table:table-cell>
          <table:table-cell office:value-type="float" office:value="0.221262421790329" calcext:value-type="float">
            <text:p>0.221262421790329</text:p>
          </table:table-cell>
          <table:table-cell office:value-type="float" office:value="0.197258206478596" calcext:value-type="float">
            <text:p>0.197258206478596</text:p>
          </table:table-cell>
          <table:table-cell office:value-type="float" office:value="0.0893083045454083" calcext:value-type="float">
            <text:p>0.089308304545408</text:p>
          </table:table-cell>
          <table:table-cell office:value-type="float" office:value="0.0606215904794482" calcext:value-type="float">
            <text:p>0.060621590479448</text:p>
          </table:table-cell>
          <table:table-cell office:value-type="float" office:value="0.0539794435302582" calcext:value-type="float">
            <text:p>0.053979443530258</text:p>
          </table:table-cell>
          <table:table-cell office:value-type="float" office:value="0.051642608866321" calcext:value-type="float">
            <text:p>0.051642608866321</text:p>
          </table:table-cell>
          <table:table-cell office:value-type="float" office:value="0.025230329578834" calcext:value-type="float">
            <text:p>0.025230329578834</text:p>
          </table:table-cell>
          <table:table-cell office:value-type="float" office:value="0.0166430579545639" calcext:value-type="float">
            <text:p>0.016643057954564</text:p>
          </table:table-cell>
        </table:table-row>
        <table:table-row table:style-name="ro1">
          <table:table-cell office:value-type="float" office:value="0.0751607111147091" calcext:value-type="float">
            <text:p>0.075160711114709</text:p>
          </table:table-cell>
          <table:table-cell office:value-type="float" office:value="0.0842314496347763" calcext:value-type="float">
            <text:p>0.084231449634776</text:p>
          </table:table-cell>
          <table:table-cell office:value-type="float" office:value="0.112647271873739" calcext:value-type="float">
            <text:p>0.112647271873739</text:p>
          </table:table-cell>
          <table:table-cell office:value-type="float" office:value="0.850439528632815" calcext:value-type="float">
            <text:p>0.850439528632815</text:p>
          </table:table-cell>
          <table:table-cell office:value-type="float" office:value="1.64353389081219" calcext:value-type="float">
            <text:p>1.64353389081219</text:p>
          </table:table-cell>
          <table:table-cell office:value-type="float" office:value="0.699332521693049" calcext:value-type="float">
            <text:p>0.699332521693049</text:p>
          </table:table-cell>
          <table:table-cell office:value-type="float" office:value="0.515679198207843" calcext:value-type="float">
            <text:p>0.515679198207843</text:p>
          </table:table-cell>
          <table:table-cell office:value-type="float" office:value="0.376396851177899" calcext:value-type="float">
            <text:p>0.376396851177899</text:p>
          </table:table-cell>
          <table:table-cell office:value-type="float" office:value="0.232559933999997" calcext:value-type="float">
            <text:p>0.232559933999997</text:p>
          </table:table-cell>
          <table:table-cell office:value-type="float" office:value="0.271871544691281" calcext:value-type="float">
            <text:p>0.271871544691281</text:p>
          </table:table-cell>
          <table:table-cell office:value-type="float" office:value="0.165581121165595" calcext:value-type="float">
            <text:p>0.165581121165595</text:p>
          </table:table-cell>
          <table:table-cell office:value-type="float" office:value="0.1498957876985" calcext:value-type="float">
            <text:p>0.1498957876985</text:p>
          </table:table-cell>
          <table:table-cell office:value-type="float" office:value="0.0732614411401763" calcext:value-type="float">
            <text:p>0.073261441140176</text:p>
          </table:table-cell>
          <table:table-cell office:value-type="float" office:value="0.0591615175902316" calcext:value-type="float">
            <text:p>0.059161517590232</text:p>
          </table:table-cell>
          <table:table-cell office:value-type="float" office:value="0.0530768975106183" calcext:value-type="float">
            <text:p>0.053076897510618</text:p>
          </table:table-cell>
          <table:table-cell office:value-type="float" office:value="0.0415448467193881" calcext:value-type="float">
            <text:p>0.041544846719388</text:p>
          </table:table-cell>
        </table:table-row>
        <table:table-row table:style-name="ro1">
          <table:table-cell office:value-type="float" office:value="0.139847519499083" calcext:value-type="float">
            <text:p>0.139847519499083</text:p>
          </table:table-cell>
          <table:table-cell office:value-type="float" office:value="0.0639654584955219" calcext:value-type="float">
            <text:p>0.063965458495522</text:p>
          </table:table-cell>
          <table:table-cell office:value-type="float" office:value="0.0516555439195339" calcext:value-type="float">
            <text:p>0.051655543919534</text:p>
          </table:table-cell>
          <table:table-cell office:value-type="float" office:value="0.236745337552713" calcext:value-type="float">
            <text:p>0.236745337552713</text:p>
          </table:table-cell>
          <table:table-cell office:value-type="float" office:value="0.790394027062456" calcext:value-type="float">
            <text:p>0.790394027062456</text:p>
          </table:table-cell>
          <table:table-cell office:value-type="float" office:value="1.08571101709863" calcext:value-type="float">
            <text:p>1.08571101709863</text:p>
          </table:table-cell>
          <table:table-cell office:value-type="float" office:value="0.768210190948382" calcext:value-type="float">
            <text:p>0.768210190948382</text:p>
          </table:table-cell>
          <table:table-cell office:value-type="float" office:value="0.565260428794963" calcext:value-type="float">
            <text:p>0.565260428794963</text:p>
          </table:table-cell>
          <table:table-cell office:value-type="float" office:value="0.300279627979908" calcext:value-type="float">
            <text:p>0.300279627979908</text:p>
          </table:table-cell>
          <table:table-cell office:value-type="float" office:value="0.272531090806976" calcext:value-type="float">
            <text:p>0.272531090806976</text:p>
          </table:table-cell>
          <table:table-cell office:value-type="float" office:value="0.231030917735241" calcext:value-type="float">
            <text:p>0.231030917735241</text:p>
          </table:table-cell>
          <table:table-cell office:value-type="float" office:value="0.169330398159546" calcext:value-type="float">
            <text:p>0.169330398159546</text:p>
          </table:table-cell>
          <table:table-cell office:value-type="float" office:value="0.0810420249506641" calcext:value-type="float">
            <text:p>0.081042024950664</text:p>
          </table:table-cell>
          <table:table-cell office:value-type="float" office:value="0.063479304193231" calcext:value-type="float">
            <text:p>0.063479304193231</text:p>
          </table:table-cell>
          <table:table-cell office:value-type="float" office:value="0.0325878104681716" calcext:value-type="float">
            <text:p>0.032587810468172</text:p>
          </table:table-cell>
          <table:table-cell office:value-type="float" office:value="0.0163217698858571" calcext:value-type="float">
            <text:p>0.016321769885857</text:p>
          </table:table-cell>
        </table:table-row>
        <table:table-row table:style-name="ro1">
          <table:table-cell office:value-type="float" office:value="0.175788174858906" calcext:value-type="float">
            <text:p>0.175788174858906</text:p>
          </table:table-cell>
          <table:table-cell office:value-type="float" office:value="0.109934232648034" calcext:value-type="float">
            <text:p>0.109934232648034</text:p>
          </table:table-cell>
          <table:table-cell office:value-type="float" office:value="0.149791392667388" calcext:value-type="float">
            <text:p>0.149791392667388</text:p>
          </table:table-cell>
          <table:table-cell office:value-type="float" office:value="0.139984777752425" calcext:value-type="float">
            <text:p>0.139984777752425</text:p>
          </table:table-cell>
          <table:table-cell office:value-type="float" office:value="0.442924376316537" calcext:value-type="float">
            <text:p>0.442924376316537</text:p>
          </table:table-cell>
          <table:table-cell office:value-type="float" office:value="0.700950358349861" calcext:value-type="float">
            <text:p>0.700950358349861</text:p>
          </table:table-cell>
          <table:table-cell office:value-type="float" office:value="1.09393799206361" calcext:value-type="float">
            <text:p>1.09393799206361</text:p>
          </table:table-cell>
          <table:table-cell office:value-type="float" office:value="0.8582501768791" calcext:value-type="float">
            <text:p>0.8582501768791</text:p>
          </table:table-cell>
          <table:table-cell office:value-type="float" office:value="0.429092465522603" calcext:value-type="float">
            <text:p>0.429092465522603</text:p>
          </table:table-cell>
          <table:table-cell office:value-type="float" office:value="0.328640471469417" calcext:value-type="float">
            <text:p>0.328640471469417</text:p>
          </table:table-cell>
          <table:table-cell office:value-type="float" office:value="0.334299108988634" calcext:value-type="float">
            <text:p>0.334299108988634</text:p>
          </table:table-cell>
          <table:table-cell office:value-type="float" office:value="0.329805028588788" calcext:value-type="float">
            <text:p>0.329805028588788</text:p>
          </table:table-cell>
          <table:table-cell office:value-type="float" office:value="0.183376711417204" calcext:value-type="float">
            <text:p>0.183376711417204</text:p>
          </table:table-cell>
          <table:table-cell office:value-type="float" office:value="0.140674900233784" calcext:value-type="float">
            <text:p>0.140674900233784</text:p>
          </table:table-cell>
          <table:table-cell office:value-type="float" office:value="0.05809734486927" calcext:value-type="float">
            <text:p>0.05809734486927</text:p>
          </table:table-cell>
          <table:table-cell office:value-type="float" office:value="0.0536428445800898" calcext:value-type="float">
            <text:p>0.05364284458009</text:p>
          </table:table-cell>
        </table:table-row>
        <table:table-row table:style-name="ro1">
          <table:table-cell office:value-type="float" office:value="0.175295280923391" calcext:value-type="float">
            <text:p>0.175295280923391</text:p>
          </table:table-cell>
          <table:table-cell office:value-type="float" office:value="0.181804527528189" calcext:value-type="float">
            <text:p>0.181804527528189</text:p>
          </table:table-cell>
          <table:table-cell office:value-type="float" office:value="0.122839454848054" calcext:value-type="float">
            <text:p>0.122839454848054</text:p>
          </table:table-cell>
          <table:table-cell office:value-type="float" office:value="0.106596295221609" calcext:value-type="float">
            <text:p>0.106596295221609</text:p>
          </table:table-cell>
          <table:table-cell office:value-type="float" office:value="0.303456500706163" calcext:value-type="float">
            <text:p>0.303456500706163</text:p>
          </table:table-cell>
          <table:table-cell office:value-type="float" office:value="0.573320585700936" calcext:value-type="float">
            <text:p>0.573320585700936</text:p>
          </table:table-cell>
          <table:table-cell office:value-type="float" office:value="0.892845252814873" calcext:value-type="float">
            <text:p>0.892845252814873</text:p>
          </table:table-cell>
          <table:table-cell office:value-type="float" office:value="1.19531492676995" calcext:value-type="float">
            <text:p>1.19531492676995</text:p>
          </table:table-cell>
          <table:table-cell office:value-type="float" office:value="0.662165956547255" calcext:value-type="float">
            <text:p>0.662165956547255</text:p>
          </table:table-cell>
          <table:table-cell office:value-type="float" office:value="0.426024658005326" calcext:value-type="float">
            <text:p>0.426024658005326</text:p>
          </table:table-cell>
          <table:table-cell office:value-type="float" office:value="0.291250628162809" calcext:value-type="float">
            <text:p>0.291250628162809</text:p>
          </table:table-cell>
          <table:table-cell office:value-type="float" office:value="0.31553201907686" calcext:value-type="float">
            <text:p>0.31553201907686</text:p>
          </table:table-cell>
          <table:table-cell office:value-type="float" office:value="0.329163593500297" calcext:value-type="float">
            <text:p>0.329163593500297</text:p>
          </table:table-cell>
          <table:table-cell office:value-type="float" office:value="0.242282276512974" calcext:value-type="float">
            <text:p>0.242282276512974</text:p>
          </table:table-cell>
          <table:table-cell office:value-type="float" office:value="0.117070128493215" calcext:value-type="float">
            <text:p>0.117070128493215</text:p>
          </table:table-cell>
          <table:table-cell office:value-type="float" office:value="0.0460354869968724" calcext:value-type="float">
            <text:p>0.046035486996872</text:p>
          </table:table-cell>
        </table:table-row>
        <table:table-row table:style-name="ro1">
          <table:table-cell office:value-type="float" office:value="0.0953312658424157" calcext:value-type="float">
            <text:p>0.095331265842416</text:p>
          </table:table-cell>
          <table:table-cell office:value-type="float" office:value="0.108848576716697" calcext:value-type="float">
            <text:p>0.108848576716697</text:p>
          </table:table-cell>
          <table:table-cell office:value-type="float" office:value="0.152969407532453" calcext:value-type="float">
            <text:p>0.152969407532453</text:p>
          </table:table-cell>
          <table:table-cell office:value-type="float" office:value="0.115163330831123" calcext:value-type="float">
            <text:p>0.115163330831123</text:p>
          </table:table-cell>
          <table:table-cell office:value-type="float" office:value="0.247044953346112" calcext:value-type="float">
            <text:p>0.247044953346112</text:p>
          </table:table-cell>
          <table:table-cell office:value-type="float" office:value="0.319312716794982" calcext:value-type="float">
            <text:p>0.319312716794982</text:p>
          </table:table-cell>
          <table:table-cell office:value-type="float" office:value="0.548430832512554" calcext:value-type="float">
            <text:p>0.548430832512554</text:p>
          </table:table-cell>
          <table:table-cell office:value-type="float" office:value="0.651201359463724" calcext:value-type="float">
            <text:p>0.651201359463724</text:p>
          </table:table-cell>
          <table:table-cell office:value-type="float" office:value="0.561157809363178" calcext:value-type="float">
            <text:p>0.561157809363178</text:p>
          </table:table-cell>
          <table:table-cell office:value-type="float" office:value="0.342568476383905" calcext:value-type="float">
            <text:p>0.342568476383905</text:p>
          </table:table-cell>
          <table:table-cell office:value-type="float" office:value="0.235733412937666" calcext:value-type="float">
            <text:p>0.235733412937666</text:p>
          </table:table-cell>
          <table:table-cell office:value-type="float" office:value="0.151575378729252" calcext:value-type="float">
            <text:p>0.151575378729252</text:p>
          </table:table-cell>
          <table:table-cell office:value-type="float" office:value="0.17440910242155" calcext:value-type="float">
            <text:p>0.17440910242155</text:p>
          </table:table-cell>
          <table:table-cell office:value-type="float" office:value="0.130350878716243" calcext:value-type="float">
            <text:p>0.130350878716243</text:p>
          </table:table-cell>
          <table:table-cell office:value-type="float" office:value="0.0813440791198549" calcext:value-type="float">
            <text:p>0.081344079119855</text:p>
          </table:table-cell>
          <table:table-cell office:value-type="float" office:value="0.0341288134695143" calcext:value-type="float">
            <text:p>0.034128813469514</text:p>
          </table:table-cell>
        </table:table-row>
        <table:table-row table:style-name="ro1">
          <table:table-cell office:value-type="float" office:value="0.0288722229021619" calcext:value-type="float">
            <text:p>0.028872222902162</text:p>
          </table:table-cell>
          <table:table-cell office:value-type="float" office:value="0.0417615199531832" calcext:value-type="float">
            <text:p>0.041761519953183</text:p>
          </table:table-cell>
          <table:table-cell office:value-type="float" office:value="0.048797850348545" calcext:value-type="float">
            <text:p>0.048797850348545</text:p>
          </table:table-cell>
          <table:table-cell office:value-type="float" office:value="0.109076444347987" calcext:value-type="float">
            <text:p>0.109076444347987</text:p>
          </table:table-cell>
          <table:table-cell office:value-type="float" office:value="0.179183324095686" calcext:value-type="float">
            <text:p>0.179183324095686</text:p>
          </table:table-cell>
          <table:table-cell office:value-type="float" office:value="0.239428453488559" calcext:value-type="float">
            <text:p>0.239428453488559</text:p>
          </table:table-cell>
          <table:table-cell office:value-type="float" office:value="0.365377493281029" calcext:value-type="float">
            <text:p>0.365377493281029</text:p>
          </table:table-cell>
          <table:table-cell office:value-type="float" office:value="0.448504792224152" calcext:value-type="float">
            <text:p>0.448504792224152</text:p>
          </table:table-cell>
          <table:table-cell office:value-type="float" office:value="0.34186759816641" calcext:value-type="float">
            <text:p>0.34186759816641</text:p>
          </table:table-cell>
          <table:table-cell office:value-type="float" office:value="0.351255679729905" calcext:value-type="float">
            <text:p>0.351255679729905</text:p>
          </table:table-cell>
          <table:table-cell office:value-type="float" office:value="0.27411979315342" calcext:value-type="float">
            <text:p>0.27411979315342</text:p>
          </table:table-cell>
          <table:table-cell office:value-type="float" office:value="0.171554594989392" calcext:value-type="float">
            <text:p>0.171554594989392</text:p>
          </table:table-cell>
          <table:table-cell office:value-type="float" office:value="0.148206991178448" calcext:value-type="float">
            <text:p>0.148206991178448</text:p>
          </table:table-cell>
          <table:table-cell office:value-type="float" office:value="0.10332295538252" calcext:value-type="float">
            <text:p>0.10332295538252</text:p>
          </table:table-cell>
          <table:table-cell office:value-type="float" office:value="0.0755358201085109" calcext:value-type="float">
            <text:p>0.075535820108511</text:p>
          </table:table-cell>
          <table:table-cell office:value-type="float" office:value="0.0579605929805494" calcext:value-type="float">
            <text:p>0.057960592980549</text:p>
          </table:table-cell>
        </table:table-row>
        <table:table-row table:style-name="ro1">
          <table:table-cell office:value-type="float" office:value="0.0460546065702636" calcext:value-type="float">
            <text:p>0.046054606570264</text:p>
          </table:table-cell>
          <table:table-cell office:value-type="float" office:value="0.0760583342414325" calcext:value-type="float">
            <text:p>0.076058334241433</text:p>
          </table:table-cell>
          <table:table-cell office:value-type="float" office:value="0.0774489987201983" calcext:value-type="float">
            <text:p>0.077448998720198</text:p>
          </table:table-cell>
          <table:table-cell office:value-type="float" office:value="0.134936617264655" calcext:value-type="float">
            <text:p>0.134936617264655</text:p>
          </table:table-cell>
          <table:table-cell office:value-type="float" office:value="0.294505354624922" calcext:value-type="float">
            <text:p>0.294505354624922</text:p>
          </table:table-cell>
          <table:table-cell office:value-type="float" office:value="0.402421745148349" calcext:value-type="float">
            <text:p>0.402421745148349</text:p>
          </table:table-cell>
          <table:table-cell office:value-type="float" office:value="0.366980888897538" calcext:value-type="float">
            <text:p>0.366980888897538</text:p>
          </table:table-cell>
          <table:table-cell office:value-type="float" office:value="0.391166041547987" calcext:value-type="float">
            <text:p>0.391166041547987</text:p>
          </table:table-cell>
          <table:table-cell office:value-type="float" office:value="0.351667866454217" calcext:value-type="float">
            <text:p>0.351667866454217</text:p>
          </table:table-cell>
          <table:table-cell office:value-type="float" office:value="0.393802983392427" calcext:value-type="float">
            <text:p>0.393802983392427</text:p>
          </table:table-cell>
          <table:table-cell office:value-type="float" office:value="0.310243944421884" calcext:value-type="float">
            <text:p>0.310243944421884</text:p>
          </table:table-cell>
          <table:table-cell office:value-type="float" office:value="0.336021815578684" calcext:value-type="float">
            <text:p>0.336021815578684</text:p>
          </table:table-cell>
          <table:table-cell office:value-type="float" office:value="0.248045170080026" calcext:value-type="float">
            <text:p>0.248045170080026</text:p>
          </table:table-cell>
          <table:table-cell office:value-type="float" office:value="0.144269451603705" calcext:value-type="float">
            <text:p>0.144269451603705</text:p>
          </table:table-cell>
          <table:table-cell office:value-type="float" office:value="0.0779971415890493" calcext:value-type="float">
            <text:p>0.077997141589049</text:p>
          </table:table-cell>
          <table:table-cell office:value-type="float" office:value="0.0522532966610965" calcext:value-type="float">
            <text:p>0.052253296661097</text:p>
          </table:table-cell>
        </table:table-row>
        <table:table-row table:style-name="ro1">
          <table:table-cell office:value-type="float" office:value="0.0857033379515931" calcext:value-type="float">
            <text:p>0.085703337951593</text:p>
          </table:table-cell>
          <table:table-cell office:value-type="float" office:value="0.0671050105377461" calcext:value-type="float">
            <text:p>0.067105010537746</text:p>
          </table:table-cell>
          <table:table-cell office:value-type="float" office:value="0.0647548493396855" calcext:value-type="float">
            <text:p>0.064754849339686</text:p>
          </table:table-cell>
          <table:table-cell office:value-type="float" office:value="0.0900731829825292" calcext:value-type="float">
            <text:p>0.090073182982529</text:p>
          </table:table-cell>
          <table:table-cell office:value-type="float" office:value="0.269574037713471" calcext:value-type="float">
            <text:p>0.269574037713471</text:p>
          </table:table-cell>
          <table:table-cell office:value-type="float" office:value="0.48913259070555" calcext:value-type="float">
            <text:p>0.48913259070555</text:p>
          </table:table-cell>
          <table:table-cell office:value-type="float" office:value="0.630743617292243" calcext:value-type="float">
            <text:p>0.630743617292243</text:p>
          </table:table-cell>
          <table:table-cell office:value-type="float" office:value="0.575079744817669" calcext:value-type="float">
            <text:p>0.575079744817669</text:p>
          </table:table-cell>
          <table:table-cell office:value-type="float" office:value="0.446551231506199" calcext:value-type="float">
            <text:p>0.446551231506199</text:p>
          </table:table-cell>
          <table:table-cell office:value-type="float" office:value="0.315487522476345" calcext:value-type="float">
            <text:p>0.315487522476345</text:p>
          </table:table-cell>
          <table:table-cell office:value-type="float" office:value="0.464315629109694" calcext:value-type="float">
            <text:p>0.464315629109694</text:p>
          </table:table-cell>
          <table:table-cell office:value-type="float" office:value="0.592620271708028" calcext:value-type="float">
            <text:p>0.592620271708028</text:p>
          </table:table-cell>
          <table:table-cell office:value-type="float" office:value="0.466076269800057" calcext:value-type="float">
            <text:p>0.466076269800057</text:p>
          </table:table-cell>
          <table:table-cell office:value-type="float" office:value="0.277001762795956" calcext:value-type="float">
            <text:p>0.277001762795956</text:p>
          </table:table-cell>
          <table:table-cell office:value-type="float" office:value="0.125931310219655" calcext:value-type="float">
            <text:p>0.125931310219655</text:p>
          </table:table-cell>
          <table:table-cell office:value-type="float" office:value="0.067951887887892" calcext:value-type="float">
            <text:p>0.067951887887892</text:p>
          </table:table-cell>
        </table:table-row>
        <table:table-row table:style-name="ro1">
          <table:table-cell office:value-type="float" office:value="0.0699693997798879" calcext:value-type="float">
            <text:p>0.069969399779888</text:p>
          </table:table-cell>
          <table:table-cell office:value-type="float" office:value="0.0673285542627608" calcext:value-type="float">
            <text:p>0.067328554262761</text:p>
          </table:table-cell>
          <table:table-cell office:value-type="float" office:value="0.051975909839864" calcext:value-type="float">
            <text:p>0.051975909839864</text:p>
          </table:table-cell>
          <table:table-cell office:value-type="float" office:value="0.096782774192861" calcext:value-type="float">
            <text:p>0.096782774192861</text:p>
          </table:table-cell>
          <table:table-cell office:value-type="float" office:value="0.243780350976383" calcext:value-type="float">
            <text:p>0.243780350976383</text:p>
          </table:table-cell>
          <table:table-cell office:value-type="float" office:value="0.403831992256423" calcext:value-type="float">
            <text:p>0.403831992256423</text:p>
          </table:table-cell>
          <table:table-cell office:value-type="float" office:value="0.518628848621158" calcext:value-type="float">
            <text:p>0.518628848621158</text:p>
          </table:table-cell>
          <table:table-cell office:value-type="float" office:value="0.683061300420982" calcext:value-type="float">
            <text:p>0.683061300420982</text:p>
          </table:table-cell>
          <table:table-cell office:value-type="float" office:value="0.467978680325032" calcext:value-type="float">
            <text:p>0.467978680325032</text:p>
          </table:table-cell>
          <table:table-cell office:value-type="float" office:value="0.379893353344888" calcext:value-type="float">
            <text:p>0.379893353344888</text:p>
          </table:table-cell>
          <table:table-cell office:value-type="float" office:value="0.344782859765185" calcext:value-type="float">
            <text:p>0.344782859765185</text:p>
          </table:table-cell>
          <table:table-cell office:value-type="float" office:value="0.584141016597999" calcext:value-type="float">
            <text:p>0.584141016597999</text:p>
          </table:table-cell>
          <table:table-cell office:value-type="float" office:value="0.617096786672987" calcext:value-type="float">
            <text:p>0.617096786672987</text:p>
          </table:table-cell>
          <table:table-cell office:value-type="float" office:value="0.479092594777682" calcext:value-type="float">
            <text:p>0.479092594777682</text:p>
          </table:table-cell>
          <table:table-cell office:value-type="float" office:value="0.275625095470208" calcext:value-type="float">
            <text:p>0.275625095470208</text:p>
          </table:table-cell>
          <table:table-cell office:value-type="float" office:value="0.114938669415586" calcext:value-type="float">
            <text:p>0.114938669415586</text:p>
          </table:table-cell>
        </table:table-row>
        <table:table-row table:style-name="ro1">
          <table:table-cell office:value-type="float" office:value="0.0708182083660203" calcext:value-type="float">
            <text:p>0.07081820836602</text:p>
          </table:table-cell>
          <table:table-cell office:value-type="float" office:value="0.0823914287848527" calcext:value-type="float">
            <text:p>0.082391428784853</text:p>
          </table:table-cell>
          <table:table-cell office:value-type="float" office:value="0.0469616841093675" calcext:value-type="float">
            <text:p>0.046961684109368</text:p>
          </table:table-cell>
          <table:table-cell office:value-type="float" office:value="0.0579430367052545" calcext:value-type="float">
            <text:p>0.057943036705255</text:p>
          </table:table-cell>
          <table:table-cell office:value-type="float" office:value="0.202145909182893" calcext:value-type="float">
            <text:p>0.202145909182893</text:p>
          </table:table-cell>
          <table:table-cell office:value-type="float" office:value="0.339864971539499" calcext:value-type="float">
            <text:p>0.339864971539499</text:p>
          </table:table-cell>
          <table:table-cell office:value-type="float" office:value="0.535362454775964" calcext:value-type="float">
            <text:p>0.535362454775964</text:p>
          </table:table-cell>
          <table:table-cell office:value-type="float" office:value="0.527223442668356" calcext:value-type="float">
            <text:p>0.527223442668356</text:p>
          </table:table-cell>
          <table:table-cell office:value-type="float" office:value="0.398713573654618" calcext:value-type="float">
            <text:p>0.398713573654618</text:p>
          </table:table-cell>
          <table:table-cell office:value-type="float" office:value="0.31781126453634" calcext:value-type="float">
            <text:p>0.31781126453634</text:p>
          </table:table-cell>
          <table:table-cell office:value-type="float" office:value="0.352244749424985" calcext:value-type="float">
            <text:p>0.352244749424985</text:p>
          </table:table-cell>
          <table:table-cell office:value-type="float" office:value="0.521458199009897" calcext:value-type="float">
            <text:p>0.521458199009897</text:p>
          </table:table-cell>
          <table:table-cell office:value-type="float" office:value="0.600679053262528" calcext:value-type="float">
            <text:p>0.600679053262528</text:p>
          </table:table-cell>
          <table:table-cell office:value-type="float" office:value="0.557184402673611" calcext:value-type="float">
            <text:p>0.557184402673611</text:p>
          </table:table-cell>
          <table:table-cell office:value-type="float" office:value="0.242153739441283" calcext:value-type="float">
            <text:p>0.242153739441283</text:p>
          </table:table-cell>
          <table:table-cell office:value-type="float" office:value="0.14358337885359" calcext:value-type="float">
            <text:p>0.14358337885359</text:p>
          </table:table-cell>
        </table:table-row>
        <table:table-row table:style-name="ro1">
          <table:table-cell office:value-type="float" office:value="0.0217641825563282" calcext:value-type="float">
            <text:p>0.021764182556328</text:p>
          </table:table-cell>
          <table:table-cell office:value-type="float" office:value="0.0406047369550298" calcext:value-type="float">
            <text:p>0.04060473695503</text:p>
          </table:table-cell>
          <table:table-cell office:value-type="float" office:value="0.0524706581137912" calcext:value-type="float">
            <text:p>0.052470658113791</text:p>
          </table:table-cell>
          <table:table-cell office:value-type="float" office:value="0.114768324751997" calcext:value-type="float">
            <text:p>0.114768324751997</text:p>
          </table:table-cell>
          <table:table-cell office:value-type="float" office:value="0.12718313894738" calcext:value-type="float">
            <text:p>0.12718313894738</text:p>
          </table:table-cell>
          <table:table-cell office:value-type="float" office:value="0.199641050814077" calcext:value-type="float">
            <text:p>0.199641050814077</text:p>
          </table:table-cell>
          <table:table-cell office:value-type="float" office:value="0.255869805790705" calcext:value-type="float">
            <text:p>0.255869805790705</text:p>
          </table:table-cell>
          <table:table-cell office:value-type="float" office:value="0.391352005982475" calcext:value-type="float">
            <text:p>0.391352005982475</text:p>
          </table:table-cell>
          <table:table-cell office:value-type="float" office:value="0.364055497145736" calcext:value-type="float">
            <text:p>0.364055497145736</text:p>
          </table:table-cell>
          <table:table-cell office:value-type="float" office:value="0.275076084299967" calcext:value-type="float">
            <text:p>0.275076084299967</text:p>
          </table:table-cell>
          <table:table-cell office:value-type="float" office:value="0.225610244902766" calcext:value-type="float">
            <text:p>0.225610244902766</text:p>
          </table:table-cell>
          <table:table-cell office:value-type="float" office:value="0.308029269342521" calcext:value-type="float">
            <text:p>0.308029269342521</text:p>
          </table:table-cell>
          <table:table-cell office:value-type="float" office:value="0.615745498198759" calcext:value-type="float">
            <text:p>0.615745498198759</text:p>
          </table:table-cell>
          <table:table-cell office:value-type="float" office:value="0.590823173406098" calcext:value-type="float">
            <text:p>0.590823173406098</text:p>
          </table:table-cell>
          <table:table-cell office:value-type="float" office:value="0.446704470284655" calcext:value-type="float">
            <text:p>0.446704470284655</text:p>
          </table:table-cell>
          <table:table-cell office:value-type="float" office:value="0.161833164863589" calcext:value-type="float">
            <text:p>0.161833164863589</text:p>
          </table:table-cell>
        </table:table-row>
        <table:table-row table:style-name="ro1">
          <table:table-cell office:value-type="float" office:value="0.0333698157078227" calcext:value-type="float">
            <text:p>0.033369815707823</text:p>
          </table:table-cell>
          <table:table-cell office:value-type="float" office:value="0.0298772983513157" calcext:value-type="float">
            <text:p>0.029877298351316</text:p>
          </table:table-cell>
          <table:table-cell office:value-type="float" office:value="0.0395798773483663" calcext:value-type="float">
            <text:p>0.039579877348366</text:p>
          </table:table-cell>
          <table:table-cell office:value-type="float" office:value="0.0256281652362018" calcext:value-type="float">
            <text:p>0.025628165236202</text:p>
          </table:table-cell>
          <table:table-cell office:value-type="float" office:value="0.0670312218838618" calcext:value-type="float">
            <text:p>0.067031221883862</text:p>
          </table:table-cell>
          <table:table-cell office:value-type="float" office:value="0.0963507789518729" calcext:value-type="float">
            <text:p>0.096350778951873</text:p>
          </table:table-cell>
          <table:table-cell office:value-type="float" office:value="0.227647002307823" calcext:value-type="float">
            <text:p>0.227647002307823</text:p>
          </table:table-cell>
          <table:table-cell office:value-type="float" office:value="0.20078833762224" calcext:value-type="float">
            <text:p>0.20078833762224</text:p>
          </table:table-cell>
          <table:table-cell office:value-type="float" office:value="0.152177960951794" calcext:value-type="float">
            <text:p>0.152177960951794</text:p>
          </table:table-cell>
          <table:table-cell office:value-type="float" office:value="0.18919388922663" calcext:value-type="float">
            <text:p>0.18919388922663</text:p>
          </table:table-cell>
          <table:table-cell office:value-type="float" office:value="0.138378233426737" calcext:value-type="float">
            <text:p>0.138378233426737</text:p>
          </table:table-cell>
          <table:table-cell office:value-type="float" office:value="0.182563510377907" calcext:value-type="float">
            <text:p>0.182563510377907</text:p>
          </table:table-cell>
          <table:table-cell office:value-type="float" office:value="0.209861345228952" calcext:value-type="float">
            <text:p>0.209861345228952</text:p>
          </table:table-cell>
          <table:table-cell office:value-type="float" office:value="0.297889167674978" calcext:value-type="float">
            <text:p>0.297889167674978</text:p>
          </table:table-cell>
          <table:table-cell office:value-type="float" office:value="0.212824612629991" calcext:value-type="float">
            <text:p>0.212824612629991</text:p>
          </table:table-cell>
          <table:table-cell office:value-type="float" office:value="0.143486327368848" calcext:value-type="float">
            <text:p>0.14348632736884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office:value-type="float" office:value="1.58291965167986" calcext:value-type="float">
            <text:p>1.58291965167986</text:p>
          </table:table-cell>
          <table:table-cell office:value-type="float" office:value="0.675146755881572" calcext:value-type="float">
            <text:p>0.675146755881572</text:p>
          </table:table-cell>
          <table:table-cell office:value-type="float" office:value="0.308007799612656" calcext:value-type="float">
            <text:p>0.308007799612656</text:p>
          </table:table-cell>
          <table:table-cell office:value-type="float" office:value="0.184039882139682" calcext:value-type="float">
            <text:p>0.184039882139682</text:p>
          </table:table-cell>
          <table:table-cell office:value-type="float" office:value="0.314994726702958" calcext:value-type="float">
            <text:p>0.314994726702958</text:p>
          </table:table-cell>
          <table:table-cell office:value-type="float" office:value="0.589695680687833" calcext:value-type="float">
            <text:p>0.589695680687833</text:p>
          </table:table-cell>
          <table:table-cell office:value-type="float" office:value="0.932614045738733" calcext:value-type="float">
            <text:p>0.932614045738733</text:p>
          </table:table-cell>
          <table:table-cell office:value-type="float" office:value="0.92433296986698" calcext:value-type="float">
            <text:p>0.92433296986698</text:p>
          </table:table-cell>
          <table:table-cell office:value-type="float" office:value="0.490618319769219" calcext:value-type="float">
            <text:p>0.490618319769219</text:p>
          </table:table-cell>
          <table:table-cell office:value-type="float" office:value="0.23725491823052" calcext:value-type="float">
            <text:p>0.23725491823052</text:p>
          </table:table-cell>
          <table:table-cell office:value-type="float" office:value="0.25324028829289" calcext:value-type="float">
            <text:p>0.25324028829289</text:p>
          </table:table-cell>
          <table:table-cell office:value-type="float" office:value="0.25513108087654" calcext:value-type="float">
            <text:p>0.25513108087654</text:p>
          </table:table-cell>
          <table:table-cell office:value-type="float" office:value="0.204508139810163" calcext:value-type="float">
            <text:p>0.204508139810163</text:p>
          </table:table-cell>
          <table:table-cell office:value-type="float" office:value="0.166313599233813" calcext:value-type="float">
            <text:p>0.166313599233813</text:p>
          </table:table-cell>
          <table:table-cell office:value-type="float" office:value="0.0831350249610535" calcext:value-type="float">
            <text:p>0.083135024961054</text:p>
          </table:table-cell>
          <table:table-cell office:value-type="float" office:value="0.0479026644812461" calcext:value-type="float">
            <text:p>0.047902664481246</text:p>
          </table:table-cell>
        </table:table-row>
        <table:table-row table:style-name="ro1">
          <table:table-cell office:value-type="float" office:value="0.51644381136961" calcext:value-type="float">
            <text:p>0.51644381136961</text:p>
          </table:table-cell>
          <table:table-cell office:value-type="float" office:value="6.39012719192301" calcext:value-type="float">
            <text:p>6.39012719192301</text:p>
          </table:table-cell>
          <table:table-cell office:value-type="float" office:value="0.823131945091974" calcext:value-type="float">
            <text:p>0.823131945091974</text:p>
          </table:table-cell>
          <table:table-cell office:value-type="float" office:value="0.224233625315208" calcext:value-type="float">
            <text:p>0.224233625315208</text:p>
          </table:table-cell>
          <table:table-cell office:value-type="float" office:value="0.143902436898642" calcext:value-type="float">
            <text:p>0.143902436898642</text:p>
          </table:table-cell>
          <table:table-cell office:value-type="float" office:value="0.381571801994454" calcext:value-type="float">
            <text:p>0.381571801994454</text:p>
          </table:table-cell>
          <table:table-cell office:value-type="float" office:value="0.727535477963921" calcext:value-type="float">
            <text:p>0.727535477963921</text:p>
          </table:table-cell>
          <table:table-cell office:value-type="float" office:value="0.9002342350204" calcext:value-type="float">
            <text:p>0.9002342350204</text:p>
          </table:table-cell>
          <table:table-cell office:value-type="float" office:value="0.733102014579089" calcext:value-type="float">
            <text:p>0.733102014579089</text:p>
          </table:table-cell>
          <table:table-cell office:value-type="float" office:value="0.309986676175893" calcext:value-type="float">
            <text:p>0.309986676175893</text:p>
          </table:table-cell>
          <table:table-cell office:value-type="float" office:value="0.191144349621247" calcext:value-type="float">
            <text:p>0.191144349621247</text:p>
          </table:table-cell>
          <table:table-cell office:value-type="float" office:value="0.182709111079335" calcext:value-type="float">
            <text:p>0.182709111079335</text:p>
          </table:table-cell>
          <table:table-cell office:value-type="float" office:value="0.167401075835445" calcext:value-type="float">
            <text:p>0.167401075835445</text:p>
          </table:table-cell>
          <table:table-cell office:value-type="float" office:value="0.123305417778623" calcext:value-type="float">
            <text:p>0.123305417778623</text:p>
          </table:table-cell>
          <table:table-cell office:value-type="float" office:value="0.0485767664002077" calcext:value-type="float">
            <text:p>0.048576766400208</text:p>
          </table:table-cell>
          <table:table-cell office:value-type="float" office:value="0.0405255096286997" calcext:value-type="float">
            <text:p>0.0405255096287</text:p>
          </table:table-cell>
        </table:table-row>
        <table:table-row table:style-name="ro1">
          <table:table-cell office:value-type="float" office:value="0.172276642834151" calcext:value-type="float">
            <text:p>0.172276642834151</text:p>
          </table:table-cell>
          <table:table-cell office:value-type="float" office:value="1.55520067812144" calcext:value-type="float">
            <text:p>1.55520067812144</text:p>
          </table:table-cell>
          <table:table-cell office:value-type="float" office:value="6.77874856522699" calcext:value-type="float">
            <text:p>6.77874856522699</text:p>
          </table:table-cell>
          <table:table-cell office:value-type="float" office:value="0.626752031701732" calcext:value-type="float">
            <text:p>0.626752031701732</text:p>
          </table:table-cell>
          <table:table-cell office:value-type="float" office:value="0.215475109358654" calcext:value-type="float">
            <text:p>0.215475109358654</text:p>
          </table:table-cell>
          <table:table-cell office:value-type="float" office:value="0.218130062045287" calcext:value-type="float">
            <text:p>0.218130062045287</text:p>
          </table:table-cell>
          <table:table-cell office:value-type="float" office:value="0.363713567635255" calcext:value-type="float">
            <text:p>0.363713567635255</text:p>
          </table:table-cell>
          <table:table-cell office:value-type="float" office:value="0.648307635187279" calcext:value-type="float">
            <text:p>0.648307635187279</text:p>
          </table:table-cell>
          <table:table-cell office:value-type="float" office:value="0.766121292735333" calcext:value-type="float">
            <text:p>0.766121292735333</text:p>
          </table:table-cell>
          <table:table-cell office:value-type="float" office:value="0.423910229269081" calcext:value-type="float">
            <text:p>0.423910229269081</text:p>
          </table:table-cell>
          <table:table-cell office:value-type="float" office:value="0.229101442471349" calcext:value-type="float">
            <text:p>0.229101442471349</text:p>
          </table:table-cell>
          <table:table-cell office:value-type="float" office:value="0.134822371861217" calcext:value-type="float">
            <text:p>0.134822371861217</text:p>
          </table:table-cell>
          <table:table-cell office:value-type="float" office:value="0.0870115851421237" calcext:value-type="float">
            <text:p>0.087011585142124</text:p>
          </table:table-cell>
          <table:table-cell office:value-type="float" office:value="0.0883069850212047" calcext:value-type="float">
            <text:p>0.088306985021205</text:p>
          </table:table-cell>
          <table:table-cell office:value-type="float" office:value="0.0562675521434648" calcext:value-type="float">
            <text:p>0.056267552143465</text:p>
          </table:table-cell>
          <table:table-cell office:value-type="float" office:value="0.0478343425963248" calcext:value-type="float">
            <text:p>0.047834342596325</text:p>
          </table:table-cell>
        </table:table-row>
        <table:table-row table:style-name="ro1">
          <table:table-cell office:value-type="float" office:value="0.0979194611088203" calcext:value-type="float">
            <text:p>0.09791946110882</text:p>
          </table:table-cell>
          <table:table-cell office:value-type="float" office:value="0.270465984469666" calcext:value-type="float">
            <text:p>0.270465984469666</text:p>
          </table:table-cell>
          <table:table-cell office:value-type="float" office:value="2.45368986052703" calcext:value-type="float">
            <text:p>2.45368986052703</text:p>
          </table:table-cell>
          <table:table-cell office:value-type="float" office:value="9.29107549253298" calcext:value-type="float">
            <text:p>9.29107549253298</text:p>
          </table:table-cell>
          <table:table-cell office:value-type="float" office:value="1.14976369000787" calcext:value-type="float">
            <text:p>1.14976369000787</text:p>
          </table:table-cell>
          <table:table-cell office:value-type="float" office:value="0.593751980097391" calcext:value-type="float">
            <text:p>0.593751980097391</text:p>
          </table:table-cell>
          <table:table-cell office:value-type="float" office:value="0.541364986985249" calcext:value-type="float">
            <text:p>0.541364986985249</text:p>
          </table:table-cell>
          <table:table-cell office:value-type="float" office:value="0.760226654402135" calcext:value-type="float">
            <text:p>0.760226654402135</text:p>
          </table:table-cell>
          <table:table-cell office:value-type="float" office:value="0.878728646280871" calcext:value-type="float">
            <text:p>0.878728646280871</text:p>
          </table:table-cell>
          <table:table-cell office:value-type="float" office:value="0.896557839403606" calcext:value-type="float">
            <text:p>0.896557839403606</text:p>
          </table:table-cell>
          <table:table-cell office:value-type="float" office:value="0.475315663826633" calcext:value-type="float">
            <text:p>0.475315663826633</text:p>
          </table:table-cell>
          <table:table-cell office:value-type="float" office:value="0.17870357833798" calcext:value-type="float">
            <text:p>0.17870357833798</text:p>
          </table:table-cell>
          <table:table-cell office:value-type="float" office:value="0.0779392123094252" calcext:value-type="float">
            <text:p>0.077939212309425</text:p>
          </table:table-cell>
          <table:table-cell office:value-type="float" office:value="0.0616024670710336" calcext:value-type="float">
            <text:p>0.061602467071034</text:p>
          </table:table-cell>
          <table:table-cell office:value-type="float" office:value="0.0304935100984138" calcext:value-type="float">
            <text:p>0.030493510098414</text:p>
          </table:table-cell>
          <table:table-cell office:value-type="float" office:value="0.0237918651960121" calcext:value-type="float">
            <text:p>0.023791865196012</text:p>
          </table:table-cell>
        </table:table-row>
        <table:table-row table:style-name="ro1">
          <table:table-cell office:value-type="float" office:value="0.184839692115042" calcext:value-type="float">
            <text:p>0.184839692115042</text:p>
          </table:table-cell>
          <table:table-cell office:value-type="float" office:value="0.169953198140042" calcext:value-type="float">
            <text:p>0.169953198140042</text:p>
          </table:table-cell>
          <table:table-cell office:value-type="float" office:value="0.213395530646326" calcext:value-type="float">
            <text:p>0.213395530646326</text:p>
          </table:table-cell>
          <table:table-cell office:value-type="float" office:value="1.96797056737993" calcext:value-type="float">
            <text:p>1.96797056737993</text:p>
          </table:table-cell>
          <table:table-cell office:value-type="float" office:value="3.78590891836392" calcext:value-type="float">
            <text:p>3.78590891836392</text:p>
          </table:table-cell>
          <table:table-cell office:value-type="float" office:value="1.70153349113317" calcext:value-type="float">
            <text:p>1.70153349113317</text:p>
          </table:table-cell>
          <table:table-cell office:value-type="float" office:value="1.25999720802121" calcext:value-type="float">
            <text:p>1.25999720802121</text:p>
          </table:table-cell>
          <table:table-cell office:value-type="float" office:value="1.20284659909248" calcext:value-type="float">
            <text:p>1.20284659909248</text:p>
          </table:table-cell>
          <table:table-cell office:value-type="float" office:value="0.971902179364483" calcext:value-type="float">
            <text:p>0.971902179364483</text:p>
          </table:table-cell>
          <table:table-cell office:value-type="float" office:value="1.18862492931904" calcext:value-type="float">
            <text:p>1.18862492931904</text:p>
          </table:table-cell>
          <table:table-cell office:value-type="float" office:value="0.830815554143581" calcext:value-type="float">
            <text:p>0.830815554143581</text:p>
          </table:table-cell>
          <table:table-cell office:value-type="float" office:value="0.377113290800477" calcext:value-type="float">
            <text:p>0.377113290800477</text:p>
          </table:table-cell>
          <table:table-cell office:value-type="float" office:value="0.112045502758422" calcext:value-type="float">
            <text:p>0.112045502758422</text:p>
          </table:table-cell>
          <table:table-cell office:value-type="float" office:value="0.0653373199250889" calcext:value-type="float">
            <text:p>0.065337319925089</text:p>
          </table:table-cell>
          <table:table-cell office:value-type="float" office:value="0.0596261400583313" calcext:value-type="float">
            <text:p>0.059626140058331</text:p>
          </table:table-cell>
          <table:table-cell office:value-type="float" office:value="0.050570321624127" calcext:value-type="float">
            <text:p>0.050570321624127</text:p>
          </table:table-cell>
        </table:table-row>
        <table:table-row table:style-name="ro1">
          <table:table-cell office:value-type="float" office:value="0.464539364426096" calcext:value-type="float">
            <text:p>0.464539364426096</text:p>
          </table:table-cell>
          <table:table-cell office:value-type="float" office:value="0.284071011274829" calcext:value-type="float">
            <text:p>0.284071011274829</text:p>
          </table:table-cell>
          <table:table-cell office:value-type="float" office:value="0.135260664400328" calcext:value-type="float">
            <text:p>0.135260664400328</text:p>
          </table:table-cell>
          <table:table-cell office:value-type="float" office:value="0.717575271283719" calcext:value-type="float">
            <text:p>0.717575271283719</text:p>
          </table:table-cell>
          <table:table-cell office:value-type="float" office:value="1.96923691548176" calcext:value-type="float">
            <text:p>1.96923691548176</text:p>
          </table:table-cell>
          <table:table-cell office:value-type="float" office:value="3.46967172680886" calcext:value-type="float">
            <text:p>3.46967172680886</text:p>
          </table:table-cell>
          <table:table-cell office:value-type="float" office:value="1.96254045959126" calcext:value-type="float">
            <text:p>1.96254045959126</text:p>
          </table:table-cell>
          <table:table-cell office:value-type="float" office:value="1.61297002689245" calcext:value-type="float">
            <text:p>1.61297002689245</text:p>
          </table:table-cell>
          <table:table-cell office:value-type="float" office:value="1.2854837132681" calcext:value-type="float">
            <text:p>1.2854837132681</text:p>
          </table:table-cell>
          <table:table-cell office:value-type="float" office:value="1.06870674411049" calcext:value-type="float">
            <text:p>1.06870674411049</text:p>
          </table:table-cell>
          <table:table-cell office:value-type="float" office:value="1.02989893068648" calcext:value-type="float">
            <text:p>1.02989893068648</text:p>
          </table:table-cell>
          <table:table-cell office:value-type="float" office:value="0.500534122441839" calcext:value-type="float">
            <text:p>0.500534122441839</text:p>
          </table:table-cell>
          <table:table-cell office:value-type="float" office:value="0.181746247249845" calcext:value-type="float">
            <text:p>0.181746247249845</text:p>
          </table:table-cell>
          <table:table-cell office:value-type="float" office:value="0.0846765164345451" calcext:value-type="float">
            <text:p>0.084676516434545</text:p>
          </table:table-cell>
          <table:table-cell office:value-type="float" office:value="0.0364251386401177" calcext:value-type="float">
            <text:p>0.036425138640118</text:p>
          </table:table-cell>
          <table:table-cell office:value-type="float" office:value="0.0304889118854054" calcext:value-type="float">
            <text:p>0.030488911885405</text:p>
          </table:table-cell>
        </table:table-row>
        <table:table-row table:style-name="ro1">
          <table:table-cell office:value-type="float" office:value="0.758237474682653" calcext:value-type="float">
            <text:p>0.758237474682653</text:p>
          </table:table-cell>
          <table:table-cell office:value-type="float" office:value="1.03792605070692" calcext:value-type="float">
            <text:p>1.03792605070692</text:p>
          </table:table-cell>
          <table:table-cell office:value-type="float" office:value="0.626607349340937" calcext:value-type="float">
            <text:p>0.626607349340937</text:p>
          </table:table-cell>
          <table:table-cell office:value-type="float" office:value="0.482374466065606" calcext:value-type="float">
            <text:p>0.482374466065606</text:p>
          </table:table-cell>
          <table:table-cell office:value-type="float" office:value="1.10788647857483" calcext:value-type="float">
            <text:p>1.10788647857483</text:p>
          </table:table-cell>
          <table:table-cell office:value-type="float" office:value="1.93273501492083" calcext:value-type="float">
            <text:p>1.93273501492083</text:p>
          </table:table-cell>
          <table:table-cell office:value-type="float" office:value="3.53774006179911" calcext:value-type="float">
            <text:p>3.53774006179911</text:p>
          </table:table-cell>
          <table:table-cell office:value-type="float" office:value="2.35228958873402" calcext:value-type="float">
            <text:p>2.35228958873402</text:p>
          </table:table-cell>
          <table:table-cell office:value-type="float" office:value="1.651942605856" calcext:value-type="float">
            <text:p>1.651942605856</text:p>
          </table:table-cell>
          <table:table-cell office:value-type="float" office:value="1.27729277815617" calcext:value-type="float">
            <text:p>1.27729277815617</text:p>
          </table:table-cell>
          <table:table-cell office:value-type="float" office:value="0.933209951872771" calcext:value-type="float">
            <text:p>0.933209951872771</text:p>
          </table:table-cell>
          <table:table-cell office:value-type="float" office:value="0.597745638057464" calcext:value-type="float">
            <text:p>0.597745638057464</text:p>
          </table:table-cell>
          <table:table-cell office:value-type="float" office:value="0.316898085573995" calcext:value-type="float">
            <text:p>0.316898085573995</text:p>
          </table:table-cell>
          <table:table-cell office:value-type="float" office:value="0.164294114668185" calcext:value-type="float">
            <text:p>0.164294114668185</text:p>
          </table:table-cell>
          <table:table-cell office:value-type="float" office:value="0.0694335642578418" calcext:value-type="float">
            <text:p>0.069433564257842</text:p>
          </table:table-cell>
          <table:table-cell office:value-type="float" office:value="0.0636055240168626" calcext:value-type="float">
            <text:p>0.063605524016863</text:p>
          </table:table-cell>
        </table:table-row>
        <table:table-row table:style-name="ro1">
          <table:table-cell office:value-type="float" office:value="0.784295665494046" calcext:value-type="float">
            <text:p>0.784295665494046</text:p>
          </table:table-cell>
          <table:table-cell office:value-type="float" office:value="1.29107186103857" calcext:value-type="float">
            <text:p>1.29107186103857</text:p>
          </table:table-cell>
          <table:table-cell office:value-type="float" office:value="0.962392509883227" calcext:value-type="float">
            <text:p>0.962392509883227</text:p>
          </table:table-cell>
          <table:table-cell office:value-type="float" office:value="0.737341764778318" calcext:value-type="float">
            <text:p>0.737341764778318</text:p>
          </table:table-cell>
          <table:table-cell office:value-type="float" office:value="0.834600289593348" calcext:value-type="float">
            <text:p>0.834600289593348</text:p>
          </table:table-cell>
          <table:table-cell office:value-type="float" office:value="1.56515289045005" calcext:value-type="float">
            <text:p>1.56515289045005</text:p>
          </table:table-cell>
          <table:table-cell office:value-type="float" office:value="2.21535614407404" calcext:value-type="float">
            <text:p>2.21535614407404</text:p>
          </table:table-cell>
          <table:table-cell office:value-type="float" office:value="3.93193830287028" calcext:value-type="float">
            <text:p>3.93193830287028</text:p>
          </table:table-cell>
          <table:table-cell office:value-type="float" office:value="2.44730729494691" calcext:value-type="float">
            <text:p>2.44730729494691</text:p>
          </table:table-cell>
          <table:table-cell office:value-type="float" office:value="1.55253731257278" calcext:value-type="float">
            <text:p>1.55253731257278</text:p>
          </table:table-cell>
          <table:table-cell office:value-type="float" office:value="1.05328501704577" calcext:value-type="float">
            <text:p>1.05328501704577</text:p>
          </table:table-cell>
          <table:table-cell office:value-type="float" office:value="0.502026196346473" calcext:value-type="float">
            <text:p>0.502026196346473</text:p>
          </table:table-cell>
          <table:table-cell office:value-type="float" office:value="0.400416439458923" calcext:value-type="float">
            <text:p>0.400416439458923</text:p>
          </table:table-cell>
          <table:table-cell office:value-type="float" office:value="0.281099101818559" calcext:value-type="float">
            <text:p>0.281099101818559</text:p>
          </table:table-cell>
          <table:table-cell office:value-type="float" office:value="0.132995048024608" calcext:value-type="float">
            <text:p>0.132995048024608</text:p>
          </table:table-cell>
          <table:table-cell office:value-type="float" office:value="0.0531064998597077" calcext:value-type="float">
            <text:p>0.053106499859708</text:p>
          </table:table-cell>
        </table:table-row>
        <table:table-row table:style-name="ro1">
          <table:table-cell office:value-type="float" office:value="0.329584801887539" calcext:value-type="float">
            <text:p>0.329584801887539</text:p>
          </table:table-cell>
          <table:table-cell office:value-type="float" office:value="0.717581067464008" calcext:value-type="float">
            <text:p>0.717581067464008</text:p>
          </table:table-cell>
          <table:table-cell office:value-type="float" office:value="0.866562920690241" calcext:value-type="float">
            <text:p>0.866562920690241</text:p>
          </table:table-cell>
          <table:table-cell office:value-type="float" office:value="1.10312442626387" calcext:value-type="float">
            <text:p>1.10312442626387</text:p>
          </table:table-cell>
          <table:table-cell office:value-type="float" office:value="0.937208649701466" calcext:value-type="float">
            <text:p>0.937208649701466</text:p>
          </table:table-cell>
          <table:table-cell office:value-type="float" office:value="1.27840248945062" calcext:value-type="float">
            <text:p>1.27840248945062</text:p>
          </table:table-cell>
          <table:table-cell office:value-type="float" office:value="1.7998300259105" calcext:value-type="float">
            <text:p>1.7998300259105</text:p>
          </table:table-cell>
          <table:table-cell office:value-type="float" office:value="2.14846899318425" calcext:value-type="float">
            <text:p>2.14846899318425</text:p>
          </table:table-cell>
          <table:table-cell office:value-type="float" office:value="3.02215411726636" calcext:value-type="float">
            <text:p>3.02215411726636</text:p>
          </table:table-cell>
          <table:table-cell office:value-type="float" office:value="1.82652259893713" calcext:value-type="float">
            <text:p>1.82652259893713</text:p>
          </table:table-cell>
          <table:table-cell office:value-type="float" office:value="1.21754339474704" calcext:value-type="float">
            <text:p>1.21754339474704</text:p>
          </table:table-cell>
          <table:table-cell office:value-type="float" office:value="0.331064016779465" calcext:value-type="float">
            <text:p>0.331064016779465</text:p>
          </table:table-cell>
          <table:table-cell office:value-type="float" office:value="0.221363611446532" calcext:value-type="float">
            <text:p>0.221363611446532</text:p>
          </table:table-cell>
          <table:table-cell office:value-type="float" office:value="0.157815118470978" calcext:value-type="float">
            <text:p>0.157815118470978</text:p>
          </table:table-cell>
          <table:table-cell office:value-type="float" office:value="0.0927683489714474" calcext:value-type="float">
            <text:p>0.092768348971447</text:p>
          </table:table-cell>
          <table:table-cell office:value-type="float" office:value="0.045153072013307" calcext:value-type="float">
            <text:p>0.045153072013307</text:p>
          </table:table-cell>
        </table:table-row>
        <table:table-row table:style-name="ro1">
          <table:table-cell office:value-type="float" office:value="0.19515657667954" calcext:value-type="float">
            <text:p>0.19515657667954</text:p>
          </table:table-cell>
          <table:table-cell office:value-type="float" office:value="0.564628313693798" calcext:value-type="float">
            <text:p>0.564628313693798</text:p>
          </table:table-cell>
          <table:table-cell office:value-type="float" office:value="0.608263610452396" calcext:value-type="float">
            <text:p>0.608263610452396</text:p>
          </table:table-cell>
          <table:table-cell office:value-type="float" office:value="1.54672364876936" calcext:value-type="float">
            <text:p>1.54672364876936</text:p>
          </table:table-cell>
          <table:table-cell office:value-type="float" office:value="0.910403188254042" calcext:value-type="float">
            <text:p>0.910403188254042</text:p>
          </table:table-cell>
          <table:table-cell office:value-type="float" office:value="1.0453976093074" calcext:value-type="float">
            <text:p>1.0453976093074</text:p>
          </table:table-cell>
          <table:table-cell office:value-type="float" office:value="1.41227353486391" calcext:value-type="float">
            <text:p>1.41227353486391</text:p>
          </table:table-cell>
          <table:table-cell office:value-type="float" office:value="1.67958850839974" calcext:value-type="float">
            <text:p>1.67958850839974</text:p>
          </table:table-cell>
          <table:table-cell office:value-type="float" office:value="1.70388967957955" calcext:value-type="float">
            <text:p>1.70388967957955</text:p>
          </table:table-cell>
          <table:table-cell office:value-type="float" office:value="2.23947265007611" calcext:value-type="float">
            <text:p>2.23947265007611</text:p>
          </table:table-cell>
          <table:table-cell office:value-type="float" office:value="1.17079761466661" calcext:value-type="float">
            <text:p>1.17079761466661</text:p>
          </table:table-cell>
          <table:table-cell office:value-type="float" office:value="0.408072791664167" calcext:value-type="float">
            <text:p>0.408072791664167</text:p>
          </table:table-cell>
          <table:table-cell office:value-type="float" office:value="0.17776641081788" calcext:value-type="float">
            <text:p>0.17776641081788</text:p>
          </table:table-cell>
          <table:table-cell office:value-type="float" office:value="0.114474580744706" calcext:value-type="float">
            <text:p>0.114474580744706</text:p>
          </table:table-cell>
          <table:table-cell office:value-type="float" office:value="0.0848335713004692" calcext:value-type="float">
            <text:p>0.084833571300469</text:p>
          </table:table-cell>
          <table:table-cell office:value-type="float" office:value="0.0837818966197176" calcext:value-type="float">
            <text:p>0.083781896619718</text:p>
          </table:table-cell>
        </table:table-row>
        <table:table-row table:style-name="ro1">
          <table:table-cell office:value-type="float" office:value="0.209809434457643" calcext:value-type="float">
            <text:p>0.209809434457643</text:p>
          </table:table-cell>
          <table:table-cell office:value-type="float" office:value="0.673375983761685" calcext:value-type="float">
            <text:p>0.673375983761685</text:p>
          </table:table-cell>
          <table:table-cell office:value-type="float" office:value="0.869408640102234" calcext:value-type="float">
            <text:p>0.869408640102234</text:p>
          </table:table-cell>
          <table:table-cell office:value-type="float" office:value="1.2635015522248" calcext:value-type="float">
            <text:p>1.2635015522248</text:p>
          </table:table-cell>
          <table:table-cell office:value-type="float" office:value="0.983803754015315" calcext:value-type="float">
            <text:p>0.983803754015315</text:p>
          </table:table-cell>
          <table:table-cell office:value-type="float" office:value="1.29662066299702" calcext:value-type="float">
            <text:p>1.29662066299702</text:p>
          </table:table-cell>
          <table:table-cell office:value-type="float" office:value="1.32208327517008" calcext:value-type="float">
            <text:p>1.32208327517008</text:p>
          </table:table-cell>
          <table:table-cell office:value-type="float" office:value="1.37954964326054" calcext:value-type="float">
            <text:p>1.37954964326054</text:p>
          </table:table-cell>
          <table:table-cell office:value-type="float" office:value="1.73374656202971" calcext:value-type="float">
            <text:p>1.73374656202971</text:p>
          </table:table-cell>
          <table:table-cell office:value-type="float" office:value="1.86185355014696" calcext:value-type="float">
            <text:p>1.86185355014696</text:p>
          </table:table-cell>
          <table:table-cell office:value-type="float" office:value="1.88962707678591" calcext:value-type="float">
            <text:p>1.88962707678591</text:p>
          </table:table-cell>
          <table:table-cell office:value-type="float" office:value="0.709700126235278" calcext:value-type="float">
            <text:p>0.709700126235278</text:p>
          </table:table-cell>
          <table:table-cell office:value-type="float" office:value="0.290967226893732" calcext:value-type="float">
            <text:p>0.290967226893732</text:p>
          </table:table-cell>
          <table:table-cell office:value-type="float" office:value="0.151240713679966" calcext:value-type="float">
            <text:p>0.151240713679966</text:p>
          </table:table-cell>
          <table:table-cell office:value-type="float" office:value="0.086097349031486" calcext:value-type="float">
            <text:p>0.086097349031486</text:p>
          </table:table-cell>
          <table:table-cell office:value-type="float" office:value="0.0862801092630448" calcext:value-type="float">
            <text:p>0.086280109263045</text:p>
          </table:table-cell>
        </table:table-row>
        <table:table-row table:style-name="ro1">
          <table:table-cell office:value-type="float" office:value="0.463685639787785" calcext:value-type="float">
            <text:p>0.463685639787785</text:p>
          </table:table-cell>
          <table:table-cell office:value-type="float" office:value="0.90384128119284" calcext:value-type="float">
            <text:p>0.90384128119284</text:p>
          </table:table-cell>
          <table:table-cell office:value-type="float" office:value="0.693866062200189" calcext:value-type="float">
            <text:p>0.693866062200189</text:p>
          </table:table-cell>
          <table:table-cell office:value-type="float" office:value="0.950724741786889" calcext:value-type="float">
            <text:p>0.950724741786889</text:p>
          </table:table-cell>
          <table:table-cell office:value-type="float" office:value="0.714050453653929" calcext:value-type="float">
            <text:p>0.714050453653929</text:p>
          </table:table-cell>
          <table:table-cell office:value-type="float" office:value="1.18531713233825" calcext:value-type="float">
            <text:p>1.18531713233825</text:p>
          </table:table-cell>
          <table:table-cell office:value-type="float" office:value="1.28738054527743" calcext:value-type="float">
            <text:p>1.28738054527743</text:p>
          </table:table-cell>
          <table:table-cell office:value-type="float" office:value="1.01831087724524" calcext:value-type="float">
            <text:p>1.01831087724524</text:p>
          </table:table-cell>
          <table:table-cell office:value-type="float" office:value="0.95436637059833" calcext:value-type="float">
            <text:p>0.95436637059833</text:p>
          </table:table-cell>
          <table:table-cell office:value-type="float" office:value="0.82772252201824" calcext:value-type="float">
            <text:p>0.82772252201824</text:p>
          </table:table-cell>
          <table:table-cell office:value-type="float" office:value="1.03387047127531" calcext:value-type="float">
            <text:p>1.03387047127531</text:p>
          </table:table-cell>
          <table:table-cell office:value-type="float" office:value="1.58715652607962" calcext:value-type="float">
            <text:p>1.58715652607962</text:p>
          </table:table-cell>
          <table:table-cell office:value-type="float" office:value="0.647175734585935" calcext:value-type="float">
            <text:p>0.647175734585935</text:p>
          </table:table-cell>
          <table:table-cell office:value-type="float" office:value="0.328064016896783" calcext:value-type="float">
            <text:p>0.328064016896783</text:p>
          </table:table-cell>
          <table:table-cell office:value-type="float" office:value="0.134731117158426" calcext:value-type="float">
            <text:p>0.134731117158426</text:p>
          </table:table-cell>
          <table:table-cell office:value-type="float" office:value="0.104972459961842" calcext:value-type="float">
            <text:p>0.104972459961842</text:p>
          </table:table-cell>
        </table:table-row>
        <table:table-row table:style-name="ro1">
          <table:table-cell office:value-type="float" office:value="0.526207644395537" calcext:value-type="float">
            <text:p>0.526207644395537</text:p>
          </table:table-cell>
          <table:table-cell office:value-type="float" office:value="0.515605261673994" calcext:value-type="float">
            <text:p>0.515605261673994</text:p>
          </table:table-cell>
          <table:table-cell office:value-type="float" office:value="0.338090994211041" calcext:value-type="float">
            <text:p>0.338090994211041</text:p>
          </table:table-cell>
          <table:table-cell office:value-type="float" office:value="0.498312137976277" calcext:value-type="float">
            <text:p>0.498312137976277</text:p>
          </table:table-cell>
          <table:table-cell office:value-type="float" office:value="0.462901418477203" calcext:value-type="float">
            <text:p>0.462901418477203</text:p>
          </table:table-cell>
          <table:table-cell office:value-type="float" office:value="0.738634221761396" calcext:value-type="float">
            <text:p>0.738634221761396</text:p>
          </table:table-cell>
          <table:table-cell office:value-type="float" office:value="1.00826161700776" calcext:value-type="float">
            <text:p>1.00826161700776</text:p>
          </table:table-cell>
          <table:table-cell office:value-type="float" office:value="1.05946259656885" calcext:value-type="float">
            <text:p>1.05946259656885</text:p>
          </table:table-cell>
          <table:table-cell office:value-type="float" office:value="0.656759284255162" calcext:value-type="float">
            <text:p>0.656759284255162</text:p>
          </table:table-cell>
          <table:table-cell office:value-type="float" office:value="0.514225967253403" calcext:value-type="float">
            <text:p>0.514225967253403</text:p>
          </table:table-cell>
          <table:table-cell office:value-type="float" office:value="0.511334733439119" calcext:value-type="float">
            <text:p>0.511334733439119</text:p>
          </table:table-cell>
          <table:table-cell office:value-type="float" office:value="0.877563219618178" calcext:value-type="float">
            <text:p>0.877563219618178</text:p>
          </table:table-cell>
          <table:table-cell office:value-type="float" office:value="1.53021935659054" calcext:value-type="float">
            <text:p>1.53021935659054</text:p>
          </table:table-cell>
          <table:table-cell office:value-type="float" office:value="0.644674183306129" calcext:value-type="float">
            <text:p>0.644674183306129</text:p>
          </table:table-cell>
          <table:table-cell office:value-type="float" office:value="0.307660142781753" calcext:value-type="float">
            <text:p>0.307660142781753</text:p>
          </table:table-cell>
          <table:table-cell office:value-type="float" office:value="0.128157744005015" calcext:value-type="float">
            <text:p>0.128157744005015</text:p>
          </table:table-cell>
        </table:table-row>
        <table:table-row table:style-name="ro1">
          <table:table-cell office:value-type="float" office:value="0.365094868248136" calcext:value-type="float">
            <text:p>0.365094868248136</text:p>
          </table:table-cell>
          <table:table-cell office:value-type="float" office:value="0.538871704342772" calcext:value-type="float">
            <text:p>0.538871704342772</text:p>
          </table:table-cell>
          <table:table-cell office:value-type="float" office:value="0.440024825411085" calcext:value-type="float">
            <text:p>0.440024825411085</text:p>
          </table:table-cell>
          <table:table-cell office:value-type="float" office:value="0.259996824467285" calcext:value-type="float">
            <text:p>0.259996824467285</text:p>
          </table:table-cell>
          <table:table-cell office:value-type="float" office:value="0.346414930075108" calcext:value-type="float">
            <text:p>0.346414930075108</text:p>
          </table:table-cell>
          <table:table-cell office:value-type="float" office:value="0.530439088921418" calcext:value-type="float">
            <text:p>0.530439088921418</text:p>
          </table:table-cell>
          <table:table-cell office:value-type="float" office:value="0.904472391977602" calcext:value-type="float">
            <text:p>0.904472391977602</text:p>
          </table:table-cell>
          <table:table-cell office:value-type="float" office:value="0.955952791323142" calcext:value-type="float">
            <text:p>0.955952791323142</text:p>
          </table:table-cell>
          <table:table-cell office:value-type="float" office:value="0.734665534783662" calcext:value-type="float">
            <text:p>0.734665534783662</text:p>
          </table:table-cell>
          <table:table-cell office:value-type="float" office:value="0.427644228594449" calcext:value-type="float">
            <text:p>0.427644228594449</text:p>
          </table:table-cell>
          <table:table-cell office:value-type="float" office:value="0.441895841611554" calcext:value-type="float">
            <text:p>0.441895841611554</text:p>
          </table:table-cell>
          <table:table-cell office:value-type="float" office:value="0.689402922833091" calcext:value-type="float">
            <text:p>0.689402922833091</text:p>
          </table:table-cell>
          <table:table-cell office:value-type="float" office:value="0.826352211434383" calcext:value-type="float">
            <text:p>0.826352211434383</text:p>
          </table:table-cell>
          <table:table-cell office:value-type="float" office:value="1.43918249214486" calcext:value-type="float">
            <text:p>1.43918249214486</text:p>
          </table:table-cell>
          <table:table-cell office:value-type="float" office:value="0.35666369252501" calcext:value-type="float">
            <text:p>0.35666369252501</text:p>
          </table:table-cell>
          <table:table-cell office:value-type="float" office:value="0.165926577331973" calcext:value-type="float">
            <text:p>0.165926577331973</text:p>
          </table:table-cell>
        </table:table-row>
        <table:table-row table:style-name="ro1">
          <table:table-cell office:value-type="float" office:value="0.141522474346104" calcext:value-type="float">
            <text:p>0.141522474346104</text:p>
          </table:table-cell>
          <table:table-cell office:value-type="float" office:value="0.395544838369701" calcext:value-type="float">
            <text:p>0.395544838369701</text:p>
          </table:table-cell>
          <table:table-cell office:value-type="float" office:value="0.394299672072694" calcext:value-type="float">
            <text:p>0.394299672072694</text:p>
          </table:table-cell>
          <table:table-cell office:value-type="float" office:value="0.373241269861436" calcext:value-type="float">
            <text:p>0.373241269861436</text:p>
          </table:table-cell>
          <table:table-cell office:value-type="float" office:value="0.186021519746137" calcext:value-type="float">
            <text:p>0.186021519746137</text:p>
          </table:table-cell>
          <table:table-cell office:value-type="float" office:value="0.333610504885647" calcext:value-type="float">
            <text:p>0.333610504885647</text:p>
          </table:table-cell>
          <table:table-cell office:value-type="float" office:value="0.378317103063838" calcext:value-type="float">
            <text:p>0.378317103063838</text:p>
          </table:table-cell>
          <table:table-cell office:value-type="float" office:value="0.682054374649839" calcext:value-type="float">
            <text:p>0.682054374649839</text:p>
          </table:table-cell>
          <table:table-cell office:value-type="float" office:value="0.660322115462617" calcext:value-type="float">
            <text:p>0.660322115462617</text:p>
          </table:table-cell>
          <table:table-cell office:value-type="float" office:value="0.506153588921678" calcext:value-type="float">
            <text:p>0.506153588921678</text:p>
          </table:table-cell>
          <table:table-cell office:value-type="float" office:value="0.378929338644518" calcext:value-type="float">
            <text:p>0.378929338644518</text:p>
          </table:table-cell>
          <table:table-cell office:value-type="float" office:value="0.388693232661525" calcext:value-type="float">
            <text:p>0.388693232661525</text:p>
          </table:table-cell>
          <table:table-cell office:value-type="float" office:value="0.754179689758759" calcext:value-type="float">
            <text:p>0.754179689758759</text:p>
          </table:table-cell>
          <table:table-cell office:value-type="float" office:value="0.749494683720039" calcext:value-type="float">
            <text:p>0.749494683720039</text:p>
          </table:table-cell>
          <table:table-cell office:value-type="float" office:value="0.946752616165688" calcext:value-type="float">
            <text:p>0.946752616165688</text:p>
          </table:table-cell>
          <table:table-cell office:value-type="float" office:value="0.289638615930295" calcext:value-type="float">
            <text:p>0.289638615930295</text:p>
          </table:table-cell>
        </table:table-row>
        <table:table-row table:style-name="ro1">
          <table:table-cell office:value-type="float" office:value="0.259595291543428" calcext:value-type="float">
            <text:p>0.259595291543428</text:p>
          </table:table-cell>
          <table:table-cell office:value-type="float" office:value="0.342462832144335" calcext:value-type="float">
            <text:p>0.342462832144335</text:p>
          </table:table-cell>
          <table:table-cell office:value-type="float" office:value="0.493834653472486" calcext:value-type="float">
            <text:p>0.493834653472486</text:p>
          </table:table-cell>
          <table:table-cell office:value-type="float" office:value="0.42389996687862" calcext:value-type="float">
            <text:p>0.42389996687862</text:p>
          </table:table-cell>
          <table:table-cell office:value-type="float" office:value="0.169486857626527" calcext:value-type="float">
            <text:p>0.169486857626527</text:p>
          </table:table-cell>
          <table:table-cell office:value-type="float" office:value="0.200366713799711" calcext:value-type="float">
            <text:p>0.200366713799711</text:p>
          </table:table-cell>
          <table:table-cell office:value-type="float" office:value="0.349855179834405" calcext:value-type="float">
            <text:p>0.349855179834405</text:p>
          </table:table-cell>
          <table:table-cell office:value-type="float" office:value="0.442763812374107" calcext:value-type="float">
            <text:p>0.442763812374107</text:p>
          </table:table-cell>
          <table:table-cell office:value-type="float" office:value="0.452406703499987" calcext:value-type="float">
            <text:p>0.452406703499987</text:p>
          </table:table-cell>
          <table:table-cell office:value-type="float" office:value="0.520203001068843" calcext:value-type="float">
            <text:p>0.520203001068843</text:p>
          </table:table-cell>
          <table:table-cell office:value-type="float" office:value="0.516063287409928" calcext:value-type="float">
            <text:p>0.516063287409928</text:p>
          </table:table-cell>
          <table:table-cell office:value-type="float" office:value="0.346642355562499" calcext:value-type="float">
            <text:p>0.346642355562499</text:p>
          </table:table-cell>
          <table:table-cell office:value-type="float" office:value="0.278666888265129" calcext:value-type="float">
            <text:p>0.278666888265129</text:p>
          </table:table-cell>
          <table:table-cell office:value-type="float" office:value="0.399984776697094" calcext:value-type="float">
            <text:p>0.399984776697094</text:p>
          </table:table-cell>
          <table:table-cell office:value-type="float" office:value="0.301279071935535" calcext:value-type="float">
            <text:p>0.301279071935535</text:p>
          </table:table-cell>
          <table:table-cell office:value-type="float" office:value="0.47800247621226" calcext:value-type="float">
            <text:p>0.4780024762122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heck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formula="of:=[.A79]-[.A60]-[.A41]-[.A22]-[.A3]" office:value-type="float" office:value="0" calcext:value-type="float">
            <text:p>0</text:p>
          </table:table-cell>
          <table:table-cell table:formula="of:=[.B79]-[.B60]-[.B41]-[.B22]-[.B3]" office:value-type="float" office:value="0" calcext:value-type="float">
            <text:p>0</text:p>
          </table:table-cell>
          <table:table-cell table:formula="of:=[.C79]-[.C60]-[.C41]-[.C22]-[.C3]" office:value-type="float" office:value="-7.94503351997378E-016" calcext:value-type="float">
            <text:p>-7.94503351997378E-16</text:p>
          </table:table-cell>
          <table:table-cell table:formula="of:=[.D79]-[.D60]-[.D41]-[.D22]-[.D3]" office:value-type="float" office:value="0" calcext:value-type="float">
            <text:p>0</text:p>
          </table:table-cell>
          <table:table-cell table:formula="of:=[.E79]-[.E60]-[.E41]-[.E22]-[.E3]" office:value-type="float" office:value="-1.12757025938492E-016" calcext:value-type="float">
            <text:p>-1.12757025938492E-16</text:p>
          </table:table-cell>
          <table:table-cell table:formula="of:=[.F79]-[.F60]-[.F41]-[.F22]-[.F3]" office:value-type="float" office:value="2.25514051876985E-016" calcext:value-type="float">
            <text:p>2.25514051876985E-16</text:p>
          </table:table-cell>
          <table:table-cell table:formula="of:=[.G79]-[.G60]-[.G41]-[.G22]-[.G3]" office:value-type="float" office:value="1.14491749414469E-015" calcext:value-type="float">
            <text:p>1.14491749414469E-15</text:p>
          </table:table-cell>
          <table:table-cell table:formula="of:=[.H79]-[.H60]-[.H41]-[.H22]-[.H3]" office:value-type="float" office:value="-1.17961196366423E-016" calcext:value-type="float">
            <text:p>-1.17961196366423E-16</text:p>
          </table:table-cell>
          <table:table-cell table:formula="of:=[.I79]-[.I60]-[.I41]-[.I22]-[.I3]" office:value-type="float" office:value="-3.85108611666851E-016" calcext:value-type="float">
            <text:p>-3.85108611666851E-16</text:p>
          </table:table-cell>
          <table:table-cell table:formula="of:=[.J79]-[.J60]-[.J41]-[.J22]-[.J3]" office:value-type="float" office:value="-2.25514051876985E-016" calcext:value-type="float">
            <text:p>-2.25514051876985E-16</text:p>
          </table:table-cell>
          <table:table-cell table:formula="of:=[.K79]-[.K60]-[.K41]-[.K22]-[.K3]" office:value-type="float" office:value="-6.31439345255558E-016" calcext:value-type="float">
            <text:p>-6.31439345255558E-16</text:p>
          </table:table-cell>
          <table:table-cell table:formula="of:=[.L79]-[.L60]-[.L41]-[.L22]-[.L3]" office:value-type="float" office:value="9.59302082215174E-016" calcext:value-type="float">
            <text:p>9.59302082215174E-16</text:p>
          </table:table-cell>
          <table:table-cell table:formula="of:=[.M79]-[.M60]-[.M41]-[.M22]-[.M3]" office:value-type="float" office:value="-8.15970555012591E-016" calcext:value-type="float">
            <text:p>-8.15970555012591E-16</text:p>
          </table:table-cell>
          <table:table-cell table:formula="of:=[.N79]-[.N60]-[.N41]-[.N22]-[.N3]" office:value-type="float" office:value="-6.40438223287188E-016" calcext:value-type="float">
            <text:p>-6.40438223287188E-16</text:p>
          </table:table-cell>
          <table:table-cell table:formula="of:=[.O79]-[.O60]-[.O41]-[.O22]-[.O3]" office:value-type="float" office:value="-6.35122244510219E-017" calcext:value-type="float">
            <text:p>-6.35122244510219E-17</text:p>
          </table:table-cell>
          <table:table-cell table:formula="of:=[.P79]-[.P60]-[.P41]-[.P22]-[.P3]" office:value-type="float" office:value="-6.37934249818188E-120" calcext:value-type="float">
            <text:p>-6.37934249818188E-120</text:p>
          </table:table-cell>
        </table:table-row>
        <table:table-row table:style-name="ro1">
          <table:table-cell table:formula="of:=[.A80]-[.A61]-[.A42]-[.A23]-[.A4]" office:value-type="float" office:value="6.03683769639929E-016" calcext:value-type="float">
            <text:p>6.03683769639929E-16</text:p>
          </table:table-cell>
          <table:table-cell table:formula="of:=[.B80]-[.B61]-[.B42]-[.B23]-[.B4]" office:value-type="float" office:value="0" calcext:value-type="float">
            <text:p>0</text:p>
          </table:table-cell>
          <table:table-cell table:formula="of:=[.C80]-[.C61]-[.C42]-[.C23]-[.C4]" office:value-type="float" office:value="0" calcext:value-type="float">
            <text:p>0</text:p>
          </table:table-cell>
          <table:table-cell table:formula="of:=[.D80]-[.D61]-[.D42]-[.D23]-[.D4]" office:value-type="float" office:value="3.05311331771918E-016" calcext:value-type="float">
            <text:p>3.05311331771918E-16</text:p>
          </table:table-cell>
          <table:table-cell table:formula="of:=[.E80]-[.E61]-[.E42]-[.E23]-[.E4]" office:value-type="float" office:value="-3.7470027081099E-016" calcext:value-type="float">
            <text:p>-3.7470027081099E-16</text:p>
          </table:table-cell>
          <table:table-cell table:formula="of:=[.F80]-[.F61]-[.F42]-[.F23]-[.F4]" office:value-type="float" office:value="4.85722573273506E-016" calcext:value-type="float">
            <text:p>4.85722573273506E-16</text:p>
          </table:table-cell>
          <table:table-cell table:formula="of:=[.G80]-[.G61]-[.G42]-[.G23]-[.G4]" office:value-type="float" office:value="0" calcext:value-type="float">
            <text:p>0</text:p>
          </table:table-cell>
          <table:table-cell table:formula="of:=[.H80]-[.H61]-[.H42]-[.H23]-[.H4]" office:value-type="float" office:value="9.29811783123569E-016" calcext:value-type="float">
            <text:p>9.29811783123569E-16</text:p>
          </table:table-cell>
          <table:table-cell table:formula="of:=[.I80]-[.I61]-[.I42]-[.I23]-[.I4]" office:value-type="float" office:value="0" calcext:value-type="float">
            <text:p>0</text:p>
          </table:table-cell>
          <table:table-cell table:formula="of:=[.J80]-[.J61]-[.J42]-[.J23]-[.J4]" office:value-type="float" office:value="4.9960036108132E-016" calcext:value-type="float">
            <text:p>4.9960036108132E-16</text:p>
          </table:table-cell>
          <table:table-cell table:formula="of:=[.K80]-[.K61]-[.K42]-[.K23]-[.K4]" office:value-type="float" office:value="-3.7470027081099E-016" calcext:value-type="float">
            <text:p>-3.7470027081099E-16</text:p>
          </table:table-cell>
          <table:table-cell table:formula="of:=[.L80]-[.L61]-[.L42]-[.L23]-[.L4]" office:value-type="float" office:value="1.2490009027033E-016" calcext:value-type="float">
            <text:p>1.2490009027033E-16</text:p>
          </table:table-cell>
          <table:table-cell table:formula="of:=[.M80]-[.M61]-[.M42]-[.M23]-[.M4]" office:value-type="float" office:value="-1.83013326715553E-016" calcext:value-type="float">
            <text:p>-1.83013326715553E-16</text:p>
          </table:table-cell>
          <table:table-cell table:formula="of:=[.N80]-[.N61]-[.N42]-[.N23]-[.N4]" office:value-type="float" office:value="4.72759581048726E-016" calcext:value-type="float">
            <text:p>4.72759581048726E-16</text:p>
          </table:table-cell>
          <table:table-cell table:formula="of:=[.O80]-[.O61]-[.O42]-[.O23]-[.O4]" office:value-type="float" office:value="2.94902990916057E-017" calcext:value-type="float">
            <text:p>2.94902990916057E-17</text:p>
          </table:table-cell>
          <table:table-cell table:formula="of:=[.P80]-[.P61]-[.P42]-[.P23]-[.P4]" office:value-type="float" office:value="-5.55111512312578E-017" calcext:value-type="float">
            <text:p>-5.55111512312578E-17</text:p>
          </table:table-cell>
        </table:table-row>
        <table:table-row table:style-name="ro1">
          <table:table-cell table:formula="of:=[.A81]-[.A62]-[.A43]-[.A24]-[.A5]" office:value-type="float" office:value="3.11220233611964E-016" calcext:value-type="float">
            <text:p>3.11220233611964E-16</text:p>
          </table:table-cell>
          <table:table-cell table:formula="of:=[.B81]-[.B62]-[.B43]-[.B24]-[.B5]" office:value-type="float" office:value="0" calcext:value-type="float">
            <text:p>0</text:p>
          </table:table-cell>
          <table:table-cell table:formula="of:=[.C81]-[.C62]-[.C43]-[.C24]-[.C5]" office:value-type="float" office:value="-7.52349571531141E-015" calcext:value-type="float">
            <text:p>-7.52349571531141E-15</text:p>
          </table:table-cell>
          <table:table-cell table:formula="of:=[.D81]-[.D62]-[.D43]-[.D24]-[.D5]" office:value-type="float" office:value="1.44806042157164E-015" calcext:value-type="float">
            <text:p>1.44806042157164E-15</text:p>
          </table:table-cell>
          <table:table-cell table:formula="of:=[.E81]-[.E62]-[.E43]-[.E24]-[.E5]" office:value-type="float" office:value="3.13551268282808E-016" calcext:value-type="float">
            <text:p>3.13551268282808E-16</text:p>
          </table:table-cell>
          <table:table-cell table:formula="of:=[.F81]-[.F62]-[.F43]-[.F24]-[.F5]" office:value-type="float" office:value="7.17741838185404E-016" calcext:value-type="float">
            <text:p>7.17741838185404E-16</text:p>
          </table:table-cell>
          <table:table-cell table:formula="of:=[.G81]-[.G62]-[.G43]-[.G24]-[.G5]" office:value-type="float" office:value="6.38378239159465E-016" calcext:value-type="float">
            <text:p>6.38378239159465E-16</text:p>
          </table:table-cell>
          <table:table-cell table:formula="of:=[.H81]-[.H62]-[.H43]-[.H24]-[.H5]" office:value-type="float" office:value="-1.23599047663348E-015" calcext:value-type="float">
            <text:p>-1.23599047663348E-15</text:p>
          </table:table-cell>
          <table:table-cell table:formula="of:=[.I81]-[.I62]-[.I43]-[.I24]-[.I5]" office:value-type="float" office:value="-6.26235174827627E-016" calcext:value-type="float">
            <text:p>-6.26235174827627E-16</text:p>
          </table:table-cell>
          <table:table-cell table:formula="of:=[.J81]-[.J62]-[.J43]-[.J24]-[.J5]" office:value-type="float" office:value="6.38378239159465E-016" calcext:value-type="float">
            <text:p>6.38378239159465E-16</text:p>
          </table:table-cell>
          <table:table-cell table:formula="of:=[.K81]-[.K62]-[.K43]-[.K24]-[.K5]" office:value-type="float" office:value="-3.35235311732518E-016" calcext:value-type="float">
            <text:p>-3.35235311732518E-16</text:p>
          </table:table-cell>
          <table:table-cell table:formula="of:=[.L81]-[.L62]-[.L43]-[.L24]-[.L5]" office:value-type="float" office:value="2.67370267270027E-016" calcext:value-type="float">
            <text:p>2.67370267270027E-16</text:p>
          </table:table-cell>
          <table:table-cell table:formula="of:=[.M81]-[.M62]-[.M43]-[.M24]-[.M5]" office:value-type="float" office:value="-1.4368204770459E-018" calcext:value-type="float">
            <text:p>-1.4368204770459E-18</text:p>
          </table:table-cell>
          <table:table-cell table:formula="of:=[.N81]-[.N62]-[.N43]-[.N24]-[.N5]" office:value-type="float" office:value="5.96311194867027E-018" calcext:value-type="float">
            <text:p>5.96311194867027E-18</text:p>
          </table:table-cell>
          <table:table-cell table:formula="of:=[.O81]-[.O62]-[.O43]-[.O24]-[.O5]" office:value-type="float" office:value="-1.40175482441114E-017" calcext:value-type="float">
            <text:p>-1.40175482441114E-17</text:p>
          </table:table-cell>
          <table:table-cell table:formula="of:=[.P81]-[.P62]-[.P43]-[.P24]-[.P5]" office:value-type="float" office:value="-1.06251812903579E-017" calcext:value-type="float">
            <text:p>-1.06251812903579E-17</text:p>
          </table:table-cell>
        </table:table-row>
        <table:table-row table:style-name="ro1">
          <table:table-cell table:formula="of:=[.A82]-[.A63]-[.A44]-[.A25]-[.A6]" office:value-type="float" office:value="-5.63785129692462E-017" calcext:value-type="float">
            <text:p>-5.63785129692462E-17</text:p>
          </table:table-cell>
          <table:table-cell table:formula="of:=[.B82]-[.B63]-[.B44]-[.B25]-[.B6]" office:value-type="float" office:value="1.94289029309402E-016" calcext:value-type="float">
            <text:p>1.94289029309402E-16</text:p>
          </table:table-cell>
          <table:table-cell table:formula="of:=[.C82]-[.C63]-[.C44]-[.C25]-[.C6]" office:value-type="float" office:value="-1.17267306976032E-015" calcext:value-type="float">
            <text:p>-1.17267306976032E-15</text:p>
          </table:table-cell>
          <table:table-cell table:formula="of:=[.D82]-[.D63]-[.D44]-[.D25]-[.D6]" office:value-type="float" office:value="0" calcext:value-type="float">
            <text:p>0</text:p>
          </table:table-cell>
          <table:table-cell table:formula="of:=[.E82]-[.E63]-[.E44]-[.E25]-[.E6]" office:value-type="float" office:value="1.4432899320127E-015" calcext:value-type="float">
            <text:p>1.4432899320127E-15</text:p>
          </table:table-cell>
          <table:table-cell table:formula="of:=[.F82]-[.F63]-[.F44]-[.F25]-[.F6]" office:value-type="float" office:value="0" calcext:value-type="float">
            <text:p>0</text:p>
          </table:table-cell>
          <table:table-cell table:formula="of:=[.G82]-[.G63]-[.G44]-[.G25]-[.G6]" office:value-type="float" office:value="0" calcext:value-type="float">
            <text:p>0</text:p>
          </table:table-cell>
          <table:table-cell table:formula="of:=[.H82]-[.H63]-[.H44]-[.H25]-[.H6]" office:value-type="float" office:value="-9.71445146547012E-016" calcext:value-type="float">
            <text:p>-9.71445146547012E-16</text:p>
          </table:table-cell>
          <table:table-cell table:formula="of:=[.I82]-[.I63]-[.I44]-[.I25]-[.I6]" office:value-type="float" office:value="0" calcext:value-type="float">
            <text:p>0</text:p>
          </table:table-cell>
          <table:table-cell table:formula="of:=[.J82]-[.J63]-[.J44]-[.J25]-[.J6]" office:value-type="float" office:value="0" calcext:value-type="float">
            <text:p>0</text:p>
          </table:table-cell>
          <table:table-cell table:formula="of:=[.K82]-[.K63]-[.K44]-[.K25]-[.K6]" office:value-type="float" office:value="0" calcext:value-type="float">
            <text:p>0</text:p>
          </table:table-cell>
          <table:table-cell table:formula="of:=[.L82]-[.L63]-[.L44]-[.L25]-[.L6]" office:value-type="float" office:value="0" calcext:value-type="float">
            <text:p>0</text:p>
          </table:table-cell>
          <table:table-cell table:formula="of:=[.M82]-[.M63]-[.M44]-[.M25]-[.M6]" office:value-type="float" office:value="0" calcext:value-type="float">
            <text:p>0</text:p>
          </table:table-cell>
          <table:table-cell table:formula="of:=[.N82]-[.N63]-[.N44]-[.N25]-[.N6]" office:value-type="float" office:value="9.17336681876407E-018" calcext:value-type="float">
            <text:p>9.17336681876407E-18</text:p>
          </table:table-cell>
          <table:table-cell table:formula="of:=[.O82]-[.O63]-[.O44]-[.O25]-[.O6]" office:value-type="float" office:value="6.74949733690117E-017" calcext:value-type="float">
            <text:p>6.74949733690117E-17</text:p>
          </table:table-cell>
          <table:table-cell table:formula="of:=[.P82]-[.P63]-[.P44]-[.P25]-[.P6]" office:value-type="float" office:value="3.12250225675823E-017" calcext:value-type="float">
            <text:p>3.12250225675823E-17</text:p>
          </table:table-cell>
        </table:table-row>
        <table:table-row table:style-name="ro1">
          <table:table-cell table:formula="of:=[.A83]-[.A64]-[.A45]-[.A26]-[.A7]" office:value-type="float" office:value="-3.41740524767431E-016" calcext:value-type="float">
            <text:p>-3.41740524767431E-16</text:p>
          </table:table-cell>
          <table:table-cell table:formula="of:=[.B83]-[.B64]-[.B45]-[.B26]-[.B7]" office:value-type="float" office:value="2.0122792321331E-016" calcext:value-type="float">
            <text:p>2.0122792321331E-16</text:p>
          </table:table-cell>
          <table:table-cell table:formula="of:=[.C83]-[.C64]-[.C45]-[.C26]-[.C7]" office:value-type="float" office:value="-2.8275992658422E-016" calcext:value-type="float">
            <text:p>-2.8275992658422E-16</text:p>
          </table:table-cell>
          <table:table-cell table:formula="of:=[.D83]-[.D64]-[.D45]-[.D26]-[.D7]" office:value-type="float" office:value="-5.21804821573824E-015" calcext:value-type="float">
            <text:p>-5.21804821573824E-15</text:p>
          </table:table-cell>
          <table:table-cell table:formula="of:=[.E83]-[.E64]-[.E45]-[.E26]-[.E7]" office:value-type="float" office:value="-6.88338275267597E-015" calcext:value-type="float">
            <text:p>-6.88338275267597E-15</text:p>
          </table:table-cell>
          <table:table-cell table:formula="of:=[.F83]-[.F64]-[.F45]-[.F26]-[.F7]" office:value-type="float" office:value="0" calcext:value-type="float">
            <text:p>0</text:p>
          </table:table-cell>
          <table:table-cell table:formula="of:=[.G83]-[.G64]-[.G45]-[.G26]-[.G7]" office:value-type="float" office:value="0" calcext:value-type="float">
            <text:p>0</text:p>
          </table:table-cell>
          <table:table-cell table:formula="of:=[.H83]-[.H64]-[.H45]-[.H26]-[.H7]" office:value-type="float" office:value="0" calcext:value-type="float">
            <text:p>0</text:p>
          </table:table-cell>
          <table:table-cell table:formula="of:=[.I83]-[.I64]-[.I45]-[.I26]-[.I7]" office:value-type="float" office:value="0" calcext:value-type="float">
            <text:p>0</text:p>
          </table:table-cell>
          <table:table-cell table:formula="of:=[.J83]-[.J64]-[.J45]-[.J26]-[.J7]" office:value-type="float" office:value="4.94049245958195E-015" calcext:value-type="float">
            <text:p>4.94049245958195E-15</text:p>
          </table:table-cell>
          <table:table-cell table:formula="of:=[.K83]-[.K64]-[.K45]-[.K26]-[.K7]" office:value-type="float" office:value="0" calcext:value-type="float">
            <text:p>0</text:p>
          </table:table-cell>
          <table:table-cell table:formula="of:=[.L83]-[.L64]-[.L45]-[.L26]-[.L7]" office:value-type="float" office:value="-4.44089209850063E-016" calcext:value-type="float">
            <text:p>-4.44089209850063E-16</text:p>
          </table:table-cell>
          <table:table-cell table:formula="of:=[.M83]-[.M64]-[.M45]-[.M26]-[.M7]" office:value-type="float" office:value="4.0766001685455E-016" calcext:value-type="float">
            <text:p>4.0766001685455E-16</text:p>
          </table:table-cell>
          <table:table-cell table:formula="of:=[.N83]-[.N64]-[.N45]-[.N26]-[.N7]" office:value-type="float" office:value="1.76081209075224E-017" calcext:value-type="float">
            <text:p>1.76081209075224E-17</text:p>
          </table:table-cell>
          <table:table-cell table:formula="of:=[.O83]-[.O64]-[.O45]-[.O26]-[.O7]" office:value-type="float" office:value="-7.26584862154739E-018" calcext:value-type="float">
            <text:p>-7.26584862154739E-18</text:p>
          </table:table-cell>
          <table:table-cell table:formula="of:=[.P83]-[.P64]-[.P45]-[.P26]-[.P7]" office:value-type="float" office:value="-2.36101963717664E-017" calcext:value-type="float">
            <text:p>-2.36101963717664E-17</text:p>
          </table:table-cell>
        </table:table-row>
        <table:table-row table:style-name="ro1">
          <table:table-cell table:formula="of:=[.A84]-[.A65]-[.A46]-[.A27]-[.A8]" office:value-type="float" office:value="6.27102536565616E-016" calcext:value-type="float">
            <text:p>6.27102536565616E-16</text:p>
          </table:table-cell>
          <table:table-cell table:formula="of:=[.B84]-[.B65]-[.B46]-[.B27]-[.B8]" office:value-type="float" office:value="0" calcext:value-type="float">
            <text:p>0</text:p>
          </table:table-cell>
          <table:table-cell table:formula="of:=[.C84]-[.C65]-[.C46]-[.C27]-[.C8]" office:value-type="float" office:value="3.27862736959617E-016" calcext:value-type="float">
            <text:p>3.27862736959617E-16</text:p>
          </table:table-cell>
          <table:table-cell table:formula="of:=[.D84]-[.D65]-[.D46]-[.D27]-[.D8]" office:value-type="float" office:value="0" calcext:value-type="float">
            <text:p>0</text:p>
          </table:table-cell>
          <table:table-cell table:formula="of:=[.E84]-[.E65]-[.E46]-[.E27]-[.E8]" office:value-type="float" office:value="3.99680288865056E-015" calcext:value-type="float">
            <text:p>3.99680288865056E-15</text:p>
          </table:table-cell>
          <table:table-cell table:formula="of:=[.F84]-[.F65]-[.F46]-[.F27]-[.F8]" office:value-type="float" office:value="-4.88498130835069E-015" calcext:value-type="float">
            <text:p>-4.88498130835069E-15</text:p>
          </table:table-cell>
          <table:table-cell table:formula="of:=[.G84]-[.G65]-[.G46]-[.G27]-[.G8]" office:value-type="float" office:value="0" calcext:value-type="float">
            <text:p>0</text:p>
          </table:table-cell>
          <table:table-cell table:formula="of:=[.H84]-[.H65]-[.H46]-[.H27]-[.H8]" office:value-type="float" office:value="0" calcext:value-type="float">
            <text:p>0</text:p>
          </table:table-cell>
          <table:table-cell table:formula="of:=[.I84]-[.I65]-[.I46]-[.I27]-[.I8]" office:value-type="float" office:value="3.66373598126302E-015" calcext:value-type="float">
            <text:p>3.66373598126302E-15</text:p>
          </table:table-cell>
          <table:table-cell table:formula="of:=[.J84]-[.J65]-[.J46]-[.J27]-[.J8]" office:value-type="float" office:value="0" calcext:value-type="float">
            <text:p>0</text:p>
          </table:table-cell>
          <table:table-cell table:formula="of:=[.K84]-[.K65]-[.K46]-[.K27]-[.K8]" office:value-type="float" office:value="-3.77475828372553E-015" calcext:value-type="float">
            <text:p>-3.77475828372553E-15</text:p>
          </table:table-cell>
          <table:table-cell table:formula="of:=[.L84]-[.L65]-[.L46]-[.L27]-[.L8]" office:value-type="float" office:value="0" calcext:value-type="float">
            <text:p>0</text:p>
          </table:table-cell>
          <table:table-cell table:formula="of:=[.M84]-[.M65]-[.M46]-[.M27]-[.M8]" office:value-type="float" office:value="4.8919202022546E-016" calcext:value-type="float">
            <text:p>4.8919202022546E-16</text:p>
          </table:table-cell>
          <table:table-cell table:formula="of:=[.N84]-[.N65]-[.N46]-[.N27]-[.N8]" office:value-type="float" office:value="-3.84214144874551E-018" calcext:value-type="float">
            <text:p>-3.84214144874551E-18</text:p>
          </table:table-cell>
          <table:table-cell table:formula="of:=[.O84]-[.O65]-[.O46]-[.O27]-[.O8]" office:value-type="float" office:value="6.63311500994843E-017" calcext:value-type="float">
            <text:p>6.63311500994843E-17</text:p>
          </table:table-cell>
          <table:table-cell table:formula="of:=[.P84]-[.P65]-[.P46]-[.P27]-[.P8]" office:value-type="float" office:value="-2.97054454602083E-017" calcext:value-type="float">
            <text:p>-2.97054454602083E-17</text:p>
          </table:table-cell>
        </table:table-row>
        <table:table-row table:style-name="ro1">
          <table:table-cell table:formula="of:=[.A85]-[.A66]-[.A47]-[.A28]-[.A9]" office:value-type="float" office:value="-6.1929628092372E-016" calcext:value-type="float">
            <text:p>-6.1929628092372E-16</text:p>
          </table:table-cell>
          <table:table-cell table:formula="of:=[.B85]-[.B66]-[.B47]-[.B28]-[.B9]" office:value-type="float" office:value="0" calcext:value-type="float">
            <text:p>0</text:p>
          </table:table-cell>
          <table:table-cell table:formula="of:=[.C85]-[.C66]-[.C47]-[.C28]-[.C9]" office:value-type="float" office:value="1.43982048506075E-016" calcext:value-type="float">
            <text:p>1.43982048506075E-16</text:p>
          </table:table-cell>
          <table:table-cell table:formula="of:=[.D85]-[.D66]-[.D47]-[.D28]-[.D9]" office:value-type="float" office:value="0" calcext:value-type="float">
            <text:p>0</text:p>
          </table:table-cell>
          <table:table-cell table:formula="of:=[.E85]-[.E66]-[.E47]-[.E28]-[.E9]" office:value-type="float" office:value="-2.88657986402541E-015" calcext:value-type="float">
            <text:p>-2.88657986402541E-15</text:p>
          </table:table-cell>
          <table:table-cell table:formula="of:=[.F85]-[.F66]-[.F47]-[.F28]-[.F9]" office:value-type="float" office:value="0" calcext:value-type="float">
            <text:p>0</text:p>
          </table:table-cell>
          <table:table-cell table:formula="of:=[.G85]-[.G66]-[.G47]-[.G28]-[.G9]" office:value-type="float" office:value="0" calcext:value-type="float">
            <text:p>0</text:p>
          </table:table-cell>
          <table:table-cell table:formula="of:=[.H85]-[.H66]-[.H47]-[.H28]-[.H9]" office:value-type="float" office:value="4.2188474935756E-015" calcext:value-type="float">
            <text:p>4.2188474935756E-15</text:p>
          </table:table-cell>
          <table:table-cell table:formula="of:=[.I85]-[.I66]-[.I47]-[.I28]-[.I9]" office:value-type="float" office:value="-7.32747196252603E-015" calcext:value-type="float">
            <text:p>-7.32747196252603E-15</text:p>
          </table:table-cell>
          <table:table-cell table:formula="of:=[.J85]-[.J66]-[.J47]-[.J28]-[.J9]" office:value-type="float" office:value="0" calcext:value-type="float">
            <text:p>0</text:p>
          </table:table-cell>
          <table:table-cell table:formula="of:=[.K85]-[.K66]-[.K47]-[.K28]-[.K9]" office:value-type="float" office:value="0" calcext:value-type="float">
            <text:p>0</text:p>
          </table:table-cell>
          <table:table-cell table:formula="of:=[.L85]-[.L66]-[.L47]-[.L28]-[.L9]" office:value-type="float" office:value="0" calcext:value-type="float">
            <text:p>0</text:p>
          </table:table-cell>
          <table:table-cell table:formula="of:=[.M85]-[.M66]-[.M47]-[.M28]-[.M9]" office:value-type="float" office:value="-8.67361737988404E-016" calcext:value-type="float">
            <text:p>-8.67361737988404E-16</text:p>
          </table:table-cell>
          <table:table-cell table:formula="of:=[.N85]-[.N66]-[.N47]-[.N28]-[.N9]" office:value-type="float" office:value="-2.15369985300667E-016" calcext:value-type="float">
            <text:p>-2.15369985300667E-16</text:p>
          </table:table-cell>
          <table:table-cell table:formula="of:=[.O85]-[.O66]-[.O47]-[.O28]-[.O9]" office:value-type="float" office:value="8.18089831446621E-017" calcext:value-type="float">
            <text:p>8.18089831446621E-17</text:p>
          </table:table-cell>
          <table:table-cell table:formula="of:=[.P85]-[.P66]-[.P47]-[.P28]-[.P9]" office:value-type="float" office:value="1.50636339339705E-017" calcext:value-type="float">
            <text:p>1.50636339339705E-17</text:p>
          </table:table-cell>
        </table:table-row>
        <table:table-row table:style-name="ro1">
          <table:table-cell table:formula="of:=[.A86]-[.A67]-[.A48]-[.A29]-[.A10]" office:value-type="float" office:value="-1.11022302462516E-016" calcext:value-type="float">
            <text:p>-1.11022302462516E-16</text:p>
          </table:table-cell>
          <table:table-cell table:formula="of:=[.B86]-[.B67]-[.B48]-[.B29]-[.B10]" office:value-type="float" office:value="3.99680288865056E-015" calcext:value-type="float">
            <text:p>3.99680288865056E-15</text:p>
          </table:table-cell>
          <table:table-cell table:formula="of:=[.C86]-[.C67]-[.C48]-[.C29]-[.C10]" office:value-type="float" office:value="-1.06512021424976E-015" calcext:value-type="float">
            <text:p>-1.06512021424976E-15</text:p>
          </table:table-cell>
          <table:table-cell table:formula="of:=[.D86]-[.D67]-[.D48]-[.D29]-[.D10]" office:value-type="float" office:value="0" calcext:value-type="float">
            <text:p>0</text:p>
          </table:table-cell>
          <table:table-cell table:formula="of:=[.E86]-[.E67]-[.E48]-[.E29]-[.E10]" office:value-type="float" office:value="0" calcext:value-type="float">
            <text:p>0</text:p>
          </table:table-cell>
          <table:table-cell table:formula="of:=[.F86]-[.F67]-[.F48]-[.F29]-[.F10]" office:value-type="float" office:value="0" calcext:value-type="float">
            <text:p>0</text:p>
          </table:table-cell>
          <table:table-cell table:formula="of:=[.G86]-[.G67]-[.G48]-[.G29]-[.G10]" office:value-type="float" office:value="5.10702591327572E-015" calcext:value-type="float">
            <text:p>5.10702591327572E-15</text:p>
          </table:table-cell>
          <table:table-cell table:formula="of:=[.H86]-[.H67]-[.H48]-[.H29]-[.H10]" office:value-type="float" office:value="0" calcext:value-type="float">
            <text:p>0</text:p>
          </table:table-cell>
          <table:table-cell table:formula="of:=[.I86]-[.I67]-[.I48]-[.I29]-[.I10]" office:value-type="float" office:value="5.32907051820075E-015" calcext:value-type="float">
            <text:p>5.32907051820075E-15</text:p>
          </table:table-cell>
          <table:table-cell table:formula="of:=[.J86]-[.J67]-[.J48]-[.J29]-[.J10]" office:value-type="float" office:value="-5.99520433297584E-015" calcext:value-type="float">
            <text:p>-5.99520433297584E-15</text:p>
          </table:table-cell>
          <table:table-cell table:formula="of:=[.K86]-[.K67]-[.K48]-[.K29]-[.K10]" office:value-type="float" office:value="0" calcext:value-type="float">
            <text:p>0</text:p>
          </table:table-cell>
          <table:table-cell table:formula="of:=[.L86]-[.L67]-[.L48]-[.L29]-[.L10]" office:value-type="float" office:value="0" calcext:value-type="float">
            <text:p>0</text:p>
          </table:table-cell>
          <table:table-cell table:formula="of:=[.M86]-[.M67]-[.M48]-[.M29]-[.M10]" office:value-type="float" office:value="-2.94902990916057E-016" calcext:value-type="float">
            <text:p>-2.94902990916057E-16</text:p>
          </table:table-cell>
          <table:table-cell table:formula="of:=[.N86]-[.N67]-[.N48]-[.N29]-[.N10]" office:value-type="float" office:value="2.01543019469688E-016" calcext:value-type="float">
            <text:p>2.01543019469688E-16</text:p>
          </table:table-cell>
          <table:table-cell table:formula="of:=[.O86]-[.O67]-[.O48]-[.O29]-[.O10]" office:value-type="float" office:value="-6.32564205009511E-017" calcext:value-type="float">
            <text:p>-6.32564205009511E-17</text:p>
          </table:table-cell>
          <table:table-cell table:formula="of:=[.P86]-[.P67]-[.P48]-[.P29]-[.P10]" office:value-type="float" office:value="-5.1414899898336E-018" calcext:value-type="float">
            <text:p>-5.1414899898336E-18</text:p>
          </table:table-cell>
        </table:table-row>
        <table:table-row table:style-name="ro1">
          <table:table-cell table:formula="of:=[.A87]-[.A68]-[.A49]-[.A30]-[.A11]" office:value-type="float" office:value="1.00613961606655E-016" calcext:value-type="float">
            <text:p>1.00613961606655E-16</text:p>
          </table:table-cell>
          <table:table-cell table:formula="of:=[.B87]-[.B68]-[.B49]-[.B30]-[.B11]" office:value-type="float" office:value="0" calcext:value-type="float">
            <text:p>0</text:p>
          </table:table-cell>
          <table:table-cell table:formula="of:=[.C87]-[.C68]-[.C49]-[.C30]-[.C11]" office:value-type="float" office:value="-1.07552855510562E-016" calcext:value-type="float">
            <text:p>-1.07552855510562E-16</text:p>
          </table:table-cell>
          <table:table-cell table:formula="of:=[.D87]-[.D68]-[.D49]-[.D30]-[.D11]" office:value-type="float" office:value="-1.11022302462516E-015" calcext:value-type="float">
            <text:p>-1.11022302462516E-15</text:p>
          </table:table-cell>
          <table:table-cell table:formula="of:=[.E87]-[.E68]-[.E49]-[.E30]-[.E11]" office:value-type="float" office:value="0" calcext:value-type="float">
            <text:p>0</text:p>
          </table:table-cell>
          <table:table-cell table:formula="of:=[.F87]-[.F68]-[.F49]-[.F30]-[.F11]" office:value-type="float" office:value="4.32986979603811E-015" calcext:value-type="float">
            <text:p>4.32986979603811E-15</text:p>
          </table:table-cell>
          <table:table-cell table:formula="of:=[.G87]-[.G68]-[.G49]-[.G30]-[.G11]" office:value-type="float" office:value="0" calcext:value-type="float">
            <text:p>0</text:p>
          </table:table-cell>
          <table:table-cell table:formula="of:=[.H87]-[.H68]-[.H49]-[.H30]-[.H11]" office:value-type="float" office:value="-8.43769498715119E-015" calcext:value-type="float">
            <text:p>-8.43769498715119E-15</text:p>
          </table:table-cell>
          <table:table-cell table:formula="of:=[.I87]-[.I68]-[.I49]-[.I30]-[.I11]" office:value-type="float" office:value="5.99520433297584E-015" calcext:value-type="float">
            <text:p>5.99520433297584E-15</text:p>
          </table:table-cell>
          <table:table-cell table:formula="of:=[.J87]-[.J68]-[.J49]-[.J30]-[.J11]" office:value-type="float" office:value="0" calcext:value-type="float">
            <text:p>0</text:p>
          </table:table-cell>
          <table:table-cell table:formula="of:=[.K87]-[.K68]-[.K49]-[.K30]-[.K11]" office:value-type="float" office:value="5.10702591327572E-015" calcext:value-type="float">
            <text:p>5.10702591327572E-15</text:p>
          </table:table-cell>
          <table:table-cell table:formula="of:=[.L87]-[.L68]-[.L49]-[.L30]-[.L11]" office:value-type="float" office:value="8.32667268468867E-016" calcext:value-type="float">
            <text:p>8.32667268468867E-16</text:p>
          </table:table-cell>
          <table:table-cell table:formula="of:=[.M87]-[.M68]-[.M49]-[.M30]-[.M11]" office:value-type="float" office:value="7.21644966006352E-016" calcext:value-type="float">
            <text:p>7.21644966006352E-16</text:p>
          </table:table-cell>
          <table:table-cell table:formula="of:=[.N87]-[.N68]-[.N49]-[.N30]-[.N11]" office:value-type="float" office:value="3.40556372707169E-016" calcext:value-type="float">
            <text:p>3.40556372707169E-16</text:p>
          </table:table-cell>
          <table:table-cell table:formula="of:=[.O87]-[.O68]-[.O49]-[.O30]-[.O11]" office:value-type="float" office:value="-4.12996324422252E-017" calcext:value-type="float">
            <text:p>-4.12996324422252E-17</text:p>
          </table:table-cell>
          <table:table-cell table:formula="of:=[.P87]-[.P68]-[.P49]-[.P30]-[.P11]" office:value-type="float" office:value="2.59649479651333E-017" calcext:value-type="float">
            <text:p>2.59649479651333E-17</text:p>
          </table:table-cell>
        </table:table-row>
        <table:table-row table:style-name="ro1">
          <table:table-cell table:formula="of:=[.A88]-[.A69]-[.A50]-[.A31]-[.A12]" office:value-type="float" office:value="0" calcext:value-type="float">
            <text:p>0</text:p>
          </table:table-cell>
          <table:table-cell table:formula="of:=[.B88]-[.B69]-[.B50]-[.B31]-[.B12]" office:value-type="float" office:value="0" calcext:value-type="float">
            <text:p>0</text:p>
          </table:table-cell>
          <table:table-cell table:formula="of:=[.C88]-[.C69]-[.C50]-[.C31]-[.C12]" office:value-type="float" office:value="-9.48893741359314E-016" calcext:value-type="float">
            <text:p>-9.48893741359314E-16</text:p>
          </table:table-cell>
          <table:table-cell table:formula="of:=[.D88]-[.D69]-[.D50]-[.D31]-[.D12]" office:value-type="float" office:value="3.91353616180368E-015" calcext:value-type="float">
            <text:p>3.91353616180368E-15</text:p>
          </table:table-cell>
          <table:table-cell table:formula="of:=[.E88]-[.E69]-[.E50]-[.E31]-[.E12]" office:value-type="float" office:value="0" calcext:value-type="float">
            <text:p>0</text:p>
          </table:table-cell>
          <table:table-cell table:formula="of:=[.F88]-[.F69]-[.F50]-[.F31]-[.F12]" office:value-type="float" office:value="-2.77555756156289E-015" calcext:value-type="float">
            <text:p>-2.77555756156289E-15</text:p>
          </table:table-cell>
          <table:table-cell table:formula="of:=[.G88]-[.G69]-[.G50]-[.G31]-[.G12]" office:value-type="float" office:value="0" calcext:value-type="float">
            <text:p>0</text:p>
          </table:table-cell>
          <table:table-cell table:formula="of:=[.H88]-[.H69]-[.H50]-[.H31]-[.H12]" office:value-type="float" office:value="8.88178419700125E-015" calcext:value-type="float">
            <text:p>8.88178419700125E-15</text:p>
          </table:table-cell>
          <table:table-cell table:formula="of:=[.I88]-[.I69]-[.I50]-[.I31]-[.I12]" office:value-type="float" office:value="0" calcext:value-type="float">
            <text:p>0</text:p>
          </table:table-cell>
          <table:table-cell table:formula="of:=[.J88]-[.J69]-[.J50]-[.J31]-[.J12]" office:value-type="float" office:value="0" calcext:value-type="float">
            <text:p>0</text:p>
          </table:table-cell>
          <table:table-cell table:formula="of:=[.K88]-[.K69]-[.K50]-[.K31]-[.K12]" office:value-type="float" office:value="-4.44089209850063E-015" calcext:value-type="float">
            <text:p>-4.44089209850063E-15</text:p>
          </table:table-cell>
          <table:table-cell table:formula="of:=[.L88]-[.L69]-[.L50]-[.L31]-[.L12]" office:value-type="float" office:value="9.15933995315754E-016" calcext:value-type="float">
            <text:p>9.15933995315754E-16</text:p>
          </table:table-cell>
          <table:table-cell table:formula="of:=[.M88]-[.M69]-[.M50]-[.M31]-[.M12]" office:value-type="float" office:value="-3.29597460435593E-016" calcext:value-type="float">
            <text:p>-3.29597460435593E-16</text:p>
          </table:table-cell>
          <table:table-cell table:formula="of:=[.N88]-[.N69]-[.N50]-[.N31]-[.N12]" office:value-type="float" office:value="5.22710808014207E-016" calcext:value-type="float">
            <text:p>5.22710808014207E-16</text:p>
          </table:table-cell>
          <table:table-cell table:formula="of:=[.O88]-[.O69]-[.O50]-[.O31]-[.O12]" office:value-type="float" office:value="-1.35355864971237E-018" calcext:value-type="float">
            <text:p>-1.35355864971237E-18</text:p>
          </table:table-cell>
          <table:table-cell table:formula="of:=[.P88]-[.P69]-[.P50]-[.P31]-[.P12]" office:value-type="float" office:value="-4.8846696002261E-017" calcext:value-type="float">
            <text:p>-4.8846696002261E-17</text:p>
          </table:table-cell>
        </table:table-row>
        <table:table-row table:style-name="ro1">
          <table:table-cell table:formula="of:=[.A89]-[.A70]-[.A51]-[.A32]-[.A13]" office:value-type="float" office:value="-7.97972798949331E-017" calcext:value-type="float">
            <text:p>-7.97972798949331E-17</text:p>
          </table:table-cell>
          <table:table-cell table:formula="of:=[.B89]-[.B70]-[.B51]-[.B32]-[.B13]" office:value-type="float" office:value="0" calcext:value-type="float">
            <text:p>0</text:p>
          </table:table-cell>
          <table:table-cell table:formula="of:=[.C89]-[.C70]-[.C51]-[.C32]-[.C13]" office:value-type="float" office:value="-1.14491749414469E-016" calcext:value-type="float">
            <text:p>-1.14491749414469E-16</text:p>
          </table:table-cell>
          <table:table-cell table:formula="of:=[.D89]-[.D70]-[.D51]-[.D32]-[.D13]" office:value-type="float" office:value="3.69149155687864E-015" calcext:value-type="float">
            <text:p>3.69149155687864E-15</text:p>
          </table:table-cell>
          <table:table-cell table:formula="of:=[.E89]-[.E70]-[.E51]-[.E32]-[.E13]" office:value-type="float" office:value="0" calcext:value-type="float">
            <text:p>0</text:p>
          </table:table-cell>
          <table:table-cell table:formula="of:=[.F89]-[.F70]-[.F51]-[.F32]-[.F13]" office:value-type="float" office:value="5.21804821573824E-015" calcext:value-type="float">
            <text:p>5.21804821573824E-15</text:p>
          </table:table-cell>
          <table:table-cell table:formula="of:=[.G89]-[.G70]-[.G51]-[.G32]-[.G13]" office:value-type="float" office:value="4.44089209850063E-015" calcext:value-type="float">
            <text:p>4.44089209850063E-15</text:p>
          </table:table-cell>
          <table:table-cell table:formula="of:=[.H89]-[.H70]-[.H51]-[.H32]-[.H13]" office:value-type="float" office:value="0" calcext:value-type="float">
            <text:p>0</text:p>
          </table:table-cell>
          <table:table-cell table:formula="of:=[.I89]-[.I70]-[.I51]-[.I32]-[.I13]" office:value-type="float" office:value="0" calcext:value-type="float">
            <text:p>0</text:p>
          </table:table-cell>
          <table:table-cell table:formula="of:=[.J89]-[.J70]-[.J51]-[.J32]-[.J13]" office:value-type="float" office:value="-6.21724893790088E-015" calcext:value-type="float">
            <text:p>-6.21724893790088E-15</text:p>
          </table:table-cell>
          <table:table-cell table:formula="of:=[.K89]-[.K70]-[.K51]-[.K32]-[.K13]" office:value-type="float" office:value="0" calcext:value-type="float">
            <text:p>0</text:p>
          </table:table-cell>
          <table:table-cell table:formula="of:=[.L89]-[.L70]-[.L51]-[.L32]-[.L13]" office:value-type="float" office:value="8.04911692853239E-016" calcext:value-type="float">
            <text:p>8.04911692853239E-16</text:p>
          </table:table-cell>
          <table:table-cell table:formula="of:=[.M89]-[.M70]-[.M51]-[.M32]-[.M13]" office:value-type="float" office:value="6.5746019739521E-016" calcext:value-type="float">
            <text:p>6.5746019739521E-16</text:p>
          </table:table-cell>
          <table:table-cell table:formula="of:=[.N89]-[.N70]-[.N51]-[.N32]-[.N13]" office:value-type="float" office:value="8.59738441463115E-016" calcext:value-type="float">
            <text:p>8.59738441463115E-16</text:p>
          </table:table-cell>
          <table:table-cell table:formula="of:=[.O89]-[.O70]-[.O51]-[.O32]-[.O13]" office:value-type="float" office:value="-6.55095281406476E-018" calcext:value-type="float">
            <text:p>-6.55095281406476E-18</text:p>
          </table:table-cell>
          <table:table-cell table:formula="of:=[.P89]-[.P70]-[.P51]-[.P32]-[.P13]" office:value-type="float" office:value="7.57382980116905E-017" calcext:value-type="float">
            <text:p>7.57382980116905E-17</text:p>
          </table:table-cell>
        </table:table-row>
        <table:table-row table:style-name="ro1">
          <table:table-cell table:formula="of:=[.A90]-[.A71]-[.A52]-[.A33]-[.A14]" office:value-type="float" office:value="5.96744875736022E-016" calcext:value-type="float">
            <text:p>5.96744875736022E-16</text:p>
          </table:table-cell>
          <table:table-cell table:formula="of:=[.B90]-[.B71]-[.B52]-[.B33]-[.B14]" office:value-type="float" office:value="0" calcext:value-type="float">
            <text:p>0</text:p>
          </table:table-cell>
          <table:table-cell table:formula="of:=[.C90]-[.C71]-[.C52]-[.C33]-[.C14]" office:value-type="float" office:value="-3.17454396103756E-016" calcext:value-type="float">
            <text:p>-3.17454396103756E-16</text:p>
          </table:table-cell>
          <table:table-cell table:formula="of:=[.D90]-[.D71]-[.D52]-[.D33]-[.D14]" office:value-type="float" office:value="-9.08995101411847E-016" calcext:value-type="float">
            <text:p>-9.08995101411847E-16</text:p>
          </table:table-cell>
          <table:table-cell table:formula="of:=[.E90]-[.E71]-[.E52]-[.E33]-[.E14]" office:value-type="float" office:value="4.44089209850063E-016" calcext:value-type="float">
            <text:p>4.44089209850063E-16</text:p>
          </table:table-cell>
          <table:table-cell table:formula="of:=[.F90]-[.F71]-[.F52]-[.F33]-[.F14]" office:value-type="float" office:value="1.9151347174784E-015" calcext:value-type="float">
            <text:p>1.9151347174784E-15</text:p>
          </table:table-cell>
          <table:table-cell table:formula="of:=[.G90]-[.G71]-[.G52]-[.G33]-[.G14]" office:value-type="float" office:value="0" calcext:value-type="float">
            <text:p>0</text:p>
          </table:table-cell>
          <table:table-cell table:formula="of:=[.H90]-[.H71]-[.H52]-[.H33]-[.H14]" office:value-type="float" office:value="4.44089209850063E-015" calcext:value-type="float">
            <text:p>4.44089209850063E-15</text:p>
          </table:table-cell>
          <table:table-cell table:formula="of:=[.I90]-[.I71]-[.I52]-[.I33]-[.I14]" office:value-type="float" office:value="0" calcext:value-type="float">
            <text:p>0</text:p>
          </table:table-cell>
          <table:table-cell table:formula="of:=[.J90]-[.J71]-[.J52]-[.J33]-[.J14]" office:value-type="float" office:value="0" calcext:value-type="float">
            <text:p>0</text:p>
          </table:table-cell>
          <table:table-cell table:formula="of:=[.K90]-[.K71]-[.K52]-[.K33]-[.K14]" office:value-type="float" office:value="-1.66533453693773E-015" calcext:value-type="float">
            <text:p>-1.66533453693773E-15</text:p>
          </table:table-cell>
          <table:table-cell table:formula="of:=[.L90]-[.L71]-[.L52]-[.L33]-[.L14]" office:value-type="float" office:value="4.03843625207401E-015" calcext:value-type="float">
            <text:p>4.03843625207401E-15</text:p>
          </table:table-cell>
          <table:table-cell table:formula="of:=[.M90]-[.M71]-[.M52]-[.M33]-[.M14]" office:value-type="float" office:value="-7.86697096355482E-016" calcext:value-type="float">
            <text:p>-7.86697096355482E-16</text:p>
          </table:table-cell>
          <table:table-cell table:formula="of:=[.N90]-[.N71]-[.N52]-[.N33]-[.N14]" office:value-type="float" office:value="-2.72973307911643E-016" calcext:value-type="float">
            <text:p>-2.72973307911643E-16</text:p>
          </table:table-cell>
          <table:table-cell table:formula="of:=[.O90]-[.O71]-[.O52]-[.O33]-[.O14]" office:value-type="float" office:value="-2.10560532226157E-016" calcext:value-type="float">
            <text:p>-2.10560532226157E-16</text:p>
          </table:table-cell>
          <table:table-cell table:formula="of:=[.P90]-[.P71]-[.P52]-[.P33]-[.P14]" office:value-type="float" office:value="-1.46036950436114E-016" calcext:value-type="float">
            <text:p>-1.46036950436114E-16</text:p>
          </table:table-cell>
        </table:table-row>
        <table:table-row table:style-name="ro1">
          <table:table-cell table:formula="of:=[.A91]-[.A72]-[.A53]-[.A34]-[.A15]" office:value-type="float" office:value="-7.28583859910259E-016" calcext:value-type="float">
            <text:p>-7.28583859910259E-16</text:p>
          </table:table-cell>
          <table:table-cell table:formula="of:=[.B91]-[.B72]-[.B53]-[.B34]-[.B15]" office:value-type="float" office:value="0" calcext:value-type="float">
            <text:p>0</text:p>
          </table:table-cell>
          <table:table-cell table:formula="of:=[.C91]-[.C72]-[.C53]-[.C34]-[.C15]" office:value-type="float" office:value="-1.69135538907739E-017" calcext:value-type="float">
            <text:p>-1.69135538907739E-17</text:p>
          </table:table-cell>
          <table:table-cell table:formula="of:=[.D91]-[.D72]-[.D53]-[.D34]-[.D15]" office:value-type="float" office:value="-1.64798730217797E-016" calcext:value-type="float">
            <text:p>-1.64798730217797E-16</text:p>
          </table:table-cell>
          <table:table-cell table:formula="of:=[.E91]-[.E72]-[.E53]-[.E34]-[.E15]" office:value-type="float" office:value="0" calcext:value-type="float">
            <text:p>0</text:p>
          </table:table-cell>
          <table:table-cell table:formula="of:=[.F91]-[.F72]-[.F53]-[.F34]-[.F15]" office:value-type="float" office:value="0" calcext:value-type="float">
            <text:p>0</text:p>
          </table:table-cell>
          <table:table-cell table:formula="of:=[.G91]-[.G72]-[.G53]-[.G34]-[.G15]" office:value-type="float" office:value="4.72538674856082E-015" calcext:value-type="float">
            <text:p>4.72538674856082E-15</text:p>
          </table:table-cell>
          <table:table-cell table:formula="of:=[.H91]-[.H72]-[.H53]-[.H34]-[.H15]" office:value-type="float" office:value="4.85028683883115E-015" calcext:value-type="float">
            <text:p>4.85028683883115E-15</text:p>
          </table:table-cell>
          <table:table-cell table:formula="of:=[.I91]-[.I72]-[.I53]-[.I34]-[.I15]" office:value-type="float" office:value="-2.98372437868011E-016" calcext:value-type="float">
            <text:p>-2.98372437868011E-16</text:p>
          </table:table-cell>
          <table:table-cell table:formula="of:=[.J91]-[.J72]-[.J53]-[.J34]-[.J15]" office:value-type="float" office:value="3.40005801291454E-016" calcext:value-type="float">
            <text:p>3.40005801291454E-16</text:p>
          </table:table-cell>
          <table:table-cell table:formula="of:=[.K91]-[.K72]-[.K53]-[.K34]-[.K15]" office:value-type="float" office:value="0" calcext:value-type="float">
            <text:p>0</text:p>
          </table:table-cell>
          <table:table-cell table:formula="of:=[.L91]-[.L72]-[.L53]-[.L34]-[.L15]" office:value-type="float" office:value="-4.71844785465692E-016" calcext:value-type="float">
            <text:p>-4.71844785465692E-16</text:p>
          </table:table-cell>
          <table:table-cell table:formula="of:=[.M91]-[.M72]-[.M53]-[.M34]-[.M15]" office:value-type="float" office:value="-2.53052787058117E-016" calcext:value-type="float">
            <text:p>-2.53052787058117E-16</text:p>
          </table:table-cell>
          <table:table-cell table:formula="of:=[.N91]-[.N72]-[.N53]-[.N34]-[.N15]" office:value-type="float" office:value="2.12615434156196E-016" calcext:value-type="float">
            <text:p>2.12615434156196E-16</text:p>
          </table:table-cell>
          <table:table-cell table:formula="of:=[.O91]-[.O72]-[.O53]-[.O34]-[.O15]" office:value-type="float" office:value="-3.6253348955663E-016" calcext:value-type="float">
            <text:p>-3.6253348955663E-16</text:p>
          </table:table-cell>
          <table:table-cell table:formula="of:=[.P91]-[.P72]-[.P53]-[.P34]-[.P15]" office:value-type="float" office:value="-8.63638181152274E-016" calcext:value-type="float">
            <text:p>-8.63638181152274E-16</text:p>
          </table:table-cell>
        </table:table-row>
        <table:table-row table:style-name="ro1">
          <table:table-cell table:formula="of:=[.A92]-[.A73]-[.A54]-[.A35]-[.A16]" office:value-type="float" office:value="-5.3110405748855E-016" calcext:value-type="float">
            <text:p>-5.3110405748855E-16</text:p>
          </table:table-cell>
          <table:table-cell table:formula="of:=[.B92]-[.B73]-[.B54]-[.B35]-[.B16]" office:value-type="float" office:value="-4.18048875952624E-016" calcext:value-type="float">
            <text:p>-4.18048875952624E-16</text:p>
          </table:table-cell>
          <table:table-cell table:formula="of:=[.C92]-[.C73]-[.C54]-[.C35]-[.C16]" office:value-type="float" office:value="-1.77011251251309E-016" calcext:value-type="float">
            <text:p>-1.77011251251309E-16</text:p>
          </table:table-cell>
          <table:table-cell table:formula="of:=[.D92]-[.D73]-[.D54]-[.D35]-[.D16]" office:value-type="float" office:value="5.60498641857116E-017" calcext:value-type="float">
            <text:p>5.60498641857116E-17</text:p>
          </table:table-cell>
          <table:table-cell table:formula="of:=[.E92]-[.E73]-[.E54]-[.E35]-[.E16]" office:value-type="float" office:value="4.88731234302153E-016" calcext:value-type="float">
            <text:p>4.88731234302153E-16</text:p>
          </table:table-cell>
          <table:table-cell table:formula="of:=[.F92]-[.F73]-[.F54]-[.F35]-[.F16]" office:value-type="float" office:value="-3.75161056734297E-016" calcext:value-type="float">
            <text:p>-3.75161056734297E-16</text:p>
          </table:table-cell>
          <table:table-cell table:formula="of:=[.G92]-[.G73]-[.G54]-[.G35]-[.G16]" office:value-type="float" office:value="8.91065107984368E-016" calcext:value-type="float">
            <text:p>8.91065107984368E-16</text:p>
          </table:table-cell>
          <table:table-cell table:formula="of:=[.H92]-[.H73]-[.H54]-[.H35]-[.H16]" office:value-type="float" office:value="2.94743748721973E-016" calcext:value-type="float">
            <text:p>2.94743748721973E-16</text:p>
          </table:table-cell>
          <table:table-cell table:formula="of:=[.I92]-[.I73]-[.I54]-[.I35]-[.I16]" office:value-type="float" office:value="4.85451522730385E-017" calcext:value-type="float">
            <text:p>4.85451522730385E-17</text:p>
          </table:table-cell>
          <table:table-cell table:formula="of:=[.J92]-[.J73]-[.J54]-[.J35]-[.J16]" office:value-type="float" office:value="-3.77065186799724E-016" calcext:value-type="float">
            <text:p>-3.77065186799724E-16</text:p>
          </table:table-cell>
          <table:table-cell table:formula="of:=[.K92]-[.K73]-[.K54]-[.K35]-[.K16]" office:value-type="float" office:value="-1.61817174243462E-017" calcext:value-type="float">
            <text:p>-1.61817174243462E-17</text:p>
          </table:table-cell>
          <table:table-cell table:formula="of:=[.L92]-[.L73]-[.L54]-[.L35]-[.L16]" office:value-type="float" office:value="-6.53577398364996E-016" calcext:value-type="float">
            <text:p>-6.53577398364996E-16</text:p>
          </table:table-cell>
          <table:table-cell table:formula="of:=[.M92]-[.M73]-[.M54]-[.M35]-[.M16]" office:value-type="float" office:value="6.92805188218237E-017" calcext:value-type="float">
            <text:p>6.92805188218237E-17</text:p>
          </table:table-cell>
          <table:table-cell table:formula="of:=[.N92]-[.N73]-[.N54]-[.N35]-[.N16]" office:value-type="float" office:value="-6.72698320116315E-016" calcext:value-type="float">
            <text:p>-6.72698320116315E-16</text:p>
          </table:table-cell>
          <table:table-cell table:formula="of:=[.O92]-[.O73]-[.O54]-[.O35]-[.O16]" office:value-type="float" office:value="3.48174587034775E-016" calcext:value-type="float">
            <text:p>3.48174587034775E-16</text:p>
          </table:table-cell>
          <table:table-cell table:formula="of:=[.P92]-[.P73]-[.P54]-[.P35]-[.P16]" office:value-type="float" office:value="6.15216970249743E-017" calcext:value-type="float">
            <text:p>6.15216970249743E-17</text:p>
          </table:table-cell>
        </table:table-row>
        <table:table-row table:style-name="ro1">
          <table:table-cell table:formula="of:=[.A93]-[.A74]-[.A55]-[.A36]-[.A17]" office:value-type="float" office:value="-1.28089536856862E-028" calcext:value-type="float">
            <text:p>-1.28089536856862E-28</text:p>
          </table:table-cell>
          <table:table-cell table:formula="of:=[.B93]-[.B74]-[.B55]-[.B36]-[.B17]" office:value-type="float" office:value="-5.14562428096916E-026" calcext:value-type="float">
            <text:p>-5.14562428096916E-26</text:p>
          </table:table-cell>
          <table:table-cell table:formula="of:=[.C93]-[.C74]-[.C55]-[.C36]-[.C17]" office:value-type="float" office:value="-8.21431376423539E-017" calcext:value-type="float">
            <text:p>-8.21431376423539E-17</text:p>
          </table:table-cell>
          <table:table-cell table:formula="of:=[.D93]-[.D74]-[.D55]-[.D36]-[.D17]" office:value-type="float" office:value="2.0284745020846E-016" calcext:value-type="float">
            <text:p>2.0284745020846E-16</text:p>
          </table:table-cell>
          <table:table-cell table:formula="of:=[.E93]-[.E74]-[.E55]-[.E36]-[.E17]" office:value-type="float" office:value="-3.04067887405349E-016" calcext:value-type="float">
            <text:p>-3.04067887405349E-16</text:p>
          </table:table-cell>
          <table:table-cell table:formula="of:=[.F93]-[.F74]-[.F55]-[.F36]-[.F17]" office:value-type="float" office:value="-1.4965378112089E-016" calcext:value-type="float">
            <text:p>-1.4965378112089E-16</text:p>
          </table:table-cell>
          <table:table-cell table:formula="of:=[.G93]-[.G74]-[.G55]-[.G36]-[.G17]" office:value-type="float" office:value="6.06699206932154E-016" calcext:value-type="float">
            <text:p>6.06699206932154E-16</text:p>
          </table:table-cell>
          <table:table-cell table:formula="of:=[.H93]-[.H74]-[.H55]-[.H36]-[.H17]" office:value-type="float" office:value="-6.11930482414397E-016" calcext:value-type="float">
            <text:p>-6.11930482414397E-16</text:p>
          </table:table-cell>
          <table:table-cell table:formula="of:=[.I93]-[.I74]-[.I55]-[.I36]-[.I17]" office:value-type="float" office:value="7.91718307666806E-016" calcext:value-type="float">
            <text:p>7.91718307666806E-16</text:p>
          </table:table-cell>
          <table:table-cell table:formula="of:=[.J93]-[.J74]-[.J55]-[.J36]-[.J17]" office:value-type="float" office:value="5.51289699654567E-016" calcext:value-type="float">
            <text:p>5.51289699654567E-16</text:p>
          </table:table-cell>
          <table:table-cell table:formula="of:=[.K93]-[.K74]-[.K55]-[.K36]-[.K17]" office:value-type="float" office:value="9.89554710959309E-016" calcext:value-type="float">
            <text:p>9.89554710959309E-16</text:p>
          </table:table-cell>
          <table:table-cell table:formula="of:=[.L93]-[.L74]-[.L55]-[.L36]-[.L17]" office:value-type="float" office:value="-2.77542203629133E-016" calcext:value-type="float">
            <text:p>-2.77542203629133E-16</text:p>
          </table:table-cell>
          <table:table-cell table:formula="of:=[.M93]-[.M74]-[.M55]-[.M36]-[.M17]" office:value-type="float" office:value="-3.16587034365767E-017" calcext:value-type="float">
            <text:p>-3.16587034365767E-17</text:p>
          </table:table-cell>
          <table:table-cell table:formula="of:=[.N93]-[.N74]-[.N55]-[.N36]-[.N17]" office:value-type="float" office:value="-3.31257645012212E-016" calcext:value-type="float">
            <text:p>-3.31257645012212E-16</text:p>
          </table:table-cell>
          <table:table-cell table:formula="of:=[.O93]-[.O74]-[.O55]-[.O36]-[.O17]" office:value-type="float" office:value="4.91370588965798E-016" calcext:value-type="float">
            <text:p>4.91370588965798E-16</text:p>
          </table:table-cell>
          <table:table-cell table:formula="of:=[.P93]-[.P74]-[.P55]-[.P36]-[.P17]" office:value-type="float" office:value="2.62082158275848E-016" calcext:value-type="float">
            <text:p>2.62082158275848E-16</text:p>
          </table:table-cell>
        </table:table-row>
        <table:table-row table:style-name="ro1">
          <table:table-cell table:formula="of:=[.A94]-[.A75]-[.A56]-[.A37]-[.A18]" office:value-type="float" office:value="-2.81657653146623E-094" calcext:value-type="float">
            <text:p>-2.81657653146623E-94</text:p>
          </table:table-cell>
          <table:table-cell table:formula="of:=[.B94]-[.B75]-[.B56]-[.B37]-[.B18]" office:value-type="float" office:value="-7.97972798949331E-017" calcext:value-type="float">
            <text:p>-7.97972798949331E-17</text:p>
          </table:table-cell>
          <table:table-cell table:formula="of:=[.C94]-[.C75]-[.C56]-[.C37]-[.C18]" office:value-type="float" office:value="-8.50290281639651E-042" calcext:value-type="float">
            <text:p>-8.50290281639651E-42</text:p>
          </table:table-cell>
          <table:table-cell table:formula="of:=[.D94]-[.D75]-[.D56]-[.D37]-[.D18]" office:value-type="float" office:value="2.67146475366352E-016" calcext:value-type="float">
            <text:p>2.67146475366352E-16</text:p>
          </table:table-cell>
          <table:table-cell table:formula="of:=[.E94]-[.E75]-[.E56]-[.E37]-[.E18]" office:value-type="float" office:value="3.05663697477976E-016" calcext:value-type="float">
            <text:p>3.05663697477976E-16</text:p>
          </table:table-cell>
          <table:table-cell table:formula="of:=[.F94]-[.F75]-[.F56]-[.F37]-[.F18]" office:value-type="float" office:value="1.98198933393928E-016" calcext:value-type="float">
            <text:p>1.98198933393928E-16</text:p>
          </table:table-cell>
          <table:table-cell table:formula="of:=[.G94]-[.G75]-[.G56]-[.G37]-[.G18]" office:value-type="float" office:value="2.8961750532519E-016" calcext:value-type="float">
            <text:p>2.8961750532519E-16</text:p>
          </table:table-cell>
          <table:table-cell table:formula="of:=[.H94]-[.H75]-[.H56]-[.H37]-[.H18]" office:value-type="float" office:value="7.3044055613064E-016" calcext:value-type="float">
            <text:p>7.3044055613064E-16</text:p>
          </table:table-cell>
          <table:table-cell table:formula="of:=[.I94]-[.I75]-[.I56]-[.I37]-[.I18]" office:value-type="float" office:value="9.16513365851676E-016" calcext:value-type="float">
            <text:p>9.16513365851676E-16</text:p>
          </table:table-cell>
          <table:table-cell table:formula="of:=[.J94]-[.J75]-[.J56]-[.J37]-[.J18]" office:value-type="float" office:value="-1.60863415144853E-016" calcext:value-type="float">
            <text:p>-1.60863415144853E-16</text:p>
          </table:table-cell>
          <table:table-cell table:formula="of:=[.K94]-[.K75]-[.K56]-[.K37]-[.K18]" office:value-type="float" office:value="3.91366491081166E-016" calcext:value-type="float">
            <text:p>3.91366491081166E-16</text:p>
          </table:table-cell>
          <table:table-cell table:formula="of:=[.L94]-[.L75]-[.L56]-[.L37]-[.L18]" office:value-type="float" office:value="-1.02695629777827E-015" calcext:value-type="float">
            <text:p>-1.02695629777827E-15</text:p>
          </table:table-cell>
          <table:table-cell table:formula="of:=[.M94]-[.M75]-[.M56]-[.M37]-[.M18]" office:value-type="float" office:value="-2.91433543964104E-016" calcext:value-type="float">
            <text:p>-2.91433543964104E-16</text:p>
          </table:table-cell>
          <table:table-cell table:formula="of:=[.N94]-[.N75]-[.N56]-[.N37]-[.N18]" office:value-type="float" office:value="-5.44482942890431E-016" calcext:value-type="float">
            <text:p>-5.44482942890431E-16</text:p>
          </table:table-cell>
          <table:table-cell table:formula="of:=[.O94]-[.O75]-[.O56]-[.O37]-[.O18]" office:value-type="float" office:value="-5.16902993520797E-049" calcext:value-type="float">
            <text:p>-5.16902993520797E-49</text:p>
          </table:table-cell>
          <table:table-cell table:formula="of:=[.P94]-[.P75]-[.P56]-[.P37]-[.P18]" office:value-type="float" office:value="-8.28040508722867E-043" calcext:value-type="float">
            <text:p>-8.28040508722867E-43</text:p>
          </table:table-cell>
        </table:table-row>
      </table:table>
      <table:table table:name="param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hool restriction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prem" table:style-name="ta1"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table:formula="of:=[$prems.A79]-[$prems.A22]*(1-[params.$B$2])" office:value-type="float" office:value="1.51854207625592" calcext:value-type="float">
            <text:p>1.51854207625592</text:p>
          </table:table-cell>
          <table:table-cell table:formula="of:=[$prems.B79]-[$prems.B22]*(1-[params.$B$2])" office:value-type="float" office:value="0.666490258270303" calcext:value-type="float">
            <text:p>0.666490258270303</text:p>
          </table:table-cell>
          <table:table-cell table:formula="of:=[$prems.C79]-[$prems.C22]*(1-[params.$B$2])" office:value-type="float" office:value="0.306430033409949" calcext:value-type="float">
            <text:p>0.306430033409949</text:p>
          </table:table-cell>
          <table:table-cell table:formula="of:=[$prems.D79]-[$prems.D22]*(1-[params.$B$2])" office:value-type="float" office:value="0.182417913367035" calcext:value-type="float">
            <text:p>0.182417913367035</text:p>
          </table:table-cell>
          <table:table-cell table:formula="of:=[$prems.E79]-[$prems.E22]*(1-[params.$B$2])" office:value-type="float" office:value="0.313926699485425" calcext:value-type="float">
            <text:p>0.313926699485425</text:p>
          </table:table-cell>
          <table:table-cell table:formula="of:=[$prems.F79]-[$prems.F22]*(1-[params.$B$2])" office:value-type="float" office:value="0.585332990153392" calcext:value-type="float">
            <text:p>0.585332990153392</text:p>
          </table:table-cell>
          <table:table-cell table:formula="of:=[$prems.G79]-[$prems.G22]*(1-[params.$B$2])" office:value-type="float" office:value="0.924573849940682" calcext:value-type="float">
            <text:p>0.924573849940682</text:p>
          </table:table-cell>
          <table:table-cell table:formula="of:=[$prems.H79]-[$prems.H22]*(1-[params.$B$2])" office:value-type="float" office:value="0.918330612080533" calcext:value-type="float">
            <text:p>0.918330612080533</text:p>
          </table:table-cell>
          <table:table-cell table:formula="of:=[$prems.I79]-[$prems.I22]*(1-[params.$B$2])" office:value-type="float" office:value="0.487800189887142" calcext:value-type="float">
            <text:p>0.487800189887142</text:p>
          </table:table-cell>
          <table:table-cell table:formula="of:=[$prems.J79]-[$prems.J22]*(1-[params.$B$2])" office:value-type="float" office:value="0.233916213102239" calcext:value-type="float">
            <text:p>0.233916213102239</text:p>
          </table:table-cell>
          <table:table-cell table:formula="of:=[$prems.K79]-[$prems.K22]*(1-[params.$B$2])" office:value-type="float" office:value="0.251340533549903" calcext:value-type="float">
            <text:p>0.251340533549903</text:p>
          </table:table-cell>
          <table:table-cell table:formula="of:=[$prems.L79]-[$prems.L22]*(1-[params.$B$2])" office:value-type="float" office:value="0.253644666040833" calcext:value-type="float">
            <text:p>0.253644666040833</text:p>
          </table:table-cell>
          <table:table-cell table:formula="of:=[$prems.M79]-[$prems.M22]*(1-[params.$B$2])" office:value-type="float" office:value="0.204251526587232" calcext:value-type="float">
            <text:p>0.204251526587232</text:p>
          </table:table-cell>
          <table:table-cell table:formula="of:=[$prems.N79]-[$prems.N22]*(1-[params.$B$2])" office:value-type="float" office:value="0.166157786976221" calcext:value-type="float">
            <text:p>0.166157786976221</text:p>
          </table:table-cell>
          <table:table-cell table:formula="of:=[$prems.O79]-[$prems.O22]*(1-[params.$B$2])" office:value-type="float" office:value="0.0831350249610535" calcext:value-type="float">
            <text:p>0.083135024961054</text:p>
          </table:table-cell>
          <table:table-cell table:formula="of:=[$prems.P79]-[$prems.P22]*(1-[params.$B$2])" office:value-type="float" office:value="0.0479026644812461" calcext:value-type="float">
            <text:p>0.047902664481246</text:p>
          </table:table-cell>
        </table:table-row>
        <table:table-row table:style-name="ro1">
          <table:table-cell table:formula="of:=[$prems.A80]-[$prems.A23]*(1-[params.$B$2])" office:value-type="float" office:value="0.505611991803415" calcext:value-type="float">
            <text:p>0.505611991803415</text:p>
          </table:table-cell>
          <table:table-cell table:formula="of:=[$prems.B80]-[$prems.B23]*(1-[params.$B$2])" office:value-type="float" office:value="5.43083048751843" calcext:value-type="float">
            <text:p>5.43083048751843</text:p>
          </table:table-cell>
          <table:table-cell table:formula="of:=[$prems.C80]-[$prems.C23]*(1-[params.$B$2])" office:value-type="float" office:value="0.776079173579144" calcext:value-type="float">
            <text:p>0.776079173579144</text:p>
          </table:table-cell>
          <table:table-cell table:formula="of:=[$prems.D80]-[$prems.D23]*(1-[params.$B$2])" office:value-type="float" office:value="0.218435871173118" calcext:value-type="float">
            <text:p>0.218435871173118</text:p>
          </table:table-cell>
          <table:table-cell table:formula="of:=[$prems.E80]-[$prems.E23]*(1-[params.$B$2])" office:value-type="float" office:value="0.140356757995989" calcext:value-type="float">
            <text:p>0.140356757995989</text:p>
          </table:table-cell>
          <table:table-cell table:formula="of:=[$prems.F80]-[$prems.F23]*(1-[params.$B$2])" office:value-type="float" office:value="0.367900574946922" calcext:value-type="float">
            <text:p>0.367900574946922</text:p>
          </table:table-cell>
          <table:table-cell table:formula="of:=[$prems.G80]-[$prems.G23]*(1-[params.$B$2])" office:value-type="float" office:value="0.706483887235639" calcext:value-type="float">
            <text:p>0.706483887235639</text:p>
          </table:table-cell>
          <table:table-cell table:formula="of:=[$prems.H80]-[$prems.H23]*(1-[params.$B$2])" office:value-type="float" office:value="0.877007812560487" calcext:value-type="float">
            <text:p>0.877007812560487</text:p>
          </table:table-cell>
          <table:table-cell table:formula="of:=[$prems.I80]-[$prems.I23]*(1-[params.$B$2])" office:value-type="float" office:value="0.713887638406963" calcext:value-type="float">
            <text:p>0.713887638406963</text:p>
          </table:table-cell>
          <table:table-cell table:formula="of:=[$prems.J80]-[$prems.J23]*(1-[params.$B$2])" office:value-type="float" office:value="0.296374711411309" calcext:value-type="float">
            <text:p>0.296374711411309</text:p>
          </table:table-cell>
          <table:table-cell table:formula="of:=[$prems.K80]-[$prems.K23]*(1-[params.$B$2])" office:value-type="float" office:value="0.179833951556584" calcext:value-type="float">
            <text:p>0.179833951556584</text:p>
          </table:table-cell>
          <table:table-cell table:formula="of:=[$prems.L80]-[$prems.L23]*(1-[params.$B$2])" office:value-type="float" office:value="0.178596078190119" calcext:value-type="float">
            <text:p>0.178596078190119</text:p>
          </table:table-cell>
          <table:table-cell table:formula="of:=[$prems.M80]-[$prems.M23]*(1-[params.$B$2])" office:value-type="float" office:value="0.166238539985897" calcext:value-type="float">
            <text:p>0.166238539985897</text:p>
          </table:table-cell>
          <table:table-cell table:formula="of:=[$prems.N80]-[$prems.N23]*(1-[params.$B$2])" office:value-type="float" office:value="0.123052440787659" calcext:value-type="float">
            <text:p>0.123052440787659</text:p>
          </table:table-cell>
          <table:table-cell table:formula="of:=[$prems.O80]-[$prems.O23]*(1-[params.$B$2])" office:value-type="float" office:value="0.0485068002863749" calcext:value-type="float">
            <text:p>0.048506800286375</text:p>
          </table:table-cell>
          <table:table-cell table:formula="of:=[$prems.P80]-[$prems.P23]*(1-[params.$B$2])" office:value-type="float" office:value="0.0405255096286997" calcext:value-type="float">
            <text:p>0.0405255096287</text:p>
          </table:table-cell>
        </table:table-row>
        <table:table-row table:style-name="ro1">
          <table:table-cell table:formula="of:=[$prems.A81]-[$prems.A24]*(1-[params.$B$2])" office:value-type="float" office:value="0.172185279364835" calcext:value-type="float">
            <text:p>0.172185279364835</text:p>
          </table:table-cell>
          <table:table-cell table:formula="of:=[$prems.B81]-[$prems.B24]*(1-[params.$B$2])" office:value-type="float" office:value="1.37252755681706" calcext:value-type="float">
            <text:p>1.37252755681706</text:p>
          </table:table-cell>
          <table:table-cell table:formula="of:=[$prems.C81]-[$prems.C24]*(1-[params.$B$2])" office:value-type="float" office:value="5.84219623769288" calcext:value-type="float">
            <text:p>5.84219623769288</text:p>
          </table:table-cell>
          <table:table-cell table:formula="of:=[$prems.D81]-[$prems.D24]*(1-[params.$B$2])" office:value-type="float" office:value="0.594491259197513" calcext:value-type="float">
            <text:p>0.594491259197513</text:p>
          </table:table-cell>
          <table:table-cell table:formula="of:=[$prems.E81]-[$prems.E24]*(1-[params.$B$2])" office:value-type="float" office:value="0.213398215198673" calcext:value-type="float">
            <text:p>0.213398215198673</text:p>
          </table:table-cell>
          <table:table-cell table:formula="of:=[$prems.F81]-[$prems.F24]*(1-[params.$B$2])" office:value-type="float" office:value="0.208552355416874" calcext:value-type="float">
            <text:p>0.208552355416874</text:p>
          </table:table-cell>
          <table:table-cell table:formula="of:=[$prems.G81]-[$prems.G24]*(1-[params.$B$2])" office:value-type="float" office:value="0.352256975761578" calcext:value-type="float">
            <text:p>0.352256975761578</text:p>
          </table:table-cell>
          <table:table-cell table:formula="of:=[$prems.H81]-[$prems.H24]*(1-[params.$B$2])" office:value-type="float" office:value="0.627084636281234" calcext:value-type="float">
            <text:p>0.627084636281234</text:p>
          </table:table-cell>
          <table:table-cell table:formula="of:=[$prems.I81]-[$prems.I24]*(1-[params.$B$2])" office:value-type="float" office:value="0.747134070833622" calcext:value-type="float">
            <text:p>0.747134070833622</text:p>
          </table:table-cell>
          <table:table-cell table:formula="of:=[$prems.J81]-[$prems.J24]*(1-[params.$B$2])" office:value-type="float" office:value="0.409103951318462" calcext:value-type="float">
            <text:p>0.409103951318462</text:p>
          </table:table-cell>
          <table:table-cell table:formula="of:=[$prems.K81]-[$prems.K24]*(1-[params.$B$2])" office:value-type="float" office:value="0.218835312919645" calcext:value-type="float">
            <text:p>0.218835312919645</text:p>
          </table:table-cell>
          <table:table-cell table:formula="of:=[$prems.L81]-[$prems.L24]*(1-[params.$B$2])" office:value-type="float" office:value="0.128773170596392" calcext:value-type="float">
            <text:p>0.128773170596392</text:p>
          </table:table-cell>
          <table:table-cell table:formula="of:=[$prems.M81]-[$prems.M24]*(1-[params.$B$2])" office:value-type="float" office:value="0.085863902475693" calcext:value-type="float">
            <text:p>0.085863902475693</text:p>
          </table:table-cell>
          <table:table-cell table:formula="of:=[$prems.N81]-[$prems.N24]*(1-[params.$B$2])" office:value-type="float" office:value="0.0881782006390424" calcext:value-type="float">
            <text:p>0.088178200639042</text:p>
          </table:table-cell>
          <table:table-cell table:formula="of:=[$prems.O81]-[$prems.O24]*(1-[params.$B$2])" office:value-type="float" office:value="0.0562675521434648" calcext:value-type="float">
            <text:p>0.056267552143465</text:p>
          </table:table-cell>
          <table:table-cell table:formula="of:=[$prems.P81]-[$prems.P24]*(1-[params.$B$2])" office:value-type="float" office:value="0.0477977513829289" calcext:value-type="float">
            <text:p>0.047797751382929</text:p>
          </table:table-cell>
        </table:table-row>
        <table:table-row table:style-name="ro1">
          <table:table-cell table:formula="of:=[$prems.A82]-[$prems.A25]*(1-[params.$B$2])" office:value-type="float" office:value="0.0973993136653601" calcext:value-type="float">
            <text:p>0.09739931366536</text:p>
          </table:table-cell>
          <table:table-cell table:formula="of:=[$prems.B82]-[$prems.B25]*(1-[params.$B$2])" office:value-type="float" office:value="0.261748216928955" calcext:value-type="float">
            <text:p>0.261748216928955</text:p>
          </table:table-cell>
          <table:table-cell table:formula="of:=[$prems.C82]-[$prems.C25]*(1-[params.$B$2])" office:value-type="float" office:value="2.13039770310668" calcext:value-type="float">
            <text:p>2.13039770310668</text:p>
          </table:table-cell>
          <table:table-cell table:formula="of:=[$prems.D82]-[$prems.D25]*(1-[params.$B$2])" office:value-type="float" office:value="8.05719435241552" calcext:value-type="float">
            <text:p>8.05719435241552</text:p>
          </table:table-cell>
          <table:table-cell table:formula="of:=[$prems.E82]-[$prems.E25]*(1-[params.$B$2])" office:value-type="float" office:value="1.14063223019119" calcext:value-type="float">
            <text:p>1.14063223019119</text:p>
          </table:table-cell>
          <table:table-cell table:formula="of:=[$prems.F82]-[$prems.F25]*(1-[params.$B$2])" office:value-type="float" office:value="0.581942477380112" calcext:value-type="float">
            <text:p>0.581942477380112</text:p>
          </table:table-cell>
          <table:table-cell table:formula="of:=[$prems.G82]-[$prems.G25]*(1-[params.$B$2])" office:value-type="float" office:value="0.525790811500943" calcext:value-type="float">
            <text:p>0.525790811500943</text:p>
          </table:table-cell>
          <table:table-cell table:formula="of:=[$prems.H82]-[$prems.H25]*(1-[params.$B$2])" office:value-type="float" office:value="0.734663301139503" calcext:value-type="float">
            <text:p>0.734663301139503</text:p>
          </table:table-cell>
          <table:table-cell table:formula="of:=[$prems.I82]-[$prems.I25]*(1-[params.$B$2])" office:value-type="float" office:value="0.860381449142194" calcext:value-type="float">
            <text:p>0.860381449142194</text:p>
          </table:table-cell>
          <table:table-cell table:formula="of:=[$prems.J82]-[$prems.J25]*(1-[params.$B$2])" office:value-type="float" office:value="0.875076226032154" calcext:value-type="float">
            <text:p>0.875076226032154</text:p>
          </table:table-cell>
          <table:table-cell table:formula="of:=[$prems.K82]-[$prems.K25]*(1-[params.$B$2])" office:value-type="float" office:value="0.463628373435947" calcext:value-type="float">
            <text:p>0.463628373435947</text:p>
          </table:table-cell>
          <table:table-cell table:formula="of:=[$prems.L82]-[$prems.L25]*(1-[params.$B$2])" office:value-type="float" office:value="0.17056326893905" calcext:value-type="float">
            <text:p>0.17056326893905</text:p>
          </table:table-cell>
          <table:table-cell table:formula="of:=[$prems.M82]-[$prems.M25]*(1-[params.$B$2])" office:value-type="float" office:value="0.0766012215564887" calcext:value-type="float">
            <text:p>0.076601221556489</text:p>
          </table:table-cell>
          <table:table-cell table:formula="of:=[$prems.N82]-[$prems.N25]*(1-[params.$B$2])" office:value-type="float" office:value="0.0614117082487259" calcext:value-type="float">
            <text:p>0.061411708248726</text:p>
          </table:table-cell>
          <table:table-cell table:formula="of:=[$prems.O82]-[$prems.O25]*(1-[params.$B$2])" office:value-type="float" office:value="0.0304935100984138" calcext:value-type="float">
            <text:p>0.030493510098414</text:p>
          </table:table-cell>
          <table:table-cell table:formula="of:=[$prems.P82]-[$prems.P25]*(1-[params.$B$2])" office:value-type="float" office:value="0.0237918651960121" calcext:value-type="float">
            <text:p>0.023791865196012</text:p>
          </table:table-cell>
        </table:table-row>
        <table:table-row table:style-name="ro1">
          <table:table-cell table:formula="of:=[$prems.A83]-[$prems.A26]*(1-[params.$B$2])" office:value-type="float" office:value="0.183404128890267" calcext:value-type="float">
            <text:p>0.183404128890267</text:p>
          </table:table-cell>
          <table:table-cell table:formula="of:=[$prems.B83]-[$prems.B26]*(1-[params.$B$2])" office:value-type="float" office:value="0.167118157455777" calcext:value-type="float">
            <text:p>0.167118157455777</text:p>
          </table:table-cell>
          <table:table-cell table:formula="of:=[$prems.C83]-[$prems.C26]*(1-[params.$B$2])" office:value-type="float" office:value="0.212366258436672" calcext:value-type="float">
            <text:p>0.212366258436672</text:p>
          </table:table-cell>
          <table:table-cell table:formula="of:=[$prems.D83]-[$prems.D26]*(1-[params.$B$2])" office:value-type="float" office:value="1.87458017883811" calcext:value-type="float">
            <text:p>1.87458017883811</text:p>
          </table:table-cell>
          <table:table-cell table:formula="of:=[$prems.E83]-[$prems.E26]*(1-[params.$B$2])" office:value-type="float" office:value="3.74226798575327" calcext:value-type="float">
            <text:p>3.74226798575327</text:p>
          </table:table-cell>
          <table:table-cell table:formula="of:=[$prems.F83]-[$prems.F26]*(1-[params.$B$2])" office:value-type="float" office:value="1.69567749956227" calcext:value-type="float">
            <text:p>1.69567749956227</text:p>
          </table:table-cell>
          <table:table-cell table:formula="of:=[$prems.G83]-[$prems.G26]*(1-[params.$B$2])" office:value-type="float" office:value="1.25566944255517" calcext:value-type="float">
            <text:p>1.25566944255517</text:p>
          </table:table-cell>
          <table:table-cell table:formula="of:=[$prems.H83]-[$prems.H26]*(1-[params.$B$2])" office:value-type="float" office:value="1.19702001723839" calcext:value-type="float">
            <text:p>1.19702001723839</text:p>
          </table:table-cell>
          <table:table-cell table:formula="of:=[$prems.I83]-[$prems.I26]*(1-[params.$B$2])" office:value-type="float" office:value="0.968472434544027" calcext:value-type="float">
            <text:p>0.968472434544027</text:p>
          </table:table-cell>
          <table:table-cell table:formula="of:=[$prems.J83]-[$prems.J26]*(1-[params.$B$2])" office:value-type="float" office:value="1.18440112611299" calcext:value-type="float">
            <text:p>1.18440112611299</text:p>
          </table:table-cell>
          <table:table-cell table:formula="of:=[$prems.K83]-[$prems.K26]*(1-[params.$B$2])" office:value-type="float" office:value="0.828541755334617" calcext:value-type="float">
            <text:p>0.828541755334617</text:p>
          </table:table-cell>
          <table:table-cell table:formula="of:=[$prems.L83]-[$prems.L26]*(1-[params.$B$2])" office:value-type="float" office:value="0.375308037802141" calcext:value-type="float">
            <text:p>0.375308037802141</text:p>
          </table:table-cell>
          <table:table-cell table:formula="of:=[$prems.M83]-[$prems.M26]*(1-[params.$B$2])" office:value-type="float" office:value="0.111919544119878" calcext:value-type="float">
            <text:p>0.111919544119878</text:p>
          </table:table-cell>
          <table:table-cell table:formula="of:=[$prems.N83]-[$prems.N26]*(1-[params.$B$2])" office:value-type="float" office:value="0.0651066622280539" calcext:value-type="float">
            <text:p>0.065106662228054</text:p>
          </table:table-cell>
          <table:table-cell table:formula="of:=[$prems.O83]-[$prems.O26]*(1-[params.$B$2])" office:value-type="float" office:value="0.0595906849648497" calcext:value-type="float">
            <text:p>0.05959068496485</text:p>
          </table:table-cell>
          <table:table-cell table:formula="of:=[$prems.P83]-[$prems.P26]*(1-[params.$B$2])" office:value-type="float" office:value="0.050570321624127" calcext:value-type="float">
            <text:p>0.050570321624127</text:p>
          </table:table-cell>
        </table:table-row>
        <table:table-row table:style-name="ro1">
          <table:table-cell table:formula="of:=[$prems.A84]-[$prems.A27]*(1-[params.$B$2])" office:value-type="float" office:value="0.463131561309025" calcext:value-type="float">
            <text:p>0.463131561309025</text:p>
          </table:table-cell>
          <table:table-cell table:formula="of:=[$prems.B84]-[$prems.B27]*(1-[params.$B$2])" office:value-type="float" office:value="0.265018023020127" calcext:value-type="float">
            <text:p>0.265018023020127</text:p>
          </table:table-cell>
          <table:table-cell table:formula="of:=[$prems.C84]-[$prems.C27]*(1-[params.$B$2])" office:value-type="float" office:value="0.129886285114414" calcext:value-type="float">
            <text:p>0.129886285114414</text:p>
          </table:table-cell>
          <table:table-cell table:formula="of:=[$prems.D84]-[$prems.D27]*(1-[params.$B$2])" office:value-type="float" office:value="0.687375529325797" calcext:value-type="float">
            <text:p>0.687375529325797</text:p>
          </table:table-cell>
          <table:table-cell table:formula="of:=[$prems.E84]-[$prems.E27]*(1-[params.$B$2])" office:value-type="float" office:value="1.93680048348983" calcext:value-type="float">
            <text:p>1.93680048348983</text:p>
          </table:table-cell>
          <table:table-cell table:formula="of:=[$prems.F84]-[$prems.F27]*(1-[params.$B$2])" office:value-type="float" office:value="3.44555965506526" calcext:value-type="float">
            <text:p>3.44555965506526</text:p>
          </table:table-cell>
          <table:table-cell table:formula="of:=[$prems.G84]-[$prems.G27]*(1-[params.$B$2])" office:value-type="float" office:value="1.95779078168006" calcext:value-type="float">
            <text:p>1.95779078168006</text:p>
          </table:table-cell>
          <table:table-cell table:formula="of:=[$prems.H84]-[$prems.H27]*(1-[params.$B$2])" office:value-type="float" office:value="1.60590980655458" calcext:value-type="float">
            <text:p>1.60590980655458</text:p>
          </table:table-cell>
          <table:table-cell table:formula="of:=[$prems.I84]-[$prems.I27]*(1-[params.$B$2])" office:value-type="float" office:value="1.27793096835082" calcext:value-type="float">
            <text:p>1.27793096835082</text:p>
          </table:table-cell>
          <table:table-cell table:formula="of:=[$prems.J84]-[$prems.J27]*(1-[params.$B$2])" office:value-type="float" office:value="1.06206018868689" calcext:value-type="float">
            <text:p>1.06206018868689</text:p>
          </table:table-cell>
          <table:table-cell table:formula="of:=[$prems.K84]-[$prems.K27]*(1-[params.$B$2])" office:value-type="float" office:value="1.0281595988569" calcext:value-type="float">
            <text:p>1.0281595988569</text:p>
          </table:table-cell>
          <table:table-cell table:formula="of:=[$prems.L84]-[$prems.L27]*(1-[params.$B$2])" office:value-type="float" office:value="0.497356120648697" calcext:value-type="float">
            <text:p>0.497356120648697</text:p>
          </table:table-cell>
          <table:table-cell table:formula="of:=[$prems.M84]-[$prems.M27]*(1-[params.$B$2])" office:value-type="float" office:value="0.180867166497683" calcext:value-type="float">
            <text:p>0.180867166497683</text:p>
          </table:table-cell>
          <table:table-cell table:formula="of:=[$prems.N84]-[$prems.N27]*(1-[params.$B$2])" office:value-type="float" office:value="0.0842246699743286" calcext:value-type="float">
            <text:p>0.084224669974329</text:p>
          </table:table-cell>
          <table:table-cell table:formula="of:=[$prems.O84]-[$prems.O27]*(1-[params.$B$2])" office:value-type="float" office:value="0.0363323412008" calcext:value-type="float">
            <text:p>0.0363323412008</text:p>
          </table:table-cell>
          <table:table-cell table:formula="of:=[$prems.P84]-[$prems.P27]*(1-[params.$B$2])" office:value-type="float" office:value="0.030231321024722" calcext:value-type="float">
            <text:p>0.030231321024722</text:p>
          </table:table-cell>
        </table:table-row>
        <table:table-row table:style-name="ro1">
          <table:table-cell table:formula="of:=[$prems.A85]-[$prems.A28]*(1-[params.$B$2])" office:value-type="float" office:value="0.755405097202841" calcext:value-type="float">
            <text:p>0.755405097202841</text:p>
          </table:table-cell>
          <table:table-cell table:formula="of:=[$prems.B85]-[$prems.B28]*(1-[params.$B$2])" office:value-type="float" office:value="0.962751992914563" calcext:value-type="float">
            <text:p>0.962751992914563</text:p>
          </table:table-cell>
          <table:table-cell table:formula="of:=[$prems.C85]-[$prems.C28]*(1-[params.$B$2])" office:value-type="float" office:value="0.58211582015406" calcext:value-type="float">
            <text:p>0.58211582015406</text:p>
          </table:table-cell>
          <table:table-cell table:formula="of:=[$prems.D85]-[$prems.D28]*(1-[params.$B$2])" office:value-type="float" office:value="0.45138440308253" calcext:value-type="float">
            <text:p>0.45138440308253</text:p>
          </table:table-cell>
          <table:table-cell table:formula="of:=[$prems.E85]-[$prems.E28]*(1-[params.$B$2])" office:value-type="float" office:value="1.10136586984852" calcext:value-type="float">
            <text:p>1.10136586984852</text:p>
          </table:table-cell>
          <table:table-cell table:formula="of:=[$prems.F85]-[$prems.F28]*(1-[params.$B$2])" office:value-type="float" office:value="1.91786848600685" calcext:value-type="float">
            <text:p>1.91786848600685</text:p>
          </table:table-cell>
          <table:table-cell table:formula="of:=[$prems.G85]-[$prems.G28]*(1-[params.$B$2])" office:value-type="float" office:value="3.52240111047251" calcext:value-type="float">
            <text:p>3.52240111047251</text:p>
          </table:table-cell>
          <table:table-cell table:formula="of:=[$prems.H85]-[$prems.H28]*(1-[params.$B$2])" office:value-type="float" office:value="2.3402643451672" calcext:value-type="float">
            <text:p>2.3402643451672</text:p>
          </table:table-cell>
          <table:table-cell table:formula="of:=[$prems.I85]-[$prems.I28]*(1-[params.$B$2])" office:value-type="float" office:value="1.64024208951748" calcext:value-type="float">
            <text:p>1.64024208951748</text:p>
          </table:table-cell>
          <table:table-cell table:formula="of:=[$prems.J85]-[$prems.J28]*(1-[params.$B$2])" office:value-type="float" office:value="1.27116935632515" calcext:value-type="float">
            <text:p>1.27116935632515</text:p>
          </table:table-cell>
          <table:table-cell table:formula="of:=[$prems.K85]-[$prems.K28]*(1-[params.$B$2])" office:value-type="float" office:value="0.928216972320342" calcext:value-type="float">
            <text:p>0.928216972320342</text:p>
          </table:table-cell>
          <table:table-cell table:formula="of:=[$prems.L85]-[$prems.L28]*(1-[params.$B$2])" office:value-type="float" office:value="0.596895459791404" calcext:value-type="float">
            <text:p>0.596895459791404</text:p>
          </table:table-cell>
          <table:table-cell table:formula="of:=[$prems.M85]-[$prems.M28]*(1-[params.$B$2])" office:value-type="float" office:value="0.315686503326038" calcext:value-type="float">
            <text:p>0.315686503326038</text:p>
          </table:table-cell>
          <table:table-cell table:formula="of:=[$prems.N85]-[$prems.N28]*(1-[params.$B$2])" office:value-type="float" office:value="0.164208702120638" calcext:value-type="float">
            <text:p>0.164208702120638</text:p>
          </table:table-cell>
          <table:table-cell table:formula="of:=[$prems.O85]-[$prems.O28]*(1-[params.$B$2])" office:value-type="float" office:value="0.0694335642578418" calcext:value-type="float">
            <text:p>0.069433564257842</text:p>
          </table:table-cell>
          <table:table-cell table:formula="of:=[$prems.P85]-[$prems.P28]*(1-[params.$B$2])" office:value-type="float" office:value="0.0636055240168626" calcext:value-type="float">
            <text:p>0.063605524016863</text:p>
          </table:table-cell>
        </table:table-row>
        <table:table-row table:style-name="ro1">
          <table:table-cell table:formula="of:=[$prems.A86]-[$prems.A29]*(1-[params.$B$2])" office:value-type="float" office:value="0.779464817607223" calcext:value-type="float">
            <text:p>0.779464817607223</text:p>
          </table:table-cell>
          <table:table-cell table:formula="of:=[$prems.B86]-[$prems.B29]*(1-[params.$B$2])" office:value-type="float" office:value="1.23926478896633" calcext:value-type="float">
            <text:p>1.23926478896633</text:p>
          </table:table-cell>
          <table:table-cell table:formula="of:=[$prems.C86]-[$prems.C29]*(1-[params.$B$2])" office:value-type="float" office:value="0.928560094903823" calcext:value-type="float">
            <text:p>0.928560094903823</text:p>
          </table:table-cell>
          <table:table-cell table:formula="of:=[$prems.D86]-[$prems.D29]*(1-[params.$B$2])" office:value-type="float" office:value="0.718473687130832" calcext:value-type="float">
            <text:p>0.718473687130832</text:p>
          </table:table-cell>
          <table:table-cell table:formula="of:=[$prems.E86]-[$prems.E29]*(1-[params.$B$2])" office:value-type="float" office:value="0.831788295054139" calcext:value-type="float">
            <text:p>0.831788295054139</text:p>
          </table:table-cell>
          <table:table-cell table:formula="of:=[$prems.F86]-[$prems.F29]*(1-[params.$B$2])" office:value-type="float" office:value="1.55441288342172" calcext:value-type="float">
            <text:p>1.55441288342172</text:p>
          </table:table-cell>
          <table:table-cell table:formula="of:=[$prems.G86]-[$prems.G29]*(1-[params.$B$2])" office:value-type="float" office:value="2.19823441715391" calcext:value-type="float">
            <text:p>2.19823441715391</text:p>
          </table:table-cell>
          <table:table-cell table:formula="of:=[$prems.H86]-[$prems.H29]*(1-[params.$B$2])" office:value-type="float" office:value="3.91739487210808" calcext:value-type="float">
            <text:p>3.91739487210808</text:p>
          </table:table-cell>
          <table:table-cell table:formula="of:=[$prems.I86]-[$prems.I29]*(1-[params.$B$2])" office:value-type="float" office:value="2.43293025416861" calcext:value-type="float">
            <text:p>2.43293025416861</text:p>
          </table:table-cell>
          <table:table-cell table:formula="of:=[$prems.J86]-[$prems.J29]*(1-[params.$B$2])" office:value-type="float" office:value="1.54561619190134" calcext:value-type="float">
            <text:p>1.54561619190134</text:p>
          </table:table-cell>
          <table:table-cell table:formula="of:=[$prems.K86]-[$prems.K29]*(1-[params.$B$2])" office:value-type="float" office:value="1.05226404878187" calcext:value-type="float">
            <text:p>1.05226404878187</text:p>
          </table:table-cell>
          <table:table-cell table:formula="of:=[$prems.L86]-[$prems.L29]*(1-[params.$B$2])" office:value-type="float" office:value="0.499372580722454" calcext:value-type="float">
            <text:p>0.499372580722454</text:p>
          </table:table-cell>
          <table:table-cell table:formula="of:=[$prems.M86]-[$prems.M29]*(1-[params.$B$2])" office:value-type="float" office:value="0.400279310762122" calcext:value-type="float">
            <text:p>0.400279310762122</text:p>
          </table:table-cell>
          <table:table-cell table:formula="of:=[$prems.N86]-[$prems.N29]*(1-[params.$B$2])" office:value-type="float" office:value="0.280690253063113" calcext:value-type="float">
            <text:p>0.280690253063113</text:p>
          </table:table-cell>
          <table:table-cell table:formula="of:=[$prems.O86]-[$prems.O29]*(1-[params.$B$2])" office:value-type="float" office:value="0.132995048024608" calcext:value-type="float">
            <text:p>0.132995048024608</text:p>
          </table:table-cell>
          <table:table-cell table:formula="of:=[$prems.P86]-[$prems.P29]*(1-[params.$B$2])" office:value-type="float" office:value="0.0531064998597077" calcext:value-type="float">
            <text:p>0.053106499859708</text:p>
          </table:table-cell>
        </table:table-row>
        <table:table-row table:style-name="ro1">
          <table:table-cell table:formula="of:=[$prems.A87]-[$prems.A30]*(1-[params.$B$2])" office:value-type="float" office:value="0.328019661407391" calcext:value-type="float">
            <text:p>0.328019661407391</text:p>
          </table:table-cell>
          <table:table-cell table:formula="of:=[$prems.B87]-[$prems.B30]*(1-[params.$B$2])" office:value-type="float" office:value="0.692132162687012" calcext:value-type="float">
            <text:p>0.692132162687012</text:p>
          </table:table-cell>
          <table:table-cell table:formula="of:=[$prems.C87]-[$prems.C30]*(1-[params.$B$2])" office:value-type="float" office:value="0.848473873498453" calcext:value-type="float">
            <text:p>0.848473873498453</text:p>
          </table:table-cell>
          <table:table-cell table:formula="of:=[$prems.D87]-[$prems.D30]*(1-[params.$B$2])" office:value-type="float" office:value="1.02357844564129" calcext:value-type="float">
            <text:p>1.02357844564129</text:p>
          </table:table-cell>
          <table:table-cell table:formula="of:=[$prems.E87]-[$prems.E30]*(1-[params.$B$2])" office:value-type="float" office:value="0.935959944985085" calcext:value-type="float">
            <text:p>0.935959944985085</text:p>
          </table:table-cell>
          <table:table-cell table:formula="of:=[$prems.F87]-[$prems.F30]*(1-[params.$B$2])" office:value-type="float" office:value="1.27355913410238" calcext:value-type="float">
            <text:p>1.27355913410238</text:p>
          </table:table-cell>
          <table:table-cell table:formula="of:=[$prems.G87]-[$prems.G30]*(1-[params.$B$2])" office:value-type="float" office:value="1.79443841147336" calcext:value-type="float">
            <text:p>1.79443841147336</text:p>
          </table:table-cell>
          <table:table-cell table:formula="of:=[$prems.H87]-[$prems.H30]*(1-[params.$B$2])" office:value-type="float" office:value="2.14023576094968" calcext:value-type="float">
            <text:p>2.14023576094968</text:p>
          </table:table-cell>
          <table:table-cell table:formula="of:=[$prems.I87]-[$prems.I30]*(1-[params.$B$2])" office:value-type="float" office:value="3.00630315556338" calcext:value-type="float">
            <text:p>3.00630315556338</text:p>
          </table:table-cell>
          <table:table-cell table:formula="of:=[$prems.J87]-[$prems.J30]*(1-[params.$B$2])" office:value-type="float" office:value="1.82083548642353" calcext:value-type="float">
            <text:p>1.82083548642353</text:p>
          </table:table-cell>
          <table:table-cell table:formula="of:=[$prems.K87]-[$prems.K30]*(1-[params.$B$2])" office:value-type="float" office:value="1.21119575815747" calcext:value-type="float">
            <text:p>1.21119575815747</text:p>
          </table:table-cell>
          <table:table-cell table:formula="of:=[$prems.L87]-[$prems.L30]*(1-[params.$B$2])" office:value-type="float" office:value="0.329082961168586" calcext:value-type="float">
            <text:p>0.329082961168586</text:p>
          </table:table-cell>
          <table:table-cell table:formula="of:=[$prems.M87]-[$prems.M30]*(1-[params.$B$2])" office:value-type="float" office:value="0.220079637566597" calcext:value-type="float">
            <text:p>0.220079637566597</text:p>
          </table:table-cell>
          <table:table-cell table:formula="of:=[$prems.N87]-[$prems.N30]*(1-[params.$B$2])" office:value-type="float" office:value="0.157722056220652" calcext:value-type="float">
            <text:p>0.157722056220652</text:p>
          </table:table-cell>
          <table:table-cell table:formula="of:=[$prems.O87]-[$prems.O30]*(1-[params.$B$2])" office:value-type="float" office:value="0.0927683489714474" calcext:value-type="float">
            <text:p>0.092768348971447</text:p>
          </table:table-cell>
          <table:table-cell table:formula="of:=[$prems.P87]-[$prems.P30]*(1-[params.$B$2])" office:value-type="float" office:value="0.045153072013307" calcext:value-type="float">
            <text:p>0.045153072013307</text:p>
          </table:table-cell>
        </table:table-row>
        <table:table-row table:style-name="ro1">
          <table:table-cell table:formula="of:=[$prems.A88]-[$prems.A31]*(1-[params.$B$2])" office:value-type="float" office:value="0.182023946486237" calcext:value-type="float">
            <text:p>0.182023946486237</text:p>
          </table:table-cell>
          <table:table-cell table:formula="of:=[$prems.B88]-[$prems.B31]*(1-[params.$B$2])" office:value-type="float" office:value="0.507536045212073" calcext:value-type="float">
            <text:p>0.507536045212073</text:p>
          </table:table-cell>
          <table:table-cell table:formula="of:=[$prems.C88]-[$prems.C31]*(1-[params.$B$2])" office:value-type="float" office:value="0.575148290221423" calcext:value-type="float">
            <text:p>0.575148290221423</text:p>
          </table:table-cell>
          <table:table-cell table:formula="of:=[$prems.D88]-[$prems.D31]*(1-[params.$B$2])" office:value-type="float" office:value="1.41788568854573" calcext:value-type="float">
            <text:p>1.41788568854573</text:p>
          </table:table-cell>
          <table:table-cell table:formula="of:=[$prems.E88]-[$prems.E31]*(1-[params.$B$2])" office:value-type="float" office:value="0.909495898022641" calcext:value-type="float">
            <text:p>0.909495898022641</text:p>
          </table:table-cell>
          <table:table-cell table:formula="of:=[$prems.F88]-[$prems.F31]*(1-[params.$B$2])" office:value-type="float" office:value="1.03933962749945" calcext:value-type="float">
            <text:p>1.03933962749945</text:p>
          </table:table-cell>
          <table:table-cell table:formula="of:=[$prems.G88]-[$prems.G31]*(1-[params.$B$2])" office:value-type="float" office:value="1.39902282963158" calcext:value-type="float">
            <text:p>1.39902282963158</text:p>
          </table:table-cell>
          <table:table-cell table:formula="of:=[$prems.H88]-[$prems.H31]*(1-[params.$B$2])" office:value-type="float" office:value="1.66665481184473" calcext:value-type="float">
            <text:p>1.66665481184473</text:p>
          </table:table-cell>
          <table:table-cell table:formula="of:=[$prems.I88]-[$prems.I31]*(1-[params.$B$2])" office:value-type="float" office:value="1.69305277300166" calcext:value-type="float">
            <text:p>1.69305277300166</text:p>
          </table:table-cell>
          <table:table-cell table:formula="of:=[$prems.J88]-[$prems.J31]*(1-[params.$B$2])" office:value-type="float" office:value="2.23291717934121" calcext:value-type="float">
            <text:p>2.23291717934121</text:p>
          </table:table-cell>
          <table:table-cell table:formula="of:=[$prems.K88]-[$prems.K31]*(1-[params.$B$2])" office:value-type="float" office:value="1.16273248103779" calcext:value-type="float">
            <text:p>1.16273248103779</text:p>
          </table:table-cell>
          <table:table-cell table:formula="of:=[$prems.L88]-[$prems.L31]*(1-[params.$B$2])" office:value-type="float" office:value="0.403938567062662" calcext:value-type="float">
            <text:p>0.403938567062662</text:p>
          </table:table-cell>
          <table:table-cell table:formula="of:=[$prems.M88]-[$prems.M31]*(1-[params.$B$2])" office:value-type="float" office:value="0.176985482923392" calcext:value-type="float">
            <text:p>0.176985482923392</text:p>
          </table:table-cell>
          <table:table-cell table:formula="of:=[$prems.N88]-[$prems.N31]*(1-[params.$B$2])" office:value-type="float" office:value="0.114143709923909" calcext:value-type="float">
            <text:p>0.114143709923909</text:p>
          </table:table-cell>
          <table:table-cell table:formula="of:=[$prems.O88]-[$prems.O31]*(1-[params.$B$2])" office:value-type="float" office:value="0.0848335713004692" calcext:value-type="float">
            <text:p>0.084833571300469</text:p>
          </table:table-cell>
          <table:table-cell table:formula="of:=[$prems.P88]-[$prems.P31]*(1-[params.$B$2])" office:value-type="float" office:value="0.0837818966197176" calcext:value-type="float">
            <text:p>0.083781896619718</text:p>
          </table:table-cell>
        </table:table-row>
        <table:table-row table:style-name="ro1">
          <table:table-cell table:formula="of:=[$prems.A89]-[$prems.A32]*(1-[params.$B$2])" office:value-type="float" office:value="0.206346455796214" calcext:value-type="float">
            <text:p>0.206346455796214</text:p>
          </table:table-cell>
          <table:table-cell table:formula="of:=[$prems.B89]-[$prems.B32]*(1-[params.$B$2])" office:value-type="float" office:value="0.580671429169602" calcext:value-type="float">
            <text:p>0.580671429169602</text:p>
          </table:table-cell>
          <table:table-cell table:formula="of:=[$prems.C89]-[$prems.C32]*(1-[params.$B$2])" office:value-type="float" office:value="0.765288196536929" calcext:value-type="float">
            <text:p>0.765288196536929</text:p>
          </table:table-cell>
          <table:table-cell table:formula="of:=[$prems.D89]-[$prems.D32]*(1-[params.$B$2])" office:value-type="float" office:value="1.14248022035162" calcext:value-type="float">
            <text:p>1.14248022035162</text:p>
          </table:table-cell>
          <table:table-cell table:formula="of:=[$prems.E89]-[$prems.E32]*(1-[params.$B$2])" office:value-type="float" office:value="0.98288110935289" calcext:value-type="float">
            <text:p>0.98288110935289</text:p>
          </table:table-cell>
          <table:table-cell table:formula="of:=[$prems.F89]-[$prems.F32]*(1-[params.$B$2])" office:value-type="float" office:value="1.29353365864587" calcext:value-type="float">
            <text:p>1.29353365864587</text:p>
          </table:table-cell>
          <table:table-cell table:formula="of:=[$prems.G89]-[$prems.G32]*(1-[params.$B$2])" office:value-type="float" office:value="1.31236602259251" calcext:value-type="float">
            <text:p>1.31236602259251</text:p>
          </table:table-cell>
          <table:table-cell table:formula="of:=[$prems.H89]-[$prems.H32]*(1-[params.$B$2])" office:value-type="float" office:value="1.36876859790604" calcext:value-type="float">
            <text:p>1.36876859790604</text:p>
          </table:table-cell>
          <table:table-cell table:formula="of:=[$prems.I89]-[$prems.I32]*(1-[params.$B$2])" office:value-type="float" office:value="1.72162565134318" calcext:value-type="float">
            <text:p>1.72162565134318</text:p>
          </table:table-cell>
          <table:table-cell table:formula="of:=[$prems.J89]-[$prems.J32]*(1-[params.$B$2])" office:value-type="float" office:value="1.8451942128561" calcext:value-type="float">
            <text:p>1.8451942128561</text:p>
          </table:table-cell>
          <table:table-cell table:formula="of:=[$prems.K89]-[$prems.K32]*(1-[params.$B$2])" office:value-type="float" office:value="1.88118140992392" calcext:value-type="float">
            <text:p>1.88118140992392</text:p>
          </table:table-cell>
          <table:table-cell table:formula="of:=[$prems.L89]-[$prems.L32]*(1-[params.$B$2])" office:value-type="float" office:value="0.704708244798331" calcext:value-type="float">
            <text:p>0.704708244798331</text:p>
          </table:table-cell>
          <table:table-cell table:formula="of:=[$prems.M89]-[$prems.M32]*(1-[params.$B$2])" office:value-type="float" office:value="0.289864069824251" calcext:value-type="float">
            <text:p>0.289864069824251</text:p>
          </table:table-cell>
          <table:table-cell table:formula="of:=[$prems.N89]-[$prems.N32]*(1-[params.$B$2])" office:value-type="float" office:value="0.151240713679966" calcext:value-type="float">
            <text:p>0.151240713679966</text:p>
          </table:table-cell>
          <table:table-cell table:formula="of:=[$prems.O89]-[$prems.O32]*(1-[params.$B$2])" office:value-type="float" office:value="0.086097349031486" calcext:value-type="float">
            <text:p>0.086097349031486</text:p>
          </table:table-cell>
          <table:table-cell table:formula="of:=[$prems.P89]-[$prems.P32]*(1-[params.$B$2])" office:value-type="float" office:value="0.0862801092630448" calcext:value-type="float">
            <text:p>0.086280109263045</text:p>
          </table:table-cell>
        </table:table-row>
        <table:table-row table:style-name="ro1">
          <table:table-cell table:formula="of:=[$prems.A90]-[$prems.A33]*(1-[params.$B$2])" office:value-type="float" office:value="0.451362467862023" calcext:value-type="float">
            <text:p>0.451362467862023</text:p>
          </table:table-cell>
          <table:table-cell table:formula="of:=[$prems.B90]-[$prems.B33]*(1-[params.$B$2])" office:value-type="float" office:value="0.802385803986021" calcext:value-type="float">
            <text:p>0.802385803986021</text:p>
          </table:table-cell>
          <table:table-cell table:formula="of:=[$prems.C90]-[$prems.C33]*(1-[params.$B$2])" office:value-type="float" office:value="0.614988695914165" calcext:value-type="float">
            <text:p>0.614988695914165</text:p>
          </table:table-cell>
          <table:table-cell table:formula="of:=[$prems.D90]-[$prems.D33]*(1-[params.$B$2])" office:value-type="float" office:value="0.853221362877244" calcext:value-type="float">
            <text:p>0.853221362877244</text:p>
          </table:table-cell>
          <table:table-cell table:formula="of:=[$prems.E90]-[$prems.E33]*(1-[params.$B$2])" office:value-type="float" office:value="0.71286295147419" calcext:value-type="float">
            <text:p>0.71286295147419</text:p>
          </table:table-cell>
          <table:table-cell table:formula="of:=[$prems.F90]-[$prems.F33]*(1-[params.$B$2])" office:value-type="float" office:value="1.17205467673494" calcext:value-type="float">
            <text:p>1.17205467673494</text:p>
          </table:table-cell>
          <table:table-cell table:formula="of:=[$prems.G90]-[$prems.G33]*(1-[params.$B$2])" office:value-type="float" office:value="1.28157839358126" calcext:value-type="float">
            <text:p>1.28157839358126</text:p>
          </table:table-cell>
          <table:table-cell table:formula="of:=[$prems.H90]-[$prems.H33]*(1-[params.$B$2])" office:value-type="float" office:value="1.00738866295106" calcext:value-type="float">
            <text:p>1.00738866295106</text:p>
          </table:table-cell>
          <table:table-cell table:formula="of:=[$prems.I90]-[$prems.I33]*(1-[params.$B$2])" office:value-type="float" office:value="0.941950922121595" calcext:value-type="float">
            <text:p>0.941950922121595</text:p>
          </table:table-cell>
          <table:table-cell table:formula="of:=[$prems.J90]-[$prems.J33]*(1-[params.$B$2])" office:value-type="float" office:value="0.818679320593758" calcext:value-type="float">
            <text:p>0.818679320593758</text:p>
          </table:table-cell>
          <table:table-cell table:formula="of:=[$prems.K90]-[$prems.K33]*(1-[params.$B$2])" office:value-type="float" office:value="1.02601608337143" calcext:value-type="float">
            <text:p>1.02601608337143</text:p>
          </table:table-cell>
          <table:table-cell table:formula="of:=[$prems.L90]-[$prems.L33]*(1-[params.$B$2])" office:value-type="float" office:value="1.57758983976055" calcext:value-type="float">
            <text:p>1.57758983976055</text:p>
          </table:table-cell>
          <table:table-cell table:formula="of:=[$prems.M90]-[$prems.M33]*(1-[params.$B$2])" office:value-type="float" office:value="0.644895592849217" calcext:value-type="float">
            <text:p>0.644895592849217</text:p>
          </table:table-cell>
          <table:table-cell table:formula="of:=[$prems.N90]-[$prems.N33]*(1-[params.$B$2])" office:value-type="float" office:value="0.328064016896783" calcext:value-type="float">
            <text:p>0.328064016896783</text:p>
          </table:table-cell>
          <table:table-cell table:formula="of:=[$prems.O90]-[$prems.O33]*(1-[params.$B$2])" office:value-type="float" office:value="0.13457429333295" calcext:value-type="float">
            <text:p>0.13457429333295</text:p>
          </table:table-cell>
          <table:table-cell table:formula="of:=[$prems.P90]-[$prems.P33]*(1-[params.$B$2])" office:value-type="float" office:value="0.104819639345193" calcext:value-type="float">
            <text:p>0.104819639345193</text:p>
          </table:table-cell>
        </table:table-row>
        <table:table-row table:style-name="ro1">
          <table:table-cell table:formula="of:=[$prems.A91]-[$prems.A34]*(1-[params.$B$2])" office:value-type="float" office:value="0.518927720081947" calcext:value-type="float">
            <text:p>0.518927720081947</text:p>
          </table:table-cell>
          <table:table-cell table:formula="of:=[$prems.B91]-[$prems.B34]*(1-[params.$B$2])" office:value-type="float" office:value="0.501065827443228" calcext:value-type="float">
            <text:p>0.501065827443228</text:p>
          </table:table-cell>
          <table:table-cell table:formula="of:=[$prems.C91]-[$prems.C34]*(1-[params.$B$2])" office:value-type="float" office:value="0.331250840403303" calcext:value-type="float">
            <text:p>0.331250840403303</text:p>
          </table:table-cell>
          <table:table-cell table:formula="of:=[$prems.D91]-[$prems.D34]*(1-[params.$B$2])" office:value-type="float" office:value="0.464235741077367" calcext:value-type="float">
            <text:p>0.464235741077367</text:p>
          </table:table-cell>
          <table:table-cell table:formula="of:=[$prems.E91]-[$prems.E34]*(1-[params.$B$2])" office:value-type="float" office:value="0.460616424465484" calcext:value-type="float">
            <text:p>0.460616424465484</text:p>
          </table:table-cell>
          <table:table-cell table:formula="of:=[$prems.F91]-[$prems.F34]*(1-[params.$B$2])" office:value-type="float" office:value="0.738286060557097" calcext:value-type="float">
            <text:p>0.738286060557097</text:p>
          </table:table-cell>
          <table:table-cell table:formula="of:=[$prems.G91]-[$prems.G34]*(1-[params.$B$2])" office:value-type="float" office:value="1.00479959056719" calcext:value-type="float">
            <text:p>1.00479959056719</text:p>
          </table:table-cell>
          <table:table-cell table:formula="of:=[$prems.H91]-[$prems.H34]*(1-[params.$B$2])" office:value-type="float" office:value="1.0490695980468" calcext:value-type="float">
            <text:p>1.0490695980468</text:p>
          </table:table-cell>
          <table:table-cell table:formula="of:=[$prems.I91]-[$prems.I34]*(1-[params.$B$2])" office:value-type="float" office:value="0.654610848718285" calcext:value-type="float">
            <text:p>0.654610848718285</text:p>
          </table:table-cell>
          <table:table-cell table:formula="of:=[$prems.J91]-[$prems.J34]*(1-[params.$B$2])" office:value-type="float" office:value="0.510802376369881" calcext:value-type="float">
            <text:p>0.510802376369881</text:p>
          </table:table-cell>
          <table:table-cell table:formula="of:=[$prems.K91]-[$prems.K34]*(1-[params.$B$2])" office:value-type="float" office:value="0.508633052619322" calcext:value-type="float">
            <text:p>0.508633052619322</text:p>
          </table:table-cell>
          <table:table-cell table:formula="of:=[$prems.L91]-[$prems.L34]*(1-[params.$B$2])" office:value-type="float" office:value="0.876081573299319" calcext:value-type="float">
            <text:p>0.876081573299319</text:p>
          </table:table-cell>
          <table:table-cell table:formula="of:=[$prems.M91]-[$prems.M34]*(1-[params.$B$2])" office:value-type="float" office:value="1.52575119720802" calcext:value-type="float">
            <text:p>1.52575119720802</text:p>
          </table:table-cell>
          <table:table-cell table:formula="of:=[$prems.N91]-[$prems.N34]*(1-[params.$B$2])" office:value-type="float" office:value="0.642459147303194" calcext:value-type="float">
            <text:p>0.642459147303194</text:p>
          </table:table-cell>
          <table:table-cell table:formula="of:=[$prems.O91]-[$prems.O34]*(1-[params.$B$2])" office:value-type="float" office:value="0.307660142781753" calcext:value-type="float">
            <text:p>0.307660142781753</text:p>
          </table:table-cell>
          <table:table-cell table:formula="of:=[$prems.P91]-[$prems.P34]*(1-[params.$B$2])" office:value-type="float" office:value="0.128157744005015" calcext:value-type="float">
            <text:p>0.128157744005015</text:p>
          </table:table-cell>
        </table:table-row>
        <table:table-row table:style-name="ro1">
          <table:table-cell table:formula="of:=[$prems.A92]-[$prems.A35]*(1-[params.$B$2])" office:value-type="float" office:value="0.364759019675406" calcext:value-type="float">
            <text:p>0.364759019675406</text:p>
          </table:table-cell>
          <table:table-cell table:formula="of:=[$prems.B92]-[$prems.B35]*(1-[params.$B$2])" office:value-type="float" office:value="0.533931668784321" calcext:value-type="float">
            <text:p>0.533931668784321</text:p>
          </table:table-cell>
          <table:table-cell table:formula="of:=[$prems.C92]-[$prems.C35]*(1-[params.$B$2])" office:value-type="float" office:value="0.438149930015345" calcext:value-type="float">
            <text:p>0.438149930015345</text:p>
          </table:table-cell>
          <table:table-cell table:formula="of:=[$prems.D92]-[$prems.D35]*(1-[params.$B$2])" office:value-type="float" office:value="0.259996824467285" calcext:value-type="float">
            <text:p>0.259996824467285</text:p>
          </table:table-cell>
          <table:table-cell table:formula="of:=[$prems.E92]-[$prems.E35]*(1-[params.$B$2])" office:value-type="float" office:value="0.346053017150803" calcext:value-type="float">
            <text:p>0.346053017150803</text:p>
          </table:table-cell>
          <table:table-cell table:formula="of:=[$prems.F92]-[$prems.F35]*(1-[params.$B$2])" office:value-type="float" office:value="0.530078555635803" calcext:value-type="float">
            <text:p>0.530078555635803</text:p>
          </table:table-cell>
          <table:table-cell table:formula="of:=[$prems.G92]-[$prems.G35]*(1-[params.$B$2])" office:value-type="float" office:value="0.902099548303582" calcext:value-type="float">
            <text:p>0.902099548303582</text:p>
          </table:table-cell>
          <table:table-cell table:formula="of:=[$prems.H92]-[$prems.H35]*(1-[params.$B$2])" office:value-type="float" office:value="0.95489543390868" calcext:value-type="float">
            <text:p>0.95489543390868</text:p>
          </table:table-cell>
          <table:table-cell table:formula="of:=[$prems.I92]-[$prems.I35]*(1-[params.$B$2])" office:value-type="float" office:value="0.733611604417619" calcext:value-type="float">
            <text:p>0.733611604417619</text:p>
          </table:table-cell>
          <table:table-cell table:formula="of:=[$prems.J92]-[$prems.J35]*(1-[params.$B$2])" office:value-type="float" office:value="0.425942882212721" calcext:value-type="float">
            <text:p>0.425942882212721</text:p>
          </table:table-cell>
          <table:table-cell table:formula="of:=[$prems.K92]-[$prems.K35]*(1-[params.$B$2])" office:value-type="float" office:value="0.44150829890346" calcext:value-type="float">
            <text:p>0.44150829890346</text:p>
          </table:table-cell>
          <table:table-cell table:formula="of:=[$prems.L92]-[$prems.L35]*(1-[params.$B$2])" office:value-type="float" office:value="0.686372652891549" calcext:value-type="float">
            <text:p>0.686372652891549</text:p>
          </table:table-cell>
          <table:table-cell table:formula="of:=[$prems.M92]-[$prems.M35]*(1-[params.$B$2])" office:value-type="float" office:value="0.824733384087142" calcext:value-type="float">
            <text:p>0.824733384087142</text:p>
          </table:table-cell>
          <table:table-cell table:formula="of:=[$prems.N92]-[$prems.N35]*(1-[params.$B$2])" office:value-type="float" office:value="1.43571492887698" calcext:value-type="float">
            <text:p>1.43571492887698</text:p>
          </table:table-cell>
          <table:table-cell table:formula="of:=[$prems.O92]-[$prems.O35]*(1-[params.$B$2])" office:value-type="float" office:value="0.354438710844306" calcext:value-type="float">
            <text:p>0.354438710844306</text:p>
          </table:table-cell>
          <table:table-cell table:formula="of:=[$prems.P92]-[$prems.P35]*(1-[params.$B$2])" office:value-type="float" office:value="0.165926577331973" calcext:value-type="float">
            <text:p>0.165926577331973</text:p>
          </table:table-cell>
        </table:table-row>
        <table:table-row table:style-name="ro1">
          <table:table-cell table:formula="of:=[$prems.A93]-[$prems.A36]*(1-[params.$B$2])" office:value-type="float" office:value="0.141522474346104" calcext:value-type="float">
            <text:p>0.141522474346104</text:p>
          </table:table-cell>
          <table:table-cell table:formula="of:=[$prems.B93]-[$prems.B36]*(1-[params.$B$2])" office:value-type="float" office:value="0.395544838369701" calcext:value-type="float">
            <text:p>0.395544838369701</text:p>
          </table:table-cell>
          <table:table-cell table:formula="of:=[$prems.C93]-[$prems.C36]*(1-[params.$B$2])" office:value-type="float" office:value="0.394299672072694" calcext:value-type="float">
            <text:p>0.394299672072694</text:p>
          </table:table-cell>
          <table:table-cell table:formula="of:=[$prems.D93]-[$prems.D36]*(1-[params.$B$2])" office:value-type="float" office:value="0.371710075345094" calcext:value-type="float">
            <text:p>0.371710075345094</text:p>
          </table:table-cell>
          <table:table-cell table:formula="of:=[$prems.E93]-[$prems.E36]*(1-[params.$B$2])" office:value-type="float" office:value="0.186021519746137" calcext:value-type="float">
            <text:p>0.186021519746137</text:p>
          </table:table-cell>
          <table:table-cell table:formula="of:=[$prems.F93]-[$prems.F36]*(1-[params.$B$2])" office:value-type="float" office:value="0.333610504885647" calcext:value-type="float">
            <text:p>0.333610504885647</text:p>
          </table:table-cell>
          <table:table-cell table:formula="of:=[$prems.G93]-[$prems.G36]*(1-[params.$B$2])" office:value-type="float" office:value="0.378317103063838" calcext:value-type="float">
            <text:p>0.378317103063838</text:p>
          </table:table-cell>
          <table:table-cell table:formula="of:=[$prems.H93]-[$prems.H36]*(1-[params.$B$2])" office:value-type="float" office:value="0.680524920067093" calcext:value-type="float">
            <text:p>0.680524920067093</text:p>
          </table:table-cell>
          <table:table-cell table:formula="of:=[$prems.I93]-[$prems.I36]*(1-[params.$B$2])" office:value-type="float" office:value="0.658747916801149" calcext:value-type="float">
            <text:p>0.658747916801149</text:p>
          </table:table-cell>
          <table:table-cell table:formula="of:=[$prems.J93]-[$prems.J36]*(1-[params.$B$2])" office:value-type="float" office:value="0.501911333647326" calcext:value-type="float">
            <text:p>0.501911333647326</text:p>
          </table:table-cell>
          <table:table-cell table:formula="of:=[$prems.K93]-[$prems.K36]*(1-[params.$B$2])" office:value-type="float" office:value="0.371868576922209" calcext:value-type="float">
            <text:p>0.371868576922209</text:p>
          </table:table-cell>
          <table:table-cell table:formula="of:=[$prems.L93]-[$prems.L36]*(1-[params.$B$2])" office:value-type="float" office:value="0.384394189975854" calcext:value-type="float">
            <text:p>0.384394189975854</text:p>
          </table:table-cell>
          <table:table-cell table:formula="of:=[$prems.M93]-[$prems.M36]*(1-[params.$B$2])" office:value-type="float" office:value="0.752630316094099" calcext:value-type="float">
            <text:p>0.752630316094099</text:p>
          </table:table-cell>
          <table:table-cell table:formula="of:=[$prems.N93]-[$prems.N36]*(1-[params.$B$2])" office:value-type="float" office:value="0.747891882112233" calcext:value-type="float">
            <text:p>0.747891882112233</text:p>
          </table:table-cell>
          <table:table-cell table:formula="of:=[$prems.O93]-[$prems.O36]*(1-[params.$B$2])" office:value-type="float" office:value="0.945170033891152" calcext:value-type="float">
            <text:p>0.945170033891152</text:p>
          </table:table-cell>
          <table:table-cell table:formula="of:=[$prems.P93]-[$prems.P36]*(1-[params.$B$2])" office:value-type="float" office:value="0.285362074284128" calcext:value-type="float">
            <text:p>0.285362074284128</text:p>
          </table:table-cell>
        </table:table-row>
        <table:table-row table:style-name="ro1">
          <table:table-cell table:formula="of:=[$prems.A94]-[$prems.A37]*(1-[params.$B$2])" office:value-type="float" office:value="0.259595291543428" calcext:value-type="float">
            <text:p>0.259595291543428</text:p>
          </table:table-cell>
          <table:table-cell table:formula="of:=[$prems.B94]-[$prems.B37]*(1-[params.$B$2])" office:value-type="float" office:value="0.338213566477705" calcext:value-type="float">
            <text:p>0.338213566477705</text:p>
          </table:table-cell>
          <table:table-cell table:formula="of:=[$prems.C94]-[$prems.C37]*(1-[params.$B$2])" office:value-type="float" office:value="0.493834653472486" calcext:value-type="float">
            <text:p>0.493834653472486</text:p>
          </table:table-cell>
          <table:table-cell table:formula="of:=[$prems.D94]-[$prems.D37]*(1-[params.$B$2])" office:value-type="float" office:value="0.41962504279972" calcext:value-type="float">
            <text:p>0.41962504279972</text:p>
          </table:table-cell>
          <table:table-cell table:formula="of:=[$prems.E94]-[$prems.E37]*(1-[params.$B$2])" office:value-type="float" office:value="0.169486857626527" calcext:value-type="float">
            <text:p>0.169486857626527</text:p>
          </table:table-cell>
          <table:table-cell table:formula="of:=[$prems.F94]-[$prems.F37]*(1-[params.$B$2])" office:value-type="float" office:value="0.198845908781187" calcext:value-type="float">
            <text:p>0.198845908781187</text:p>
          </table:table-cell>
          <table:table-cell table:formula="of:=[$prems.G94]-[$prems.G37]*(1-[params.$B$2])" office:value-type="float" office:value="0.349855179834405" calcext:value-type="float">
            <text:p>0.349855179834405</text:p>
          </table:table-cell>
          <table:table-cell table:formula="of:=[$prems.H94]-[$prems.H37]*(1-[params.$B$2])" office:value-type="float" office:value="0.442763812374107" calcext:value-type="float">
            <text:p>0.442763812374107</text:p>
          </table:table-cell>
          <table:table-cell table:formula="of:=[$prems.I94]-[$prems.I37]*(1-[params.$B$2])" office:value-type="float" office:value="0.452406703499987" calcext:value-type="float">
            <text:p>0.452406703499987</text:p>
          </table:table-cell>
          <table:table-cell table:formula="of:=[$prems.J94]-[$prems.J37]*(1-[params.$B$2])" office:value-type="float" office:value="0.520203001068843" calcext:value-type="float">
            <text:p>0.520203001068843</text:p>
          </table:table-cell>
          <table:table-cell table:formula="of:=[$prems.K94]-[$prems.K37]*(1-[params.$B$2])" office:value-type="float" office:value="0.516063287409928" calcext:value-type="float">
            <text:p>0.516063287409928</text:p>
          </table:table-cell>
          <table:table-cell table:formula="of:=[$prems.L94]-[$prems.L37]*(1-[params.$B$2])" office:value-type="float" office:value="0.346642355562499" calcext:value-type="float">
            <text:p>0.346642355562499</text:p>
          </table:table-cell>
          <table:table-cell table:formula="of:=[$prems.M94]-[$prems.M37]*(1-[params.$B$2])" office:value-type="float" office:value="0.278666888265129" calcext:value-type="float">
            <text:p>0.278666888265129</text:p>
          </table:table-cell>
          <table:table-cell table:formula="of:=[$prems.N94]-[$prems.N37]*(1-[params.$B$2])" office:value-type="float" office:value="0.399984776697094" calcext:value-type="float">
            <text:p>0.399984776697094</text:p>
          </table:table-cell>
          <table:table-cell table:formula="of:=[$prems.O94]-[$prems.O37]*(1-[params.$B$2])" office:value-type="float" office:value="0.301279071935535" calcext:value-type="float">
            <text:p>0.301279071935535</text:p>
          </table:table-cell>
          <table:table-cell table:formula="of:=[$prems.P94]-[$prems.P37]*(1-[params.$B$2])" office:value-type="float" office:value="0.47800247621226" calcext:value-type="float">
            <text:p>0.47800247621226</text:p>
          </table:table-cell>
        </table:table-row>
        <table:table-row table:style-name="ro1">
          <table:table-cell table:style-name="ce3" table:number-columns-repeated="16"/>
        </table:table-row>
      </table:table>
      <table:table table:name="work" table:style-name="ta1">
        <table:table-column table:style-name="co1" table:number-columns-repeated="24" table:default-cell-style-name="Default"/>
        <table:table-column table:style-name="co5" table:default-cell-style-name="Default"/>
        <table:table-column table:style-name="co1" table:number-columns-repeated="16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los age cats</text:p>
          </table:table-cell>
          <table:table-cell office:value-type="string" calcext:value-type="string">
            <text:p>popul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w</text:p>
          </table:table-cell>
          <table:table-cell table:formula="of:=[.G1]" office:value-type="float" office:value="0" calcext:value-type="float">
            <text:p>0</text:p>
          </table:table-cell>
          <table:table-cell table:formula="of:=[.H1]" office:value-type="float" office:value="20" calcext:value-type="float">
            <text:p>20</text:p>
          </table:table-cell>
          <table:table-cell table:formula="of:=[.I1]" office:value-type="float" office:value="65" calcext:value-type="float">
            <text:p>65</text:p>
          </table:table-cell>
          <table:table-cell table:formula="of:=[.J1]" office:value-type="float" office:value="80" calcext:value-type="float">
            <text:p>80</text:p>
          </table:table-cell>
          <table:table-cell/>
          <table:table-cell office:value-type="string" calcext:value-type="string">
            <text:p>contact matrix for our cats</text:p>
          </table:table-cell>
          <table:table-cell table:formula="of:=[.M1]" office:value-type="float" office:value="0" calcext:value-type="float">
            <text:p>0</text:p>
          </table:table-cell>
          <table:table-cell table:formula="of:=[.N1]" office:value-type="float" office:value="20" calcext:value-type="float">
            <text:p>20</text:p>
          </table:table-cell>
          <table:table-cell table:formula="of:=[.O1]" office:value-type="float" office:value="65" calcext:value-type="float">
            <text:p>65</text:p>
          </table:table-cell>
          <table:table-cell table:formula="of:=[.P1]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eighted</text:p>
          </table:table-cell>
          <table:table-cell/>
          <table:table-cell table:formula="of:=[.S1]" office:value-type="float" office:value="0" calcext:value-type="float">
            <text:p>0</text:p>
          </table:table-cell>
          <table:table-cell table:formula="of:=[.T1]" office:value-type="float" office:value="20" calcext:value-type="float">
            <text:p>20</text:p>
          </table:table-cell>
          <table:table-cell table:formula="of:=[.U1]" office:value-type="float" office:value="65" calcext:value-type="float">
            <text:p>65</text:p>
          </table:table-cell>
          <table:table-cell table:formula="of:=[.V1]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final</text:p>
          </table:table-cell>
          <table:table-cell table:number-columns-repeated="4"/>
          <table:table-cell office:value-type="string" calcext:value-type="string">
            <text:p>sum</text:p>
          </table:table-cell>
          <table:table-cell office:value-type="string" calcext:value-type="string">
            <text:p>\begin{tabular}{l|rrrr}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$czso.C3:$czso.C22])+SUM([$czso.C106:$czso.C125])" office:value-type="float" office:value="2188232" calcext:value-type="float">
            <text:p>2188232</text:p>
          </table:table-cell>
          <table:table-cell table:formula="of:=[.B2]/SUM([.$B$2:.$B$5])" office:value-type="float" office:value="0.204623572287068" calcext:value-type="float">
            <text:p>0.204623572287068</text:p>
          </table:table-cell>
          <table:table-cell office:value-type="float" office:value="0" calcext:value-type="float">
            <text:p>0</text:p>
          </table:table-cell>
          <table:table-cell table:formula="of:=SUM(INDEX([czso.$C$3:.$C$82];[.D2]+1;1):INDEX([czso.$C$3:.$C$82];[.D2]+5;1))+SUM(INDEX([czso.$C$106:.$C$185];[.D2]+1;1):INDEX([czso.$C$106:.$C$185];[.D2]+5;1))" office:value-type="float" office:value="568823" calcext:value-type="float">
            <text:p>568823</text:p>
          </table:table-cell>
          <table:table-cell/>
          <table:table-cell table:formula="of:=SUM([$prem.A2:$prem.D2])" office:value-type="float" office:value="2.67388028130321" calcext:value-type="float">
            <text:p>2.67388028130321</text:p>
          </table:table-cell>
          <table:table-cell table:formula="of:=SUM([$prem.E2:$prem.M2])" office:value-type="float" office:value="4.17311728082738" calcext:value-type="float">
            <text:p>4.17311728082738</text:p>
          </table:table-cell>
          <table:table-cell table:formula="of:=SUM([$prem.N2:$prem.P2])" office:value-type="float" office:value="0.29719547641852" calcext:value-type="float">
            <text:p>0.29719547641852</text:p>
          </table:table-cell>
          <table:table-cell table:formula="of:=[.I2]*[.$B$10]" office:value-type="float" office:value="0.0775454589082768" calcext:value-type="float">
            <text:p>0.077545458908277</text:p>
          </table:table-cell>
          <table:table-cell office:value-type="float" office:value="0" calcext:value-type="float">
            <text:p>0</text:p>
          </table:table-cell>
          <table:table-cell table:formula="of:=[.E2]/[.$B$2]" office:value-type="float" office:value="0.259946385940796" calcext:value-type="float">
            <text:p>0.259946385940796</text:p>
          </table:table-cell>
          <table:table-cell table:formula="of:=[.$L2]*[.G2]" office:value-type="float" office:value="0.695065515563128" calcext:value-type="float">
            <text:p>0.695065515563128</text:p>
          </table:table-cell>
          <table:table-cell table:formula="of:=[.$L2]*[.H2]" office:value-type="float" office:value="1.08478675525816" calcext:value-type="float">
            <text:p>1.08478675525816</text:p>
          </table:table-cell>
          <table:table-cell table:formula="of:=[.$L2]*[.I2]" office:value-type="float" office:value="0.0772548900129474" calcext:value-type="float">
            <text:p>0.077254890012947</text:p>
          </table:table-cell>
          <table:table-cell table:formula="of:=[.$L2]*[.J2]" office:value-type="float" office:value="0.0201576617893271" calcext:value-type="float">
            <text:p>0.020157661789327</text:p>
          </table:table-cell>
          <table:table-cell/>
          <table:table-cell table:formula="of:=[.A2]" office:value-type="float" office:value="0" calcext:value-type="float">
            <text:p>0</text:p>
          </table:table-cell>
          <table:table-cell table:formula="of:=SUM([.M2:.M5])" office:value-type="float" office:value="6.89168745909447" calcext:value-type="float">
            <text:p>6.89168745909447</text:p>
          </table:table-cell>
          <table:table-cell table:formula="of:=SUM([.N2:.N5])" office:value-type="float" office:value="3.99460774558147" calcext:value-type="float">
            <text:p>3.99460774558147</text:p>
          </table:table-cell>
          <table:table-cell table:formula="of:=SUM([.O2:.O5])" office:value-type="float" office:value="0.207911892780412" calcext:value-type="float">
            <text:p>0.207911892780412</text:p>
          </table:table-cell>
          <table:table-cell table:formula="of:=SUM([.P2:.P5])" office:value-type="float" office:value="0.0542492211942052" calcext:value-type="float">
            <text:p>0.054249221194205</text:p>
          </table:table-cell>
          <table:table-cell table:formula="of:=SUM([.S2:.V2])" office:value-type="float" office:value="11.1484563186506" calcext:value-type="float">
            <text:p>11.1484563186506</text:p>
          </table:table-cell>
          <table:table-cell table:formula="of:=[.W2]*[.C2]" office:value-type="float" office:value="2.28123695740862" calcext:value-type="float">
            <text:p>2.28123695740862</text:p>
          </table:table-cell>
          <table:table-cell/>
          <table:table-cell table:formula="of:=[.S2]/[.$X$6]" office:value-type="float" office:value="0.544423361025132" calcext:value-type="float">
            <text:p>0.544423361025132</text:p>
          </table:table-cell>
          <table:table-cell table:formula="of:=[.T2]/[.$X$6]" office:value-type="float" office:value="0.315562449361603" calcext:value-type="float">
            <text:p>0.315562449361603</text:p>
          </table:table-cell>
          <table:table-cell table:formula="of:=[.U2]/[.$X$6]" office:value-type="float" office:value="0.0164244377210167" calcext:value-type="float">
            <text:p>0.016424437721017</text:p>
          </table:table-cell>
          <table:table-cell table:formula="of:=[.V2]/[.$X$6]" office:value-type="float" office:value="0.00428553144797221" calcext:value-type="float">
            <text:p>0.004285531447972</text:p>
          </table:table-cell>
          <table:table-cell/>
          <table:table-cell table:number-matrix-columns-spanned="4" table:number-matrix-rows-spanned="1" table:formula="of:=TRANSPOSE([.B2:.B5])" office:value-type="float" office:value="2188232" calcext:value-type="float">
            <text:p>2188232</text:p>
          </table:table-cell>
          <table:table-cell office:value-type="float" office:value="6374077" calcext:value-type="float">
            <text:p>6374077</text:p>
          </table:table-cell>
          <table:table-cell office:value-type="float" office:value="1690530" calcext:value-type="float">
            <text:p>1690530</text:p>
          </table:table-cell>
          <table:table-cell office:value-type="float" office:value="441100" calcext:value-type="float">
            <text:p>441100</text:p>
          </table:table-cell>
          <table:table-cell/>
          <table:table-cell table:formula="of:=[.Z2]*[.$B2]/[.AE$2]" office:value-type="float" office:value="0.544423361025132" calcext:value-type="float">
            <text:p>0.544423361025132</text:p>
          </table:table-cell>
          <table:table-cell table:formula="of:=[.AA2]*[.$B2]/[.AF$2]" office:value-type="float" office:value="0.108333151559267" calcext:value-type="float">
            <text:p>0.108333151559267</text:p>
          </table:table-cell>
          <table:table-cell table:formula="of:=[.AB2]*[.$B2]/[.AG$2]" office:value-type="float" office:value="0.0212598890307393" calcext:value-type="float">
            <text:p>0.021259889030739</text:p>
          </table:table-cell>
          <table:table-cell table:formula="of:=[.AC2]*[.$B2]/[.AH$2]" office:value-type="float" office:value="0.0212598890307393" calcext:value-type="float">
            <text:p>0.021259889030739</text:p>
          </table:table-cell>
          <table:table-cell/>
          <table:table-cell table:formula="of:=SUM([.AJ2:.AM2])" office:value-type="float" office:value="0.695276290645878" calcext:value-type="float">
            <text:p>0.695276290645878</text:p>
          </table:table-cell>
          <table:table-cell/>
          <table:table-cell office:value-type="string" calcext:value-type="string">
            <text:p>&amp;</text:p>
          </table:table-cell>
          <table:table-cell table:formula="of:=[.AR4]" office:value-type="string" office:string-value="0&amp;" calcext:value-type="string">
            <text:p>0&amp;</text:p>
          </table:table-cell>
          <table:table-cell table:formula="of:=[.AS4]" office:value-type="string" office:string-value="20&amp;" calcext:value-type="string">
            <text:p>20&amp;</text:p>
          </table:table-cell>
          <table:table-cell table:formula="of:=[.AT4]" office:value-type="string" office:string-value="65&amp;" calcext:value-type="string">
            <text:p>65&amp;</text:p>
          </table:table-cell>
          <table:table-cell table:formula="of:=[.AU4]" office:value-type="string" office:string-value="80\\" calcext:value-type="string">
            <text:p>80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$czso.C23:$czso.C67])+SUM([$czso.C126:$czso.C170])" office:value-type="float" office:value="6374077" calcext:value-type="float">
            <text:p>6374077</text:p>
          </table:table-cell>
          <table:table-cell table:formula="of:=[.B3]/SUM([.$B$2:.$B$5])" office:value-type="float" office:value="0.596045760126367" calcext:value-type="float">
            <text:p>0.596045760126367</text:p>
          </table:table-cell>
          <table:table-cell office:value-type="float" office:value="5" calcext:value-type="float">
            <text:p>5</text:p>
          </table:table-cell>
          <table:table-cell table:formula="of:=SUM(INDEX([czso.$C$3:.$C$82];[.D3]+1;1):INDEX([czso.$C$3:.$C$82];[.D3]+5;1))+SUM(INDEX([czso.$C$106:.$C$185];[.D3]+1;1):INDEX([czso.$C$106:.$C$185];[.D3]+5;1))" office:value-type="float" office:value="563395" calcext:value-type="float">
            <text:p>563395</text:p>
          </table:table-cell>
          <table:table-cell/>
          <table:table-cell table:formula="of:=SUM([$prem.A3:$prem.D3])" office:value-type="float" office:value="6.9309575240741" calcext:value-type="float">
            <text:p>6.9309575240741</text:p>
          </table:table-cell>
          <table:table-cell table:formula="of:=SUM([$prem.E3:$prem.M3])" office:value-type="float" office:value="3.62667995228991" calcext:value-type="float">
            <text:p>3.62667995228991</text:p>
          </table:table-cell>
          <table:table-cell table:formula="of:=SUM([$prem.N3:$prem.P3])" office:value-type="float" office:value="0.212084750702733" calcext:value-type="float">
            <text:p>0.212084750702733</text:p>
          </table:table-cell>
          <table:table-cell table:formula="of:=[.I3]*[.$B$10]" office:value-type="float" office:value="0.055338020345676" calcext:value-type="float">
            <text:p>0.055338020345676</text:p>
          </table:table-cell>
          <table:table-cell/>
          <table:table-cell table:formula="of:=[.E3]/[.$B$2]" office:value-type="float" office:value="0.257465844572239" calcext:value-type="float">
            <text:p>0.257465844572239</text:p>
          </table:table-cell>
          <table:table-cell table:formula="of:=[.$L3]*[.G3]" office:value-type="float" office:value="1.78448483263005" calcext:value-type="float">
            <text:p>1.78448483263005</text:p>
          </table:table-cell>
          <table:table-cell table:formula="of:=[.$L3]*[.H3]" office:value-type="float" office:value="0.93374621690953" calcext:value-type="float">
            <text:p>0.93374621690953</text:p>
          </table:table-cell>
          <table:table-cell table:formula="of:=[.$L3]*[.I3]" office:value-type="float" office:value="0.054604579460572" calcext:value-type="float">
            <text:p>0.054604579460572</text:p>
          </table:table-cell>
          <table:table-cell table:formula="of:=[.$L3]*[.J3]" office:value-type="float" office:value="0.0142476501452552" calcext:value-type="float">
            <text:p>0.014247650145255</text:p>
          </table:table-cell>
          <table:table-cell/>
          <table:table-cell table:formula="of:=[.A3]" office:value-type="float" office:value="20" calcext:value-type="float">
            <text:p>20</text:p>
          </table:table-cell>
          <table:table-cell table:formula="of:=SUM([.M6:.M14])" office:value-type="float" office:value="2.62030693216603" calcext:value-type="float">
            <text:p>2.62030693216603</text:p>
          </table:table-cell>
          <table:table-cell table:formula="of:=SUM([.N6:.N14])" office:value-type="float" office:value="11.6310663698974" calcext:value-type="float">
            <text:p>11.6310663698974</text:p>
          </table:table-cell>
          <table:table-cell table:formula="of:=SUM([.O6:.O14])" office:value-type="float" office:value="0.401560307333245" calcext:value-type="float">
            <text:p>0.401560307333245</text:p>
          </table:table-cell>
          <table:table-cell table:formula="of:=SUM([.P6:.P14])" office:value-type="float" office:value="0.104776757327403" calcext:value-type="float">
            <text:p>0.104776757327403</text:p>
          </table:table-cell>
          <table:table-cell table:formula="of:=SUM([.S3:.V3])" office:value-type="float" office:value="14.7577103667241" calcext:value-type="float">
            <text:p>14.7577103667241</text:p>
          </table:table-cell>
          <table:table-cell table:formula="of:=[.W3]*[.C3]" office:value-type="float" office:value="8.79627069325884" calcext:value-type="float">
            <text:p>8.79627069325884</text:p>
          </table:table-cell>
          <table:table-cell/>
          <table:table-cell table:formula="of:=[.S3]/[.$X$6]" office:value-type="float" office:value="0.206996663066135" calcext:value-type="float">
            <text:p>0.206996663066135</text:p>
          </table:table-cell>
          <table:table-cell table:formula="of:=[.T3]/[.$X$6]" office:value-type="float" office:value="0.918820576671648" calcext:value-type="float">
            <text:p>0.918820576671648</text:p>
          </table:table-cell>
          <table:table-cell table:formula="of:=[.U3]/[.$X$6]" office:value-type="float" office:value="0.031722101948218" calcext:value-type="float">
            <text:p>0.031722101948218</text:p>
          </table:table-cell>
          <table:table-cell table:formula="of:=[.V3]/[.$X$6]" office:value-type="float" office:value="0.00827706054867938" calcext:value-type="float">
            <text:p>0.008277060548679</text:p>
          </table:table-cell>
          <table:table-cell table:number-columns-repeated="6"/>
          <table:table-cell table:formula="of:=[.Z3]*[.$B3]/[.AE$2]" office:value-type="float" office:value="0.602958310237031" calcext:value-type="float">
            <text:p>0.602958310237031</text:p>
          </table:table-cell>
          <table:table-cell table:formula="of:=[.AA3]*[.$B3]/[.AF$2]" office:value-type="float" office:value="0.918820576671648" calcext:value-type="float">
            <text:p>0.918820576671648</text:p>
          </table:table-cell>
          <table:table-cell table:formula="of:=[.AB3]*[.$B3]/[.AG$2]" office:value-type="float" office:value="0.119606940083756" calcext:value-type="float">
            <text:p>0.119606940083756</text:p>
          </table:table-cell>
          <table:table-cell table:formula="of:=[.AC3]*[.$B3]/[.AH$2]" office:value-type="float" office:value="0.119606940083756" calcext:value-type="float">
            <text:p>0.119606940083756</text:p>
          </table:table-cell>
          <table:table-cell/>
          <table:table-cell table:formula="of:=SUM([.AJ3:.AM3])" office:value-type="float" office:value="1.76099276707619" calcext:value-type="float">
            <text:p>1.76099276707619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&amp;</text:p>
          </table:table-cell>
          <table:table-cell table:formula="of:=&quot;$&quot;&amp;[.AE2]&amp;&quot;$&amp;&quot;" office:value-type="string" office:string-value="$2188232$&amp;" calcext:value-type="string">
            <text:p>$2188232$&amp;</text:p>
          </table:table-cell>
          <table:table-cell table:formula="of:=&quot;$&quot;&amp;[.AF2]&amp;&quot;$&amp;&quot;" office:value-type="string" office:string-value="$6374077$&amp;" calcext:value-type="string">
            <text:p>$6374077$&amp;</text:p>
          </table:table-cell>
          <table:table-cell table:formula="of:=&quot;$&quot;&amp;[.AG2]&amp;&quot;$&amp;&quot;" office:value-type="string" office:string-value="$1690530$&amp;" calcext:value-type="string">
            <text:p>$1690530$&amp;</text:p>
          </table:table-cell>
          <table:table-cell table:formula="of:=&quot;$&quot;&amp;[.AH2]&amp;&quot;$\\&quot;" office:value-type="string" office:string-value="$441100$\\" calcext:value-type="string">
            <text:p>$441100$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UM([$czso.C171:$czso.C185])+SUM([$czso.C68:$czso.C82])" office:value-type="float" office:value="1690530" calcext:value-type="float">
            <text:p>1690530</text:p>
          </table:table-cell>
          <table:table-cell table:formula="of:=[.B4]/SUM([.$B$2:.$B$5])" office:value-type="float" office:value="0.158083003839839" calcext:value-type="float">
            <text:p>0.158083003839839</text:p>
          </table:table-cell>
          <table:table-cell table:formula="of:=[.D3]+5" office:value-type="float" office:value="10" calcext:value-type="float">
            <text:p>10</text:p>
          </table:table-cell>
          <table:table-cell table:formula="of:=SUM(INDEX([czso.$C$3:.$C$82];[.D4]+1;1):INDEX([czso.$C$3:.$C$82];[.D4]+5;1))+SUM(INDEX([czso.$C$106:.$C$185];[.D4]+1;1):INDEX([czso.$C$106:.$C$185];[.D4]+5;1))" office:value-type="float" office:value="577984" calcext:value-type="float">
            <text:p>577984</text:p>
          </table:table-cell>
          <table:table-cell/>
          <table:table-cell table:formula="of:=SUM([$prem.A4:$prem.D4])" office:value-type="float" office:value="7.9814003330723" calcext:value-type="float">
            <text:p>7.9814003330723</text:p>
          </table:table-cell>
          <table:table-cell table:formula="of:=SUM([$prem.E4:$prem.M4])" office:value-type="float" office:value="2.99100259080217" calcext:value-type="float">
            <text:p>2.99100259080217</text:p>
          </table:table-cell>
          <table:table-cell table:formula="of:=SUM([$prem.N4:$prem.P4])" office:value-type="float" office:value="0.192243504165436" calcext:value-type="float">
            <text:p>0.192243504165436</text:p>
          </table:table-cell>
          <table:table-cell table:formula="of:=[.I4]*[.$B$10]" office:value-type="float" office:value="0.0501609611703867" calcext:value-type="float">
            <text:p>0.050160961170387</text:p>
          </table:table-cell>
          <table:table-cell/>
          <table:table-cell table:formula="of:=[.E4]/[.$B$2]" office:value-type="float" office:value="0.264132870737655" calcext:value-type="float">
            <text:p>0.264132870737655</text:p>
          </table:table-cell>
          <table:table-cell table:formula="of:=[.$L4]*[.G4]" office:value-type="float" office:value="2.10815018248086" calcext:value-type="float">
            <text:p>2.10815018248086</text:p>
          </table:table-cell>
          <table:table-cell table:formula="of:=[.$L4]*[.H4]" office:value-type="float" office:value="0.790022100692342" calcext:value-type="float">
            <text:p>0.790022100692342</text:p>
          </table:table-cell>
          <table:table-cell table:formula="of:=[.$L4]*[.I4]" office:value-type="float" office:value="0.0507778286358829" calcext:value-type="float">
            <text:p>0.050777828635883</text:p>
          </table:table-cell>
          <table:table-cell table:formula="of:=[.$L4]*[.J4]" office:value-type="float" office:value="0.0132491586728943" calcext:value-type="float">
            <text:p>0.013249158672894</text:p>
          </table:table-cell>
          <table:table-cell/>
          <table:table-cell table:formula="of:=[.A4]" office:value-type="float" office:value="65" calcext:value-type="float">
            <text:p>65</text:p>
          </table:table-cell>
          <table:table-cell table:formula="of:=SUM([.M15:.M17])" office:value-type="float" office:value="1.47137631390975" calcext:value-type="float">
            <text:p>1.47137631390975</text:p>
          </table:table-cell>
          <table:table-cell table:formula="of:=SUM([.N15:.N17])" office:value-type="float" office:value="4.65428671313392" calcext:value-type="float">
            <text:p>4.65428671313392</text:p>
          </table:table-cell>
          <table:table-cell table:formula="of:=SUM([.O15:.O17])" office:value-type="float" office:value="1.77628100045429" calcext:value-type="float">
            <text:p>1.77628100045429</text:p>
          </table:table-cell>
          <table:table-cell table:formula="of:=SUM([.P15:.P17])" office:value-type="float" office:value="0.463474501665386" calcext:value-type="float">
            <text:p>0.463474501665386</text:p>
          </table:table-cell>
          <table:table-cell table:formula="of:=SUM([.S4:.V4])" office:value-type="float" office:value="8.36541852916334" calcext:value-type="float">
            <text:p>8.36541852916334</text:p>
          </table:table-cell>
          <table:table-cell table:formula="of:=[.W4]*[.C4]" office:value-type="float" office:value="1.32243048946759" calcext:value-type="float">
            <text:p>1.32243048946759</text:p>
          </table:table-cell>
          <table:table-cell/>
          <table:table-cell table:formula="of:=[.S4]/[.$X$6]" office:value-type="float" office:value="0.116234469845905" calcext:value-type="float">
            <text:p>0.116234469845905</text:p>
          </table:table-cell>
          <table:table-cell table:formula="of:=[.T4]/[.$X$6]" office:value-type="float" office:value="0.367675178333163" calcext:value-type="float">
            <text:p>0.367675178333163</text:p>
          </table:table-cell>
          <table:table-cell table:formula="of:=[.U4]/[.$X$6]" office:value-type="float" office:value="0.140321057525071" calcext:value-type="float">
            <text:p>0.140321057525071</text:p>
          </table:table-cell>
          <table:table-cell table:formula="of:=[.V4]/[.$X$6]" office:value-type="float" office:value="0.0366131440875399" calcext:value-type="float">
            <text:p>0.03661314408754</text:p>
          </table:table-cell>
          <table:table-cell table:number-columns-repeated="6"/>
          <table:table-cell table:formula="of:=[.Z4]*[.$B4]/[.AE$2]" office:value-type="float" office:value="0.08979754354593" calcext:value-type="float">
            <text:p>0.08979754354593</text:p>
          </table:table-cell>
          <table:table-cell table:formula="of:=[.AA4]*[.$B4]/[.AF$2]" office:value-type="float" office:value="0.0975146549418154" calcext:value-type="float">
            <text:p>0.097514654941816</text:p>
          </table:table-cell>
          <table:table-cell table:formula="of:=[.AB4]*[.$B4]/[.AG$2]" office:value-type="float" office:value="0.140321057525071" calcext:value-type="float">
            <text:p>0.140321057525071</text:p>
          </table:table-cell>
          <table:table-cell table:formula="of:=[.AC4]*[.$B4]/[.AH$2]" office:value-type="float" office:value="0.140321057525071" calcext:value-type="float">
            <text:p>0.140321057525071</text:p>
          </table:table-cell>
          <table:table-cell/>
          <table:table-cell table:formula="of:=SUM([.AJ4:.AM4])" office:value-type="float" office:value="0.467954313537888" calcext:value-type="float">
            <text:p>0.467954313537888</text:p>
          </table:table-cell>
          <table:table-cell office:value-type="string" calcext:value-type="string">
            <text:p>$Q$</text:p>
          </table:table-cell>
          <table:table-cell office:value-type="string" calcext:value-type="string">
            <text:p>&amp;</text:p>
          </table:table-cell>
          <table:table-cell table:formula="of:=[.M1]&amp;&quot;&amp;&quot;" office:value-type="string" office:string-value="0&amp;" calcext:value-type="string">
            <text:p>0&amp;</text:p>
          </table:table-cell>
          <table:table-cell table:formula="of:=[.N1]&amp;&quot;&amp;&quot;" office:value-type="string" office:string-value="20&amp;" calcext:value-type="string">
            <text:p>20&amp;</text:p>
          </table:table-cell>
          <table:table-cell table:formula="of:=[.O1]&amp;&quot;&amp;&quot;" office:value-type="string" office:string-value="65&amp;" calcext:value-type="string">
            <text:p>65&amp;</text:p>
          </table:table-cell>
          <table:table-cell table:formula="of:=[.P1]&amp;&quot;\\&quot;" office:value-type="string" office:string-value="80\\" calcext:value-type="string">
            <text:p>80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UM([$czso.C83:$czso.C103])+SUM([$czso.C186:$czso.C206])" office:value-type="float" office:value="441100" calcext:value-type="float">
            <text:p>441100</text:p>
          </table:table-cell>
          <table:table-cell table:formula="of:=[.B5]/SUM([.$B$2:.$B$5])" office:value-type="float" office:value="0.0412476637467261" calcext:value-type="float">
            <text:p>0.041247663746726</text:p>
          </table:table-cell>
          <table:table-cell table:formula="of:=[.D4]+5" office:value-type="float" office:value="15" calcext:value-type="float">
            <text:p>15</text:p>
          </table:table-cell>
          <table:table-cell table:formula="of:=SUM(INDEX([czso.$C$3:.$C$82];[.D5]+1;1):INDEX([czso.$C$3:.$C$82];[.D5]+5;1))+SUM(INDEX([czso.$C$106:.$C$185];[.D5]+1;1):INDEX([czso.$C$106:.$C$185];[.D5]+5;1))" office:value-type="float" office:value="478030" calcext:value-type="float">
            <text:p>478030</text:p>
          </table:table-cell>
          <table:table-cell/>
          <table:table-cell table:formula="of:=SUM([$prem.A5:$prem.D5])" office:value-type="float" office:value="10.5467395861165" calcext:value-type="float">
            <text:p>10.5467395861165</text:p>
          </table:table-cell>
          <table:table-cell table:formula="of:=SUM([$prem.E5:$prem.M5])" office:value-type="float" office:value="5.42927935931759" calcext:value-type="float">
            <text:p>5.42927935931759</text:p>
          </table:table-cell>
          <table:table-cell table:formula="of:=SUM([$prem.N5:$prem.P5])" office:value-type="float" office:value="0.115697083543152" calcext:value-type="float">
            <text:p>0.115697083543152</text:p>
          </table:table-cell>
          <table:table-cell table:formula="of:=[.I5]*[.$B$10]" office:value-type="float" office:value="0.0301881561113285" calcext:value-type="float">
            <text:p>0.030188156111329</text:p>
          </table:table-cell>
          <table:table-cell/>
          <table:table-cell table:formula="of:=[.E5]/[.$B$2]" office:value-type="float" office:value="0.21845489874931" calcext:value-type="float">
            <text:p>0.21845489874931</text:p>
          </table:table-cell>
          <table:table-cell table:formula="of:=[.$L5]*[.G5]" office:value-type="float" office:value="2.30398692842042" calcext:value-type="float">
            <text:p>2.30398692842042</text:p>
          </table:table-cell>
          <table:table-cell table:formula="of:=[.$L5]*[.H5]" office:value-type="float" office:value="1.18605267272144" calcext:value-type="float">
            <text:p>1.18605267272144</text:p>
          </table:table-cell>
          <table:table-cell table:formula="of:=[.$L5]*[.I5]" office:value-type="float" office:value="0.0252745946710097" calcext:value-type="float">
            <text:p>0.02527459467101</text:p>
          </table:table-cell>
          <table:table-cell table:formula="of:=[.$L5]*[.J5]" office:value-type="float" office:value="0.00659475058672864" calcext:value-type="float">
            <text:p>0.006594750586729</text:p>
          </table:table-cell>
          <table:table-cell/>
          <table:table-cell table:formula="of:=[.A5]" office:value-type="float" office:value="80" calcext:value-type="float">
            <text:p>80</text:p>
          </table:table-cell>
          <table:table-cell table:formula="of:=[.M18]" office:value-type="float" office:value="1.51126855429334" calcext:value-type="float">
            <text:p>1.51126855429334</text:p>
          </table:table-cell>
          <table:table-cell table:formula="of:=[.N18]" office:value-type="float" office:value="3.27493399442261" calcext:value-type="float">
            <text:p>3.27493399442261</text:p>
          </table:table-cell>
          <table:table-cell table:formula="of:=[.O18]" office:value-type="float" office:value="0.743482658109916" calcext:value-type="float">
            <text:p>0.743482658109916</text:p>
          </table:table-cell>
          <table:table-cell table:formula="of:=[.P18]" office:value-type="float" office:value="0.743482658109916" calcext:value-type="float">
            <text:p>0.743482658109916</text:p>
          </table:table-cell>
          <table:table-cell table:formula="of:=SUM([.S5:.V5])" office:value-type="float" office:value="6.27316786493578" calcext:value-type="float">
            <text:p>6.27316786493578</text:p>
          </table:table-cell>
          <table:table-cell table:formula="of:=[.W5]*[.C5]" office:value-type="float" office:value="0.258753518719639" calcext:value-type="float">
            <text:p>0.258753518719639</text:p>
          </table:table-cell>
          <table:table-cell/>
          <table:table-cell table:formula="of:=[.S5]/[.$X$6]" office:value-type="float" office:value="0.119385841366648" calcext:value-type="float">
            <text:p>0.119385841366648</text:p>
          </table:table-cell>
          <table:table-cell table:formula="of:=[.T5]/[.$X$6]" office:value-type="float" office:value="0.258710306142248" calcext:value-type="float">
            <text:p>0.258710306142248</text:p>
          </table:table-cell>
          <table:table-cell table:formula="of:=[.U5]/[.$X$6]" office:value-type="float" office:value="0.0587329779527297" calcext:value-type="float">
            <text:p>0.05873297795273</text:p>
          </table:table-cell>
          <table:table-cell table:formula="of:=[.V5]/[.$X$6]" office:value-type="float" office:value="0.0587329779527297" calcext:value-type="float">
            <text:p>0.05873297795273</text:p>
          </table:table-cell>
          <table:table-cell table:number-columns-repeated="6"/>
          <table:table-cell table:formula="of:=[.Z5]*[.$B5]/[.AE$2]" office:value-type="float" office:value="0.0240655902239016" calcext:value-type="float">
            <text:p>0.024065590223902</text:p>
          </table:table-cell>
          <table:table-cell table:formula="of:=[.AA5]*[.$B5]/[.AF$2]" office:value-type="float" office:value="0.0179033162039532" calcext:value-type="float">
            <text:p>0.017903316203953</text:p>
          </table:table-cell>
          <table:table-cell table:formula="of:=[.AB5]*[.$B5]/[.AG$2]" office:value-type="float" office:value="0.0153248487604178" calcext:value-type="float">
            <text:p>0.015324848760418</text:p>
          </table:table-cell>
          <table:table-cell table:formula="of:=[.AC5]*[.$B5]/[.AH$2]" office:value-type="float" office:value="0.0587329779527297" calcext:value-type="float">
            <text:p>0.05873297795273</text:p>
          </table:table-cell>
          <table:table-cell/>
          <table:table-cell table:formula="of:=SUM([.AJ5:.AM5])" office:value-type="float" office:value="0.116026733141002" calcext:value-type="float">
            <text:p>0.116026733141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&quot;$ b_{&quot;&amp;[.$AP5]&amp;&quot;}\times &quot;&amp;ROUND([.AJ2];2)&amp;&quot;$&amp;&quot;" office:value-type="string" office:string-value="$ b_{0}\times 0.54$&amp;" calcext:value-type="string">
            <text:p>$ b_{0}\times 0.54$&amp;</text:p>
          </table:table-cell>
          <table:table-cell table:formula="of:=&quot;$ b_{&quot;&amp;[.$AP5]&amp;&quot;}\times &quot;&amp;ROUND([.AK2];2)&amp;&quot;$&amp;&quot;" office:value-type="string" office:string-value="$ b_{0}\times 0.11$&amp;" calcext:value-type="string">
            <text:p>$ b_{0}\times 0.11$&amp;</text:p>
          </table:table-cell>
          <table:table-cell table:formula="of:=&quot;$ b_{&quot;&amp;[.$AP5]&amp;&quot;}\times &quot;&amp;ROUND([.AL2];2)&amp;&quot;$&amp;&quot;" office:value-type="string" office:string-value="$ b_{0}\times 0.02$&amp;" calcext:value-type="string">
            <text:p>$ b_{0}\times 0.02$&amp;</text:p>
          </table:table-cell>
          <table:table-cell table:formula="of:=&quot;$ b_{&quot;&amp;[.$AP5]&amp;&quot;}\times &quot;&amp;ROUND([.AM2];2)&amp;&quot;$\\&quot;" office:value-type="string" office:string-value="$ b_{0}\times 0.02$\\" calcext:value-type="string">
            <text:p>$ b_{0}\times 0.02$\\</text:p>
          </table:table-cell>
          <table:table-cell/>
        </table:table-row>
        <table:table-row table:style-name="ro1">
          <table:table-cell table:number-columns-repeated="3"/>
          <table:table-cell table:formula="of:=[.D5]+5" office:value-type="float" office:value="20" calcext:value-type="float">
            <text:p>20</text:p>
          </table:table-cell>
          <table:table-cell table:formula="of:=SUM(INDEX([czso.$C$3:.$C$82];[.D6]+1;1):INDEX([czso.$C$3:.$C$82];[.D6]+5;1))+SUM(INDEX([czso.$C$106:.$C$185];[.D6]+1;1):INDEX([czso.$C$106:.$C$185];[.D6]+5;1))" office:value-type="float" office:value="483032" calcext:value-type="float">
            <text:p>483032</text:p>
          </table:table-cell>
          <table:table-cell/>
          <table:table-cell table:formula="of:=SUM([$prem.A6:$prem.D6])" office:value-type="float" office:value="2.43746872362082" calcext:value-type="float">
            <text:p>2.43746872362082</text:p>
          </table:table-cell>
          <table:table-cell table:formula="of:=SUM([$prem.E6:$prem.M6])" office:value-type="float" office:value="11.3592778430227" calcext:value-type="float">
            <text:p>11.3592778430227</text:p>
          </table:table-cell>
          <table:table-cell table:formula="of:=SUM([$prem.N6:$prem.P6])" office:value-type="float" office:value="0.175267668817031" calcext:value-type="float">
            <text:p>0.175267668817031</text:p>
          </table:table-cell>
          <table:table-cell table:formula="of:=[.I6]*[.$B$10]" office:value-type="float" office:value="0.0457315567988691" calcext:value-type="float">
            <text:p>0.045731556798869</text:p>
          </table:table-cell>
          <table:table-cell office:value-type="float" office:value="20" calcext:value-type="float">
            <text:p>20</text:p>
          </table:table-cell>
          <table:table-cell table:formula="of:=[.E6]/[.$B$3]" office:value-type="float" office:value="0.075780697346455" calcext:value-type="float">
            <text:p>0.075780697346455</text:p>
          </table:table-cell>
          <table:table-cell table:formula="of:=[.$L6]*[.G6]" office:value-type="float" office:value="0.184713079636159" calcext:value-type="float">
            <text:p>0.184713079636159</text:p>
          </table:table-cell>
          <table:table-cell table:formula="of:=[.$L6]*[.H6]" office:value-type="float" office:value="0.860813996296399" calcext:value-type="float">
            <text:p>0.860813996296399</text:p>
          </table:table-cell>
          <table:table-cell table:formula="of:=[.$L6]*[.I6]" office:value-type="float" office:value="0.0132819061652421" calcext:value-type="float">
            <text:p>0.013281906165242</text:p>
          </table:table-cell>
          <table:table-cell table:formula="of:=[.$L6]*[.J6]" office:value-type="float" office:value="0.00346556926495732" calcext:value-type="float">
            <text:p>0.003465569264957</text:p>
          </table:table-cell>
          <table:table-cell table:number-columns-repeated="6"/>
          <table:table-cell office:value-type="string" calcext:value-type="string">
            <text:p>average:</text:p>
          </table:table-cell>
          <table:table-cell table:formula="of:=SUM([.X2:.X5])" office:value-type="float" office:value="12.6586916588547" calcext:value-type="float">
            <text:p>12.658691658854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&quot;$ b_{&quot;&amp;[.$AP6]&amp;&quot;}\times &quot;&amp;ROUND([.AJ3];2)&amp;&quot;$&amp;&quot;" office:value-type="string" office:string-value="$ b_{0}\times 0.6$&amp;" calcext:value-type="string">
            <text:p>$ b_{0}\times 0.6$&amp;</text:p>
          </table:table-cell>
          <table:table-cell table:formula="of:=&quot;$ b_{&quot;&amp;[.$AP6]&amp;&quot;}\times &quot;&amp;ROUND([.AK3];2)&amp;&quot;$&amp;&quot;" office:value-type="string" office:string-value="$ b_{0}\times 0.92$&amp;" calcext:value-type="string">
            <text:p>$ b_{0}\times 0.92$&amp;</text:p>
          </table:table-cell>
          <table:table-cell table:formula="of:=&quot;$ b_{&quot;&amp;[.$AP6]&amp;&quot;}\times &quot;&amp;ROUND([.AL3];2)&amp;&quot;$&amp;&quot;" office:value-type="string" office:string-value="$ b_{0}\times 0.12$&amp;" calcext:value-type="string">
            <text:p>$ b_{0}\times 0.12$&amp;</text:p>
          </table:table-cell>
          <table:table-cell table:formula="of:=&quot;$ b_{&quot;&amp;[.$AP6]&amp;&quot;}\times &quot;&amp;ROUND([.AM3];2)&amp;&quot;$\\&quot;" office:value-type="string" office:string-value="$ b_{0}\times 0.12$\\" calcext:value-type="string">
            <text:p>$ b_{0}\times 0.12$\\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])" office:value-type="float" office:value="10693939" calcext:value-type="float">
            <text:p>10693939</text:p>
          </table:table-cell>
          <table:table-cell/>
          <table:table-cell table:formula="of:=[.D6]+5" office:value-type="float" office:value="25" calcext:value-type="float">
            <text:p>25</text:p>
          </table:table-cell>
          <table:table-cell table:formula="of:=SUM(INDEX([czso.$C$3:.$C$82];[.D7]+1;1):INDEX([czso.$C$3:.$C$82];[.D7]+5;1))+SUM(INDEX([czso.$C$106:.$C$185];[.D7]+1;1):INDEX([czso.$C$106:.$C$185];[.D7]+5;1))" office:value-type="float" office:value="651892" calcext:value-type="float">
            <text:p>651892</text:p>
          </table:table-cell>
          <table:table-cell/>
          <table:table-cell table:formula="of:=SUM([$prem.A7:$prem.D7])" office:value-type="float" office:value="1.54541139876936" calcext:value-type="float">
            <text:p>1.54541139876936</text:p>
          </table:table-cell>
          <table:table-cell table:formula="of:=SUM([$prem.E7:$prem.M7])" office:value-type="float" office:value="12.9924347698307" calcext:value-type="float">
            <text:p>12.9924347698307</text:p>
          </table:table-cell>
          <table:table-cell table:formula="of:=SUM([$prem.N7:$prem.P7])" office:value-type="float" office:value="0.150788332199851" calcext:value-type="float">
            <text:p>0.150788332199851</text:p>
          </table:table-cell>
          <table:table-cell table:formula="of:=[.I7]*[.$B$10]" office:value-type="float" office:value="0.0393443081952725" calcext:value-type="float">
            <text:p>0.039344308195273</text:p>
          </table:table-cell>
          <table:table-cell/>
          <table:table-cell table:formula="of:=[.E7]/[.$B$3]" office:value-type="float" office:value="0.102272376063232" calcext:value-type="float">
            <text:p>0.102272376063232</text:p>
          </table:table-cell>
          <table:table-cell table:formula="of:=[.$L7]*[.G7]" office:value-type="float" office:value="0.158052895747346" calcext:value-type="float">
            <text:p>0.158052895747346</text:p>
          </table:table-cell>
          <table:table-cell table:formula="of:=[.$L7]*[.H7]" office:value-type="float" office:value="1.32876717475714" calcext:value-type="float">
            <text:p>1.32876717475714</text:p>
          </table:table-cell>
          <table:table-cell table:formula="of:=[.$L7]*[.I7]" office:value-type="float" office:value="0.0154214810166907" calcext:value-type="float">
            <text:p>0.015421481016691</text:p>
          </table:table-cell>
          <table:table-cell table:formula="of:=[.$L7]*[.J7]" office:value-type="float" office:value="0.00402383588369463" calcext:value-type="float">
            <text:p>0.004023835883695</text:p>
          </table:table-cell>
          <table:table-cell table:number-columns-repeated="25"/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table:formula="of:=&quot;$ b_{&quot;&amp;[.$AP7]&amp;&quot;}\times &quot;&amp;ROUND([.AJ4];2)&amp;&quot;$&amp;&quot;" office:value-type="string" office:string-value="$ b_{65}\times 0.09$&amp;" calcext:value-type="string">
            <text:p>$ b_{65}\times 0.09$&amp;</text:p>
          </table:table-cell>
          <table:table-cell table:formula="of:=&quot;$ b_{&quot;&amp;[.$AP7]&amp;&quot;}\times &quot;&amp;ROUND([.AK4];2)&amp;&quot;$&amp;&quot;" office:value-type="string" office:string-value="$ b_{65}\times 0.1$&amp;" calcext:value-type="string">
            <text:p>$ b_{65}\times 0.1$&amp;</text:p>
          </table:table-cell>
          <table:table-cell table:formula="of:=&quot;$ b_{&quot;&amp;[.$AP7]&amp;&quot;}\times &quot;&amp;ROUND([.AL4];2)&amp;&quot;$&amp;&quot;" office:value-type="string" office:string-value="$ b_{65}\times 0.14$&amp;" calcext:value-type="string">
            <text:p>$ b_{65}\times 0.14$&amp;</text:p>
          </table:table-cell>
          <table:table-cell table:formula="of:=&quot;$ b_{&quot;&amp;[.$AP7]&amp;&quot;}\times &quot;&amp;ROUND([.AM4];2)&amp;&quot;$\\&quot;" office:value-type="string" office:string-value="$ b_{65}\times 0.14$\\" calcext:value-type="string">
            <text:p>$ b_{65}\times 0.14$\\</text:p>
          </table:table-cell>
          <table:table-cell/>
        </table:table-row>
        <table:table-row table:style-name="ro1">
          <table:table-cell office:value-type="string" calcext:value-type="string">
            <text:p>check</text:p>
          </table:table-cell>
          <table:table-cell table:formula="of:=[$czso.C2]+[$czso.C105]" office:value-type="float" office:value="10693939" calcext:value-type="float">
            <text:p>10693939</text:p>
          </table:table-cell>
          <table:table-cell/>
          <table:table-cell table:formula="of:=[.D7]+5" office:value-type="float" office:value="30" calcext:value-type="float">
            <text:p>30</text:p>
          </table:table-cell>
          <table:table-cell table:formula="of:=SUM(INDEX([czso.$C$3:.$C$82];[.D8]+1;1):INDEX([czso.$C$3:.$C$82];[.D8]+5;1))+SUM(INDEX([czso.$C$106:.$C$185];[.D8]+1;1):INDEX([czso.$C$106:.$C$185];[.D8]+5;1))" office:value-type="float" office:value="722127" calcext:value-type="float">
            <text:p>722127</text:p>
          </table:table-cell>
          <table:table-cell/>
          <table:table-cell table:formula="of:=SUM([$prem.A8:$prem.D8])" office:value-type="float" office:value="2.75165731335399" calcext:value-type="float">
            <text:p>2.75165731335399</text:p>
          </table:table-cell>
          <table:table-cell table:formula="of:=SUM([$prem.E8:$prem.M8])" office:value-type="float" office:value="13.6341101927755" calcext:value-type="float">
            <text:p>13.6341101927755</text:p>
          </table:table-cell>
          <table:table-cell table:formula="of:=SUM([$prem.N8:$prem.P8])" office:value-type="float" office:value="0.297247790395343" calcext:value-type="float">
            <text:p>0.297247790395343</text:p>
          </table:table-cell>
          <table:table-cell table:formula="of:=[.I8]*[.$B$10]" office:value-type="float" office:value="0.0775591088850157" calcext:value-type="float">
            <text:p>0.077559108885016</text:p>
          </table:table-cell>
          <table:table-cell/>
          <table:table-cell table:formula="of:=[.E8]/[.$B$3]" office:value-type="float" office:value="0.113291226321866" calcext:value-type="float">
            <text:p>0.113291226321866</text:p>
          </table:table-cell>
          <table:table-cell table:formula="of:=[.$L8]*[.G8]" office:value-type="float" office:value="0.311738631447405" calcext:value-type="float">
            <text:p>0.311738631447405</text:p>
          </table:table-cell>
          <table:table-cell table:formula="of:=[.$L8]*[.H8]" office:value-type="float" office:value="1.54462506354699" calcext:value-type="float">
            <text:p>1.54462506354699</text:p>
          </table:table-cell>
          <table:table-cell table:formula="of:=[.$L8]*[.I8]" office:value-type="float" office:value="0.0336755666953533" calcext:value-type="float">
            <text:p>0.033675566695353</text:p>
          </table:table-cell>
          <table:table-cell table:formula="of:=[.$L8]*[.J8]" office:value-type="float" office:value="0.00878676655801456" calcext:value-type="float">
            <text:p>0.008786766558015</text:p>
          </table:table-cell>
          <table:table-cell table:number-columns-repeated="25"/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table:formula="of:=&quot;$ b_{&quot;&amp;[.$AP8]&amp;&quot;}\times &quot;&amp;ROUND([.AJ5];2)&amp;&quot;$&amp;&quot;" office:value-type="string" office:string-value="$ b_{80}\times 0.02$&amp;" calcext:value-type="string">
            <text:p>$ b_{80}\times 0.02$&amp;</text:p>
          </table:table-cell>
          <table:table-cell table:formula="of:=&quot;$ b_{&quot;&amp;[.$AP8]&amp;&quot;}\times &quot;&amp;ROUND([.AK5];2)&amp;&quot;$&amp;&quot;" office:value-type="string" office:string-value="$ b_{80}\times 0.02$&amp;" calcext:value-type="string">
            <text:p>$ b_{80}\times 0.02$&amp;</text:p>
          </table:table-cell>
          <table:table-cell table:formula="of:=&quot;$ b_{&quot;&amp;[.$AP8]&amp;&quot;}\times &quot;&amp;ROUND([.AL5];2)&amp;&quot;$&amp;&quot;" office:value-type="string" office:string-value="$ b_{80}\times 0.02$&amp;" calcext:value-type="string">
            <text:p>$ b_{80}\times 0.02$&amp;</text:p>
          </table:table-cell>
          <table:table-cell table:formula="of:=&quot;$ b_{&quot;&amp;[.$AP8]&amp;&quot;}\times &quot;&amp;ROUND([.AM5];2)&amp;&quot;$\\&quot;" office:value-type="string" office:string-value="$ b_{80}\times 0.06$\\" calcext:value-type="string">
            <text:p>$ b_{80}\times 0.06$\\</text:p>
          </table:table-cell>
          <table:table-cell/>
        </table:table-row>
        <table:table-row table:style-name="ro1">
          <table:table-cell table:number-columns-repeated="3"/>
          <table:table-cell table:formula="of:=[.D8]+5" office:value-type="float" office:value="35" calcext:value-type="float">
            <text:p>35</text:p>
          </table:table-cell>
          <table:table-cell table:formula="of:=SUM(INDEX([czso.$C$3:.$C$82];[.D9]+1;1):INDEX([czso.$C$3:.$C$82];[.D9]+5;1))+SUM(INDEX([czso.$C$106:.$C$185];[.D9]+1;1):INDEX([czso.$C$106:.$C$185];[.D9]+5;1))" office:value-type="float" office:value="762998" calcext:value-type="float">
            <text:p>762998</text:p>
          </table:table-cell>
          <table:table-cell/>
          <table:table-cell table:formula="of:=SUM([$prem.A9:$prem.D9])" office:value-type="float" office:value="3.66576338860821" calcext:value-type="float">
            <text:p>3.66576338860821</text:p>
          </table:table-cell>
          <table:table-cell table:formula="of:=SUM([$prem.E9:$prem.M9])" office:value-type="float" office:value="14.4322928540742" calcext:value-type="float">
            <text:p>14.4322928540742</text:p>
          </table:table-cell>
          <table:table-cell table:formula="of:=SUM([$prem.N9:$prem.P9])" office:value-type="float" office:value="0.466791800947429" calcext:value-type="float">
            <text:p>0.466791800947429</text:p>
          </table:table-cell>
          <table:table-cell table:formula="of:=[.I9]*[.$B$10]" office:value-type="float" office:value="0.121797225365957" calcext:value-type="float">
            <text:p>0.121797225365957</text:p>
          </table:table-cell>
          <table:table-cell/>
          <table:table-cell table:formula="of:=[.E9]/[.$B$3]" office:value-type="float" office:value="0.119703291943288" calcext:value-type="float">
            <text:p>0.119703291943288</text:p>
          </table:table-cell>
          <table:table-cell table:formula="of:=[.$L9]*[.G9]" office:value-type="float" office:value="0.438803945101587" calcext:value-type="float">
            <text:p>0.438803945101587</text:p>
          </table:table-cell>
          <table:table-cell table:formula="of:=[.$L9]*[.H9]" office:value-type="float" office:value="1.72759296492228" calcext:value-type="float">
            <text:p>1.72759296492228</text:p>
          </table:table-cell>
          <table:table-cell table:formula="of:=[.$L9]*[.I9]" office:value-type="float" office:value="0.0558765152255434" calcext:value-type="float">
            <text:p>0.055876515225544</text:p>
          </table:table-cell>
          <table:table-cell table:formula="of:=[.$L9]*[.J9]" office:value-type="float" office:value="0.0145795288258636" calcext:value-type="float">
            <text:p>0.014579528825864</text:p>
          </table:table-cell>
          <table:table-cell table:number-columns-repeated="25"/>
          <table:table-cell office:value-type="string" calcext:value-type="string">
            <text:p>\end{tabular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0/65</text:p>
          </table:table-cell>
          <table:table-cell table:formula="of:=[.B5]/[.B4]" office:value-type="float" office:value="0.260924088895199" calcext:value-type="float">
            <text:p>0.260924088895199</text:p>
          </table:table-cell>
          <table:table-cell/>
          <table:table-cell table:formula="of:=[.D9]+5" office:value-type="float" office:value="40" calcext:value-type="float">
            <text:p>40</text:p>
          </table:table-cell>
          <table:table-cell table:formula="of:=SUM(INDEX([czso.$C$3:.$C$82];[.D10]+1;1):INDEX([czso.$C$3:.$C$82];[.D10]+5;1))+SUM(INDEX([czso.$C$106:.$C$185];[.D10]+1;1):INDEX([czso.$C$106:.$C$185];[.D10]+5;1))" office:value-type="float" office:value="923446" calcext:value-type="float">
            <text:p>923446</text:p>
          </table:table-cell>
          <table:table-cell/>
          <table:table-cell table:formula="of:=SUM([$prem.A10:$prem.D10])" office:value-type="float" office:value="2.89220414323414" calcext:value-type="float">
            <text:p>2.89220414323414</text:p>
          </table:table-cell>
          <table:table-cell table:formula="of:=SUM([$prem.E10:$prem.M10])" office:value-type="float" office:value="12.7316902503901" calcext:value-type="float">
            <text:p>12.7316902503901</text:p>
          </table:table-cell>
          <table:table-cell table:formula="of:=SUM([$prem.N10:$prem.P10])" office:value-type="float" office:value="0.295643477205406" calcext:value-type="float">
            <text:p>0.295643477205406</text:p>
          </table:table-cell>
          <table:table-cell table:formula="of:=[.I10]*[.$B$10]" office:value-type="float" office:value="0.0771405049276291" calcext:value-type="float">
            <text:p>0.077140504927629</text:p>
          </table:table-cell>
          <table:table-cell/>
          <table:table-cell table:formula="of:=[.E10]/[.$B$3]" office:value-type="float" office:value="0.144875250173476" calcext:value-type="float">
            <text:p>0.144875250173476</text:p>
          </table:table-cell>
          <table:table-cell table:formula="of:=[.$L10]*[.G10]" office:value-type="float" office:value="0.419008798803811" calcext:value-type="float">
            <text:p>0.419008798803811</text:p>
          </table:table-cell>
          <table:table-cell table:formula="of:=[.$L10]*[.H10]" office:value-type="float" office:value="1.84450681015647" calcext:value-type="float">
            <text:p>1.84450681015647</text:p>
          </table:table-cell>
          <table:table-cell table:formula="of:=[.$L10]*[.I10]" office:value-type="float" office:value="0.0428314227222896" calcext:value-type="float">
            <text:p>0.04283142272229</text:p>
          </table:table-cell>
          <table:table-cell table:formula="of:=[.$L10]*[.J10]" office:value-type="float" office:value="0.0111757499498985" calcext:value-type="float">
            <text:p>0.01117574994989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# 75</text:p>
          </table:table-cell>
          <table:table-cell table:formula="of:=SUM([$prem.A17:$prem.P17])" office:value-type="float" office:value="5.96546887356084" calcext:value-type="float">
            <text:p>5.96546887356084</text:p>
          </table:table-cell>
          <table:table-cell/>
          <table:table-cell table:formula="of:=[.D10]+5" office:value-type="float" office:value="45" calcext:value-type="float">
            <text:p>45</text:p>
          </table:table-cell>
          <table:table-cell table:formula="of:=SUM(INDEX([czso.$C$3:.$C$82];[.D11]+1;1):INDEX([czso.$C$3:.$C$82];[.D11]+5;1))+SUM(INDEX([czso.$C$106:.$C$185];[.D11]+1;1):INDEX([czso.$C$106:.$C$185];[.D11]+5;1))" office:value-type="float" office:value="839278" calcext:value-type="float">
            <text:p>839278</text:p>
          </table:table-cell>
          <table:table-cell/>
          <table:table-cell table:formula="of:=SUM([$prem.A11:$prem.D11])" office:value-type="float" office:value="2.68259397046547" calcext:value-type="float">
            <text:p>2.68259397046547</text:p>
          </table:table-cell>
          <table:table-cell table:formula="of:=SUM([$prem.E11:$prem.M11])" office:value-type="float" office:value="10.6841396503651" calcext:value-type="float">
            <text:p>10.6841396503651</text:p>
          </table:table-cell>
          <table:table-cell table:formula="of:=SUM([$prem.N11:$prem.P11])" office:value-type="float" office:value="0.282759177844095" calcext:value-type="float">
            <text:p>0.282759177844095</text:p>
          </table:table-cell>
          <table:table-cell table:formula="of:=[.I11]*[.$B$10]" office:value-type="float" office:value="0.073778680855726" calcext:value-type="float">
            <text:p>0.073778680855726</text:p>
          </table:table-cell>
          <table:table-cell/>
          <table:table-cell table:formula="of:=[.E11]/[.$B$3]" office:value-type="float" office:value="0.131670514805516" calcext:value-type="float">
            <text:p>0.131670514805516</text:p>
          </table:table-cell>
          <table:table-cell table:formula="of:=[.$L11]*[.G11]" office:value-type="float" office:value="0.353218529105361" calcext:value-type="float">
            <text:p>0.353218529105361</text:p>
          </table:table-cell>
          <table:table-cell table:formula="of:=[.$L11]*[.H11]" office:value-type="float" office:value="1.4067861680176" calcext:value-type="float">
            <text:p>1.4067861680176</text:p>
          </table:table-cell>
          <table:table-cell table:formula="of:=[.$L11]*[.I11]" office:value-type="float" office:value="0.0372310465127165" calcext:value-type="float">
            <text:p>0.037231046512717</text:p>
          </table:table-cell>
          <table:table-cell table:formula="of:=[.$L11]*[.J11]" office:value-type="float" office:value="0.00971447688994532" calcext:value-type="float">
            <text:p>0.009714476889945</text:p>
          </table:table-cell>
          <table:table-cell table:number-columns-repeated="29"/>
          <table:table-cell table:formula="of:=1.58/1.97" office:value-type="float" office:value="0.802030456852792" calcext:value-type="float">
            <text:p>0.8020304568527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]+5" office:value-type="float" office:value="50" calcext:value-type="float">
            <text:p>50</text:p>
          </table:table-cell>
          <table:table-cell table:formula="of:=SUM(INDEX([czso.$C$3:.$C$82];[.D12]+1;1):INDEX([czso.$C$3:.$C$82];[.D12]+5;1))+SUM(INDEX([czso.$C$106:.$C$185];[.D12]+1;1):INDEX([czso.$C$106:.$C$185];[.D12]+5;1))" office:value-type="float" office:value="686236" calcext:value-type="float">
            <text:p>686236</text:p>
          </table:table-cell>
          <table:table-cell/>
          <table:table-cell table:formula="of:=SUM([$prem.A12:$prem.D12])" office:value-type="float" office:value="2.69478630185437" calcext:value-type="float">
            <text:p>2.69478630185437</text:p>
          </table:table-cell>
          <table:table-cell table:formula="of:=SUM([$prem.E12:$prem.M12])" office:value-type="float" office:value="11.4001229772431" calcext:value-type="float">
            <text:p>11.4001229772431</text:p>
          </table:table-cell>
          <table:table-cell table:formula="of:=SUM([$prem.N12:$prem.P12])" office:value-type="float" office:value="0.323618171974497" calcext:value-type="float">
            <text:p>0.323618171974497</text:p>
          </table:table-cell>
          <table:table-cell table:formula="of:=[.I12]*[.$B$10]" office:value-type="float" office:value="0.0844397766723753" calcext:value-type="float">
            <text:p>0.084439776672375</text:p>
          </table:table-cell>
          <table:table-cell/>
          <table:table-cell table:formula="of:=[.E12]/[.$B$3]" office:value-type="float" office:value="0.107660450289509" calcext:value-type="float">
            <text:p>0.107660450289509</text:p>
          </table:table-cell>
          <table:table-cell table:formula="of:=[.$L12]*[.G12]" office:value-type="float" office:value="0.290121906691641" calcext:value-type="float">
            <text:p>0.290121906691641</text:p>
          </table:table-cell>
          <table:table-cell table:formula="of:=[.$L12]*[.H12]" office:value-type="float" office:value="1.22734237308576" calcext:value-type="float">
            <text:p>1.22734237308576</text:p>
          </table:table-cell>
          <table:table-cell table:formula="of:=[.$L12]*[.I12]" office:value-type="float" office:value="0.034840878116642" calcext:value-type="float">
            <text:p>0.034840878116642</text:p>
          </table:table-cell>
          <table:table-cell table:formula="of:=[.$L12]*[.J12]" office:value-type="float" office:value="0.00909082437889346" calcext:value-type="float">
            <text:p>0.009090824378893</text:p>
          </table:table-cell>
          <table:table-cell table:number-columns-repeated="29"/>
          <table:table-cell table:formula="of:=1/[.AT11]" office:value-type="float" office:value="1.24683544303797" calcext:value-type="float">
            <text:p>1.246835443037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+5" office:value-type="float" office:value="55" calcext:value-type="float">
            <text:p>55</text:p>
          </table:table-cell>
          <table:table-cell table:formula="of:=SUM(INDEX([czso.$C$3:.$C$82];[.D13]+1;1):INDEX([czso.$C$3:.$C$82];[.D13]+5;1))+SUM(INDEX([czso.$C$106:.$C$185];[.D13]+1;1):INDEX([czso.$C$106:.$C$185];[.D13]+5;1))" office:value-type="float" office:value="653501" calcext:value-type="float">
            <text:p>653501</text:p>
          </table:table-cell>
          <table:table-cell/>
          <table:table-cell table:formula="of:=SUM([$prem.A13:$prem.D13])" office:value-type="float" office:value="2.72195833063945" calcext:value-type="float">
            <text:p>2.72195833063945</text:p>
          </table:table-cell>
          <table:table-cell table:formula="of:=SUM([$prem.E13:$prem.M13])" office:value-type="float" office:value="9.18301644343801" calcext:value-type="float">
            <text:p>9.18301644343801</text:p>
          </table:table-cell>
          <table:table-cell table:formula="of:=SUM([$prem.N13:$prem.P13])" office:value-type="float" office:value="0.567457949574927" calcext:value-type="float">
            <text:p>0.567457949574927</text:p>
          </table:table-cell>
          <table:table-cell table:formula="of:=[.I13]*[.$B$10]" office:value-type="float" office:value="0.148063448479175" calcext:value-type="float">
            <text:p>0.148063448479175</text:p>
          </table:table-cell>
          <table:table-cell/>
          <table:table-cell table:formula="of:=[.E13]/[.$B$3]" office:value-type="float" office:value="0.102524804767812" calcext:value-type="float">
            <text:p>0.102524804767812</text:p>
          </table:table-cell>
          <table:table-cell table:formula="of:=[.$L13]*[.G13]" office:value-type="float" office:value="0.279068246434929" calcext:value-type="float">
            <text:p>0.279068246434929</text:p>
          </table:table-cell>
          <table:table-cell table:formula="of:=[.$L13]*[.H13]" office:value-type="float" office:value="0.941486968043088" calcext:value-type="float">
            <text:p>0.941486968043088</text:p>
          </table:table-cell>
          <table:table-cell table:formula="of:=[.$L13]*[.I13]" office:value-type="float" office:value="0.0581785154941122" calcext:value-type="float">
            <text:p>0.058178515494112</text:p>
          </table:table-cell>
          <table:table-cell table:formula="of:=[.$L13]*[.J13]" office:value-type="float" office:value="0.0151801761485764" calcext:value-type="float">
            <text:p>0.015180176148576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[.D13]+5" office:value-type="float" office:value="60" calcext:value-type="float">
            <text:p>60</text:p>
          </table:table-cell>
          <table:table-cell table:formula="of:=SUM(INDEX([czso.$C$3:.$C$82];[.D14]+1;1):INDEX([czso.$C$3:.$C$82];[.D14]+5;1))+SUM(INDEX([czso.$C$106:.$C$185];[.D14]+1;1):INDEX([czso.$C$106:.$C$185];[.D14]+5;1))" office:value-type="float" office:value="651567" calcext:value-type="float">
            <text:p>651567</text:p>
          </table:table-cell>
          <table:table-cell/>
          <table:table-cell table:formula="of:=SUM([$prem.A14:$prem.D14])" office:value-type="float" office:value="1.81548012900584" calcext:value-type="float">
            <text:p>1.81548012900584</text:p>
          </table:table-cell>
          <table:table-cell table:formula="of:=SUM([$prem.E14:$prem.M14])" office:value-type="float" office:value="7.32865072185139" calcext:value-type="float">
            <text:p>7.32865072185139</text:p>
          </table:table-cell>
          <table:table-cell table:formula="of:=SUM([$prem.N14:$prem.P14])" office:value-type="float" office:value="1.07827703408996" calcext:value-type="float">
            <text:p>1.07827703408996</text:p>
          </table:table-cell>
          <table:table-cell table:formula="of:=[.I14]*[.$B$10]" office:value-type="float" office:value="0.28134845269654" calcext:value-type="float">
            <text:p>0.28134845269654</text:p>
          </table:table-cell>
          <table:table-cell/>
          <table:table-cell table:formula="of:=[.E14]/[.$B$3]" office:value-type="float" office:value="0.102221388288846" calcext:value-type="float">
            <text:p>0.102221388288846</text:p>
          </table:table-cell>
          <table:table-cell table:formula="of:=[.$L14]*[.G14]" office:value-type="float" office:value="0.18558089919779" calcext:value-type="float">
            <text:p>0.18558089919779</text:p>
          </table:table-cell>
          <table:table-cell table:formula="of:=[.$L14]*[.H14]" office:value-type="float" office:value="0.7491448510717" calcext:value-type="float">
            <text:p>0.7491448510717</text:p>
          </table:table-cell>
          <table:table-cell table:formula="of:=[.$L14]*[.I14]" office:value-type="float" office:value="0.110222975384655" calcext:value-type="float">
            <text:p>0.110222975384655</text:p>
          </table:table-cell>
          <table:table-cell table:formula="of:=[.$L14]*[.J14]" office:value-type="float" office:value="0.0287598294275589" calcext:value-type="float">
            <text:p>0.028759829427559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[.D14]+5" office:value-type="float" office:value="65" calcext:value-type="float">
            <text:p>65</text:p>
          </table:table-cell>
          <table:table-cell table:formula="of:=SUM(INDEX([czso.$C$3:.$C$82];[.D15]+1;1):INDEX([czso.$C$3:.$C$82];[.D15]+5;1))+SUM(INDEX([czso.$C$106:.$C$185];[.D15]+1;1):INDEX([czso.$C$106:.$C$185];[.D15]+5;1))" office:value-type="float" office:value="678927" calcext:value-type="float">
            <text:p>678927</text:p>
          </table:table-cell>
          <table:table-cell/>
          <table:table-cell table:formula="of:=SUM([$prem.A15:$prem.D15])" office:value-type="float" office:value="1.59683744294236" calcext:value-type="float">
            <text:p>1.59683744294236</text:p>
          </table:table-cell>
          <table:table-cell table:formula="of:=SUM([$prem.E15:$prem.M15])" office:value-type="float" office:value="5.84529537751136" calcext:value-type="float">
            <text:p>5.84529537751136</text:p>
          </table:table-cell>
          <table:table-cell table:formula="of:=SUM([$prem.N15:$prem.P15])" office:value-type="float" office:value="1.95608021705326" calcext:value-type="float">
            <text:p>1.95608021705326</text:p>
          </table:table-cell>
          <table:table-cell table:formula="of:=[.I15]*[.$B$10]" office:value-type="float" office:value="0.510388448440544" calcext:value-type="float">
            <text:p>0.510388448440544</text:p>
          </table:table-cell>
          <table:table-cell office:value-type="float" office:value="65" calcext:value-type="float">
            <text:p>65</text:p>
          </table:table-cell>
          <table:table-cell table:formula="of:=[.E15]/[.$B$4]" office:value-type="float" office:value="0.401606005217299" calcext:value-type="float">
            <text:p>0.401606005217299</text:p>
          </table:table-cell>
          <table:table-cell table:formula="of:=[.$L15]*[.G15]" office:value-type="float" office:value="0.641299506441486" calcext:value-type="float">
            <text:p>0.641299506441486</text:p>
          </table:table-cell>
          <table:table-cell table:formula="of:=[.$L15]*[.H15]" office:value-type="float" office:value="2.34750572587748" calcext:value-type="float">
            <text:p>2.34750572587748</text:p>
          </table:table-cell>
          <table:table-cell table:formula="of:=[.$L15]*[.I15]" office:value-type="float" office:value="0.785573561855346" calcext:value-type="float">
            <text:p>0.785573561855346</text:p>
          </table:table-cell>
          <table:table-cell table:formula="of:=[.$L15]*[.J15]" office:value-type="float" office:value="0.204975065887262" calcext:value-type="float">
            <text:p>0.204975065887262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[.D15]+5" office:value-type="float" office:value="70" calcext:value-type="float">
            <text:p>70</text:p>
          </table:table-cell>
          <table:table-cell table:formula="of:=SUM(INDEX([czso.$C$3:.$C$82];[.D16]+1;1):INDEX([czso.$C$3:.$C$82];[.D16]+5;1))+SUM(INDEX([czso.$C$106:.$C$185];[.D16]+1;1):INDEX([czso.$C$106:.$C$185];[.D16]+5;1))" office:value-type="float" office:value="602974" calcext:value-type="float">
            <text:p>602974</text:p>
          </table:table-cell>
          <table:table-cell/>
          <table:table-cell table:formula="of:=SUM([$prem.A16:$prem.D16])" office:value-type="float" office:value="1.30307706013359" calcext:value-type="float">
            <text:p>1.30307706013359</text:p>
          </table:table-cell>
          <table:table-cell table:formula="of:=SUM([$prem.E16:$prem.M16])" office:value-type="float" office:value="4.24802638120335" calcext:value-type="float">
            <text:p>4.24802638120335</text:p>
          </table:table-cell>
          <table:table-cell table:formula="of:=SUM([$prem.N16:$prem.P16])" office:value-type="float" office:value="1.97842399028751" calcext:value-type="float">
            <text:p>1.97842399028751</text:p>
          </table:table-cell>
          <table:table-cell table:formula="of:=[.I16]*[.$B$10]" office:value-type="float" office:value="0.516218477114172" calcext:value-type="float">
            <text:p>0.516218477114172</text:p>
          </table:table-cell>
          <table:table-cell/>
          <table:table-cell table:formula="of:=[.E16]/[.$B$4]" office:value-type="float" office:value="0.356677491674209" calcext:value-type="float">
            <text:p>0.356677491674209</text:p>
          </table:table-cell>
          <table:table-cell table:formula="of:=[.$L16]*[.G16]" office:value-type="float" office:value="0.464778257266652" calcext:value-type="float">
            <text:p>0.464778257266652</text:p>
          </table:table-cell>
          <table:table-cell table:formula="of:=[.$L16]*[.H16]" office:value-type="float" office:value="1.51517539421348" calcext:value-type="float">
            <text:p>1.51517539421348</text:p>
          </table:table-cell>
          <table:table-cell table:formula="of:=[.$L16]*[.I16]" office:value-type="float" office:value="0.705659306323829" calcext:value-type="float">
            <text:p>0.705659306323829</text:p>
          </table:table-cell>
          <table:table-cell table:formula="of:=[.$L16]*[.J16]" office:value-type="float" office:value="0.184123511572963" calcext:value-type="float">
            <text:p>0.184123511572963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[.D16]+5" office:value-type="float" office:value="75" calcext:value-type="float">
            <text:p>75</text:p>
          </table:table-cell>
          <table:table-cell table:formula="of:=SUM(INDEX([czso.$C$3:.$C$82];[.D17]+1;1):INDEX([czso.$C$3:.$C$82];[.D17]+5;1))+SUM(INDEX([czso.$C$106:.$C$185];[.D17]+1;1):INDEX([czso.$C$106:.$C$185];[.D17]+5;1))" office:value-type="float" office:value="408629" calcext:value-type="float">
            <text:p>408629</text:p>
          </table:table-cell>
          <table:table-cell/>
          <table:table-cell table:formula="of:=SUM([$prem.A17:$prem.D17])" office:value-type="float" office:value="1.51126855429334" calcext:value-type="float">
            <text:p>1.51126855429334</text:p>
          </table:table-cell>
          <table:table-cell table:formula="of:=SUM([$prem.E17:$prem.M17])" office:value-type="float" office:value="3.27493399442261" calcext:value-type="float">
            <text:p>3.27493399442261</text:p>
          </table:table-cell>
          <table:table-cell table:formula="of:=SUM([$prem.N17:$prem.P17])" office:value-type="float" office:value="1.17926632484489" calcext:value-type="float">
            <text:p>1.17926632484489</text:p>
          </table:table-cell>
          <table:table-cell table:formula="of:=[.I17]*[.$B$10]" office:value-type="float" office:value="0.307698991374942" calcext:value-type="float">
            <text:p>0.307698991374942</text:p>
          </table:table-cell>
          <table:table-cell/>
          <table:table-cell table:formula="of:=[.E17]/[.$B$4]" office:value-type="float" office:value="0.241716503108493" calcext:value-type="float">
            <text:p>0.241716503108493</text:p>
          </table:table-cell>
          <table:table-cell table:formula="of:=[.$L17]*[.G17]" office:value-type="float" office:value="0.365298550201613" calcext:value-type="float">
            <text:p>0.365298550201613</text:p>
          </table:table-cell>
          <table:table-cell table:formula="of:=[.$L17]*[.H17]" office:value-type="float" office:value="0.791605593042961" calcext:value-type="float">
            <text:p>0.791605593042961</text:p>
          </table:table-cell>
          <table:table-cell table:formula="of:=[.$L17]*[.I17]" office:value-type="float" office:value="0.28504813227511" calcext:value-type="float">
            <text:p>0.28504813227511</text:p>
          </table:table-cell>
          <table:table-cell table:formula="of:=[.$L17]*[.J17]" office:value-type="float" office:value="0.0743759242051612" calcext:value-type="float">
            <text:p>0.074375924205161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[.B5]" office:value-type="float" office:value="441100" calcext:value-type="float">
            <text:p>441100</text:p>
          </table:table-cell>
          <table:table-cell/>
          <table:table-cell table:formula="of:=[.G17]" office:value-type="float" office:value="1.51126855429334" calcext:value-type="float">
            <text:p>1.51126855429334</text:p>
          </table:table-cell>
          <table:table-cell table:formula="of:=[.H17]" office:value-type="float" office:value="3.27493399442261" calcext:value-type="float">
            <text:p>3.27493399442261</text:p>
          </table:table-cell>
          <table:table-cell table:formula="of:=([.I17]+[.J17])/2" office:value-type="float" office:value="0.743482658109916" calcext:value-type="float">
            <text:p>0.743482658109916</text:p>
          </table:table-cell>
          <table:table-cell table:formula="of:=[.I18]" office:value-type="float" office:value="0.743482658109916" calcext:value-type="float">
            <text:p>0.74348265810991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$L18]*[.G18]" office:value-type="float" office:value="1.51126855429334" calcext:value-type="float">
            <text:p>1.51126855429334</text:p>
          </table:table-cell>
          <table:table-cell table:formula="of:=[.$L18]*[.H18]" office:value-type="float" office:value="3.27493399442261" calcext:value-type="float">
            <text:p>3.27493399442261</text:p>
          </table:table-cell>
          <table:table-cell table:formula="of:=[.$L18]*[.I18]" office:value-type="float" office:value="0.743482658109916" calcext:value-type="float">
            <text:p>0.743482658109916</text:p>
          </table:table-cell>
          <table:table-cell table:formula="of:=[.$L18]*[.J18]" office:value-type="float" office:value="0.743482658109916" calcext:value-type="float">
            <text:p>0.743482658109916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check</text:p>
          </table:table-cell>
          <table:table-cell table:formula="of:=SUM([.E2:.E17])" office:value-type="float" office:value="10252839" calcext:value-type="float">
            <text:p>10252839</text:p>
          </table:table-cell>
          <table:table-cell table:number-columns-repeated="43"/>
        </table:table-row>
        <table:table-row table:style-name="ro1">
          <table:table-cell table:number-columns-repeated="4"/>
          <table:table-cell table:formula="of:=SUM([$czso.C106:$czso.C185])+SUM([$czso.C3:$czso.C82])" office:value-type="float" office:value="10252839" calcext:value-type="float">
            <text:p>10252839</text:p>
          </table:table-cell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formula="of:=[.E19]+[.E18]" office:value-type="float" office:value="10693939" calcext:value-type="float">
            <text:p>10693939</text:p>
          </table:table-cell>
          <table:table-cell table:number-columns-repeated="43"/>
        </table:table-row>
        <table:table-row table:style-name="ro1">
          <table:table-cell table:number-columns-repeated="4"/>
          <table:table-cell table:formula="of:=[.B8]" office:value-type="float" office:value="10693939" calcext:value-type="float">
            <text:p>10693939</text:p>
          </table:table-cell>
          <table:table-cell table:number-columns-repeated="43"/>
        </table:table-row>
      </table:table>
      <table:table table:name="c++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ixmatrix</text:p>
          </table:table-cell>
          <table:table-cell table:number-columns-repeated="3"/>
        </table:table-row>
        <table:table-row table:style-name="ro1">
          <table:table-cell/>
          <table:table-cell table:formula="of:=[$work.AJ2]&amp;&quot;,&quot;" office:value-type="string" office:string-value="0.544423361025132," calcext:value-type="string">
            <text:p>0.544423361025132,</text:p>
          </table:table-cell>
          <table:table-cell table:formula="of:=[$work.AK2]&amp;&quot;,&quot;" office:value-type="string" office:string-value="0.108333151559267," calcext:value-type="string">
            <text:p>0.108333151559267,</text:p>
          </table:table-cell>
          <table:table-cell table:formula="of:=[$work.AL2]&amp;&quot;,&quot;" office:value-type="string" office:string-value="0.0212598890307393," calcext:value-type="string">
            <text:p>0.0212598890307393,</text:p>
          </table:table-cell>
          <table:table-cell table:formula="of:=[$work.AM2]&amp;&quot;,&quot;" office:value-type="string" office:string-value="0.0212598890307393," calcext:value-type="string">
            <text:p>0.0212598890307393,</text:p>
          </table:table-cell>
        </table:table-row>
        <table:table-row table:style-name="ro1">
          <table:table-cell/>
          <table:table-cell table:formula="of:=[$work.AJ3]&amp;&quot;,&quot;" office:value-type="string" office:string-value="0.602958310237031," calcext:value-type="string">
            <text:p>0.602958310237031,</text:p>
          </table:table-cell>
          <table:table-cell table:formula="of:=[$work.AK3]&amp;&quot;,&quot;" office:value-type="string" office:string-value="0.918820576671648," calcext:value-type="string">
            <text:p>0.918820576671648,</text:p>
          </table:table-cell>
          <table:table-cell table:formula="of:=[$work.AL3]&amp;&quot;,&quot;" office:value-type="string" office:string-value="0.119606940083756," calcext:value-type="string">
            <text:p>0.119606940083756,</text:p>
          </table:table-cell>
          <table:table-cell table:formula="of:=[$work.AM3]&amp;&quot;,&quot;" office:value-type="string" office:string-value="0.119606940083756," calcext:value-type="string">
            <text:p>0.119606940083756,</text:p>
          </table:table-cell>
        </table:table-row>
        <table:table-row table:style-name="ro1">
          <table:table-cell/>
          <table:table-cell table:formula="of:=[$work.AJ4]&amp;&quot;,&quot;" office:value-type="string" office:string-value="0.08979754354593," calcext:value-type="string">
            <text:p>0.08979754354593,</text:p>
          </table:table-cell>
          <table:table-cell table:formula="of:=[$work.AK4]&amp;&quot;,&quot;" office:value-type="string" office:string-value="0.0975146549418154," calcext:value-type="string">
            <text:p>0.0975146549418154,</text:p>
          </table:table-cell>
          <table:table-cell table:formula="of:=[$work.AL4]&amp;&quot;,&quot;" office:value-type="string" office:string-value="0.140321057525071," calcext:value-type="string">
            <text:p>0.140321057525071,</text:p>
          </table:table-cell>
          <table:table-cell table:formula="of:=[$work.AM4]&amp;&quot;,&quot;" office:value-type="string" office:string-value="0.140321057525071," calcext:value-type="string">
            <text:p>0.140321057525071,</text:p>
          </table:table-cell>
        </table:table-row>
        <table:table-row table:style-name="ro1">
          <table:table-cell/>
          <table:table-cell table:formula="of:=[$work.AJ5]&amp;&quot;,&quot;" office:value-type="string" office:string-value="0.0240655902239016," calcext:value-type="string">
            <text:p>0.0240655902239016,</text:p>
          </table:table-cell>
          <table:table-cell table:formula="of:=[$work.AK5]&amp;&quot;,&quot;" office:value-type="string" office:string-value="0.0179033162039532," calcext:value-type="string">
            <text:p>0.0179033162039532,</text:p>
          </table:table-cell>
          <table:table-cell table:formula="of:=[$work.AL5]&amp;&quot;,&quot;" office:value-type="string" office:string-value="0.0153248487604178," calcext:value-type="string">
            <text:p>0.0153248487604178,</text:p>
          </table:table-cell>
          <table:table-cell table:formula="of:=[$work.AM5]&amp;&quot;,&quot;" office:value-type="string" office:string-value="0.0587329779527297," calcext:value-type="string">
            <text:p>0.0587329779527297,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opulation</text:p>
          </table:table-cell>
          <table:table-cell table:number-columns-repeated="3"/>
        </table:table-row>
        <table:table-row table:style-name="ro1">
          <table:table-cell/>
          <table:table-cell table:formula="of:=[$work.B2]&amp;&quot;,&quot;" office:value-type="string" office:string-value="2188232," calcext:value-type="string">
            <text:p>2188232,</text:p>
          </table:table-cell>
          <table:table-cell table:number-columns-repeated="3"/>
        </table:table-row>
        <table:table-row table:style-name="ro1">
          <table:table-cell/>
          <table:table-cell table:formula="of:=[$work.B3]&amp;&quot;,&quot;" office:value-type="string" office:string-value="6374077," calcext:value-type="string">
            <text:p>6374077,</text:p>
          </table:table-cell>
          <table:table-cell table:number-columns-repeated="3"/>
        </table:table-row>
        <table:table-row table:style-name="ro1">
          <table:table-cell/>
          <table:table-cell table:formula="of:=[$work.B4]&amp;&quot;,&quot;" office:value-type="string" office:string-value="1690530," calcext:value-type="string">
            <text:p>1690530,</text:p>
          </table:table-cell>
          <table:table-cell table:number-columns-repeated="3"/>
        </table:table-row>
        <table:table-row table:style-name="ro1">
          <table:table-cell/>
          <table:table-cell table:formula="of:=[$work.B5]&amp;&quot;,&quot;" office:value-type="string" office:string-value="441100," calcext:value-type="string">
            <text:p>441100,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2:58:22.836672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2-16T00:06:54.476230538</dc:date>
    <meta:editing-duration>PT1H37M45S</meta:editing-duration>
    <meta:editing-cycles>7</meta:editing-cycles>
    <meta:document-statistic meta:table-count="6" meta:cell-count="2893" meta:object-count="0"/>
  </office:meta>
</office:document-meta>
</file>